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0A0000000A6114E15126D6B2D7.gif" manifest:media-type="image/gif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egreta cursiva" style:font-family-generic="swiss" style:font-pitch="variable"/>
    <style:font-face style:name="Berylium" svg:font-family="Berylium" style:font-adornments="Dőlt" style:font-pitch="variable"/>
    <style:font-face style:name="Berylium1" svg:font-family="Berylium" style:font-adornments="Félkövér" style:font-pitch="variable"/>
    <style:font-face style:name="Berylium2" svg:font-family="Berylium" style:font-adornments="Félkövér dőlt" style:font-pitch="variable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adornments="Dőlt" style:font-family-generic="swiss" style:font-pitch="variable"/>
    <style:font-face style:name="DejaVu Sans3" svg:font-family="'DejaVu Sans'" style:font-adornments="Általános" style:font-family-generic="swiss" style:font-pitch="variable"/>
    <style:font-face style:name="FreeSerif" svg:font-family="FreeSerif" style:font-pitch="variable"/>
    <style:font-face style:name="FreeSerif1" svg:font-family="FreeSerif" style:font-family-generic="roman" style:font-pitch="variable"/>
    <style:font-face style:name="FreeSerif2" svg:font-family="FreeSerif" style:font-adornments="Dőlt" style:font-pitch="variable"/>
    <style:font-face style:name="FreeSerif3" svg:font-family="FreeSerif" style:font-adornments="Félkövér" style:font-pitch="variable"/>
    <style:font-face style:name="FreeSerif4" svg:font-family="FreeSerif" style:font-adornments="Félkövér dőlt" style:font-pitch="variable"/>
    <style:font-face style:name="FreeSerif5" svg:font-family="FreeSerif" style:font-adornments="Normál" style:font-pitch="variable"/>
    <style:font-face style:name="FreeSerif6" svg:font-family="FreeSerif" style:font-adornments="Normál" style:font-family-generic="roman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Mufferaw1" svg:font-family="Mufferaw" style:font-adornments="Normál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adornments="Általános" style:font-family-generic="roman" style:font-pitch="variable"/>
    <style:font-face style:name="Nimbus Sans L" svg:font-family="'Nimbus Sans L'" style:font-pitch="variable"/>
    <style:font-face style:name="OpenSymbol" svg:font-family="OpenSymbol" style:font-charset="x-symbol"/>
    <style:font-face style:name="Sans Serif" svg:font-family="'Sans Serif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, Lucidasans, 'Lucida Sans', 'Arial Unicode MS'"/>
    <style:font-face style:name="Tahoma1" svg:font-family="Tahoma, Lucidasans, 'Lucida Sans', 'Arial Unicode MS'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release" svg:font-family="release" style:font-adornments="Normál" style:font-pitch="variable"/>
  </office:font-face-decls>
  <office:automatic-styles>
    <style:style style:name="Táblázat1" style:family="table">
      <style:table-properties style:width="2.2167in" fo:margin-left="0in" fo:margin-right="0.375in" fo:margin-top="0.1965in" fo:margin-bottom="0.1965in" table:align="margins"/>
    </style:style>
    <style:style style:name="Táblázat1.A" style:family="table-column">
      <style:table-column-properties style:column-width="1.1083in" style:rel-column-width="32767*"/>
    </style:style>
    <style:style style:name="Táblázat1.B" style:family="table-column">
      <style:table-column-properties style:column-width="1.1083in" style:rel-column-width="32768*"/>
    </style:style>
    <style:style style:name="Táblázat1.A1" style:family="table-cell">
      <style:table-cell-properties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1.B1" style:family="table-cell">
      <style:table-cell-properties fo:background-color="#e6e6e6" fo:padding="0in" fo:border="0.05pt solid #000000">
        <style:background-image/>
      </style:table-cell-properties>
    </style:style>
    <style:style style:name="Táblázat1.A2" style:family="table-cell">
      <style:table-cell-properties fo:background-color="transparent" fo:padding="0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1.A7" style:family="table-cell">
      <style:table-cell-properties fo:background-color="#cccccc" fo:padding="0in" fo:border-left="0.05pt solid #000000" fo:border-right="none" fo:border-top="none" fo:border-bottom="0.05pt solid #000000">
        <style:background-image/>
      </style:table-cell-properties>
    </style:style>
    <style:style style:name="Táblázat1.B7" style:family="table-cell">
      <style:table-cell-properties fo:background-color="#cccccc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3" style:family="table">
      <style:table-properties style:width="2.8118in" table:align="left"/>
    </style:style>
    <style:style style:name="Táblázat3.A" style:family="table-column">
      <style:table-column-properties style:column-width="0.7028in"/>
    </style:style>
    <style:style style:name="Táblázat3.D" style:family="table-column">
      <style:table-column-properties style:column-width="0.7035in"/>
    </style:style>
    <style:style style:name="Táblázat3.A1" style:family="table-cell">
      <style:table-cell-properties fo:background-color="#999999" fo:padding="0.0382in" fo:border="0.5pt solid #000000">
        <style:background-image/>
      </style:table-cell-properties>
    </style:style>
    <style:style style:name="Táblázat3.A2" style:family="table-cell">
      <style:table-cell-properties fo:background-color="#e6e6e6" fo:padding="0.0382in" fo:border-left="0.5pt solid #000000" fo:border-right="none" fo:border-top="none" fo:border-bottom="0.5pt solid #000000">
        <style:background-image/>
      </style:table-cell-properties>
    </style:style>
    <style:style style:name="Táblázat3.D2" style:family="table-cell">
      <style:table-cell-properties fo:background-color="#e6e6e6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áblázat3.A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3.D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.A7" style:family="table-cell">
      <style:table-cell-properties fo:padding="0.0382in" fo:border-left="0.05pt solid #000000" fo:border-right="none" fo:border-top="none" fo:border-bottom="0.05pt solid #000000"/>
    </style:style>
    <style:style style:name="Táblázat3.B7" style:family="table-cell">
      <style:table-cell-properties fo:padding="0.0382in" fo:border-left="0.05pt solid #000000" fo:border-right="none" fo:border-top="none" fo:border-bottom="0.05pt solid #000000"/>
    </style:style>
    <style:style style:name="Táblázat3.C7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áblázat3.D7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3" style:family="table">
      <style:table-properties style:width="2.8in" table:align="left"/>
    </style:style>
    <style:style style:name="Tábla3.A" style:family="table-column">
      <style:table-column-properties style:column-width="0.6993in"/>
    </style:style>
    <style:style style:name="Tábla3.B" style:family="table-column">
      <style:table-column-properties style:column-width="0.7in"/>
    </style:style>
    <style:style style:name="Tábla3.D" style:family="table-column">
      <style:table-column-properties style:column-width="0.7007in"/>
    </style:style>
    <style:style style:name="Tábla3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a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3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3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3.A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5" style:family="table">
      <style:table-properties style:width="4.8528in" fo:margin-left="1.0021in" fo:margin-right="0.9563in" fo:margin-top="0.1965in" fo:margin-bottom="0.1965in" table:align="margins"/>
    </style:style>
    <style:style style:name="Tábla5.A" style:family="table-column">
      <style:table-column-properties style:column-width="0.8938in" style:rel-column-width="12068*"/>
    </style:style>
    <style:style style:name="Tábla5.B" style:family="table-column">
      <style:table-column-properties style:column-width="1.0285in" style:rel-column-width="13885*"/>
    </style:style>
    <style:style style:name="Tábla5.C" style:family="table-column">
      <style:table-column-properties style:column-width="0.516in" style:rel-column-width="6971*"/>
    </style:style>
    <style:style style:name="Tábla5.D" style:family="table-column">
      <style:table-column-properties style:column-width="0.4563in" style:rel-column-width="6164*"/>
    </style:style>
    <style:style style:name="Tábla5.E" style:family="table-column">
      <style:table-column-properties style:column-width="0.5125in" style:rel-column-width="6923*"/>
    </style:style>
    <style:style style:name="Tábla5.F" style:family="table-column">
      <style:table-column-properties style:column-width="0.4778in" style:rel-column-width="6452*"/>
    </style:style>
    <style:style style:name="Tábla5.G" style:family="table-column">
      <style:table-column-properties style:column-width="0.5035in" style:rel-column-width="6798*"/>
    </style:style>
    <style:style style:name="Tábla5.H" style:family="table-column">
      <style:table-column-properties style:column-width="0.4646in" style:rel-column-width="6274*"/>
    </style:style>
    <style:style style:name="Tábla5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5.G1" style:family="table-cell">
      <style:table-cell-properties fo:background-color="#cccccc" fo:padding="0.0382in" fo:border="0.05pt solid #000000">
        <style:background-image/>
      </style:table-cell-properties>
    </style:style>
    <style:style style:name="Tábla5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a5.D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a5.H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5.A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áblázat9" style:family="table">
      <style:table-properties style:width="7.6521in" fo:margin-left="-0.4028in" fo:margin-right="-0.4382in" table:align="margins" style:may-break-between-rows="false"/>
    </style:style>
    <style:style style:name="Táblázat9.A" style:family="table-column">
      <style:table-column-properties style:column-width="1.3299in" style:rel-column-width="11389*"/>
    </style:style>
    <style:style style:name="Táblázat9.B" style:family="table-column">
      <style:table-column-properties style:column-width="6.3222in" style:rel-column-width="54146*"/>
    </style:style>
    <style:style style:name="Táblázat9.A1" style:family="table-cell">
      <style:table-cell-properties style:vertical-align="middle" fo:background-color="#ffffcc" fo:padding-left="0.1375in" fo:padding-right="0.0396in" fo:padding-top="0.0396in" fo:padding-bottom="0.0396in" fo:border="0.05pt solid #000000">
        <style:background-image/>
      </style:table-cell-properties>
    </style:style>
    <style:style style:name="Táblázat9.A2" style:family="table-cell">
      <style:table-cell-properties style:vertical-align="middle" fo:background-color="#cccccc" fo:padding-left="0.1375in" fo:padding-right="0.039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áblázat9.B2" style:family="table-cell">
      <style:table-cell-properties style:vertical-align="middle" fo:background-color="#cccccc" fo:padding-left="0.1375in" fo:padding-right="0.039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áblázat9.A3" style:family="table-cell">
      <style:table-cell-properties style:vertical-align="middle" fo:background-color="transparent" fo:padding-left="0.1375in" fo:padding-right="0.039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áblázat9.B3" style:family="table-cell">
      <style:table-cell-properties style:vertical-align="middle" fo:background-color="transparent" fo:padding-left="0.1375in" fo:padding-right="0.039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áblázat2" style:family="table">
      <style:table-properties style:width="4.9042in" table:align="left" style:may-break-between-rows="true"/>
    </style:style>
    <style:style style:name="Táblázat2.A" style:family="table-column">
      <style:table-column-properties style:column-width="1.3063in"/>
    </style:style>
    <style:style style:name="Táblázat2.B" style:family="table-column">
      <style:table-column-properties style:column-width="1.9708in"/>
    </style:style>
    <style:style style:name="Táblázat2.C" style:family="table-column">
      <style:table-column-properties style:column-width="1.6271in"/>
    </style:style>
    <style:style style:name="Táblázat2.A1" style:family="table-cell">
      <style:table-cell-properties style:vertical-align="middle" fo:background-color="#cccccc" fo:padding-left="0.1375in" fo:padding-right="0.0194in" fo:padding-top="0.0194in" fo:padding-bottom="0.0194in" fo:border-left="0.05pt solid #000000" fo:border-right="none" fo:border-top="0.05pt solid #000000" fo:border-bottom="0.05pt solid #000000">
        <style:background-image/>
      </style:table-cell-properties>
    </style:style>
    <style:style style:name="Táblázat2.C1" style:family="table-cell">
      <style:table-cell-properties style:vertical-align="middle" fo:background-color="#cccccc" fo:padding-left="0.1375in" fo:padding-right="0.0194in" fo:padding-top="0.0194in" fo:padding-bottom="0.0194in" fo:border="0.05pt solid #000000">
        <style:background-image/>
      </style:table-cell-properties>
    </style:style>
    <style:style style:name="Táblázat2.A2" style:family="table-cell">
      <style:table-cell-properties style:vertical-align="middle" fo:background-color="transparent" fo:padding-left="0.1375in" fo:padding-right="0.0194in" fo:padding-top="0.0194in" fo:padding-bottom="0.0194in" fo:border-left="0.05pt solid #000000" fo:border-right="none" fo:border-top="none" fo:border-bottom="0.05pt solid #000000">
        <style:background-image/>
      </style:table-cell-properties>
    </style:style>
    <style:style style:name="Táblázat2.C2" style:family="table-cell">
      <style:table-cell-properties style:vertical-align="middle" fo:background-color="transparent" fo:padding-left="0.1375in" fo:padding-right="0.0194in" fo:padding-top="0.0194in" fo:padding-bottom="0.0194in" fo:border-left="0.05pt solid #000000" fo:border-right="0.05pt solid #000000" fo:border-top="none" fo:border-bottom="0.05pt solid #000000">
        <style:background-image/>
      </style:table-cell-properties>
    </style:style>
    <style:style style:name="Táblázat32" style:family="table">
      <style:table-properties style:width="8.0486in" fo:margin-left="-0.6799in" fo:margin-right="-0.5576in" fo:break-before="auto" fo:break-after="auto" table:align="margins" style:may-break-between-rows="true"/>
    </style:style>
    <style:style style:name="Táblázat32.A" style:family="table-column">
      <style:table-column-properties style:column-width="0.2556in" style:rel-column-width="2083*"/>
    </style:style>
    <style:style style:name="Táblázat32.B" style:family="table-column">
      <style:table-column-properties style:column-width="1.3354in" style:rel-column-width="10875*"/>
    </style:style>
    <style:style style:name="Táblázat32.C" style:family="table-column">
      <style:table-column-properties style:column-width="0.5938in" style:rel-column-width="4835*"/>
    </style:style>
    <style:style style:name="Táblázat32.D" style:family="table-column">
      <style:table-column-properties style:column-width="1.6083in" style:rel-column-width="13093*"/>
    </style:style>
    <style:style style:name="Táblázat32.E" style:family="table-column">
      <style:table-column-properties style:column-width="4.2556in" style:rel-column-width="34649*"/>
    </style:style>
    <style:style style:name="Táblázat32.1" style:family="table-row">
      <style:table-row-properties fo:keep-together="always"/>
    </style:style>
    <style:style style:name="Táblázat32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32.E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32.A2" style:family="table-cell">
      <style:table-cell-properties style:vertical-align="middle" fo:background-color="#23ff23" fo:padding="0.0382in" fo:border-left="0.05pt solid #000000" fo:border-right="none" fo:border-top="none" fo:border-bottom="0.05pt solid #000000">
        <style:background-image/>
      </style:table-cell-properties>
    </style:style>
    <style:style style:name="Táblázat32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32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2.A9" style:family="table-cell">
      <style:table-cell-properties style:vertical-align="middle" fo:background-color="#00ff00" fo:padding="0.0382in" fo:border-left="0.05pt solid #000000" fo:border-right="none" fo:border-top="none" fo:border-bottom="0.05pt solid #000000">
        <style:background-image/>
      </style:table-cell-properties>
    </style:style>
    <style:style style:name="Táblázat36" style:family="table">
      <style:table-properties style:width="6.8111in" table:align="margins" style:may-break-between-rows="true"/>
    </style:style>
    <style:style style:name="Táblázat36.A" style:family="table-column">
      <style:table-column-properties style:column-width="0.2764in" style:rel-column-width="2659*"/>
    </style:style>
    <style:style style:name="Táblázat36.B" style:family="table-column">
      <style:table-column-properties style:column-width="1.325in" style:rel-column-width="12746*"/>
    </style:style>
    <style:style style:name="Táblázat36.C" style:family="table-column">
      <style:table-column-properties style:column-width="0.6361in" style:rel-column-width="6121*"/>
    </style:style>
    <style:style style:name="Táblázat36.D" style:family="table-column">
      <style:table-column-properties style:column-width="1.4646in" style:rel-column-width="14093*"/>
    </style:style>
    <style:style style:name="Táblázat36.E" style:family="table-column">
      <style:table-column-properties style:column-width="3.109in" style:rel-column-width="29916*"/>
    </style:style>
    <style:style style:name="Táblázat36.1" style:family="table-row">
      <style:table-row-properties fo:keep-together="always"/>
    </style:style>
    <style:style style:name="Táblázat36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36.E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36.A2" style:family="table-cell">
      <style:table-cell-properties style:vertical-align="middle" fo:background-color="#ff9966" fo:padding="0.0382in" fo:border-left="0.05pt solid #000000" fo:border-right="none" fo:border-top="none" fo:border-bottom="0.05pt solid #000000">
        <style:background-image/>
      </style:table-cell-properties>
    </style:style>
    <style:style style:name="Táblázat36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36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9" style:family="table">
      <style:table-properties style:width="6.8111in" table:align="margins" style:may-break-between-rows="true"/>
    </style:style>
    <style:style style:name="Táblázat39.A" style:family="table-column">
      <style:table-column-properties style:column-width="0.2764in" style:rel-column-width="2659*"/>
    </style:style>
    <style:style style:name="Táblázat39.B" style:family="table-column">
      <style:table-column-properties style:column-width="1.325in" style:rel-column-width="12746*"/>
    </style:style>
    <style:style style:name="Táblázat39.C" style:family="table-column">
      <style:table-column-properties style:column-width="0.6361in" style:rel-column-width="6121*"/>
    </style:style>
    <style:style style:name="Táblázat39.D" style:family="table-column">
      <style:table-column-properties style:column-width="1.4646in" style:rel-column-width="14093*"/>
    </style:style>
    <style:style style:name="Táblázat39.E" style:family="table-column">
      <style:table-column-properties style:column-width="3.109in" style:rel-column-width="29916*"/>
    </style:style>
    <style:style style:name="Táblázat39.1" style:family="table-row">
      <style:table-row-properties fo:keep-together="always"/>
    </style:style>
    <style:style style:name="Táblázat39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39.E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39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39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9.A10" style:family="table-cell">
      <style:table-cell-properties style:vertical-align="middle" fo:background-color="#ff9966" fo:padding="0.0382in" fo:border-left="0.05pt solid #000000" fo:border-right="none" fo:border-top="none" fo:border-bottom="0.05pt solid #000000">
        <style:background-image/>
      </style:table-cell-properties>
    </style:style>
    <style:style style:name="Táblázat40" style:family="table">
      <style:table-properties style:width="2.9444in" table:align="left" style:may-break-between-rows="false"/>
    </style:style>
    <style:style style:name="Táblázat40.A" style:family="table-column">
      <style:table-column-properties style:column-width="1.0792in"/>
    </style:style>
    <style:style style:name="Táblázat40.B" style:family="table-column">
      <style:table-column-properties style:column-width="0.9319in"/>
    </style:style>
    <style:style style:name="Táblázat40.C" style:family="table-column">
      <style:table-column-properties style:column-width="0.9333in"/>
    </style:style>
    <style:style style:name="Táblázat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40.C1" style:family="table-cell">
      <style:table-cell-properties fo:padding="0.0382in" fo:border="0.05pt solid #000000"/>
    </style:style>
    <style:style style:name="Táblázat40.A2" style:family="table-cell">
      <style:table-cell-properties fo:padding="0.0382in" fo:border-left="0.05pt solid #000000" fo:border-right="none" fo:border-top="none" fo:border-bottom="0.05pt solid #000000"/>
    </style:style>
    <style:style style:name="Táblázat40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40" style:family="table">
      <style:table-properties style:width="2.9444in" table:align="left" style:may-break-between-rows="false"/>
    </style:style>
    <style:style style:name="Táblázat40.A" style:family="table-column">
      <style:table-column-properties style:column-width="1.0792in"/>
    </style:style>
    <style:style style:name="Táblázat40.B" style:family="table-column">
      <style:table-column-properties style:column-width="0.9319in"/>
    </style:style>
    <style:style style:name="Táblázat40.C" style:family="table-column">
      <style:table-column-properties style:column-width="0.9333in"/>
    </style:style>
    <style:style style:name="Táblázat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40.C1" style:family="table-cell">
      <style:table-cell-properties fo:padding="0.0382in" fo:border="0.05pt solid #000000"/>
    </style:style>
    <style:style style:name="Táblázat40.A2" style:family="table-cell">
      <style:table-cell-properties fo:padding="0.0382in" fo:border-left="0.05pt solid #000000" fo:border-right="none" fo:border-top="none" fo:border-bottom="0.05pt solid #000000"/>
    </style:style>
    <style:style style:name="Táblázat40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41" style:family="table">
      <style:table-properties style:width="6.6854in" table:align="right" style:may-break-between-rows="false"/>
    </style:style>
    <style:style style:name="Táblázat41.A" style:family="table-column">
      <style:table-column-properties style:column-width="0.2653in"/>
    </style:style>
    <style:style style:name="Táblázat41.B" style:family="table-column">
      <style:table-column-properties style:column-width="1.4396in"/>
    </style:style>
    <style:style style:name="Táblázat41.C" style:family="table-column">
      <style:table-column-properties style:column-width="0.8521in"/>
    </style:style>
    <style:style style:name="Táblázat41.D" style:family="table-column">
      <style:table-column-properties style:column-width="1.4958in"/>
    </style:style>
    <style:style style:name="Táblázat41.E" style:family="table-column">
      <style:table-column-properties style:column-width="2.6326in"/>
    </style:style>
    <style:style style:name="Táblázat41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41.E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41.A2" style:family="table-cell">
      <style:table-cell-properties style:vertical-align="middle" fo:background-color="#3deb3d" fo:padding="0.0382in" fo:border-left="0.05pt solid #000000" fo:border-right="none" fo:border-top="none" fo:border-bottom="0.05pt solid #000000">
        <style:background-image/>
      </style:table-cell-properties>
    </style:style>
    <style:style style:name="Táblázat41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41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41.E5" style:family="table-cell">
      <style:table-cell-properties style:vertical-align="middle" fo:background-color="#ff663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41.A9" style:family="table-cell">
      <style:table-cell-properties style:vertical-align="middle" fo:background-color="#ff6633" fo:padding="0.0382in" fo:border-left="0.05pt solid #000000" fo:border-right="none" fo:border-top="none" fo:border-bottom="0.05pt solid #000000">
        <style:background-image/>
      </style:table-cell-properties>
    </style:style>
    <style:style style:name="Táblázat42" style:family="table">
      <style:table-properties style:width="6.8111in" table:align="margins" style:may-break-between-rows="true"/>
    </style:style>
    <style:style style:name="Táblázat42.A" style:family="table-column">
      <style:table-column-properties style:column-width="0.2764in" style:rel-column-width="2659*"/>
    </style:style>
    <style:style style:name="Táblázat42.B" style:family="table-column">
      <style:table-column-properties style:column-width="1.2958in" style:rel-column-width="12466*"/>
    </style:style>
    <style:style style:name="Táblázat42.C" style:family="table-column">
      <style:table-column-properties style:column-width="0.6361in" style:rel-column-width="6120*"/>
    </style:style>
    <style:style style:name="Táblázat42.D" style:family="table-column">
      <style:table-column-properties style:column-width="1.4826in" style:rel-column-width="14268*"/>
    </style:style>
    <style:style style:name="Táblázat42.E" style:family="table-column">
      <style:table-column-properties style:column-width="3.1201in" style:rel-column-width="30022*"/>
    </style:style>
    <style:style style:name="Táblázat42.1" style:family="table-row">
      <style:table-row-properties fo:keep-together="always"/>
    </style:style>
    <style:style style:name="Táblázat42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42.E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42.A2" style:family="table-cell">
      <style:table-cell-properties style:vertical-align="middle" fo:background-color="#ff6633" fo:padding="0.0382in" fo:border-left="0.05pt solid #000000" fo:border-right="none" fo:border-top="none" fo:border-bottom="0.05pt solid #000000">
        <style:background-image/>
      </style:table-cell-properties>
    </style:style>
    <style:style style:name="Táblázat42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42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42.A3" style:family="table-cell">
      <style:table-cell-properties style:vertical-align="middle" fo:background-color="#3deb3d" fo:padding="0.0382in" fo:border-left="0.05pt solid #000000" fo:border-right="none" fo:border-top="none" fo:border-bottom="0.05pt solid #000000">
        <style:background-image/>
      </style:table-cell-properties>
    </style:style>
    <style:style style:name="Táblázat42.A5" style:family="table-cell">
      <style:table-cell-properties style:vertical-align="middle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áblázat42.A6" style:family="table-cell">
      <style:table-cell-properties style:vertical-align="middle" fo:background-color="#ff9966" fo:padding="0.0382in" fo:border-left="0.05pt solid #000000" fo:border-right="none" fo:border-top="none" fo:border-bottom="0.05pt solid #000000">
        <style:background-image/>
      </style:table-cell-properties>
    </style:style>
    <style:style style:name="Táblázat43" style:family="table">
      <style:table-properties style:width="6.8111in" table:align="margins" style:may-break-between-rows="true"/>
    </style:style>
    <style:style style:name="Táblázat43.A" style:family="table-column">
      <style:table-column-properties style:column-width="0.184in" style:rel-column-width="1768*"/>
    </style:style>
    <style:style style:name="Táblázat43.B" style:family="table-column">
      <style:table-column-properties style:column-width="1.5507in" style:rel-column-width="14921*"/>
    </style:style>
    <style:style style:name="Táblázat43.C" style:family="table-column">
      <style:table-column-properties style:column-width="0.9153in" style:rel-column-width="8807*"/>
    </style:style>
    <style:style style:name="Táblázat43.D" style:family="table-column">
      <style:table-column-properties style:column-width="1.2736in" style:rel-column-width="12255*"/>
    </style:style>
    <style:style style:name="Táblázat43.E" style:family="table-column">
      <style:table-column-properties style:column-width="2.8875in" style:rel-column-width="27784*"/>
    </style:style>
    <style:style style:name="Táblázat43.1" style:family="table-row">
      <style:table-row-properties fo:keep-together="always"/>
    </style:style>
    <style:style style:name="Táblázat43.A1" style:family="table-cell">
      <style:table-cell-properties style:vertical-align="middle" fo:background-color="#cccccc" fo:padding="0.0396in" fo:border-left="0.05pt solid #000000" fo:border-right="none" fo:border-top="0.05pt solid #000000" fo:border-bottom="0.05pt solid #000000">
        <style:background-image/>
      </style:table-cell-properties>
    </style:style>
    <style:style style:name="Táblázat43.E1" style:family="table-cell">
      <style:table-cell-properties style:vertical-align="middle" fo:background-color="#cccccc" fo:padding="0.0396in" fo:border="0.05pt solid #000000">
        <style:background-image/>
      </style:table-cell-properties>
    </style:style>
    <style:style style:name="Táblázat43.A2" style:family="table-cell">
      <style:table-cell-properties style:vertical-align="middle" fo:background-color="#3deb3d" fo:padding-left="0.1375in" fo:padding-right="0.039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áblázat43.B2" style:family="table-cell">
      <style:table-cell-properties style:vertical-align="middle" fo:background-color="transparent" fo:padding-left="0.1375in" fo:padding-right="0.039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áblázat43.E2" style:family="table-cell">
      <style:table-cell-properties style:vertical-align="middle" fo:background-color="transparent" fo:padding-left="0.1375in" fo:padding-right="0.039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áblázat70" style:family="table">
      <style:table-properties style:width="6.8111in" table:align="margins" style:may-break-between-rows="false"/>
    </style:style>
    <style:style style:name="Táblázat70.A" style:family="table-column">
      <style:table-column-properties style:column-width="0.2764in" style:rel-column-width="2659*"/>
    </style:style>
    <style:style style:name="Táblázat70.B" style:family="table-column">
      <style:table-column-properties style:column-width="1.325in" style:rel-column-width="12746*"/>
    </style:style>
    <style:style style:name="Táblázat70.C" style:family="table-column">
      <style:table-column-properties style:column-width="0.7611in" style:rel-column-width="7325*"/>
    </style:style>
    <style:style style:name="Táblázat70.D" style:family="table-column">
      <style:table-column-properties style:column-width="1.5021in" style:rel-column-width="14453*"/>
    </style:style>
    <style:style style:name="Táblázat70.E" style:family="table-column">
      <style:table-column-properties style:column-width="2.9465in" style:rel-column-width="28352*"/>
    </style:style>
    <style:style style:name="Táblázat70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70.E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70.A2" style:family="table-cell">
      <style:table-cell-properties style:vertical-align="middle" fo:background-color="#3deb3d" fo:padding="0.0382in" fo:border-left="0.05pt solid #000000" fo:border-right="none" fo:border-top="none" fo:border-bottom="0.05pt solid #000000">
        <style:background-image/>
      </style:table-cell-properties>
    </style:style>
    <style:style style:name="Táblázat70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70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64" style:family="table">
      <style:table-properties style:width="6.8111in" table:align="margins" style:may-break-between-rows="false"/>
    </style:style>
    <style:style style:name="Táblázat64.A" style:family="table-column">
      <style:table-column-properties style:column-width="0.2764in" style:rel-column-width="2659*"/>
    </style:style>
    <style:style style:name="Táblázat64.B" style:family="table-column">
      <style:table-column-properties style:column-width="1.325in" style:rel-column-width="12746*"/>
    </style:style>
    <style:style style:name="Táblázat64.C" style:family="table-column">
      <style:table-column-properties style:column-width="0.7611in" style:rel-column-width="7325*"/>
    </style:style>
    <style:style style:name="Táblázat64.D" style:family="table-column">
      <style:table-column-properties style:column-width="1.5021in" style:rel-column-width="14453*"/>
    </style:style>
    <style:style style:name="Táblázat64.E" style:family="table-column">
      <style:table-column-properties style:column-width="2.9465in" style:rel-column-width="28352*"/>
    </style:style>
    <style:style style:name="Táblázat64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64.E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64.A2" style:family="table-cell">
      <style:table-cell-properties style:vertical-align="middle" fo:background-color="#3deb3d" fo:padding="0.0382in" fo:border-left="0.05pt solid #000000" fo:border-right="none" fo:border-top="none" fo:border-bottom="0.05pt solid #000000">
        <style:background-image/>
      </style:table-cell-properties>
    </style:style>
    <style:style style:name="Táblázat64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64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64.A4" style:family="table-cell">
      <style:table-cell-properties style:vertical-align="middle" fo:background-color="#ff9966" fo:padding="0.0382in" fo:border-left="0.05pt solid #000000" fo:border-right="none" fo:border-top="none" fo:border-bottom="0.05pt solid #000000">
        <style:background-image/>
      </style:table-cell-properties>
    </style:style>
    <style:style style:name="Tábla4" style:family="table">
      <style:table-properties style:width="6.8111in" table:align="margins" style:may-break-between-rows="false"/>
    </style:style>
    <style:style style:name="Tábla4.A" style:family="table-column">
      <style:table-column-properties style:column-width="0.2764in" style:rel-column-width="2659*"/>
    </style:style>
    <style:style style:name="Tábla4.B" style:family="table-column">
      <style:table-column-properties style:column-width="1.325in" style:rel-column-width="12746*"/>
    </style:style>
    <style:style style:name="Tábla4.C" style:family="table-column">
      <style:table-column-properties style:column-width="0.7611in" style:rel-column-width="7325*"/>
    </style:style>
    <style:style style:name="Tábla4.D" style:family="table-column">
      <style:table-column-properties style:column-width="1.5021in" style:rel-column-width="14453*"/>
    </style:style>
    <style:style style:name="Tábla4.E" style:family="table-column">
      <style:table-column-properties style:column-width="2.9465in" style:rel-column-width="28352*"/>
    </style:style>
    <style:style style:name="Tábla4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4.E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a4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a4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65" style:family="table">
      <style:table-properties style:width="6.8111in" table:align="margins" style:may-break-between-rows="false"/>
    </style:style>
    <style:style style:name="Táblázat65.A" style:family="table-column">
      <style:table-column-properties style:column-width="0.2764in" style:rel-column-width="2659*"/>
    </style:style>
    <style:style style:name="Táblázat65.B" style:family="table-column">
      <style:table-column-properties style:column-width="1.325in" style:rel-column-width="12746*"/>
    </style:style>
    <style:style style:name="Táblázat65.C" style:family="table-column">
      <style:table-column-properties style:column-width="0.7611in" style:rel-column-width="7325*"/>
    </style:style>
    <style:style style:name="Táblázat65.D" style:family="table-column">
      <style:table-column-properties style:column-width="1.5021in" style:rel-column-width="14453*"/>
    </style:style>
    <style:style style:name="Táblázat65.E" style:family="table-column">
      <style:table-column-properties style:column-width="2.9465in" style:rel-column-width="28352*"/>
    </style:style>
    <style:style style:name="Táblázat65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65.E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65.A2" style:family="table-cell">
      <style:table-cell-properties style:vertical-align="middle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áblázat65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65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72" style:family="table">
      <style:table-properties style:width="6.8111in" table:align="margins" style:may-break-between-rows="false"/>
    </style:style>
    <style:style style:name="Táblázat72.A" style:family="table-column">
      <style:table-column-properties style:column-width="0.2764in" style:rel-column-width="2659*"/>
    </style:style>
    <style:style style:name="Táblázat72.B" style:family="table-column">
      <style:table-column-properties style:column-width="1.325in" style:rel-column-width="12746*"/>
    </style:style>
    <style:style style:name="Táblázat72.C" style:family="table-column">
      <style:table-column-properties style:column-width="0.7611in" style:rel-column-width="7325*"/>
    </style:style>
    <style:style style:name="Táblázat72.D" style:family="table-column">
      <style:table-column-properties style:column-width="1.5021in" style:rel-column-width="14453*"/>
    </style:style>
    <style:style style:name="Táblázat72.E" style:family="table-column">
      <style:table-column-properties style:column-width="2.9465in" style:rel-column-width="28352*"/>
    </style:style>
    <style:style style:name="Táblázat72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72.E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7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72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20" style:family="table">
      <style:table-properties style:width="6.1306in" style:rel-width="90%" table:align="center"/>
    </style:style>
    <style:style style:name="Tábla20.A" style:family="table-column">
      <style:table-column-properties style:column-width="6.1306in" style:rel-column-width="8674*"/>
    </style:style>
    <style:style style:name="Tábla20.A1" style:family="table-cell">
      <style:table-cell-properties fo:padding="0.0382in" fo:border="0.05pt solid #000000"/>
    </style:style>
    <style:style style:name="Táblázat15" style:family="table">
      <style:table-properties style:width="2.7653in" style:rel-width="100%" table:align="left"/>
    </style:style>
    <style:style style:name="Táblázat15.A" style:family="table-column">
      <style:table-column-properties style:column-width="0.9549in" style:rel-column-width="3327*"/>
    </style:style>
    <style:style style:name="Táblázat15.B" style:family="table-column">
      <style:table-column-properties style:column-width="1.8104in" style:rel-column-width="6309*"/>
    </style:style>
    <style:style style:name="Táblázat15.A1" style:family="table-cell">
      <style:table-cell-properties fo:background-color="#cccccc" fo:padding-left="0in" fo:padding-right="0in" fo:padding-top="0.0313in" fo:padding-bottom="0in" fo:border-left="0.05pt solid #000000" fo:border-right="none" fo:border-top="0.05pt solid #000000" fo:border-bottom="0.05pt solid #000000">
        <style:background-image/>
      </style:table-cell-properties>
    </style:style>
    <style:style style:name="Táblázat15.B1" style:family="table-cell">
      <style:table-cell-properties fo:background-color="#cccccc" fo:padding-left="0in" fo:padding-right="0in" fo:padding-top="0.0313in" fo:padding-bottom="0in" fo:border="0.05pt solid #000000">
        <style:background-image/>
      </style:table-cell-properties>
    </style:style>
    <style:style style:name="Táblázat15.A2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2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3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3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4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4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5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5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6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7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8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8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9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9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10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10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11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11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12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12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13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13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14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14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15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15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16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16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17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17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3" style:family="table">
      <style:table-properties style:width="3.9278in" table:align="margins" style:may-break-between-rows="false"/>
    </style:style>
    <style:style style:name="Táblázat13.A" style:family="table-column">
      <style:table-column-properties style:column-width="3.9278in" style:rel-column-width="65535*"/>
    </style:style>
    <style:style style:name="Táblázat13.A1" style:family="table-cell">
      <style:table-cell-properties fo:padding="0.0382in" fo:border="0.05pt solid #000000"/>
    </style:style>
    <style:style style:name="Táblázat22" style:family="table">
      <style:table-properties style:width="3.9306in" fo:margin-left="0in" fo:margin-right="-0.0028in" table:align="margins"/>
    </style:style>
    <style:style style:name="Táblázat22.A" style:family="table-column">
      <style:table-column-properties style:column-width="0.4257in" style:rel-column-width="7102*"/>
    </style:style>
    <style:style style:name="Táblázat22.B" style:family="table-column">
      <style:table-column-properties style:column-width="1.5181in" style:rel-column-width="25309*"/>
    </style:style>
    <style:style style:name="Táblázat22.C" style:family="table-column">
      <style:table-column-properties style:column-width="0.4958in" style:rel-column-width="8269*"/>
    </style:style>
    <style:style style:name="Táblázat22.F" style:family="table-column">
      <style:table-column-properties style:column-width="0.4986in" style:rel-column-width="8317*"/>
    </style:style>
    <style:style style:name="Táblázat22.A1" style:family="table-cell">
      <style:table-cell-properties fo:background-color="#e6e6e6" fo:padding-left="0.0396in" fo:padding-right="0.0396in" fo:padding-top="0.0396in" fo:padding-bottom="0in" fo:border-left="0.05pt solid #000000" fo:border-right="none" fo:border-top="0.05pt solid #000000" fo:border-bottom="0.05pt solid #000000">
        <style:background-image/>
      </style:table-cell-properties>
    </style:style>
    <style:style style:name="Táblázat22.F1" style:family="table-cell">
      <style:table-cell-properties fo:background-color="#e6e6e6" fo:padding-left="0.0396in" fo:padding-right="0.0396in" fo:padding-top="0.0396in" fo:padding-bottom="0in" fo:border="0.05pt solid #000000">
        <style:background-image/>
      </style:table-cell-properties>
    </style:style>
    <style:style style:name="Táblázat22.A2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B2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C2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D2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E2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F2" style:family="table-cell">
      <style:table-cell-properties fo:padding-left="0.0396in" fo:padding-right="0.0396in" fo:padding-top="0.0396in" fo:padding-bottom="0in" fo:border-left="0.05pt solid #000000" fo:border-right="0.05pt solid #000000" fo:border-top="none" fo:border-bottom="0.05pt solid #000000"/>
    </style:style>
    <style:style style:name="Táblázat22.A3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B3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C3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D3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E3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F3" style:family="table-cell">
      <style:table-cell-properties fo:padding-left="0.0396in" fo:padding-right="0.0396in" fo:padding-top="0.0396in" fo:padding-bottom="0in" fo:border-left="0.05pt solid #000000" fo:border-right="0.05pt solid #000000" fo:border-top="none" fo:border-bottom="0.05pt solid #000000"/>
    </style:style>
    <style:style style:name="Táblázat22.A4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B4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C4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D4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E4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F4" style:family="table-cell">
      <style:table-cell-properties fo:padding-left="0.0396in" fo:padding-right="0.0396in" fo:padding-top="0.0396in" fo:padding-bottom="0in" fo:border-left="0.05pt solid #000000" fo:border-right="0.05pt solid #000000" fo:border-top="none" fo:border-bottom="0.05pt solid #000000"/>
    </style:style>
    <style:style style:name="Táblázat61" style:family="table">
      <style:table-properties style:width="4.7958in" fo:margin-left="0in" fo:margin-right="2.0153in" table:align="margins" style:may-break-between-rows="true"/>
    </style:style>
    <style:style style:name="Táblázat61.A" style:family="table-column">
      <style:table-column-properties style:column-width="1.2389in" style:rel-column-width="16931*"/>
    </style:style>
    <style:style style:name="Táblázat61.B" style:family="table-column">
      <style:table-column-properties style:column-width="0.6944in" style:rel-column-width="9487*"/>
    </style:style>
    <style:style style:name="Táblázat61.E" style:family="table-column">
      <style:table-column-properties style:column-width="1.4743in" style:rel-column-width="20143*"/>
    </style:style>
    <style:style style:name="Táblázat6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61.E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6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E2" style:family="table-cell">
      <style:table-cell-properties style:vertical-align="middle"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6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B3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6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B5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6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D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E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6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D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E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6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C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D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E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61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C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D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E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62" style:family="table">
      <style:table-properties style:width="4.9458in" fo:margin-left="0in" fo:margin-right="1.8653in" table:align="margins" style:may-break-between-rows="true"/>
    </style:style>
    <style:style style:name="Táblázat62.A" style:family="table-column">
      <style:table-column-properties style:column-width="1.266in" style:rel-column-width="16778*"/>
    </style:style>
    <style:style style:name="Táblázat62.B" style:family="table-column">
      <style:table-column-properties style:column-width="0.5597in" style:rel-column-width="7416*"/>
    </style:style>
    <style:style style:name="Táblázat62.C" style:family="table-column">
      <style:table-column-properties style:column-width="3.1201in" style:rel-column-width="41341*"/>
    </style:style>
    <style:style style:name="Táblázat62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62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6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2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62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2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2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62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2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2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71" style:family="table">
      <style:table-properties style:width="2.2604in" table:align="left" style:may-break-between-rows="false"/>
    </style:style>
    <style:style style:name="Táblázat71.A" style:family="table-column">
      <style:table-column-properties style:column-width="1.2917in"/>
    </style:style>
    <style:style style:name="Táblázat71.B" style:family="table-column">
      <style:table-column-properties style:column-width="0.9688in"/>
    </style:style>
    <style:style style:name="Táblázat71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71.B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áblázat7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7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74" style:family="table">
      <style:table-properties style:width="6.8125in" fo:margin-left="0in" fo:margin-right="-0.0014in" table:align="margins" style:may-break-between-rows="true"/>
    </style:style>
    <style:style style:name="Táblázat74.A" style:family="table-column">
      <style:table-column-properties style:column-width="2.0674in" style:rel-column-width="19886*"/>
    </style:style>
    <style:style style:name="Táblázat74.B" style:family="table-column">
      <style:table-column-properties style:column-width="4.7451in" style:rel-column-width="45649*"/>
    </style:style>
    <style:style style:name="Táblázat7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74.B1" style:family="table-cell">
      <style:table-cell-properties style:vertical-align="middle" fo:padding="0.0382in" fo:border="0.05pt solid #000000"/>
    </style:style>
    <style:style style:name="Táblázat78" style:family="table">
      <style:table-properties style:width="6.8111in" table:align="margins" style:may-break-between-rows="false"/>
    </style:style>
    <style:style style:name="Táblázat78.A" style:family="table-column">
      <style:table-column-properties style:column-width="0.3174in" style:rel-column-width="3053*"/>
    </style:style>
    <style:style style:name="Táblázat78.B" style:family="table-column">
      <style:table-column-properties style:column-width="1.775in" style:rel-column-width="17079*"/>
    </style:style>
    <style:style style:name="Táblázat78.C" style:family="table-column">
      <style:table-column-properties style:column-width="0.9438in" style:rel-column-width="9080*"/>
    </style:style>
    <style:style style:name="Táblázat78.G" style:family="table-column">
      <style:table-column-properties style:column-width="0.9438in" style:rel-column-width="9083*"/>
    </style:style>
    <style:style style:name="Táblázat78.A1" style:family="table-cell">
      <style:table-cell-properties fo:padding="0.0382in" fo:border="0.05pt solid #000000"/>
    </style:style>
    <style:style style:name="Táblázat78.A2" style:family="table-cell">
      <style:table-cell-properties fo:padding="0.0382in" fo:border-left="0.05pt solid #000000" fo:border-right="none" fo:border-top="none" fo:border-bottom="0.05pt solid #000000"/>
    </style:style>
    <style:style style:name="Táblázat78.B2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áblázat78.G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78.B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áblázat78.G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78.G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78.G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80" style:family="table">
      <style:table-properties style:width="6.8111in" table:align="margins" style:may-break-between-rows="false"/>
    </style:style>
    <style:style style:name="Táblázat80.A" style:family="table-column">
      <style:table-column-properties style:column-width="0.3174in" style:rel-column-width="3054*"/>
    </style:style>
    <style:style style:name="Táblázat80.B" style:family="table-column">
      <style:table-column-properties style:column-width="1.7847in" style:rel-column-width="17171*"/>
    </style:style>
    <style:style style:name="Táblázat80.C" style:family="table-column">
      <style:table-column-properties style:column-width="0.9417in" style:rel-column-width="9061*"/>
    </style:style>
    <style:style style:name="Táblázat80.G" style:family="table-column">
      <style:table-column-properties style:column-width="0.9424in" style:rel-column-width="9066*"/>
    </style:style>
    <style:style style:name="Táblázat80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80.B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80.G1" style:family="table-cell">
      <style:table-cell-properties fo:padding="0.0382in" fo:border="0.05pt solid #000000"/>
    </style:style>
    <style:style style:name="Táblázat81" style:family="table">
      <style:table-properties style:width="4.125in" table:align="left" style:may-break-between-rows="false"/>
    </style:style>
    <style:style style:name="Táblázat81.A" style:family="table-column">
      <style:table-column-properties style:column-width="1.1875in"/>
    </style:style>
    <style:style style:name="Táblázat81.B" style:family="table-column">
      <style:table-column-properties style:column-width="0.9458in"/>
    </style:style>
    <style:style style:name="Táblázat81.C" style:family="table-column">
      <style:table-column-properties style:column-width="0.8563in"/>
    </style:style>
    <style:style style:name="Táblázat81.D" style:family="table-column">
      <style:table-column-properties style:column-width="1.1354in"/>
    </style:style>
    <style:style style:name="Táblázat8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81.D1" style:family="table-cell">
      <style:table-cell-properties style:vertical-align="middle" fo:padding="0.0382in" fo:border="0.05pt solid #000000"/>
    </style:style>
    <style:style style:name="Táblázat8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1.B3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81.D3" style:family="table-cell">
      <style:table-cell-properties style:vertical-align="middle"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2" style:family="table">
      <style:table-properties style:width="5.7889in" style:rel-width="85%" table:align="center" style:may-break-between-rows="false"/>
    </style:style>
    <style:style style:name="Táblázat82.A" style:family="table-column">
      <style:table-column-properties style:column-width="5.7889in" style:rel-column-width="8095*"/>
    </style:style>
    <style:style style:name="Táblázat82.A1" style:family="table-cell">
      <style:table-cell-properties fo:padding="0.0382in" fo:border="0.05pt solid #000000"/>
    </style:style>
    <style:style style:name="Erő_5f_követelmény" style:display-name="Erő_követelmény" style:family="table">
      <style:table-properties style:width="2.134in" table:align="left" style:may-break-between-rows="false"/>
    </style:style>
    <style:style style:name="Erő_5f_követelmény.A" style:display-name="Erő_követelmény.A" style:family="table-column">
      <style:table-column-properties style:column-width="0.9604in"/>
    </style:style>
    <style:style style:name="Erő_5f_követelmény.B" style:display-name="Erő_követelmény.B" style:family="table-column">
      <style:table-column-properties style:column-width="1.1736in"/>
    </style:style>
    <style:style style:name="Erő_5f_követelmény.A1" style:display-name="Erő_követelmény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Erő_5f_követelmény.B1" style:display-name="Erő_követelmény.B1" style:family="table-cell">
      <style:table-cell-properties fo:background-color="#cccccc" fo:padding="0.0382in" fo:border="0.05pt solid #000000">
        <style:background-image/>
      </style:table-cell-properties>
    </style:style>
    <style:style style:name="Erő_5f_követelmény.A2" style:display-name="Erő_követelmény.A2" style:family="table-cell">
      <style:table-cell-properties fo:padding="0.0382in" fo:border-left="0.05pt solid #000000" fo:border-right="none" fo:border-top="none" fo:border-bottom="0.05pt solid #000000"/>
    </style:style>
    <style:style style:name="Erő_5f_követelmény.B2" style:display-name="Erő_követelmény.B2" style:family="table-cell">
      <style:table-cell-properties fo:padding="0.0382in" fo:border-left="0.05pt solid #000000" fo:border-right="0.05pt solid #000000" fo:border-top="none" fo:border-bottom="0.05pt solid #000000"/>
    </style:style>
    <style:style style:name="Erő_5f_követelmény.A3" style:display-name="Erő_követelmény.A3" style:family="table-cell">
      <style:table-cell-properties fo:padding="0.0382in" fo:border-left="0.05pt solid #000000" fo:border-right="none" fo:border-top="none" fo:border-bottom="0.05pt solid #000000"/>
    </style:style>
    <style:style style:name="Erő_5f_követelmény.B3" style:display-name="Erő_követelmény.B3" style:family="table-cell">
      <style:table-cell-properties fo:padding="0.0382in" fo:border-left="0.05pt solid #000000" fo:border-right="0.05pt solid #000000" fo:border-top="none" fo:border-bottom="0.05pt solid #000000"/>
    </style:style>
    <style:style style:name="Erő_5f_követelmény.A4" style:display-name="Erő_követelmény.A4" style:family="table-cell">
      <style:table-cell-properties fo:padding="0.0382in" fo:border-left="0.05pt solid #000000" fo:border-right="none" fo:border-top="none" fo:border-bottom="0.05pt solid #000000"/>
    </style:style>
    <style:style style:name="Erő_5f_követelmény.B4" style:display-name="Erő_követelmény.B4" style:family="table-cell">
      <style:table-cell-properties fo:padding="0.0382in" fo:border-left="0.05pt solid #000000" fo:border-right="0.05pt solid #000000" fo:border-top="none" fo:border-bottom="0.05pt solid #000000"/>
    </style:style>
    <style:style style:name="Erő_5f_követelmény.A5" style:display-name="Erő_követelmény.A5" style:family="table-cell">
      <style:table-cell-properties fo:padding="0.0382in" fo:border-left="0.05pt solid #000000" fo:border-right="none" fo:border-top="none" fo:border-bottom="0.05pt solid #000000"/>
    </style:style>
    <style:style style:name="Erő_5f_követelmény.B5" style:display-name="Erő_követelmény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8.0486in" fo:margin-left="-0.6799in" fo:margin-right="-0.5576in" fo:break-before="auto" fo:break-after="auto" table:align="margins" style:may-break-between-rows="true"/>
    </style:style>
    <style:style style:name="Table1.A" style:family="table-column">
      <style:table-column-properties style:column-width="0.2556in" style:rel-column-width="2083*"/>
    </style:style>
    <style:style style:name="Table1.B" style:family="table-column">
      <style:table-column-properties style:column-width="1.3354in" style:rel-column-width="10875*"/>
    </style:style>
    <style:style style:name="Table1.C" style:family="table-column">
      <style:table-column-properties style:column-width="0.5938in" style:rel-column-width="4835*"/>
    </style:style>
    <style:style style:name="Table1.D" style:family="table-column">
      <style:table-column-properties style:column-width="1.6083in" style:rel-column-width="13093*"/>
    </style:style>
    <style:style style:name="Table1.E" style:family="table-column">
      <style:table-column-properties style:column-width="4.2556in" style:rel-column-width="34649*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background-color="#23ff2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ff9966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background-color="#00ff00" fo:padding="0.0382in" fo:border-left="0.05pt solid #000000" fo:border-right="none" fo:border-top="none" fo:border-bottom="0.05pt solid #000000">
        <style:background-image/>
      </style:table-cell-properties>
    </style:style>
    <style:style style:name="Table1.A4" style:family="table-cell">
      <style:table-cell-properties style:vertical-align="middle" fo:background-color="#23ff23" fo:padding="0.0382in" fo:border-left="0.05pt solid #000000" fo:border-right="none" fo:border-top="none" fo:border-bottom="0.05pt solid #000000">
        <style:background-image/>
      </style:table-cell-properties>
    </style:style>
    <style:style style:name="Table1.A6" style:family="table-cell">
      <style:table-cell-properties style:vertical-align="middle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able1.A8" style:family="table-cell">
      <style:table-cell-properties style:vertical-align="middle" fo:background-color="#ff6633" fo:padding="0.0382in" fo:border-left="0.05pt solid #000000" fo:border-right="none" fo:border-top="none" fo:border-bottom="0.05pt solid #000000">
        <style:background-image/>
      </style:table-cell-properties>
    </style:style>
    <style:style style:name="Táblázat14" style:family="table">
      <style:table-properties style:width="4.1778in" table:align="margins" style:may-break-between-rows="false"/>
    </style:style>
    <style:style style:name="Táblázat14.A" style:family="table-column">
      <style:table-column-properties style:column-width="0.8194in" style:rel-column-width="12850*"/>
    </style:style>
    <style:style style:name="Táblázat14.B" style:family="table-column">
      <style:table-column-properties style:column-width="0.5194in" style:rel-column-width="8144*"/>
    </style:style>
    <style:style style:name="Táblázat14.C" style:family="table-column">
      <style:table-column-properties style:column-width="0.5174in" style:rel-column-width="8121*"/>
    </style:style>
    <style:style style:name="Táblázat14.D" style:family="table-column">
      <style:table-column-properties style:column-width="0.7757in" style:rel-column-width="12165*"/>
    </style:style>
    <style:style style:name="Táblázat14.E" style:family="table-column">
      <style:table-column-properties style:column-width="0.775in" style:rel-column-width="12154*"/>
    </style:style>
    <style:style style:name="Táblázat14.F" style:family="table-column">
      <style:table-column-properties style:column-width="0.7715in" style:rel-column-width="12101*"/>
    </style:style>
    <style:style style:name="Táblázat14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4.F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1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C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14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4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4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" style:family="table">
      <style:table-properties style:width="3.9688in" style:rel-width="95%" fo:margin-left="0.0604in" table:align="left" style:may-break-between-rows="false"/>
    </style:style>
    <style:style style:name="Táblázat11.A" style:family="table-column">
      <style:table-column-properties style:column-width="0.8729in" style:rel-column-width="909*"/>
    </style:style>
    <style:style style:name="Táblázat11.B" style:family="table-column">
      <style:table-column-properties style:column-width="1.55in" style:rel-column-width="1614*"/>
    </style:style>
    <style:style style:name="Táblázat11.C" style:family="table-column">
      <style:table-column-properties style:column-width="1.5458in" style:rel-column-width="1610*"/>
    </style:style>
    <style:style style:name="Táblázat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11.B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1.C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1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1.B2" style:family="table-cell">
      <style:table-cell-properties fo:padding="0.0382in" fo:border-left="0.05pt solid #000000" fo:border-right="none" fo:border-top="none" fo:border-bottom="0.05pt solid #000000"/>
    </style:style>
    <style:style style:name="Táblázat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1.B3" style:family="table-cell">
      <style:table-cell-properties fo:padding="0.0382in" fo:border-left="0.05pt solid #000000" fo:border-right="none" fo:border-top="none" fo:border-bottom="0.05pt solid #000000"/>
    </style:style>
    <style:style style:name="Táblázat1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1.B4" style:family="table-cell">
      <style:table-cell-properties fo:padding="0.0382in" fo:border-left="0.05pt solid #000000" fo:border-right="none" fo:border-top="none" fo:border-bottom="0.05pt solid #000000"/>
    </style:style>
    <style:style style:name="Táblázat11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1.B5" style:family="table-cell">
      <style:table-cell-properties fo:padding="0.0382in" fo:border-left="0.05pt solid #000000" fo:border-right="none" fo:border-top="none" fo:border-bottom="0.05pt solid #000000"/>
    </style:style>
    <style:style style:name="Táblázat11.C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4" style:family="table">
      <style:table-properties style:width="4.1778in" table:align="margins" style:may-break-between-rows="false"/>
    </style:style>
    <style:style style:name="Táblázat14.A" style:family="table-column">
      <style:table-column-properties style:column-width="0.8194in" style:rel-column-width="12850*"/>
    </style:style>
    <style:style style:name="Táblázat14.B" style:family="table-column">
      <style:table-column-properties style:column-width="0.5194in" style:rel-column-width="8144*"/>
    </style:style>
    <style:style style:name="Táblázat14.C" style:family="table-column">
      <style:table-column-properties style:column-width="0.5174in" style:rel-column-width="8121*"/>
    </style:style>
    <style:style style:name="Táblázat14.D" style:family="table-column">
      <style:table-column-properties style:column-width="0.7757in" style:rel-column-width="12165*"/>
    </style:style>
    <style:style style:name="Táblázat14.E" style:family="table-column">
      <style:table-column-properties style:column-width="0.775in" style:rel-column-width="12154*"/>
    </style:style>
    <style:style style:name="Táblázat14.F" style:family="table-column">
      <style:table-column-properties style:column-width="0.7715in" style:rel-column-width="12101*"/>
    </style:style>
    <style:style style:name="Táblázat14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4.F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1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C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14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4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4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" style:family="table">
      <style:table-properties style:width="3.9688in" style:rel-width="95%" fo:margin-left="0.0604in" table:align="left" style:may-break-between-rows="false"/>
    </style:style>
    <style:style style:name="Táblázat11.A" style:family="table-column">
      <style:table-column-properties style:column-width="0.8729in" style:rel-column-width="909*"/>
    </style:style>
    <style:style style:name="Táblázat11.B" style:family="table-column">
      <style:table-column-properties style:column-width="1.55in" style:rel-column-width="1614*"/>
    </style:style>
    <style:style style:name="Táblázat11.C" style:family="table-column">
      <style:table-column-properties style:column-width="1.5458in" style:rel-column-width="1610*"/>
    </style:style>
    <style:style style:name="Táblázat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11.B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1.C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1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1.B2" style:family="table-cell">
      <style:table-cell-properties fo:padding="0.0382in" fo:border-left="0.05pt solid #000000" fo:border-right="none" fo:border-top="none" fo:border-bottom="0.05pt solid #000000"/>
    </style:style>
    <style:style style:name="Táblázat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1.B3" style:family="table-cell">
      <style:table-cell-properties fo:padding="0.0382in" fo:border-left="0.05pt solid #000000" fo:border-right="none" fo:border-top="none" fo:border-bottom="0.05pt solid #000000"/>
    </style:style>
    <style:style style:name="Táblázat1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1.B4" style:family="table-cell">
      <style:table-cell-properties fo:padding="0.0382in" fo:border-left="0.05pt solid #000000" fo:border-right="none" fo:border-top="none" fo:border-bottom="0.05pt solid #000000"/>
    </style:style>
    <style:style style:name="Táblázat11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1.B5" style:family="table-cell">
      <style:table-cell-properties fo:padding="0.0382in" fo:border-left="0.05pt solid #000000" fo:border-right="none" fo:border-top="none" fo:border-bottom="0.05pt solid #000000"/>
    </style:style>
    <style:style style:name="Táblázat11.C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Nimbus Sans L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_5b_RPG_5d__20_Táblázattartalom_20_-_20_tulajdonságok">
      <style:paragraph-properties fo:text-align="center" style:justify-single-word="false"/>
    </style:style>
    <style:style style:name="P4" style:family="paragraph" style:parent-style-name="_5b_RPG_5d__20_Táblázattartalom_20_1">
      <style:paragraph-properties fo:text-align="center" style:justify-single-word="false"/>
    </style:style>
    <style:style style:name="P5" style:family="paragraph" style:parent-style-name="Table_20_Contents">
      <style:paragraph-properties fo:margin-top="0.028in" fo:margin-bottom="0.028in" style:contextual-spacing="false" fo:text-align="center" style:justify-single-word="false"/>
    </style:style>
    <style:style style:name="P6" style:family="paragraph" style:parent-style-name="Text_20_body">
      <style:text-properties fo:color="#ffffff" loext:opacity="100%"/>
    </style:style>
    <style:style style:name="P7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ffffff" loext:opacity="100%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8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ffffff" loext:opacity="100%"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9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color="#ffffff" loext:opacity="100%"/>
    </style:style>
    <style:style style:name="P10" style:family="paragraph" style:parent-style-name="Text_20_body">
      <style:text-properties fo:font-size="6pt" style:font-size-asian="5.25pt" style:font-size-complex="6pt"/>
    </style:style>
    <style:style style:name="P11" style:family="paragraph" style:parent-style-name="Text_20_body">
      <style:paragraph-properties fo:margin-left="0in" fo:margin-right="0in" fo:text-indent="0in" style:auto-text-indent="false"/>
      <style:text-properties fo:font-size="6pt" style:font-size-asian="5.25pt" style:font-size-complex="6pt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size="6pt" style:font-size-asian="6pt" style:font-size-complex="6pt"/>
    </style:style>
    <style:style style:name="P13" style:family="paragraph" style:parent-style-name="Standard">
      <style:text-properties fo:font-size="6pt" style:font-size-asian="6pt" style:font-size-complex="6pt"/>
    </style:style>
    <style:style style:name="P14" style:family="paragraph" style:parent-style-name="Text_20_body">
      <style:text-properties fo:font-weight="bold" style:font-weight-asian="bold" style:font-weight-complex="bold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style:font-weight-asian="bold" style:font-weight-complex="bold"/>
    </style:style>
    <style:style style:name="P16" style:family="paragraph" style:parent-style-name="Standard">
      <style:paragraph-properties fo:margin-left="0in" fo:margin-right="0in" fo:text-indent="0in" style:auto-text-indent="false" fo:break-before="column"/>
      <style:text-properties fo:font-weight="bold" style:font-weight-asian="bold" style:font-weight-complex="bold"/>
    </style:style>
    <style:style style:name="P17" style:family="paragraph" style:parent-style-name="_5b_RPG_5d__20_Táblázattartalom_20_-_20_saját_20_-_20_1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_5b_RPG_5d__20_Táblázat_20_-_20_Fortély_20_hatás">
      <style:paragraph-properties>
        <style:tab-stops>
          <style:tab-stop style:position="0.3783in"/>
        </style:tab-stops>
      </style:paragraph-properties>
      <style:text-properties fo:font-weight="bold" style:font-weight-asian="bold" style:font-weight-complex="bold"/>
    </style:style>
    <style:style style:name="P19" style:family="paragraph" style:parent-style-name="Text_20_body">
      <style:text-properties fo:font-weight="bold" fo:background-color="transparent" style:font-weight-asian="bold" style:font-weight-complex="bold"/>
    </style:style>
    <style:style style:name="P20" style:family="paragraph" style:parent-style-name="_5b_RPG_5d__20_Táblázat_20_-_20_Fortély_20_hatás">
      <style:text-properties fo:font-weight="bold" fo:background-color="transparent" style:font-weight-asian="bold" style:font-weight-complex="bold"/>
    </style:style>
    <style:style style:name="P21" style:family="paragraph" style:parent-style-name="_5b_RPG_5d__20_Táblázat_20_-_20_Fortély_20_hatás">
      <style:text-properties fo:font-weight="bold" fo:background-color="#ff6633" style:font-weight-asian="bold" style:font-weight-complex="bold"/>
    </style:style>
    <style:style style:name="P22" style:family="paragraph" style:parent-style-name="Text_20_body">
      <style:text-properties fo:font-size="11pt" style:font-size-asian="9.60000038146973pt" style:font-size-complex="11pt"/>
    </style:style>
    <style:style style:name="P23" style:family="paragraph" style:parent-style-name="Text_20_body">
      <style:text-properties fo:font-size="11pt" fo:font-weight="bold" style:font-size-asian="9.60000038146973pt" style:font-weight-asian="bold" style:font-size-complex="11pt" style:font-weight-complex="bold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25" style:family="paragraph" style:parent-style-name="Text_20_body">
      <style:text-properties fo:font-size="11pt" fo:font-weight="normal" style:font-size-asian="9.60000038146973pt" style:font-weight-asian="normal" style:font-size-complex="11pt" style:font-weight-complex="normal"/>
    </style:style>
    <style:style style:name="P2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margin-left="0in" fo:margin-right="0in" fo:text-indent="0in" style:auto-text-indent="false"/>
      <style:text-properties fo:font-size="11pt" style:font-size-asian="11pt" style:font-size-complex="11pt"/>
    </style:style>
    <style:style style:name="P28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1pt" style:font-size-asian="11pt" style:font-size-complex="11pt"/>
    </style:style>
    <style:style style:name="P29" style:family="paragraph" style:parent-style-name="Table_20_Contents">
      <style:paragraph-properties fo:margin-top="0.028in" fo:margin-bottom="0.028in" style:contextual-spacing="false" fo:text-align="center" style:justify-single-word="false"/>
      <style:text-properties fo:font-size="11pt" style:font-size-asian="11pt" style:font-size-complex="11pt"/>
    </style:style>
    <style:style style:name="P30" style:family="paragraph" style:parent-style-name="Text_20_body">
      <style:paragraph-properties fo:margin-top="0in" fo:margin-bottom="0.0665in" style:contextual-spacing="false"/>
      <style:text-properties fo:font-size="11pt" style:font-size-asian="11pt" style:font-size-complex="11pt"/>
    </style:style>
    <style:style style:name="P31" style:family="paragraph" style:parent-style-name="Table_20_Contents">
      <style:paragraph-properties fo:margin-top="0.028in" fo:margin-bottom="0.028in" style:contextual-spacing="false" fo:text-align="start" style:justify-single-word="false"/>
      <style:text-properties fo:font-size="11pt" style:font-size-asian="11pt" style:font-size-complex="11pt"/>
    </style:style>
    <style:style style:name="P32" style:family="paragraph" style:parent-style-name="Text_20_body">
      <style:paragraph-properties fo:margin-top="0in" fo:margin-bottom="0.0665in" style:contextual-spacing="fals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3" style:family="paragraph" style:parent-style-name="Text_20_body">
      <style:paragraph-properties fo:margin-top="0in" fo:margin-bottom="0.0665in" style:contextual-spacing="false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34" style:family="paragraph" style:parent-style-name="Text_20_body">
      <style:text-properties fo:font-weight="normal" style:font-weight-asian="normal" style:font-weight-complex="normal"/>
    </style:style>
    <style:style style:name="P35" style:family="paragraph" style:parent-style-name="Text_20_body">
      <style:paragraph-properties fo:margin-top="0in" fo:margin-bottom="0in" style:contextual-spacing="false" fo:text-align="center" style:justify-single-word="false"/>
      <style:text-properties fo:font-weight="normal" style:font-weight-asian="normal" style:font-weight-complex="normal"/>
    </style:style>
    <style:style style:name="P36" style:family="paragraph" style:parent-style-name="Text_20_body">
      <style:paragraph-properties fo:margin-top="0in" fo:margin-bottom="0.0665in" style:contextual-spacing="false">
        <style:tab-stops>
          <style:tab-stop style:position="3.9409in"/>
        </style:tab-stops>
      </style:paragraph-properties>
      <style:text-properties fo:font-weight="normal" style:font-weight-asian="normal" style:font-weight-complex="normal"/>
    </style:style>
    <style:style style:name="P37" style:family="paragraph" style:parent-style-name="_5b_RPG_5d__20_Táblázat_20_-_20_Fortély_20_hatás">
      <style:text-properties fo:font-weight="normal" fo:background-color="transparent" style:font-weight-asian="normal" style:font-weight-complex="normal"/>
    </style:style>
    <style:style style:name="P38" style:family="paragraph" style:parent-style-name="_5b_RPG_5d__20_Táblázat_20_-_20_Fortély_20_hatás">
      <style:text-properties fo:font-weight="normal" fo:background-color="#ff6633" style:font-weight-asian="normal" style:font-weight-complex="normal"/>
    </style:style>
    <style:style style:name="P39" style:family="paragraph" style:parent-style-name="Text_20_body">
      <style:text-properties style:font-name="Nimbus Roman No9 L" fo:font-size="11pt" style:font-size-asian="11pt" style:font-size-complex="11pt"/>
    </style:style>
    <style:style style:name="P40" style:family="paragraph" style:parent-style-name="Standard">
      <style:text-properties style:font-name="Nimbus Roman No9 L" fo:font-size="11pt" style:font-size-asian="11pt" style:font-size-complex="11pt"/>
    </style:style>
    <style:style style:name="P41" style:family="paragraph" style:parent-style-name="Text_20_body">
      <style:paragraph-properties fo:margin-left="0in" fo:margin-right="0in" fo:text-indent="0.0783in" style:auto-text-indent="false"/>
      <style:text-properties style:font-name="Nimbus Roman No9 L" fo:font-size="11pt" fo:font-weight="bold" style:font-size-asian="11pt" style:font-weight-asian="bold" style:font-size-complex="11pt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Nimbus Roman No9 L" fo:font-size="11pt" fo:font-weight="bold" style:font-size-asian="11pt" style:font-weight-asian="bold" style:font-size-complex="11pt" style:font-weight-complex="bold"/>
    </style:style>
    <style:style style:name="P43" style:family="paragraph" style:parent-style-name="Text_20_body">
      <style:text-properties style:font-name="Nimbus Roman No9 L" fo:font-size="11pt" style:text-underline-style="none" style:font-name-asian="Sans Serif" style:font-size-asian="11pt" style:font-name-complex="Tahoma1" style:font-size-complex="11pt"/>
    </style:style>
    <style:style style:name="P44" style:family="paragraph" style:parent-style-name="Text_20_body">
      <style:text-properties style:font-name="Nimbus Roman No9 L" fo:font-size="11pt" style:text-underline-style="none" fo:font-weight="bold" style:font-name-asian="Sans Serif" style:font-size-asian="11pt" style:font-weight-asian="bold" style:font-name-complex="Tahoma1" style:font-size-complex="11pt" style:font-weight-complex="bold"/>
    </style:style>
    <style:style style:name="P45" style:family="paragraph" style:parent-style-name="Text_20_body">
      <style:paragraph-properties fo:break-before="page"/>
      <style:text-properties style:font-name="Nimbus Roman No9 L" fo:font-size="11pt" style:text-underline-style="none" fo:font-weight="bold" style:font-name-asian="Sans Serif" style:font-size-asian="11pt" style:font-weight-asian="bold" style:font-name-complex="Tahoma1" style:font-size-complex="11pt" style:font-weight-complex="bold"/>
    </style:style>
    <style:style style:name="P46" style:family="paragraph" style:parent-style-name="Standard">
      <style:text-properties style:font-name="Nimbus Roman No9 L" fo:font-size="9pt" fo:font-style="italic" style:text-underline-style="none" style:font-name-asian="Sans Serif" style:font-size-asian="9pt" style:font-style-asian="italic" style:font-name-complex="Tahoma1" style:font-size-complex="9pt" style:font-style-complex="italic"/>
    </style:style>
    <style:style style:name="P47" style:family="paragraph" style:parent-style-name="Text_20_body">
      <style:text-properties style:font-name="Nimbus Roman No9 L" fo:font-size="7pt" style:text-underline-style="none" style:font-name-asian="Sans Serif" style:font-size-asian="7pt" style:font-name-complex="Tahoma1" style:font-size-complex="7pt"/>
    </style:style>
    <style:style style:name="P48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0" style:family="paragraph" style:parent-style-name="_5b_RPG_5d__20_Táblázattartalom_20_1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1" style:family="paragraph" style:parent-style-name="_5b_RPG_5d__20_Táblázattartalom_20_1">
      <style:paragraph-properties fo:text-align="center" style:justify-single-word="false"/>
      <style:text-properties fo:font-size="10pt" fo:font-weight="bold" fo:background-color="#ff9966" style:font-size-asian="10pt" style:font-weight-asian="bold" style:font-size-complex="10pt" style:font-weight-complex="bold"/>
    </style:style>
    <style:style style:name="P52" style:family="paragraph" style:parent-style-name="Text_20_body">
      <style:text-properties fo:font-size="10pt" fo:font-style="italic" style:font-size-asian="10pt" style:font-style-asian="italic" style:font-size-complex="10pt" style:font-style-complex="italic"/>
    </style:style>
    <style:style style:name="P53" style:family="paragraph" style:parent-style-name="Standard">
      <style:paragraph-properties fo:margin-left="0in" fo:margin-right="0in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54" style:family="paragraph" style:parent-style-name="Text_20_body">
      <style:text-properties fo:font-size="10pt" style:font-size-asian="10pt" style:font-size-complex="10pt"/>
    </style:style>
    <style:style style:name="P55" style:family="paragraph" style:parent-style-name="Standard">
      <style:paragraph-properties fo:margin-top="0in" fo:margin-bottom="0in" style:contextual-spacing="false" fo:text-align="start" style:justify-single-word="false" style:text-autospace="none"/>
      <style:text-properties fo:font-size="10pt" style:font-size-asian="10pt" style:font-size-complex="10pt"/>
    </style:style>
    <style:style style:name="P56" style:family="paragraph" style:parent-style-name="Table_20_Contents">
      <style:paragraph-properties fo:margin-top="0in" fo:margin-bottom="0in" style:contextual-spacing="false" fo:text-align="start" style:justify-single-word="false" style:text-autospace="none"/>
      <style:text-properties fo:font-size="10pt" style:font-size-asian="10pt" style:font-size-complex="10pt"/>
    </style:style>
    <style:style style:name="P57" style:family="paragraph" style:parent-style-name="Table_20_Contents">
      <style:paragraph-properties fo:margin-top="0in" fo:margin-bottom="0in" style:contextual-spacing="false" fo:text-align="start" style:justify-single-word="false"/>
      <style:text-properties fo:font-size="10pt" style:font-size-asian="10pt" style:font-size-complex="10pt"/>
    </style:style>
    <style:style style:name="P58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style:font-size-asian="10pt" style:font-size-complex="10pt"/>
    </style:style>
    <style:style style:name="P59" style:family="paragraph" style:parent-style-name="Table_20_Contents">
      <loext:graphic-properties draw:fill="solid" draw:fill-color="#ff0000" draw:opacity="100%"/>
      <style:paragraph-properties fo:margin-top="0in" fo:margin-bottom="0in" style:contextual-spacing="false" fo:text-align="center" style:justify-single-word="false" fo:background-color="#ff0000"/>
      <style:text-properties fo:font-size="10pt" style:font-size-asian="10pt" style:font-size-complex="10pt"/>
    </style:style>
    <style:style style:name="P60" style:family="paragraph" style:parent-style-name="_5b_RPG_5d__20_Táblázattartalom_20_1">
      <style:paragraph-properties fo:text-align="center" style:justify-single-word="false"/>
      <style:text-properties fo:font-size="10pt" style:font-size-asian="10pt" style:font-size-complex="10pt"/>
    </style:style>
    <style:style style:name="P61" style:family="paragraph" style:parent-style-name="_5b_RPG_5d__20_Táblázattartalom_20_1">
      <style:paragraph-properties fo:text-align="center" style:justify-single-word="false" fo:keep-together="auto"/>
      <style:text-properties fo:font-size="10pt" style:font-size-asian="10pt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63" style:family="paragraph" style:parent-style-name="Table_20_Contents">
      <style:paragraph-properties fo:text-align="center" style:justify-single-word="false">
        <style:tab-stops>
          <style:tab-stop style:position="0.6091in"/>
        </style:tab-stops>
      </style:paragraph-properties>
      <style:text-properties fo:font-size="10pt" style:font-size-asian="10pt" style:font-size-complex="10pt"/>
    </style:style>
    <style:style style:name="P64" style:family="paragraph" style:parent-style-name="Table_20_Contents">
      <style:paragraph-properties fo:margin-top="0.028in" fo:margin-bottom="0.028in" style:contextual-spacing="false" fo:text-align="center" style:justify-single-word="false"/>
      <style:text-properties fo:font-size="10pt" style:font-size-asian="10pt" style:font-size-complex="10pt"/>
    </style:style>
    <style:style style:name="P65" style:family="paragraph" style:parent-style-name="Table_20_Contents">
      <style:paragraph-properties fo:margin-top="0.028in" fo:margin-bottom="0.028in" style:contextual-spacing="false"/>
      <style:text-properties fo:font-size="10pt" style:font-size-asian="10pt" style:font-size-complex="10pt"/>
    </style:style>
    <style:style style:name="P66" style:family="paragraph" style:parent-style-name="_5b_RPG_5d__20_Táblázat_20_-_20_Fortély_20_hatás">
      <style:text-properties fo:font-size="10pt" fo:background-color="transparent" style:font-size-asian="10pt" style:font-size-complex="10pt"/>
    </style:style>
    <style:style style:name="P67" style:family="paragraph" style:parent-style-name="Text_20_body">
      <style:text-properties fo:font-size="9pt" style:font-size-asian="9pt" style:font-size-complex="9pt"/>
    </style:style>
    <style:style style:name="P68" style:family="paragraph" style:parent-style-name="_5b_RPG_5d__20_Táblázat_20_-_20_Fortély_20_hatás">
      <style:paragraph-properties fo:margin-left="0in" fo:margin-right="0in" fo:margin-top="0in" fo:margin-bottom="0in" style:contextual-spacing="false" fo:text-indent="0in" style:auto-text-indent="false"/>
      <style:text-properties fo:font-size="9pt" style:font-size-asian="9pt" style:font-size-complex="9pt"/>
    </style:style>
    <style:style style:name="P69" style:family="paragraph" style:parent-style-name="Text_20_body">
      <style:paragraph-properties fo:text-align="start" style:justify-single-word="false"/>
      <style:text-properties fo:font-size="9pt" style:font-size-asian="9pt" style:font-size-complex="9pt"/>
    </style:style>
    <style:style style:name="P70" style:family="paragraph" style:parent-style-name="_5b_RPG_5d__20_Táblázat_20_-_20_Fortély_20_hatás">
      <style:paragraph-properties fo:text-align="start" style:justify-single-word="false"/>
      <style:text-properties fo:font-size="9pt" style:font-size-asian="9pt" style:font-size-complex="9pt"/>
    </style:style>
    <style:style style:name="P71" style:family="paragraph" style:parent-style-name="Table_20_Contents">
      <style:paragraph-properties fo:margin-top="0in" fo:margin-bottom="0in" style:contextual-spacing="false"/>
      <style:text-properties fo:font-size="9pt" style:font-size-asian="9pt" style:font-size-complex="9pt"/>
    </style:style>
    <style:style style:name="P72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style:font-size-asian="9pt" style:font-size-complex="9pt"/>
    </style:style>
    <style:style style:name="P73" style:family="paragraph" style:parent-style-name="Table_20_Heading">
      <style:paragraph-properties fo:text-align="center" style:justify-single-word="false"/>
      <style:text-properties fo:font-size="9pt" style:font-size-asian="9pt" style:font-size-complex="9pt"/>
    </style:style>
    <style:style style:name="P74" style:family="paragraph" style:parent-style-name="_5b_RPG_5d__20_Táblázat_20_-_20_Fortély_20_hatás">
      <style:paragraph-properties fo:text-align="center" style:justify-single-word="false"/>
      <style:text-properties fo:font-size="9pt" style:font-size-asian="9pt" style:font-size-complex="9pt"/>
    </style:style>
    <style:style style:name="P75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76" style:family="paragraph" style:parent-style-name="Table_20_Heading">
      <style:text-properties fo:font-size="9pt" style:font-size-asian="9pt" style:font-size-complex="9pt"/>
    </style:style>
    <style:style style:name="P77" style:family="paragraph" style:parent-style-name="_5b_RPG_5d__20_Táblázat_20_-_20_Fortély_20_hatás">
      <style:text-properties fo:font-size="9pt" style:font-size-asian="9pt" style:font-size-complex="9pt"/>
    </style:style>
    <style:style style:name="P78" style:family="paragraph" style:parent-style-name="Text_20_body">
      <style:text-properties fo:font-size="9pt" fo:font-weight="normal" style:font-size-asian="9pt" style:font-weight-asian="normal" style:font-size-complex="9pt" style:font-weight-complex="normal"/>
    </style:style>
    <style:style style:name="P7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9pt" fo:font-weight="normal" style:font-size-asian="9pt" style:font-weight-asian="normal" style:font-size-complex="9pt" style:font-weight-complex="normal"/>
    </style:style>
    <style:style style:name="P80" style:family="paragraph" style:parent-style-name="Text_20_body">
      <style:paragraph-properties fo:margin-top="0in" fo:margin-bottom="0in" style:contextual-spacing="false" fo:text-align="center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81" style:family="paragraph" style:parent-style-name="Text_20_body">
      <style:paragraph-properties fo:margin-left="0in" fo:margin-right="0in" fo:margin-top="0in" fo:margin-bottom="0.0665in" style:contextual-spacing="false" fo:text-indent="0in" style:auto-text-indent="false"/>
      <style:text-properties fo:font-size="9pt" fo:font-style="italic" fo:background-color="#ff0000" style:font-size-asian="9pt" style:font-style-asian="italic" style:font-size-complex="9pt" style:font-style-complex="italic"/>
    </style:style>
    <style:style style:name="P82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83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84" style:family="paragraph" style:parent-style-name="Text_20_body">
      <style:paragraph-properties fo:text-align="justify" style:justify-single-word="false"/>
    </style:style>
    <style:style style:name="P85" style:family="paragraph" style:parent-style-name="_5b_RPG_5d__20_Táblázattartalom_20_-_20_saját_20_-_20_1">
      <style:paragraph-properties fo:text-align="justify" style:justify-single-word="false"/>
    </style:style>
    <style:style style:name="P86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size="8pt" style:font-size-asian="8pt" style:font-size-complex="8pt"/>
    </style:style>
    <style:style style:name="P87" style:family="paragraph" style:parent-style-name="_5b_RPG_5d__20_Táblázattartalom_20_1">
      <style:paragraph-properties fo:text-align="center" style:justify-single-word="false"/>
      <style:text-properties fo:font-size="8pt" fo:background-color="#ff0000" style:font-size-asian="8pt" style:font-size-complex="8pt"/>
    </style:style>
    <style:style style:name="P88" style:family="paragraph" style:parent-style-name="Text_20_body">
      <style:text-properties fo:font-size="8pt" fo:font-weight="normal" style:font-size-asian="7pt" style:font-weight-asian="normal" style:font-size-complex="8pt" style:font-weight-complex="normal"/>
    </style:style>
    <style:style style:name="P89" style:family="paragraph" style:parent-style-name="Text_20_body">
      <style:paragraph-properties fo:margin-left="0in" fo:margin-right="0in" fo:text-indent="0in" style:auto-text-indent="false"/>
    </style:style>
    <style:style style:name="P90" style:family="paragraph" style:parent-style-name="Standard">
      <style:paragraph-properties fo:margin-left="0in" fo:margin-right="0in" fo:text-indent="0in" style:auto-text-indent="false"/>
    </style:style>
    <style:style style:name="P91" style:family="paragraph" style:parent-style-name="Text_20_body">
      <style:paragraph-properties fo:margin-left="0in" fo:margin-right="0in" fo:margin-top="0in" fo:margin-bottom="0.0665in" style:contextual-spacing="false" fo:text-indent="0in" style:auto-text-indent="false"/>
    </style:style>
    <style:style style:name="P92" style:family="paragraph" style:parent-style-name="Text_20_body">
      <style:paragraph-properties fo:margin-left="0in" fo:margin-right="0in" fo:text-align="start" style:justify-single-word="false" fo:text-indent="0in" style:auto-text-indent="false"/>
    </style:style>
    <style:style style:name="P93" style:family="paragraph" style:parent-style-name="_5b_RPG_5d__20_OK">
      <style:paragraph-properties fo:text-align="start" style:justify-single-word="false"/>
    </style:style>
    <style:style style:name="P94" style:family="paragraph" style:parent-style-name="_5b_RPG_5d__20_Táblázatfejléc">
      <style:paragraph-properties fo:text-align="start" style:justify-single-word="false"/>
    </style:style>
    <style:style style:name="P95" style:family="paragraph" style:parent-style-name="_5b_RPG_5d__20_Táblázattartalom_20_1">
      <style:paragraph-properties fo:text-align="start" style:justify-single-word="false"/>
    </style:style>
    <style:style style:name="P96" style:family="paragraph" style:parent-style-name="Standard">
      <style:paragraph-properties fo:margin-left="0in" fo:margin-right="0in" fo:text-indent="0in" style:auto-text-indent="false"/>
      <style:text-properties style:font-name="Mufferaw1" fo:font-size="6pt" style:font-size-asian="6pt" style:font-size-complex="6pt"/>
    </style:style>
    <style:style style:name="P97" style:family="paragraph" style:parent-style-name="Standard">
      <style:paragraph-properties fo:margin-left="0in" fo:margin-right="0in" fo:text-indent="0.0398in" style:auto-text-indent="false"/>
      <style:text-properties style:font-name="Mufferaw1" fo:font-size="6pt" style:font-size-asian="6pt" style:font-size-complex="6pt"/>
    </style:style>
    <style:style style:name="P98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99" style:family="paragraph" style:parent-style-name="Table_20_Contents">
      <style:paragraph-properties fo:margin-top="0.028in" fo:margin-bottom="0.028in" style:contextual-spacing="false"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0" style:family="paragraph" style:parent-style-name="Standard">
      <style:paragraph-properties fo:margin-left="0in" fo:margin-right="0in" fo:text-indent="0in" style:auto-text-indent="false"/>
      <style:text-properties fo:font-size="7pt" style:font-size-asian="7pt" style:font-size-complex="7pt"/>
    </style:style>
    <style:style style:name="P101" style:family="paragraph" style:parent-style-name="Text_20_body">
      <style:paragraph-properties fo:margin-top="0in" fo:margin-bottom="0in" style:contextual-spacing="false"/>
      <style:text-properties fo:font-size="7pt" style:font-size-asian="6.09999990463257pt" style:font-size-complex="7pt"/>
    </style:style>
    <style:style style:name="P102" style:family="paragraph" style:parent-style-name="Text_20_body">
      <style:paragraph-properties fo:margin-left="0in" fo:margin-right="0in" fo:margin-top="0in" fo:margin-bottom="0.0665in" style:contextual-spacing="false" fo:text-indent="0in" style:auto-text-indent="false"/>
      <style:text-properties style:text-line-through-style="none" style:text-line-through-type="none" fo:font-size="14pt" fo:font-weight="bold" style:font-size-asian="14pt" style:font-weight-asian="bold" style:font-size-complex="14pt" style:font-weight-complex="bold"/>
    </style:style>
    <style:style style:name="P103" style:family="paragraph" style:parent-style-name="Text_20_body">
      <style:paragraph-properties fo:margin-left="0in" fo:margin-right="0in" fo:margin-top="0in" fo:margin-bottom="0.0665in" style:contextual-spacing="false" fo:text-indent="0in" style:auto-text-indent="false"/>
      <style:text-properties style:text-line-through-style="none" style:text-line-through-type="none" fo:font-style="normal" style:font-style-asian="normal" style:font-style-complex="normal"/>
    </style:style>
    <style:style style:name="P104" style:family="paragraph" style:parent-style-name="Text_20_body">
      <style:paragraph-properties fo:margin-left="0in" fo:margin-right="0in" fo:margin-top="0in" fo:margin-bottom="0.0665in" style:contextual-spacing="false" fo:text-indent="0.0783in" style:auto-text-indent="false"/>
      <style:text-properties style:text-line-through-style="none" style:text-line-through-type="none" fo:font-style="normal" style:font-style-asian="normal" style:font-style-complex="normal"/>
    </style:style>
    <style:style style:name="P105" style:family="paragraph" style:parent-style-name="Standard">
      <style:text-properties style:text-line-through-style="none" style:text-line-through-type="none"/>
    </style:style>
    <style:style style:name="P106" style:family="paragraph" style:parent-style-name="Standard">
      <style:paragraph-properties fo:margin-left="0in" fo:margin-right="0in" fo:text-indent="0.0398in" style:auto-text-indent="false"/>
      <style:text-properties style:text-line-through-style="none" style:text-line-through-type="none"/>
    </style:style>
    <style:style style:name="P107" style:family="paragraph" style:parent-style-name="_5b_RPG_5d__20_Táblázattartalom_20_1">
      <style:text-properties style:text-line-through-style="none" style:text-line-through-type="none"/>
    </style:style>
    <style:style style:name="P108" style:family="paragraph" style:parent-style-name="_5b_RPG_5d__20_OK">
      <style:text-properties style:text-line-through-style="none" style:text-line-through-type="none"/>
    </style:style>
    <style:style style:name="P109" style:family="paragraph" style:parent-style-name="_5b_RPG_5d__20_OK">
      <style:text-properties style:text-line-through-style="none" style:text-line-through-type="none" fo:background-color="transparent"/>
    </style:style>
    <style:style style:name="P110" style:family="paragraph" style:parent-style-name="_5b_RPG_5d__20_Táblázattartalom_20_1">
      <style:text-properties style:text-line-through-style="none" style:text-line-through-type="none" fo:background-color="transparent"/>
    </style:style>
    <style:style style:name="P111" style:family="paragraph" style:parent-style-name="_5b_RPG_5d__20_Táblázat_20_-_20_Fortély_20_hatás">
      <style:paragraph-properties fo:text-align="start" style:justify-single-word="false"/>
      <style:text-properties style:text-line-through-style="none" style:text-line-through-type="none" fo:background-color="transparent"/>
    </style:style>
    <style:style style:name="P112" style:family="paragraph" style:parent-style-name="_5b_RPG_5d__20_Táblázat_20_-_20_Fortély_20_hatás">
      <style:paragraph-properties fo:text-align="center" style:justify-single-word="false"/>
      <style:text-properties style:text-line-through-style="none" style:text-line-through-type="none" fo:background-color="transparent"/>
    </style:style>
    <style:style style:name="P113" style:family="paragraph" style:parent-style-name="_5b_RPG_5d__20_Táblázattartalom_20_1">
      <style:text-properties style:text-line-through-style="none" style:text-line-through-type="none" fo:font-weight="normal" fo:background-color="transparent" style:font-weight-asian="normal" style:font-weight-complex="normal"/>
    </style:style>
    <style:style style:name="P114" style:family="paragraph" style:parent-style-name="_5b_RPG_5d__20_Táblázattartalom_20_1">
      <style:paragraph-properties fo:text-align="center" style:justify-single-word="false"/>
      <style:text-properties style:text-line-through-style="none" style:text-line-through-type="none" fo:font-weight="normal" fo:background-color="transparent" style:font-weight-asian="normal" style:font-weight-complex="normal"/>
    </style:style>
    <style:style style:name="P115" style:family="paragraph" style:parent-style-name="_5b_RPG_5d__20_Táblázattartalom_20_1">
      <style:text-properties style:text-line-through-style="none" style:text-line-through-type="none" fo:font-weight="normal" fo:background-color="#ff0000" style:font-weight-asian="normal" style:font-weight-complex="normal"/>
    </style:style>
    <style:style style:name="P116" style:family="paragraph" style:parent-style-name="_5b_RPG_5d__20_Táblázattartalom_20_1">
      <style:text-properties style:text-line-through-style="none" style:text-line-through-type="none" fo:font-weight="bold" fo:background-color="#ffcc99" style:font-weight-asian="bold" style:font-weight-complex="bold"/>
    </style:style>
    <style:style style:name="P117" style:family="paragraph" style:parent-style-name="_5b_RPG_5d__20_Táblázattartalom_20_1">
      <style:text-properties style:text-line-through-style="none" style:text-line-through-type="none" fo:font-weight="bold" fo:background-color="transparent" style:font-weight-asian="bold" style:font-weight-complex="bold"/>
    </style:style>
    <style:style style:name="P118" style:family="paragraph" style:parent-style-name="_5b_RPG_5d__20_Táblázattartalom_20_1">
      <style:paragraph-properties fo:text-align="center" style:justify-single-word="false"/>
      <style:text-properties style:text-line-through-style="none" style:text-line-through-type="none" fo:font-weight="bold" fo:background-color="transparent" style:font-weight-asian="bold" style:font-weight-complex="bold"/>
    </style:style>
    <style:style style:name="P119" style:family="paragraph" style:parent-style-name="_5b_RPG_5d__20_Táblázattartalom_20_1">
      <style:text-properties style:text-line-through-style="none" style:text-line-through-type="none" fo:font-weight="bold" fo:background-color="#ff0000" style:font-weight-asian="bold" style:font-weight-complex="bold"/>
    </style:style>
    <style:style style:name="P120" style:family="paragraph" style:parent-style-name="_5b_RPG_5d__20_Táblázattartalom_20_1">
      <style:text-properties style:text-line-through-style="none" style:text-line-through-type="none" fo:background-color="#ff0000"/>
    </style:style>
    <style:style style:name="P121" style:family="paragraph" style:parent-style-name="_5b_RPG_5d__20_Táblázattartalom_20_1">
      <style:text-properties style:text-line-through-style="none" style:text-line-through-type="none" fo:background-color="#ffcc99"/>
    </style:style>
    <style:style style:name="P122" style:family="paragraph" style:parent-style-name="_5b_RPG_5d__20_Táblázattartalom_20_1">
      <style:paragraph-properties fo:text-align="center" style:justify-single-word="false"/>
      <style:text-properties style:text-line-through-style="none" style:text-line-through-type="none" fo:font-size="10pt" style:font-size-asian="10pt" style:font-size-complex="10pt"/>
    </style:style>
    <style:style style:name="P123" style:family="paragraph" style:parent-style-name="_5b_RPG_5d__20_Táblázattartalom_20_1">
      <style:text-properties style:text-line-through-style="none" style:text-line-through-type="none" fo:background-color="#23ff23"/>
    </style:style>
    <style:style style:name="P124" style:family="paragraph" style:parent-style-name="_5b_RPG_5d__20_Táblázattartalom_20_1">
      <style:paragraph-properties fo:text-align="center" style:justify-single-word="false"/>
      <style:text-properties style:text-line-through-style="none" style:text-line-through-type="none"/>
    </style:style>
    <style:style style:name="P125" style:family="paragraph" style:parent-style-name="_5b_RPG_5d__20_Táblázattartalom_20_1">
      <style:text-properties style:text-line-through-style="none" style:text-line-through-type="none" fo:background-color="#ff6633"/>
    </style:style>
    <style:style style:name="P126" style:family="paragraph" style:parent-style-name="_5b_RPG_5d__20_Táblázattartalom_20_1">
      <style:text-properties style:text-line-through-style="none" style:text-line-through-type="none" fo:background-color="#ff9966"/>
    </style:style>
    <style:style style:name="P127" style:family="paragraph" style:parent-style-name="_5b_RPG_5d__20_Táblázattartalom_20_1">
      <style:paragraph-properties fo:text-align="start" style:justify-single-word="false"/>
      <style:text-properties style:text-line-through-style="none" style:text-line-through-type="none"/>
    </style:style>
    <style:style style:name="P128" style:family="paragraph" style:parent-style-name="_5b_RPG_5d__20_Táblázattartalom_20_1">
      <style:text-properties style:text-line-through-style="none" style:text-line-through-type="none" fo:font-size="8pt" style:font-size-asian="8pt" style:font-size-complex="8pt"/>
    </style:style>
    <style:style style:name="P129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30" style:family="paragraph" style:parent-style-name="Table_20_Contents">
      <style:paragraph-properties fo:text-align="center" style:justify-single-word="false"/>
      <style:text-properties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31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Arial" fo:font-size="8pt" fo:font-style="normal" style:font-size-asian="8pt" style:font-style-asian="normal" style:font-size-complex="8pt" style:font-style-complex="normal"/>
    </style:style>
    <style:style style:name="P132" style:family="paragraph" style:parent-style-name="Table_20_Contents">
      <style:paragraph-properties fo:text-align="center" style:justify-single-word="false"/>
      <style:text-properties style:font-name="Arial" fo:font-size="8pt" fo:font-style="normal" style:font-size-asian="8pt" style:font-style-asian="normal" style:font-size-complex="8pt" style:font-style-complex="normal"/>
    </style:style>
    <style:style style:name="P133" style:family="paragraph" style:parent-style-name="Standard">
      <style:paragraph-properties fo:margin-top="0in" fo:margin-bottom="0in" style:contextual-spacing="false" fo:text-align="start" style:justify-single-word="false" style:text-autospace="none"/>
      <style:text-properties style:font-name="Arial" fo:font-size="10pt" fo:font-style="normal" style:font-size-asian="10pt" style:font-style-asian="normal" style:font-size-complex="10pt" style:font-style-complex="normal"/>
    </style:style>
    <style:style style:name="P134" style:family="paragraph" style:parent-style-name="Table_20_Contents">
      <style:paragraph-properties fo:margin-top="0in" fo:margin-bottom="0in" style:contextual-spacing="false"/>
      <style:text-properties style:font-name="Arial" fo:font-size="10pt" fo:font-style="normal" style:font-size-asian="10pt" style:font-style-asian="normal" style:font-size-complex="10pt" style:font-style-complex="normal"/>
    </style:style>
    <style:style style:name="P135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rial" fo:font-size="10pt" fo:font-style="normal" style:font-size-asian="10pt" style:font-style-asian="normal" style:font-size-complex="10pt" style:font-style-complex="normal"/>
    </style:style>
    <style:style style:name="P13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rial" fo:font-size="10pt" fo:font-style="normal" fo:background-color="transparent" style:font-size-asian="10pt" style:font-style-asian="normal" style:font-size-complex="10pt" style:font-style-complex="normal"/>
    </style:style>
    <style:style style:name="P137" style:family="paragraph" style:parent-style-name="_5b_RPG_5d__20_Táblázattartalom_20_1">
      <style:text-properties style:font-name="Arial" fo:font-size="11pt" style:font-size-asian="11pt" style:font-size-complex="11pt"/>
    </style:style>
    <style:style style:name="P138" style:family="paragraph" style:parent-style-name="_5b_RPG_5d__20_Táblázattartalom_20_1">
      <style:text-properties style:font-name="Arial" fo:font-size="9pt" fo:font-weight="normal" fo:background-color="transparent" style:font-size-asian="9pt" style:font-weight-asian="normal" style:font-size-complex="9pt" style:font-weight-complex="normal"/>
    </style:style>
    <style:style style:name="P139" style:family="paragraph" style:parent-style-name="_5b_RPG_5d__20_Táblázattartalom_20_1">
      <style:text-properties style:font-name="Arial" fo:font-size="9pt" fo:font-weight="normal" style:font-size-asian="9pt" style:font-weight-asian="normal" style:font-size-complex="9pt" style:font-weight-complex="normal"/>
    </style:style>
    <style:style style:name="P140" style:family="paragraph" style:parent-style-name="_5b_RPG_5d__20_Táblázattartalom_20_-_20_fejléc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41" style:family="paragraph" style:parent-style-name="_5b_RPG_5d__20_Táblázattartalom_20_-_20_saját_20_-_20_1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42" style:family="paragraph" style:parent-style-name="_5b_RPG_5d__20_Táblázattartalom_20_1">
      <style:paragraph-properties fo:margin-left="0in" fo:margin-right="0in" fo:text-align="justify" style:justify-single-word="false" fo:text-indent="0in" style:auto-text-indent="false"/>
      <style:text-properties fo:background-color="transparent"/>
    </style:style>
    <style:style style:name="P143" style:family="paragraph" style:parent-style-name="_5b_RPG_5d__20_Táblázattartalom_20_1">
      <style:text-properties fo:background-color="transparent"/>
    </style:style>
    <style:style style:name="P144" style:family="paragraph" style:parent-style-name="_5b_RPG_5d__20_Táblázattartalom_20_1">
      <loext:graphic-properties draw:fill="solid" draw:fill-color="#ff6633" draw:opacity="100%"/>
      <style:paragraph-properties fo:background-color="#ff6633"/>
      <style:text-properties fo:background-color="transparent"/>
    </style:style>
    <style:style style:name="P145" style:family="paragraph" style:parent-style-name="_5b_RPG_5d__20_Táblázattartalom_20_1">
      <style:paragraph-properties fo:text-align="start" style:justify-single-word="false"/>
      <style:text-properties fo:background-color="transparent"/>
    </style:style>
    <style:style style:name="P146" style:family="paragraph" style:parent-style-name="_5b_RPG_5d__20_Táblázat_20_-_20_Fortély_20_hatás">
      <style:text-properties fo:background-color="transparent"/>
    </style:style>
    <style:style style:name="P147" style:family="paragraph" style:parent-style-name="_5b_RPG_5d__20_Táblázat_20_-_20_Fortély_20_hatás">
      <style:paragraph-properties>
        <style:tab-stops>
          <style:tab-stop style:position="0.3693in"/>
        </style:tab-stops>
      </style:paragraph-properties>
      <style:text-properties fo:background-color="transparent"/>
    </style:style>
    <style:style style:name="P148" style:family="paragraph" style:parent-style-name="Standard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149" style:family="paragraph" style:parent-style-name="Text_20_body">
      <loext:graphic-properties draw:fill="solid" draw:fill-color="#ff0000" draw:opacity="100%"/>
      <style:paragraph-properties fo:background-color="#ff0000"/>
    </style:style>
    <style:style style:name="P150" style:family="paragraph" style:parent-style-name="_5b_RPG_5d__20_Nem_5f_kell">
      <style:paragraph-properties fo:text-align="start" style:justify-single-word="false"/>
      <style:text-properties style:use-window-font-color="true" loext:opacity="0%" fo:background-color="transparent"/>
    </style:style>
    <style:style style:name="P151" style:family="paragraph" style:parent-style-name="_5b_RPG_5d__20_Nem_5f_kell">
      <style:text-properties style:use-window-font-color="true" loext:opacity="0%" fo:background-color="transparent"/>
    </style:style>
    <style:style style:name="P152" style:family="paragraph" style:parent-style-name="_5b_RPG_5d__20_Táblázat_20_-_20_Fortély_20_hatás">
      <style:text-properties style:use-window-font-color="true" loext:opacity="0%" fo:background-color="transparent"/>
    </style:style>
    <style:style style:name="P153" style:family="paragraph" style:parent-style-name="_5b_RPG_5d__20_Táblázattartalom_20_-_20_saját_20_-_20_1">
      <style:text-properties style:use-window-font-color="true" loext:opacity="0%"/>
    </style:style>
    <style:style style:name="P154" style:family="paragraph" style:parent-style-name="_5b_RPG_5d__20_Táblázattartalom_20_-_20_saját_20_-_20_1">
      <style:text-properties style:use-window-font-color="true" loext:opacity="0%" fo:font-weight="bold" style:font-weight-asian="bold" style:font-weight-complex="bold"/>
    </style:style>
    <style:style style:name="P155" style:family="paragraph" style:parent-style-name="_5b_RPG_5d__20_Nem_5f_kell">
      <style:text-properties style:use-window-font-color="true" loext:opacity="0%" fo:font-weight="bold" fo:background-color="transparent" style:font-weight-asian="bold" style:font-weight-complex="bold"/>
    </style:style>
    <style:style style:name="P156" style:family="paragraph" style:parent-style-name="_5b_RPG_5d__20_Nem_5f_kell">
      <style:paragraph-properties fo:text-align="start" style:justify-single-word="false"/>
      <style:text-properties style:use-window-font-color="true" loext:opacity="0%" fo:font-weight="bold" fo:background-color="transparent" style:font-weight-asian="bold" style:font-weight-complex="bold"/>
    </style:style>
    <style:style style:name="P157" style:family="paragraph" style:parent-style-name="_5b_RPG_5d__20_Táblázattartalom_20_-_20_saját_20_-_20_1">
      <style:paragraph-properties fo:text-align="start" style:justify-single-word="false"/>
      <style:text-properties style:use-window-font-color="true" loext:opacity="0%"/>
    </style:style>
    <style:style style:name="P158" style:family="paragraph" style:parent-style-name="_5b_RPG_5d__20_Táblázattartalom_20_-_20_fejléc">
      <style:text-properties style:use-window-font-color="true" loext:opacity="0%"/>
    </style:style>
    <style:style style:name="P159" style:family="paragraph" style:parent-style-name="_5b_RPG_5d__20_Táblázattartalom_20_1">
      <style:text-properties style:use-window-font-color="true" loext:opacity="0%" style:text-line-through-style="solid" style:text-line-through-type="single" style:text-line-through-width="bold" fo:background-color="transparent"/>
    </style:style>
    <style:style style:name="P160" style:family="paragraph" style:parent-style-name="_5b_RPG_5d__20_Táblázattartalom_20_1">
      <style:text-properties style:use-window-font-color="true" loext:opacity="0%" style:text-line-through-style="none" style:text-line-through-type="none" fo:background-color="transparent"/>
    </style:style>
    <style:style style:name="P161" style:family="paragraph" style:parent-style-name="_5b_RPG_5d__20_Táblázattartalom_20_1">
      <style:text-properties style:use-window-font-color="true" loext:opacity="0%" style:text-line-through-style="none" style:text-line-through-type="none" fo:font-size="7pt" fo:background-color="transparent" style:font-size-asian="7pt" style:font-size-complex="7pt"/>
    </style:style>
    <style:style style:name="P162" style:family="paragraph" style:parent-style-name="_5b_RPG_5d__20_Nem_5f_kell">
      <style:text-properties style:use-window-font-color="true" loext:opacity="0%"/>
    </style:style>
    <style:style style:name="P163" style:family="paragraph" style:parent-style-name="_5b_RPG_5d__20_Nem_5f_kell">
      <style:text-properties style:use-window-font-color="true" loext:opacity="0%" fo:font-size="10pt" fo:background-color="transparent" style:font-size-asian="10pt" style:font-size-complex="10pt"/>
    </style:style>
    <style:style style:name="P164" style:family="paragraph" style:parent-style-name="_5b_RPG_5d__20_Nem_5f_kell">
      <style:text-properties style:use-window-font-color="true" loext:opacity="0%" fo:font-size="10pt" fo:font-style="italic" fo:background-color="transparent" style:font-size-asian="10pt" style:font-style-asian="italic" style:font-size-complex="10pt" style:font-style-complex="italic"/>
    </style:style>
    <style:style style:name="P165" style:family="paragraph" style:parent-style-name="_5b_RPG_5d__20_Táblázat_20_-_20_Fortély_20_hatás">
      <style:text-properties style:use-window-font-color="true" loext:opacity="0%" fo:font-style="italic" style:font-style-asian="italic" style:font-style-complex="italic"/>
    </style:style>
    <style:style style:name="P166" style:family="paragraph" style:parent-style-name="_5b_RPG_5d__20_Táblázat_20_-_20_Fortély_20_hatás">
      <style:text-properties style:use-window-font-color="true" loext:opacity="0%" fo:font-style="normal" fo:font-weight="bold" style:font-style-asian="normal" style:font-weight-asian="bold" style:font-style-complex="normal" style:font-weight-complex="bold"/>
    </style:style>
    <style:style style:name="P167" style:family="paragraph" style:parent-style-name="_5b_RPG_5d__20_Táblázat_20_-_20_Fortély_20_hatás">
      <style:text-properties style:use-window-font-color="true" loext:opacity="0%" fo:font-style="normal" style:font-style-asian="normal" style:font-style-complex="normal"/>
    </style:style>
    <style:style style:name="P168" style:family="paragraph" style:parent-style-name="_5b_RPG_5d__20_Táblázat_20_-_20_Fortély_20_hatás">
      <style:text-properties style:use-window-font-color="true" loext:opacity="0%" fo:background-color="#ff0000"/>
    </style:style>
    <style:style style:name="P169" style:family="paragraph" style:parent-style-name="_5b_RPG_5d__20_Táblázattartalom_20_-_20_saját_20_-_20_1">
      <style:paragraph-properties fo:text-align="start" style:justify-single-word="false"/>
      <style:text-properties fo:color="#dc2300" loext:opacity="100%"/>
    </style:style>
    <style:style style:name="P170" style:family="paragraph" style:parent-style-name="_5b_RPG_5d__20_Táblázattartalom_20_-_20_saját_20_-_20_1">
      <style:text-properties fo:color="#666666" loext:opacity="100%" fo:font-size="7pt" style:font-size-asian="7pt" style:font-size-complex="7pt"/>
    </style:style>
    <style:style style:name="P17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7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73" style:family="paragraph" style:parent-style-name="Table_20_Heading">
      <style:paragraph-properties fo:text-align="center" style:justify-single-word="false"/>
      <style:text-properties fo:color="#00ae00" loext:opacity="100%" fo:font-size="10pt" style:font-size-asian="10pt" style:font-size-complex="10pt"/>
    </style:style>
    <style:style style:name="P174" style:family="paragraph" style:parent-style-name="Text_20_body">
      <style:paragraph-properties fo:break-before="column"/>
    </style:style>
    <style:style style:name="P175" style:family="paragraph" style:parent-style-name="Text_20_body">
      <style:paragraph-properties fo:margin-left="0.1181in" fo:margin-right="0in" fo:text-indent="0in" style:auto-text-indent="false" fo:break-before="column"/>
    </style:style>
    <style:style style:name="P17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77" style:family="paragraph" style:parent-style-name="_5b_RPG_5d__20_Táblázattartalom_20_1">
      <style:text-properties style:font-name="Times New Roman"/>
    </style:style>
    <style:style style:name="P178" style:family="paragraph" style:parent-style-name="_5b_RPG_5d__20_Táblázattartalom_20_1">
      <style:text-properties style:font-name="Times New Roman" fo:font-size="10pt" style:font-size-asian="10pt" style:font-size-complex="10pt"/>
    </style:style>
    <style:style style:name="P179" style:family="paragraph" style:parent-style-name="_5b_RPG_5d__20_Táblázattartalom_20_1">
      <style:text-properties style:font-name="Times New Roman" fo:font-size="7pt" style:font-size-asian="7pt" style:font-size-complex="7pt"/>
    </style:style>
    <style:style style:name="P180" style:family="paragraph" style:parent-style-name="_5b_RPG_5d__20_Táblázattartalom_20_1">
      <style:text-properties style:font-name="Times New Roman" fo:font-size="8pt" style:font-size-asian="8pt" style:font-size-complex="8pt"/>
    </style:style>
    <style:style style:name="P181" style:family="paragraph" style:parent-style-name="_5b_RPG_5d__20_Táblázattartalom_20_1">
      <style:text-properties style:text-line-through-style="solid" style:text-line-through-type="single" style:text-line-through-width="bold" fo:background-color="transparent"/>
    </style:style>
    <style:style style:name="P182" style:family="paragraph" style:parent-style-name="_5b_RPG_5d__20_Táblázattartalom_20_1">
      <style:text-properties style:text-line-through-style="solid" style:text-line-through-type="single" style:text-line-through-width="bold" fo:background-color="#ffcc99"/>
    </style:style>
    <style:style style:name="P183" style:family="paragraph" style:parent-style-name="_5b_RPG_5d__20_Táblázattartalom_20_1">
      <style:text-properties fo:color="#b84747" loext:opacity="100%" fo:font-size="7pt" fo:font-weight="bold" style:font-size-asian="7pt" style:font-weight-asian="bold" style:font-size-complex="7pt" style:font-weight-complex="bold"/>
    </style:style>
    <style:style style:name="P184" style:family="paragraph" style:parent-style-name="_5b_RPG_5d__20_Táblázattartalom_20_1">
      <style:text-properties fo:color="#ff0000" loext:opacity="100%" style:text-line-through-style="none" style:text-line-through-type="none" fo:font-weight="bold" fo:background-color="transparent"/>
    </style:style>
    <style:style style:name="P185" style:family="paragraph" style:parent-style-name="_5b_RPG_5d__20_Táblázattartalom_20_1">
      <style:text-properties fo:background-color="#ff0000"/>
    </style:style>
    <style:style style:name="P186" style:family="paragraph" style:parent-style-name="_5b_RPG_5d__20_Táblázattartalom_20_1">
      <style:paragraph-properties fo:text-align="start" style:justify-single-word="false"/>
      <style:text-properties fo:background-color="#ff0000"/>
    </style:style>
    <style:style style:name="P187" style:family="paragraph" style:parent-style-name="_5b_RPG_5d__20_Táblázat_20_-_20_Fortély_20_hatás">
      <style:text-properties fo:background-color="#ff0000"/>
    </style:style>
    <style:style style:name="P188" style:family="paragraph" style:parent-style-name="_5b_RPG_5d__20_Táblázat_20_-_20_Fortély_20_hatás">
      <style:text-properties fo:font-style="normal" fo:background-color="transparent" style:font-style-asian="normal" style:font-style-complex="normal"/>
    </style:style>
    <style:style style:name="P189" style:family="paragraph" style:parent-style-name="_5b_RPG_5d__20_Táblázat_20_-_20_Fortély_20_hatás">
      <style:paragraph-properties fo:text-align="start" style:justify-single-word="false"/>
      <style:text-properties fo:font-style="normal" fo:background-color="transparent" style:font-style-asian="normal" style:font-style-complex="normal"/>
    </style:style>
    <style:style style:name="P190" style:family="paragraph" style:parent-style-name="_5b_RPG_5d__20_Táblázat_20_-_20_Fortély_20_hatás">
      <style:text-properties fo:font-style="normal" fo:font-weight="normal" style:font-style-asian="normal" style:font-weight-asian="normal" style:font-style-complex="normal" style:font-weight-complex="normal"/>
    </style:style>
    <style:style style:name="P191" style:family="paragraph" style:parent-style-name="_5b_RPG_5d__20_Táblázat_20_-_20_Fortély_20_hatás">
      <style:text-properties fo:font-style="normal" style:font-style-asian="normal" style:font-style-complex="normal"/>
    </style:style>
    <style:style style:name="P192" style:family="paragraph" style:parent-style-name="_5b_RPG_5d__20_Táblázat_20_-_20_Fortély_20_hatás">
      <style:text-properties fo:font-style="normal" fo:background-color="#ff6633" style:font-style-asian="normal" style:font-style-complex="normal"/>
    </style:style>
    <style:style style:name="P193" style:family="paragraph" style:parent-style-name="_5b_RPG_5d__20_Táblázat_20_-_20_Fortély_20_hatás">
      <style:text-properties fo:font-style="normal" fo:background-color="#ff0000" style:font-style-asian="normal" style:font-style-complex="normal"/>
    </style:style>
    <style:style style:name="P194" style:family="paragraph" style:parent-style-name="_5b_RPG_5d__20_Táblázat_20_-_20_Fortély_20_hatás">
      <style:paragraph-properties>
        <style:tab-stops>
          <style:tab-stop style:position="0.3783in"/>
        </style:tab-stops>
      </style:paragraph-properties>
    </style:style>
    <style:style style:name="P195" style:family="paragraph" style:parent-style-name="_5b_RPG_5d__20_Táblázat_20_-_20_Fortély_20_hatás">
      <style:text-properties fo:font-style="italic" fo:font-weight="normal" style:font-style-asian="italic" style:font-weight-asian="normal" style:font-style-complex="italic" style:font-weight-complex="normal"/>
    </style:style>
    <style:style style:name="P196" style:family="paragraph" style:parent-style-name="_5b_RPG_5d__20_Táblázat_20_-_20_Fortély_20_hatás">
      <style:text-properties fo:font-style="italic" style:font-style-asian="italic" style:font-style-complex="italic"/>
    </style:style>
    <style:style style:name="P197" style:family="paragraph" style:parent-style-name="_5b_RPG_5d__20_Táblázat_20_-_20_Fortély_20_hatás">
      <style:text-properties style:text-underline-style="solid" style:text-underline-width="auto" style:text-underline-color="font-color" fo:font-weight="normal" fo:background-color="transparent" style:font-weight-asian="normal" style:font-weight-complex="normal"/>
    </style:style>
    <style:style style:name="P198" style:family="paragraph" style:parent-style-name="_5b_RPG_5d__20_Táblázat_20_-_20_Fortély_20_hatás">
      <style:text-properties fo:background-color="#ff9966"/>
    </style:style>
    <style:style style:name="P199" style:family="paragraph" style:parent-style-name="Table_20_Contents">
      <style:paragraph-properties fo:margin-top="0.028in" fo:margin-bottom="0.028in" style:contextual-spacing="false"/>
    </style:style>
    <style:style style:name="P200" style:family="paragraph" style:parent-style-name="Text_20_body">
      <style:text-properties style:font-name="Nimbus Roman No9 L1" fo:font-size="11pt" fo:font-weight="normal" style:font-name-asian="Sans Serif" style:font-size-asian="9.60000038146973pt" style:font-weight-asian="normal" style:font-name-complex="Tahoma1" style:font-size-complex="11pt" style:font-weight-complex="normal"/>
    </style:style>
    <style:style style:name="P20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0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03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04" style:family="paragraph" style:parent-style-name="Heading_20_1">
      <style:paragraph-properties fo:break-before="page"/>
    </style:style>
    <style:style style:name="P205" style:family="paragraph" style:parent-style-name="Heading_20_1">
      <style:text-properties style:text-line-through-style="none" style:text-line-through-type="none" fo:font-size="14pt" fo:font-weight="bold" style:font-size-asian="14pt" style:font-weight-asian="bold" style:font-size-complex="14pt" style:font-weight-complex="bold"/>
    </style:style>
    <style:style style:name="P206" style:family="paragraph" style:parent-style-name="Heading_20_1" style:list-style-name="">
      <style:paragraph-properties fo:keep-together="always">
        <style:tab-stops/>
        <style:drop-cap/>
      </style:paragraph-properties>
    </style:style>
    <style:style style:name="P207" style:family="paragraph" style:parent-style-name="Heading_20_2">
      <style:paragraph-properties fo:break-before="page"/>
    </style:style>
    <style:style style:name="P208" style:family="paragraph" style:parent-style-name="Heading_20_2" style:list-style-name="">
      <style:paragraph-properties fo:keep-together="always">
        <style:tab-stops/>
      </style:paragraph-properties>
    </style:style>
    <style:style style:name="P209" style:family="paragraph" style:parent-style-name="Standard" style:list-style-name="L25">
      <style:text-properties style:use-window-font-color="true" loext:opacity="0%" fo:font-size="10pt" style:font-size-asian="10pt" style:font-size-complex="10pt"/>
    </style:style>
    <style:style style:name="P210" style:family="paragraph" style:parent-style-name="Standard" style:list-style-name="L26">
      <style:paragraph-properties fo:margin-left="0in" fo:margin-right="0in" fo:text-indent="0in" style:auto-text-indent="false"/>
      <style:text-properties style:use-window-font-color="true" loext:opacity="0%" fo:font-size="10pt" style:font-size-asian="10pt" style:font-size-complex="10pt"/>
    </style:style>
    <style:style style:name="P211" style:family="paragraph" style:parent-style-name="Standard" style:list-style-name="L26">
      <style:text-properties fo:font-size="10pt" style:font-size-asian="10pt" style:font-size-complex="10pt"/>
    </style:style>
    <style:style style:name="P212" style:family="paragraph" style:parent-style-name="Standard" style:list-style-name="L26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213" style:family="paragraph" style:parent-style-name="Standard">
      <style:text-properties officeooo:paragraph-rsid="001b8dab"/>
    </style:style>
    <style:style style:name="P214" style:family="paragraph" style:parent-style-name="Standard">
      <style:text-properties officeooo:paragraph-rsid="001ce703"/>
    </style:style>
    <style:style style:name="P21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paragraph-rsid="001ce703"/>
    </style:style>
    <style:style style:name="P216" style:family="paragraph" style:parent-style-name="Standard">
      <style:paragraph-properties fo:margin-left="0in" fo:margin-right="0in" fo:margin-top="0in" fo:margin-bottom="0in" style:contextual-spacing="false" fo:text-indent="0in" style:auto-text-indent="false"/>
    </style:style>
    <style:style style:name="P217" style:family="paragraph" style:parent-style-name="Table_20_Contents">
      <style:paragraph-properties fo:text-align="center" style:justify-single-word="false"/>
      <style:text-properties style:font-name="Arial" fo:font-size="8pt" fo:font-style="normal" fo:font-weight="bold" officeooo:paragraph-rsid="001ce703" style:font-size-asian="8pt" style:font-style-asian="normal" style:font-weight-asian="bold" style:font-size-complex="8pt" style:font-style-complex="normal" style:font-weight-complex="bold"/>
    </style:style>
    <style:style style:name="P218" style:family="paragraph" style:parent-style-name="Table_20_Contents">
      <style:paragraph-properties fo:text-align="center" style:justify-single-word="false"/>
      <style:text-properties style:font-name="Arial" fo:font-size="8pt" fo:font-style="normal" officeooo:paragraph-rsid="001ce703" style:font-size-asian="8pt" style:font-style-asian="normal" style:font-size-complex="8pt" style:font-style-complex="normal"/>
    </style:style>
    <style:style style:name="P219" style:family="paragraph" style:parent-style-name="Text_20_body" style:master-page-name="First_20_Page">
      <style:paragraph-properties fo:text-align="center" style:justify-single-word="false" style:page-number="auto"/>
      <style:text-properties fo:font-size="16pt" fo:font-weight="bold" style:font-size-asian="14pt" style:font-weight-asian="bold" style:font-size-complex="16pt" style:font-weight-complex="bold"/>
    </style:style>
    <style:style style:name="P220" style:family="paragraph" style:parent-style-name="Text_20_body" style:list-style-name="L1">
      <style:paragraph-properties fo:text-align="start" style:justify-single-word="false"/>
    </style:style>
    <style:style style:name="P221" style:family="paragraph" style:parent-style-name="Text_20_body" style:list-style-name="L1">
      <style:paragraph-properties fo:margin-left="0in" fo:margin-right="0in" fo:text-align="start" style:justify-single-word="false" fo:text-indent="0in" style:auto-text-indent="false"/>
    </style:style>
    <style:style style:name="P222" style:family="paragraph" style:parent-style-name="Text_20_body" style:list-style-name="L2">
      <style:paragraph-properties fo:margin-top="0in" fo:margin-bottom="0.0665in" style:contextual-spacing="false"/>
    </style:style>
    <style:style style:name="P223" style:family="paragraph" style:parent-style-name="Text_20_body" style:list-style-name="L2">
      <style:paragraph-properties fo:margin-left="0.4925in" fo:margin-right="0in" fo:margin-top="0in" fo:margin-bottom="0.0665in" style:contextual-spacing="false" fo:text-indent="0.0783in" style:auto-text-indent="false"/>
    </style:style>
    <style:style style:name="P224" style:family="paragraph" style:parent-style-name="Text_20_body" style:list-style-name="L2">
      <style:paragraph-properties fo:margin-left="0in" fo:margin-right="0in" fo:margin-top="0in" fo:margin-bottom="0.0665in" style:contextual-spacing="false" fo:text-indent="0.0783in" style:auto-text-indent="false"/>
    </style:style>
    <style:style style:name="P225" style:family="paragraph" style:parent-style-name="Text_20_body" style:list-style-name="L2">
      <style:paragraph-properties fo:margin-left="0.4925in" fo:margin-right="0in" fo:text-indent="0in" style:auto-text-indent="false"/>
    </style:style>
    <style:style style:name="P226" style:family="paragraph" style:parent-style-name="Text_20_body" style:list-style-name="L2">
      <style:paragraph-properties fo:margin-top="0in" fo:margin-bottom="0.0665in" style:contextual-spacing="false"/>
      <style:text-properties fo:font-weight="bold" style:font-weight-asian="bold" style:font-weight-complex="bold"/>
    </style:style>
    <style:style style:name="P227" style:family="paragraph" style:parent-style-name="Text_20_body" style:list-style-name="L2">
      <style:paragraph-properties fo:margin-left="0in" fo:margin-right="0in" fo:margin-top="0in" fo:margin-bottom="0.0665in" style:contextual-spacing="false" fo:text-indent="0.0783in" style:auto-text-indent="false"/>
      <style:text-properties fo:font-weight="bold" style:font-weight-asian="bold" style:font-weight-complex="bold"/>
    </style:style>
    <style:style style:name="P228" style:family="paragraph" style:parent-style-name="Text_20_body">
      <style:text-properties fo:font-weight="bold" style:font-weight-asian="bold" style:font-weight-complex="bold"/>
    </style:style>
    <style:style style:name="P229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P230" style:family="paragraph" style:parent-style-name="Text_20_body" style:list-style-name="L2">
      <style:paragraph-properties fo:margin-left="0.4925in" fo:margin-right="0in" fo:margin-top="0in" fo:margin-bottom="0.0665in" style:contextual-spacing="false" fo:text-indent="0.0783in" style:auto-text-indent="false">
        <style:tab-stops>
          <style:tab-stop style:position="3.5161in"/>
        </style:tab-stops>
      </style:paragraph-properties>
    </style:style>
    <style:style style:name="P231" style:family="paragraph" style:parent-style-name="Text_20_body" style:list-style-name="L2">
      <style:paragraph-properties fo:margin-left="0.4925in" fo:margin-right="0in" fo:margin-top="0in" fo:margin-bottom="0.0665in" style:contextual-spacing="false" fo:text-indent="0.0783in" style:auto-text-indent="false"/>
      <style:text-properties style:text-line-through-style="none" style:text-line-through-type="none"/>
    </style:style>
    <style:style style:name="P232" style:family="paragraph" style:parent-style-name="Text_20_body" style:list-style-name="L2">
      <style:paragraph-properties fo:margin-left="0in" fo:margin-right="0in" fo:margin-top="0in" fo:margin-bottom="0.0665in" style:contextual-spacing="false" fo:text-indent="0.0783in" style:auto-text-indent="false"/>
      <style:text-properties style:text-line-through-style="none" style:text-line-through-type="none"/>
    </style:style>
    <style:style style:name="P233" style:family="paragraph" style:parent-style-name="Text_20_body" style:list-style-name="L5">
      <style:paragraph-properties fo:margin-left="0in" fo:margin-right="0in" fo:margin-top="0in" fo:margin-bottom="0.0665in" style:contextual-spacing="false" fo:text-indent="0.0783in" style:auto-text-indent="false"/>
      <style:text-properties style:text-line-through-style="none" style:text-line-through-type="none" fo:font-style="normal" style:font-style-asian="normal" style:font-style-complex="normal"/>
    </style:style>
    <style:style style:name="P234" style:family="paragraph" style:parent-style-name="Text_20_body" style:list-style-name="L2">
      <style:paragraph-properties fo:margin-left="0.4925in" fo:margin-right="0in" fo:margin-top="0in" fo:margin-bottom="0.0665in" style:contextual-spacing="false" fo:text-indent="0.0783in" style:auto-text-indent="false"/>
      <style:text-properties fo:font-size="10pt" style:font-size-asian="10pt" style:font-size-complex="10pt"/>
    </style:style>
    <style:style style:name="P235" style:family="paragraph" style:parent-style-name="Text_20_body" style:list-style-name="L2">
      <style:paragraph-properties fo:margin-left="0.4925in" fo:margin-right="0in" fo:margin-top="0in" fo:margin-bottom="0.0665in" style:contextual-spacing="false" fo:text-indent="0.0783in" style:auto-text-indent="false"/>
      <style:text-properties fo:font-weight="normal" style:font-weight-asian="normal" style:font-weight-complex="normal"/>
    </style:style>
    <style:style style:name="P236" style:family="paragraph" style:parent-style-name="Text_20_body" style:list-style-name="L28">
      <style:paragraph-properties fo:margin-left="0in" fo:margin-right="0in" fo:margin-top="0in" fo:margin-bottom="0.0665in" style:contextual-spacing="false" fo:text-indent="0in" style:auto-text-indent="false"/>
      <style:text-properties fo:font-weight="normal" style:font-weight-asian="normal" style:font-weight-complex="normal"/>
    </style:style>
    <style:style style:name="P237" style:family="paragraph" style:parent-style-name="Text_20_body" style:list-style-name="L5">
      <style:paragraph-properties fo:margin-left="0in" fo:margin-right="0in" fo:margin-top="0in" fo:margin-bottom="0.0665in" style:contextual-spacing="false" fo:text-indent="0.0783in" style:auto-text-indent="false"/>
    </style:style>
    <style:style style:name="P238" style:family="paragraph" style:parent-style-name="Text_20_body" style:list-style-name="L23"/>
    <style:style style:name="P239" style:family="paragraph" style:parent-style-name="Text_20_body" style:list-style-name="L27">
      <style:paragraph-properties fo:margin-top="0in" fo:margin-bottom="0in" style:contextual-spacing="false"/>
      <style:text-properties fo:font-size="9pt" style:font-size-asian="9pt" style:font-size-complex="9pt"/>
    </style:style>
    <style:style style:name="P240" style:family="paragraph" style:parent-style-name="Text_20_body" style:list-style-name="L28"/>
    <style:style style:name="P241" style:family="paragraph" style:parent-style-name="Text_20_body" style:list-style-name="L29">
      <style:paragraph-properties fo:margin-top="0in" fo:margin-bottom="0.028in" style:contextual-spacing="false">
        <style:tab-stops>
          <style:tab-stop style:position="2.7839in"/>
        </style:tab-stops>
      </style:paragraph-properties>
    </style:style>
    <style:style style:name="P242" style:family="paragraph" style:parent-style-name="Text_20_body" style:list-style-name="L30"/>
    <style:style style:name="P243" style:family="paragraph" style:parent-style-name="Text_20_body" style:list-style-name="L31"/>
    <style:style style:name="P244" style:family="paragraph" style:parent-style-name="Text_20_body" style:list-style-name="L32"/>
    <style:style style:name="P245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Arial" fo:font-size="8pt" fo:font-style="normal" fo:font-weight="bold" officeooo:paragraph-rsid="001ce703" style:font-size-asian="8pt" style:font-style-asian="normal" style:font-weight-asian="bold" style:font-size-complex="8pt" style:font-style-complex="normal" style:font-weight-complex="bold"/>
    </style:style>
    <style:style style:name="P246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Arial" fo:font-size="8pt" fo:font-style="normal" officeooo:paragraph-rsid="001ce703" style:font-size-asian="8pt" style:font-style-asian="normal" style:font-size-complex="8pt" style:font-style-complex="normal"/>
    </style:style>
    <style:style style:name="P247" style:family="paragraph" style:parent-style-name="_5b_RPG_5d__20_Nem_5f_kell">
      <style:text-properties style:use-window-font-color="true" loext:opacity="0%" fo:font-size="10pt" fo:background-color="transparent" style:font-size-asian="10pt" style:font-size-complex="10pt"/>
    </style:style>
    <style:style style:name="P248" style:family="paragraph" style:parent-style-name="_5b_RPG_5d__20_Nem_5f_kell">
      <style:text-properties style:use-window-font-color="true" loext:opacity="0%" fo:font-size="10pt" fo:font-style="italic" fo:background-color="transparent" style:font-size-asian="10pt" style:font-style-asian="italic" style:font-size-complex="10pt" style:font-style-complex="italic"/>
    </style:style>
    <style:style style:name="P249" style:family="paragraph" style:parent-style-name="_5b_RPG_5d__20_Nem_5f_kell">
      <style:text-properties style:use-window-font-color="true" loext:opacity="0%"/>
    </style:style>
    <style:style style:name="P250" style:family="paragraph" style:parent-style-name="_5b_RPG_5d__20_Nem_5f_kell">
      <style:text-properties style:use-window-font-color="true" loext:opacity="0%" fo:font-weight="bold" fo:background-color="transparent" style:font-weight-asian="bold" style:font-weight-complex="bold"/>
    </style:style>
    <style:style style:name="P251" style:family="paragraph" style:parent-style-name="_5b_RPG_5d__20_Nem_5f_kell">
      <style:paragraph-properties fo:text-align="start" style:justify-single-word="false"/>
      <style:text-properties style:use-window-font-color="true" loext:opacity="0%" fo:font-weight="bold" fo:background-color="transparent" style:font-weight-asian="bold" style:font-weight-complex="bold"/>
    </style:style>
    <style:style style:name="P252" style:family="paragraph" style:parent-style-name="_5b_RPG_5d__20_Nem_5f_kell">
      <style:paragraph-properties fo:text-align="start" style:justify-single-word="false"/>
      <style:text-properties style:use-window-font-color="true" loext:opacity="0%" fo:font-weight="bold" officeooo:paragraph-rsid="0001aaf9" fo:background-color="transparent" style:font-weight-asian="bold" style:font-weight-complex="bold"/>
    </style:style>
    <style:style style:name="P253" style:family="paragraph" style:parent-style-name="_5b_RPG_5d__20_Nem_5f_kell">
      <style:text-properties style:use-window-font-color="true" loext:opacity="0%" fo:background-color="transparent"/>
    </style:style>
    <style:style style:name="P254" style:family="paragraph" style:parent-style-name="_5b_RPG_5d__20_Nem_5f_kell">
      <style:paragraph-properties fo:text-align="start" style:justify-single-word="false"/>
      <style:text-properties style:use-window-font-color="true" loext:opacity="0%" fo:background-color="transparent"/>
    </style:style>
    <style:style style:name="P255" style:family="paragraph" style:parent-style-name="_5b_RPG_5d__20_OK">
      <style:text-properties style:text-line-through-style="none" style:text-line-through-type="none" fo:background-color="transparent"/>
    </style:style>
    <style:style style:name="P256" style:family="paragraph" style:parent-style-name="_5b_RPG_5d__20_OK">
      <style:text-properties style:text-line-through-style="none" style:text-line-through-type="none" officeooo:rsid="0012aa31" officeooo:paragraph-rsid="0012aa31" fo:background-color="transparent"/>
    </style:style>
    <style:style style:name="P257" style:family="paragraph" style:parent-style-name="_5b_RPG_5d__20_Táblázat_20_-_20_Fortély_20_hatás" style:list-style-name="L6">
      <style:text-properties fo:background-color="transparent"/>
    </style:style>
    <style:style style:name="P258" style:family="paragraph" style:parent-style-name="_5b_RPG_5d__20_Táblázat_20_-_20_Fortély_20_hatás" style:list-style-name="L7">
      <style:text-properties fo:background-color="transparent"/>
    </style:style>
    <style:style style:name="P259" style:family="paragraph" style:parent-style-name="_5b_RPG_5d__20_Táblázat_20_-_20_Fortély_20_hatás" style:list-style-name="L10">
      <style:text-properties fo:background-color="transparent"/>
    </style:style>
    <style:style style:name="P260" style:family="paragraph" style:parent-style-name="_5b_RPG_5d__20_Táblázat_20_-_20_Fortély_20_hatás" style:list-style-name="L11">
      <style:text-properties fo:background-color="transparent"/>
    </style:style>
    <style:style style:name="P261" style:family="paragraph" style:parent-style-name="_5b_RPG_5d__20_Táblázat_20_-_20_Fortély_20_hatás" style:list-style-name="L13">
      <style:text-properties fo:background-color="transparent"/>
    </style:style>
    <style:style style:name="P262" style:family="paragraph" style:parent-style-name="_5b_RPG_5d__20_Táblázat_20_-_20_Fortély_20_hatás" style:list-style-name="L14">
      <style:text-properties fo:background-color="transparent"/>
    </style:style>
    <style:style style:name="P263" style:family="paragraph" style:parent-style-name="_5b_RPG_5d__20_Táblázat_20_-_20_Fortély_20_hatás" style:list-style-name="L15">
      <style:text-properties fo:background-color="transparent"/>
    </style:style>
    <style:style style:name="P264" style:family="paragraph" style:parent-style-name="_5b_RPG_5d__20_Táblázat_20_-_20_Fortély_20_hatás" style:list-style-name="L17">
      <style:paragraph-properties>
        <style:tab-stops>
          <style:tab-stop style:position="0.3783in"/>
        </style:tab-stops>
      </style:paragraph-properties>
      <style:text-properties fo:background-color="transparent"/>
    </style:style>
    <style:style style:name="P265" style:family="paragraph" style:parent-style-name="_5b_RPG_5d__20_Táblázat_20_-_20_Fortély_20_hatás" style:list-style-name="L17">
      <style:paragraph-properties fo:margin-left="0.3091in" fo:margin-right="-0.0035in" fo:text-indent="0in" style:auto-text-indent="false">
        <style:tab-stops>
          <style:tab-stop style:position="0.3783in"/>
        </style:tab-stops>
      </style:paragraph-properties>
      <style:text-properties fo:background-color="transparent"/>
    </style:style>
    <style:style style:name="P266" style:family="paragraph" style:parent-style-name="_5b_RPG_5d__20_Táblázat_20_-_20_Fortély_20_hatás" style:list-style-name="L60">
      <style:paragraph-properties>
        <style:tab-stops>
          <style:tab-stop style:position="0.3783in"/>
        </style:tab-stops>
      </style:paragraph-properties>
      <style:text-properties officeooo:paragraph-rsid="001ce703" fo:background-color="transparent"/>
    </style:style>
    <style:style style:name="P267" style:family="paragraph" style:parent-style-name="_5b_RPG_5d__20_Táblázat_20_-_20_Fortély_20_hatás" style:list-style-name="L60">
      <style:paragraph-properties fo:margin-left="0.3091in" fo:margin-right="-0.0035in" fo:text-indent="0in" style:auto-text-indent="false">
        <style:tab-stops>
          <style:tab-stop style:position="0.3783in"/>
        </style:tab-stops>
      </style:paragraph-properties>
      <style:text-properties officeooo:paragraph-rsid="001ce703" fo:background-color="transparent"/>
    </style:style>
    <style:style style:name="P268" style:family="paragraph" style:parent-style-name="_5b_RPG_5d__20_Táblázat_20_-_20_Fortély_20_hatás" style:list-style-name="L19">
      <style:text-properties fo:background-color="transparent"/>
    </style:style>
    <style:style style:name="P269" style:family="paragraph" style:parent-style-name="_5b_RPG_5d__20_Táblázat_20_-_20_Fortély_20_hatás" style:list-style-name="L19">
      <style:paragraph-properties fo:margin-left="0.2953in" fo:margin-right="0in" fo:text-indent="0in" style:auto-text-indent="false"/>
      <style:text-properties fo:background-color="transparent"/>
    </style:style>
    <style:style style:name="P270" style:family="paragraph" style:parent-style-name="_5b_RPG_5d__20_Táblázat_20_-_20_Fortély_20_hatás" style:list-style-name="L21">
      <style:text-properties fo:background-color="transparent"/>
    </style:style>
    <style:style style:name="P271" style:family="paragraph" style:parent-style-name="_5b_RPG_5d__20_Táblázat_20_-_20_Fortély_20_hatás" style:list-style-name="L22">
      <style:text-properties fo:background-color="transparent"/>
    </style:style>
    <style:style style:name="P272" style:family="paragraph" style:parent-style-name="_5b_RPG_5d__20_Táblázat_20_-_20_Fortély_20_hatás">
      <style:text-properties fo:background-color="transparent"/>
    </style:style>
    <style:style style:name="P273" style:family="paragraph" style:parent-style-name="_5b_RPG_5d__20_Táblázat_20_-_20_Fortély_20_hatás" style:list-style-name="L34">
      <style:text-properties fo:background-color="transparent"/>
    </style:style>
    <style:style style:name="P274" style:family="paragraph" style:parent-style-name="_5b_RPG_5d__20_Táblázat_20_-_20_Fortély_20_hatás" style:list-style-name="L34">
      <style:text-properties officeooo:paragraph-rsid="001ce703" fo:background-color="transparent"/>
    </style:style>
    <style:style style:name="P275" style:family="paragraph" style:parent-style-name="_5b_RPG_5d__20_Táblázat_20_-_20_Fortély_20_hatás" style:list-style-name="L35">
      <style:text-properties fo:background-color="transparent"/>
    </style:style>
    <style:style style:name="P276" style:family="paragraph" style:parent-style-name="_5b_RPG_5d__20_Táblázat_20_-_20_Fortély_20_hatás" style:list-style-name="L38">
      <style:text-properties officeooo:paragraph-rsid="001ce703" fo:background-color="transparent"/>
    </style:style>
    <style:style style:name="P277" style:family="paragraph" style:parent-style-name="_5b_RPG_5d__20_Táblázat_20_-_20_Fortély_20_hatás">
      <style:text-properties officeooo:paragraph-rsid="001ce703" fo:background-color="transparent"/>
    </style:style>
    <style:style style:name="P278" style:family="paragraph" style:parent-style-name="_5b_RPG_5d__20_Táblázat_20_-_20_Fortély_20_hatás" style:list-style-name="L41">
      <style:text-properties officeooo:paragraph-rsid="001ce703" fo:background-color="transparent"/>
    </style:style>
    <style:style style:name="P279" style:family="paragraph" style:parent-style-name="_5b_RPG_5d__20_Táblázat_20_-_20_Fortély_20_hatás" style:list-style-name="L54">
      <style:text-properties officeooo:paragraph-rsid="001ce703" fo:background-color="transparent"/>
    </style:style>
    <style:style style:name="P280" style:family="paragraph" style:parent-style-name="_5b_RPG_5d__20_Táblázat_20_-_20_Fortély_20_hatás" style:list-style-name="L56">
      <style:text-properties officeooo:paragraph-rsid="001ce703" fo:background-color="transparent"/>
    </style:style>
    <style:style style:name="P281" style:family="paragraph" style:parent-style-name="_5b_RPG_5d__20_Táblázat_20_-_20_Fortély_20_hatás" style:list-style-name="L57">
      <style:text-properties officeooo:paragraph-rsid="001ce703" fo:background-color="transparent"/>
    </style:style>
    <style:style style:name="P282" style:family="paragraph" style:parent-style-name="_5b_RPG_5d__20_Táblázat_20_-_20_Fortély_20_hatás" style:list-style-name="L58">
      <style:text-properties officeooo:paragraph-rsid="001ce703" fo:background-color="transparent"/>
    </style:style>
    <style:style style:name="P283" style:family="paragraph" style:parent-style-name="_5b_RPG_5d__20_Táblázat_20_-_20_Fortély_20_hatás" style:list-style-name="L62">
      <style:text-properties officeooo:paragraph-rsid="001ce703" fo:background-color="transparent"/>
    </style:style>
    <style:style style:name="P284" style:family="paragraph" style:parent-style-name="_5b_RPG_5d__20_Táblázat_20_-_20_Fortély_20_hatás" style:list-style-name="L62">
      <style:paragraph-properties fo:margin-left="0.2953in" fo:margin-right="0in" fo:text-indent="0in" style:auto-text-indent="false"/>
      <style:text-properties officeooo:paragraph-rsid="001ce703" fo:background-color="transparent"/>
    </style:style>
    <style:style style:name="P285" style:family="paragraph" style:parent-style-name="_5b_RPG_5d__20_Táblázat_20_-_20_Fortély_20_hatás" style:list-style-name="L64">
      <style:text-properties officeooo:paragraph-rsid="001ce703" fo:background-color="transparent"/>
    </style:style>
    <style:style style:name="P286" style:family="paragraph" style:parent-style-name="_5b_RPG_5d__20_Táblázat_20_-_20_Fortély_20_hatás" style:list-style-name="L65">
      <style:text-properties officeooo:paragraph-rsid="001ce703" fo:background-color="transparent"/>
    </style:style>
    <style:style style:name="P287" style:family="paragraph" style:parent-style-name="_5b_RPG_5d__20_Táblázat_20_-_20_Fortély_20_hatás" style:list-style-name="L6">
      <style:text-properties fo:font-style="normal" fo:background-color="transparent" style:font-style-asian="normal" style:font-style-complex="normal"/>
    </style:style>
    <style:style style:name="P288" style:family="paragraph" style:parent-style-name="_5b_RPG_5d__20_Táblázat_20_-_20_Fortély_20_hatás" style:list-style-name="L8">
      <style:text-properties fo:font-style="normal" fo:background-color="transparent" style:font-style-asian="normal" style:font-style-complex="normal"/>
    </style:style>
    <style:style style:name="P289" style:family="paragraph" style:parent-style-name="_5b_RPG_5d__20_Táblázat_20_-_20_Fortély_20_hatás" style:list-style-name="L9">
      <style:text-properties fo:font-style="normal" fo:background-color="transparent" style:font-style-asian="normal" style:font-style-complex="normal"/>
    </style:style>
    <style:style style:name="P290" style:family="paragraph" style:parent-style-name="_5b_RPG_5d__20_Táblázat_20_-_20_Fortély_20_hatás" style:list-style-name="L20">
      <style:paragraph-properties fo:text-align="start" style:justify-single-word="false"/>
      <style:text-properties fo:font-style="normal" fo:background-color="transparent" style:font-style-asian="normal" style:font-style-complex="normal"/>
    </style:style>
    <style:style style:name="P291" style:family="paragraph" style:parent-style-name="_5b_RPG_5d__20_Táblázat_20_-_20_Fortély_20_hatás" style:list-style-name="L63">
      <style:paragraph-properties fo:text-align="start" style:justify-single-word="false"/>
      <style:text-properties fo:font-style="normal" officeooo:paragraph-rsid="001ce703" fo:background-color="transparent" style:font-style-asian="normal" style:font-style-complex="normal"/>
    </style:style>
    <style:style style:name="P292" style:family="paragraph" style:parent-style-name="_5b_RPG_5d__20_Táblázat_20_-_20_Fortély_20_hatás">
      <style:paragraph-properties fo:text-align="start" style:justify-single-word="false"/>
      <style:text-properties fo:font-style="normal" officeooo:paragraph-rsid="001ce703" fo:background-color="transparent" style:font-style-asian="normal" style:font-style-complex="normal"/>
    </style:style>
    <style:style style:name="P293" style:family="paragraph" style:parent-style-name="_5b_RPG_5d__20_Táblázat_20_-_20_Fortély_20_hatás">
      <style:text-properties fo:font-style="normal" fo:background-color="transparent" style:font-style-asian="normal" style:font-style-complex="normal"/>
    </style:style>
    <style:style style:name="P294" style:family="paragraph" style:parent-style-name="_5b_RPG_5d__20_Táblázat_20_-_20_Fortély_20_hatás" style:list-style-name="L34">
      <style:text-properties fo:font-style="normal" fo:background-color="transparent" style:font-style-asian="normal" style:font-style-complex="normal"/>
    </style:style>
    <style:style style:name="P295" style:family="paragraph" style:parent-style-name="_5b_RPG_5d__20_Táblázat_20_-_20_Fortély_20_hatás" style:list-style-name="L34">
      <style:text-properties fo:font-style="normal" officeooo:paragraph-rsid="001ce703" fo:background-color="transparent" style:font-style-asian="normal" style:font-style-complex="normal"/>
    </style:style>
    <style:style style:name="P296" style:family="paragraph" style:parent-style-name="_5b_RPG_5d__20_Táblázat_20_-_20_Fortély_20_hatás" style:list-style-name="L36">
      <style:text-properties fo:font-style="normal" fo:background-color="transparent" style:font-style-asian="normal" style:font-style-complex="normal"/>
    </style:style>
    <style:style style:name="P297" style:family="paragraph" style:parent-style-name="_5b_RPG_5d__20_Táblázat_20_-_20_Fortély_20_hatás" style:list-style-name="L36">
      <loext:graphic-properties draw:fill="solid" draw:fill-color="#ff0000" draw:opacity="100%"/>
      <style:paragraph-properties fo:background-color="#ff0000"/>
      <style:text-properties fo:font-style="normal" officeooo:rsid="0003f5fa" officeooo:paragraph-rsid="0003f5fa" fo:background-color="transparent" style:font-style-asian="normal" style:font-style-complex="normal"/>
    </style:style>
    <style:style style:name="P298" style:family="paragraph" style:parent-style-name="_5b_RPG_5d__20_Táblázat_20_-_20_Fortély_20_hatás" style:list-style-name="L39">
      <loext:graphic-properties draw:fill="solid" draw:fill-color="#ff0000" draw:opacity="100%"/>
      <style:paragraph-properties fo:background-color="#ff0000"/>
      <style:text-properties fo:font-style="normal" officeooo:rsid="0003f5fa" officeooo:paragraph-rsid="001ce703" fo:background-color="transparent" style:font-style-asian="normal" style:font-style-complex="normal"/>
    </style:style>
    <style:style style:name="P299" style:family="paragraph" style:parent-style-name="_5b_RPG_5d__20_Táblázat_20_-_20_Fortély_20_hatás" style:list-style-name="L37">
      <style:text-properties fo:font-style="normal" fo:background-color="transparent" style:font-style-asian="normal" style:font-style-complex="normal"/>
    </style:style>
    <style:style style:name="P300" style:family="paragraph" style:parent-style-name="_5b_RPG_5d__20_Táblázat_20_-_20_Fortély_20_hatás" style:list-style-name="L39">
      <style:text-properties fo:font-style="normal" officeooo:paragraph-rsid="001ce703" fo:background-color="transparent" style:font-style-asian="normal" style:font-style-complex="normal"/>
    </style:style>
    <style:style style:name="P301" style:family="paragraph" style:parent-style-name="_5b_RPG_5d__20_Táblázat_20_-_20_Fortély_20_hatás" style:list-style-name="L40">
      <style:text-properties fo:font-style="normal" officeooo:paragraph-rsid="001ce703" fo:background-color="transparent" style:font-style-asian="normal" style:font-style-complex="normal"/>
    </style:style>
    <style:style style:name="P302" style:family="paragraph" style:parent-style-name="_5b_RPG_5d__20_Táblázat_20_-_20_Fortély_20_hatás">
      <style:text-properties fo:font-style="normal" officeooo:paragraph-rsid="001ce703" fo:background-color="transparent" style:font-style-asian="normal" style:font-style-complex="normal"/>
    </style:style>
    <style:style style:name="P303" style:family="paragraph" style:parent-style-name="_5b_RPG_5d__20_Táblázat_20_-_20_Fortély_20_hatás">
      <style:text-properties fo:font-style="normal" fo:font-weight="normal" style:font-style-asian="normal" style:font-weight-asian="normal" style:font-style-complex="normal" style:font-weight-complex="normal"/>
    </style:style>
    <style:style style:name="P304" style:family="paragraph" style:parent-style-name="_5b_RPG_5d__20_Táblázat_20_-_20_Fortély_20_hatás">
      <style:text-properties fo:font-style="normal" style:font-style-asian="normal" style:font-style-complex="normal"/>
    </style:style>
    <style:style style:name="P305" style:family="paragraph" style:parent-style-name="_5b_RPG_5d__20_Táblázat_20_-_20_Fortély_20_hatás">
      <style:text-properties fo:font-style="normal" officeooo:paragraph-rsid="001ce703" fo:background-color="#ff6633" style:font-style-asian="normal" style:font-style-complex="normal"/>
    </style:style>
    <style:style style:name="P306" style:family="paragraph" style:parent-style-name="_5b_RPG_5d__20_Táblázat_20_-_20_Fortély_20_hatás">
      <style:text-properties fo:font-style="normal" officeooo:paragraph-rsid="001ce703" fo:background-color="#ff0000" style:font-style-asian="normal" style:font-style-complex="normal"/>
    </style:style>
    <style:style style:name="P307" style:family="paragraph" style:parent-style-name="_5b_RPG_5d__20_Táblázat_20_-_20_Fortély_20_hatás" style:list-style-name="L12">
      <style:text-properties fo:font-weight="normal" fo:background-color="transparent" style:font-weight-asian="normal" style:font-weight-complex="normal"/>
    </style:style>
    <style:style style:name="P308" style:family="paragraph" style:parent-style-name="_5b_RPG_5d__20_Táblázat_20_-_20_Fortély_20_hatás" style:list-style-name="L11">
      <style:text-properties fo:font-weight="normal" fo:background-color="transparent" style:font-weight-asian="normal" style:font-weight-complex="normal"/>
    </style:style>
    <style:style style:name="P309" style:family="paragraph" style:parent-style-name="_5b_RPG_5d__20_Táblázat_20_-_20_Fortély_20_hatás">
      <style:text-properties fo:font-weight="normal" fo:background-color="transparent" style:font-weight-asian="normal" style:font-weight-complex="normal"/>
    </style:style>
    <style:style style:name="P310" style:family="paragraph" style:parent-style-name="_5b_RPG_5d__20_Táblázat_20_-_20_Fortély_20_hatás">
      <style:text-properties fo:font-weight="normal" officeooo:paragraph-rsid="001ce703" fo:background-color="transparent" style:font-weight-asian="normal" style:font-weight-complex="normal"/>
    </style:style>
    <style:style style:name="P311" style:family="paragraph" style:parent-style-name="_5b_RPG_5d__20_Táblázat_20_-_20_Fortély_20_hatás" style:list-style-name="L55">
      <style:text-properties fo:font-weight="normal" officeooo:paragraph-rsid="001ce703" fo:background-color="transparent" style:font-weight-asian="normal" style:font-weight-complex="normal"/>
    </style:style>
    <style:style style:name="P312" style:family="paragraph" style:parent-style-name="_5b_RPG_5d__20_Táblázat_20_-_20_Fortély_20_hatás" style:list-style-name="L54">
      <style:text-properties fo:font-weight="normal" officeooo:paragraph-rsid="001ce703" fo:background-color="transparent" style:font-weight-asian="normal" style:font-weight-complex="normal"/>
    </style:style>
    <style:style style:name="P313" style:family="paragraph" style:parent-style-name="_5b_RPG_5d__20_Táblázat_20_-_20_Fortély_20_hatás">
      <style:text-properties fo:font-weight="normal" officeooo:paragraph-rsid="001ce703" fo:background-color="#ff6633" style:font-weight-asian="normal" style:font-weight-complex="normal"/>
    </style:style>
    <style:style style:name="P314" style:family="paragraph" style:parent-style-name="_5b_RPG_5d__20_Táblázat_20_-_20_Fortély_20_hatás" style:list-style-name="L16">
      <style:paragraph-properties>
        <style:tab-stops>
          <style:tab-stop style:position="0.3783in"/>
        </style:tab-stops>
      </style:paragraph-properties>
    </style:style>
    <style:style style:name="P315" style:family="paragraph" style:parent-style-name="_5b_RPG_5d__20_Táblázat_20_-_20_Fortély_20_hatás" style:list-style-name="L59">
      <style:paragraph-properties>
        <style:tab-stops>
          <style:tab-stop style:position="0.3783in"/>
        </style:tab-stops>
      </style:paragraph-properties>
      <style:text-properties officeooo:paragraph-rsid="001ce703"/>
    </style:style>
    <style:style style:name="P316" style:family="paragraph" style:parent-style-name="_5b_RPG_5d__20_Táblázat_20_-_20_Fortély_20_hatás">
      <style:paragraph-properties>
        <style:tab-stops>
          <style:tab-stop style:position="0.3783in"/>
        </style:tab-stops>
      </style:paragraph-properties>
      <style:text-properties officeooo:paragraph-rsid="001ce703"/>
    </style:style>
    <style:style style:name="P317" style:family="paragraph" style:parent-style-name="_5b_RPG_5d__20_Táblázat_20_-_20_Fortély_20_hatás" style:list-style-name="L19">
      <style:text-properties fo:background-color="#ff0000"/>
    </style:style>
    <style:style style:name="P318" style:family="paragraph" style:parent-style-name="_5b_RPG_5d__20_Táblázat_20_-_20_Fortély_20_hatás" style:list-style-name="L62">
      <style:text-properties officeooo:paragraph-rsid="001ce703" fo:background-color="#ff0000"/>
    </style:style>
    <style:style style:name="P319" style:family="paragraph" style:parent-style-name="_5b_RPG_5d__20_Táblázat_20_-_20_Fortély_20_hatás" style:list-style-name="L21">
      <style:text-properties style:font-name="FreeSerif6" fo:background-color="transparent" style:font-name-asian="FreeSerif6" style:font-name-complex="FreeSerif6"/>
    </style:style>
    <style:style style:name="P320" style:family="paragraph" style:parent-style-name="_5b_RPG_5d__20_Táblázat_20_-_20_Fortély_20_hatás" style:list-style-name="L64">
      <style:text-properties style:font-name="FreeSerif6" officeooo:paragraph-rsid="001ce703" fo:background-color="transparent" style:font-name-asian="FreeSerif6" style:font-name-complex="FreeSerif6"/>
    </style:style>
    <style:style style:name="P321" style:family="paragraph" style:parent-style-name="_5b_RPG_5d__20_Táblázat_20_-_20_Fortély_20_hatás" style:list-style-name="L24">
      <style:text-properties style:use-window-font-color="true" loext:opacity="0%" fo:background-color="transparent"/>
    </style:style>
    <style:style style:name="P322" style:family="paragraph" style:parent-style-name="_5b_RPG_5d__20_Táblázat_20_-_20_Fortély_20_hatás">
      <style:text-properties style:use-window-font-color="true" loext:opacity="0%" fo:background-color="transparent"/>
    </style:style>
    <style:style style:name="P323" style:family="paragraph" style:parent-style-name="_5b_RPG_5d__20_Táblázat_20_-_20_Fortély_20_hatás" style:list-style-name="L33"/>
    <style:style style:name="P324" style:family="paragraph" style:parent-style-name="_5b_RPG_5d__20_Táblázat_20_-_20_Fortély_20_hatás" style:list-style-name="L33">
      <style:text-properties officeooo:paragraph-rsid="00056fe3"/>
    </style:style>
    <style:style style:name="P325" style:family="paragraph" style:parent-style-name="_5b_RPG_5d__20_Táblázat_20_-_20_Fortély_20_hatás" style:list-style-name="L33">
      <style:text-properties officeooo:paragraph-rsid="001b8dab"/>
    </style:style>
    <style:style style:name="P326" style:family="paragraph" style:parent-style-name="_5b_RPG_5d__20_Táblázat_20_-_20_Fortély_20_hatás" style:list-style-name="L33">
      <style:text-properties officeooo:rsid="00056fe3" officeooo:paragraph-rsid="000699ba"/>
    </style:style>
    <style:style style:name="P327" style:family="paragraph" style:parent-style-name="_5b_RPG_5d__20_Táblázat_20_-_20_Fortély_20_hatás" style:list-style-name="L33">
      <style:text-properties officeooo:rsid="00056fe3" officeooo:paragraph-rsid="001b8dab"/>
    </style:style>
    <style:style style:name="P328" style:family="paragraph" style:parent-style-name="_5b_RPG_5d__20_Táblázat_20_-_20_Fortély_20_hatás">
      <style:text-properties officeooo:paragraph-rsid="001b8dab"/>
    </style:style>
    <style:style style:name="P329" style:family="paragraph" style:parent-style-name="_5b_RPG_5d__20_Táblázat_20_-_20_Fortély_20_hatás">
      <style:text-properties fo:font-style="italic" fo:font-weight="normal" style:font-style-asian="italic" style:font-weight-asian="normal" style:font-style-complex="italic" style:font-weight-complex="normal"/>
    </style:style>
    <style:style style:name="P330" style:family="paragraph" style:parent-style-name="_5b_RPG_5d__20_Táblázat_20_-_20_Fortély_20_hatás">
      <style:text-properties fo:font-style="italic" officeooo:paragraph-rsid="001ce703" style:font-style-asian="italic" style:font-style-complex="italic"/>
    </style:style>
    <style:style style:name="P331" style:family="paragraph" style:parent-style-name="_5b_RPG_5d__20_Táblázat_20_-_20_Fortély_20_hatás">
      <style:text-properties fo:font-size="10pt" fo:background-color="transparent" style:font-size-asian="10pt" style:font-size-complex="10pt"/>
    </style:style>
    <style:style style:name="P332" style:family="paragraph" style:parent-style-name="_5b_RPG_5d__20_Táblázat_20_-_20_Fortély_20_hatás">
      <style:text-properties fo:font-weight="bold" officeooo:paragraph-rsid="001ce703" fo:background-color="transparent" style:font-weight-asian="bold" style:font-weight-complex="bold"/>
    </style:style>
    <style:style style:name="P333" style:family="paragraph" style:parent-style-name="_5b_RPG_5d__20_Táblázat_20_-_20_Fortély_20_hatás">
      <style:paragraph-properties>
        <style:tab-stops>
          <style:tab-stop style:position="0.3783in"/>
        </style:tab-stops>
      </style:paragraph-properties>
      <style:text-properties fo:font-weight="bold" officeooo:paragraph-rsid="001ce703" style:font-weight-asian="bold" style:font-weight-complex="bold"/>
    </style:style>
    <style:style style:name="P334" style:family="paragraph" style:parent-style-name="_5b_RPG_5d__20_Táblázat_20_-_20_Fortély_20_hatás">
      <style:text-properties fo:font-weight="bold" officeooo:paragraph-rsid="001ce703" fo:background-color="#ff6633" style:font-weight-asian="bold" style:font-weight-complex="bold"/>
    </style:style>
    <style:style style:name="P335" style:family="paragraph" style:parent-style-name="_5b_RPG_5d__20_Táblázat_20_-_20_Fortély_20_hatás">
      <style:paragraph-properties fo:text-align="start" style:justify-single-word="false"/>
      <style:text-properties style:text-line-through-style="none" style:text-line-through-type="none" officeooo:paragraph-rsid="001ce703" fo:background-color="transparent"/>
    </style:style>
    <style:style style:name="P336" style:family="paragraph" style:parent-style-name="_5b_RPG_5d__20_Táblázat_20_-_20_Fortély_20_hatás">
      <style:paragraph-properties fo:text-align="center" style:justify-single-word="false"/>
      <style:text-properties style:text-line-through-style="none" style:text-line-through-type="none" officeooo:paragraph-rsid="001ce703" fo:background-color="transparent"/>
    </style:style>
    <style:style style:name="P337" style:family="paragraph" style:parent-style-name="_5b_RPG_5d__20_Táblázat_20_-_20_Fortély_20_hatás">
      <style:text-properties style:text-underline-style="solid" style:text-underline-width="auto" style:text-underline-color="font-color" fo:font-weight="normal" officeooo:paragraph-rsid="001ce703" fo:background-color="transparent" style:font-weight-asian="normal" style:font-weight-complex="normal"/>
    </style:style>
    <style:style style:name="P338" style:family="paragraph" style:parent-style-name="_5b_RPG_5d__20_Táblázat_20_-_20_Fortély_20_hatás">
      <style:paragraph-properties fo:text-align="center" style:justify-single-word="false"/>
      <style:text-properties fo:font-size="9pt" officeooo:paragraph-rsid="001ce703" style:font-size-asian="9pt" style:font-size-complex="9pt"/>
    </style:style>
    <style:style style:name="P339" style:family="paragraph" style:parent-style-name="_5b_RPG_5d__20_Táblázat_20_-_20_Fortély_20_hatás">
      <style:paragraph-properties fo:text-align="start" style:justify-single-word="false"/>
      <style:text-properties fo:font-size="9pt" officeooo:paragraph-rsid="001ce703" style:font-size-asian="9pt" style:font-size-complex="9pt"/>
    </style:style>
    <style:style style:name="P340" style:family="paragraph" style:parent-style-name="_5b_RPG_5d__20_Táblázat_20_-_20_Fortély_20_hatás">
      <style:paragraph-properties fo:margin-left="0in" fo:margin-right="0in" fo:margin-top="0in" fo:margin-bottom="0in" style:contextual-spacing="false" fo:text-indent="0in" style:auto-text-indent="false"/>
      <style:text-properties fo:font-size="9pt" officeooo:paragraph-rsid="001ce703" style:font-size-asian="9pt" style:font-size-complex="9pt"/>
    </style:style>
    <style:style style:name="P341" style:family="paragraph" style:parent-style-name="_5b_RPG_5d__20_Táblázat_20_-_20_Fortély_20_hatás">
      <style:text-properties fo:font-size="9pt" officeooo:paragraph-rsid="001ce703" style:font-size-asian="9pt" style:font-size-complex="9pt"/>
    </style:style>
    <style:style style:name="P342" style:family="paragraph" style:parent-style-name="_5b_RPG_5d__20_Táblázat_20_-_20_Fortély_20_hatás">
      <style:text-properties officeooo:paragraph-rsid="001ce703"/>
    </style:style>
    <style:style style:name="P343" style:family="paragraph" style:parent-style-name="_5b_RPG_5d__20_Táblázattartalom_20_-_20_saját_20_-_20_1" style:list-style-name="L3">
      <style:paragraph-properties fo:text-align="justify" style:justify-single-word="false"/>
      <style:text-properties style:text-underline-style="none"/>
    </style:style>
    <style:style style:name="P344" style:family="paragraph" style:parent-style-name="_5b_RPG_5d__20_Táblázattartalom_20_-_20_saját_20_-_20_1" style:list-style-name="L3">
      <style:paragraph-properties fo:text-align="justify" style:justify-single-word="false"/>
    </style:style>
    <style:style style:name="P345" style:family="paragraph" style:parent-style-name="_5b_RPG_5d__20_Táblázattartalom_20_1" style:list-style-name="L4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346" style:family="paragraph" style:parent-style-name="_5b_RPG_5d__20_Táblázattartalom_20_1" style:list-style-name="L4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347" style:family="paragraph" style:parent-style-name="_5b_RPG_5d__20_Táblázattartalom_20_1" style:list-style-name="L18">
      <style:paragraph-properties fo:text-align="start" style:justify-single-word="false"/>
    </style:style>
    <style:style style:name="P348" style:family="paragraph" style:parent-style-name="_5b_RPG_5d__20_Táblázattartalom_20_1" style:list-style-name="L61">
      <style:paragraph-properties fo:text-align="start" style:justify-single-word="false"/>
      <style:text-properties officeooo:paragraph-rsid="001ce703"/>
    </style:style>
    <style:style style:name="P349" style:family="paragraph" style:parent-style-name="_5b_RPG_5d__20_Táblázattartalom_20_1">
      <style:text-properties fo:background-color="#ff0000"/>
    </style:style>
    <style:style style:name="P350" style:family="paragraph" style:parent-style-name="_5b_RPG_5d__20_Táblázattartalom_20_1">
      <style:paragraph-properties fo:text-align="start" style:justify-single-word="false"/>
      <style:text-properties fo:background-color="#ff0000"/>
    </style:style>
    <style:style style:name="P351" style:family="paragraph" style:parent-style-name="_5b_RPG_5d__20_Táblázattartalom_20_1">
      <style:text-properties fo:background-color="transparent"/>
    </style:style>
    <style:style style:name="P352" style:family="paragraph" style:parent-style-name="_5b_RPG_5d__20_Táblázattartalom_20_1">
      <style:paragraph-properties fo:text-align="start" style:justify-single-word="false"/>
      <style:text-properties fo:background-color="transparent"/>
    </style:style>
    <style:style style:name="P353" style:family="paragraph" style:parent-style-name="_5b_RPG_5d__20_Táblázattartalom_20_1">
      <style:paragraph-properties fo:margin-left="0in" fo:margin-right="0in" fo:text-align="justify" style:justify-single-word="false" fo:text-indent="0in" style:auto-text-indent="false"/>
      <style:text-properties officeooo:paragraph-rsid="001ce703" fo:background-color="transparent"/>
    </style:style>
    <style:style style:name="P354" style:family="paragraph" style:parent-style-name="_5b_RPG_5d__20_Táblázattartalom_20_1">
      <style:text-properties officeooo:paragraph-rsid="001ce703" fo:background-color="transparent"/>
    </style:style>
    <style:style style:name="P355" style:family="paragraph" style:parent-style-name="_5b_RPG_5d__20_Táblázattartalom_20_1">
      <style:text-properties officeooo:rsid="0012aa31" officeooo:paragraph-rsid="0012aa31"/>
    </style:style>
    <style:style style:name="P356" style:family="paragraph" style:parent-style-name="_5b_RPG_5d__20_Táblázattartalom_20_1">
      <style:text-properties style:text-line-through-style="none" style:text-line-through-type="none" fo:background-color="transparent"/>
    </style:style>
    <style:style style:name="P357" style:family="paragraph" style:parent-style-name="_5b_RPG_5d__20_Táblázattartalom_20_1">
      <style:text-properties style:text-line-through-style="none" style:text-line-through-type="none" officeooo:paragraph-rsid="001ce703" fo:background-color="transparent"/>
    </style:style>
    <style:style style:name="P358" style:family="paragraph" style:parent-style-name="_5b_RPG_5d__20_Táblázattartalom_20_1">
      <style:text-properties style:text-line-through-style="none" style:text-line-through-type="none" fo:font-weight="normal" fo:background-color="transparent" style:font-weight-asian="normal" style:font-weight-complex="normal"/>
    </style:style>
    <style:style style:name="P359" style:family="paragraph" style:parent-style-name="_5b_RPG_5d__20_Táblázattartalom_20_1">
      <style:paragraph-properties fo:text-align="center" style:justify-single-word="false"/>
      <style:text-properties style:text-line-through-style="none" style:text-line-through-type="none" fo:font-weight="normal" officeooo:paragraph-rsid="001ce703" fo:background-color="transparent" style:font-weight-asian="normal" style:font-weight-complex="normal"/>
    </style:style>
    <style:style style:name="P360" style:family="paragraph" style:parent-style-name="_5b_RPG_5d__20_Táblázattartalom_20_1">
      <style:text-properties style:text-line-through-style="none" style:text-line-through-type="none" fo:font-weight="normal" officeooo:paragraph-rsid="001ce703" fo:background-color="transparent" style:font-weight-asian="normal" style:font-weight-complex="normal"/>
    </style:style>
    <style:style style:name="P361" style:family="paragraph" style:parent-style-name="_5b_RPG_5d__20_Táblázattartalom_20_1">
      <style:text-properties style:text-line-through-style="none" style:text-line-through-type="none" fo:font-weight="normal" fo:background-color="#ff0000" style:font-weight-asian="normal" style:font-weight-complex="normal"/>
    </style:style>
    <style:style style:name="P362" style:family="paragraph" style:parent-style-name="_5b_RPG_5d__20_Táblázattartalom_20_1">
      <style:text-properties style:text-line-through-style="none" style:text-line-through-type="none" fo:font-weight="normal" officeooo:paragraph-rsid="001ce703" fo:background-color="#ff0000" style:font-weight-asian="normal" style:font-weight-complex="normal"/>
    </style:style>
    <style:style style:name="P363" style:family="paragraph" style:parent-style-name="_5b_RPG_5d__20_Táblázattartalom_20_1">
      <style:text-properties style:text-line-through-style="none" style:text-line-through-type="none"/>
    </style:style>
    <style:style style:name="P364" style:family="paragraph" style:parent-style-name="_5b_RPG_5d__20_Táblázattartalom_20_1">
      <style:text-properties style:text-line-through-style="none" style:text-line-through-type="none" fo:font-weight="bold" fo:background-color="#ffcc99" style:font-weight-asian="bold" style:font-weight-complex="bold"/>
    </style:style>
    <style:style style:name="P365" style:family="paragraph" style:parent-style-name="_5b_RPG_5d__20_Táblázattartalom_20_1">
      <style:text-properties style:text-line-through-style="none" style:text-line-through-type="none" fo:font-weight="bold" officeooo:paragraph-rsid="001ce703" fo:background-color="#ffcc99" style:font-weight-asian="bold" style:font-weight-complex="bold"/>
    </style:style>
    <style:style style:name="P366" style:family="paragraph" style:parent-style-name="_5b_RPG_5d__20_Táblázattartalom_20_1">
      <style:paragraph-properties fo:text-align="center" style:justify-single-word="false"/>
      <style:text-properties style:text-line-through-style="none" style:text-line-through-type="none" fo:font-weight="bold" officeooo:paragraph-rsid="001ce703" fo:background-color="transparent" style:font-weight-asian="bold" style:font-weight-complex="bold"/>
    </style:style>
    <style:style style:name="P367" style:family="paragraph" style:parent-style-name="_5b_RPG_5d__20_Táblázattartalom_20_1">
      <style:text-properties style:text-line-through-style="none" style:text-line-through-type="none" fo:font-weight="bold" officeooo:paragraph-rsid="001ce703" fo:background-color="transparent" style:font-weight-asian="bold" style:font-weight-complex="bold"/>
    </style:style>
    <style:style style:name="P368" style:family="paragraph" style:parent-style-name="_5b_RPG_5d__20_Táblázattartalom_20_1">
      <style:text-properties style:text-line-through-style="none" style:text-line-through-type="none" fo:background-color="#ff0000"/>
    </style:style>
    <style:style style:name="P369" style:family="paragraph" style:parent-style-name="_5b_RPG_5d__20_Táblázattartalom_20_1">
      <style:text-properties style:text-line-through-style="none" style:text-line-through-type="none" officeooo:paragraph-rsid="001ce703" fo:background-color="#ff0000"/>
    </style:style>
    <style:style style:name="P370" style:family="paragraph" style:parent-style-name="_5b_RPG_5d__20_Táblázattartalom_20_1">
      <style:text-properties style:text-line-through-style="none" style:text-line-through-type="none" fo:background-color="#ffcc99"/>
    </style:style>
    <style:style style:name="P371" style:family="paragraph" style:parent-style-name="_5b_RPG_5d__20_Táblázattartalom_20_1">
      <style:text-properties style:text-line-through-style="none" style:text-line-through-type="none" officeooo:paragraph-rsid="001ce703" fo:background-color="#ffcc99"/>
    </style:style>
    <style:style style:name="P372" style:family="paragraph" style:parent-style-name="_5b_RPG_5d__20_Táblázattartalom_20_1">
      <style:paragraph-properties fo:text-align="center" style:justify-single-word="false"/>
      <style:text-properties style:text-line-through-style="none" style:text-line-through-type="none" fo:font-size="10pt" officeooo:paragraph-rsid="001ce703" style:font-size-asian="10pt" style:font-size-complex="10pt"/>
    </style:style>
    <style:style style:name="P373" style:family="paragraph" style:parent-style-name="_5b_RPG_5d__20_Táblázattartalom_20_1">
      <style:text-properties style:text-line-through-style="none" style:text-line-through-type="none" officeooo:paragraph-rsid="001ce703" fo:background-color="#23ff23"/>
    </style:style>
    <style:style style:name="P374" style:family="paragraph" style:parent-style-name="_5b_RPG_5d__20_Táblázattartalom_20_1">
      <style:paragraph-properties fo:text-align="center" style:justify-single-word="false"/>
      <style:text-properties style:text-line-through-style="none" style:text-line-through-type="none" officeooo:paragraph-rsid="001ce703"/>
    </style:style>
    <style:style style:name="P375" style:family="paragraph" style:parent-style-name="_5b_RPG_5d__20_Táblázattartalom_20_1">
      <style:text-properties style:use-window-font-color="true" loext:opacity="0%" style:text-line-through-style="none" style:text-line-through-type="none" fo:background-color="transparent"/>
    </style:style>
    <style:style style:name="P376" style:family="paragraph" style:parent-style-name="_5b_RPG_5d__20_Táblázattartalom_20_1">
      <style:text-properties style:use-window-font-color="true" loext:opacity="0%" style:text-line-through-style="none" style:text-line-through-type="none" officeooo:paragraph-rsid="001b8dab" fo:background-color="transparent"/>
    </style:style>
    <style:style style:name="P377" style:family="paragraph" style:parent-style-name="_5b_RPG_5d__20_Táblázattartalom_20_1">
      <style:text-properties style:use-window-font-color="true" loext:opacity="0%" style:text-line-through-style="solid" style:text-line-through-type="single" style:text-line-through-width="bold" fo:background-color="transparent"/>
    </style:style>
    <style:style style:name="P378" style:family="paragraph" style:parent-style-name="_5b_RPG_5d__20_Táblázattartalom_20_1">
      <style:text-properties style:text-line-through-style="solid" style:text-line-through-type="single" style:text-line-through-width="bold" fo:background-color="transparent"/>
    </style:style>
    <style:style style:name="P379" style:family="paragraph" style:parent-style-name="_5b_RPG_5d__20_Táblázattartalom_20_1">
      <style:text-properties style:text-line-through-style="solid" style:text-line-through-type="single" style:text-line-through-width="bold" officeooo:paragraph-rsid="001ce703" fo:background-color="transparent"/>
    </style:style>
    <style:style style:name="P380" style:family="paragraph" style:parent-style-name="_5b_RPG_5d__20_Táblázattartalom_20_1">
      <style:text-properties style:text-line-through-style="solid" style:text-line-through-type="single" style:text-line-through-width="bold" officeooo:paragraph-rsid="001ce703" fo:background-color="#ffcc99"/>
    </style:style>
    <style:style style:name="P381" style:family="paragraph" style:parent-style-name="_5b_RPG_5d__20_Táblázattartalom_20_1">
      <style:paragraph-properties fo:text-align="center" style:justify-single-word="false"/>
      <style:text-properties fo:font-size="10pt" style:font-size-asian="10pt" style:font-size-complex="10pt"/>
    </style:style>
    <style:style style:name="P382" style:family="paragraph" style:parent-style-name="_5b_RPG_5d__20_Táblázattartalom_20_1">
      <style:paragraph-properties fo:text-align="center" style:justify-single-word="false" fo:keep-together="auto"/>
      <style:text-properties fo:font-size="10pt" style:font-size-asian="10pt" style:font-size-complex="10pt"/>
    </style:style>
    <style:style style:name="P383" style:family="paragraph" style:parent-style-name="_5b_RPG_5d__20_Táblázattartalom_20_1">
      <style:paragraph-properties fo:text-align="center" style:justify-single-word="false" fo:keep-together="auto"/>
      <style:text-properties fo:font-size="10pt" officeooo:paragraph-rsid="001ce703" style:font-size-asian="10pt" style:font-size-complex="10pt"/>
    </style:style>
    <style:style style:name="P384" style:family="paragraph" style:parent-style-name="_5b_RPG_5d__20_Táblázattartalom_20_1">
      <style:paragraph-properties fo:text-align="center" style:justify-single-word="false"/>
      <style:text-properties fo:font-size="10pt" officeooo:paragraph-rsid="001ce703" style:font-size-asian="10pt" style:font-size-complex="10pt"/>
    </style:style>
    <style:style style:name="P385" style:family="paragraph" style:parent-style-name="_5b_RPG_5d__20_Táblázattartalom_20_1">
      <style:paragraph-properties fo:text-align="center" style:justify-single-word="false"/>
      <style:text-properties fo:font-size="10pt" fo:background-color="transparent" style:font-size-asian="10pt" style:font-size-complex="10pt"/>
    </style:style>
    <style:style style:name="P386" style:family="paragraph" style:parent-style-name="_5b_RPG_5d__20_Táblázattartalom_20_1">
      <style:paragraph-properties fo:text-align="center" style:justify-single-word="false"/>
      <style:text-properties fo:font-size="10pt" officeooo:paragraph-rsid="001ce703" fo:background-color="transparent" style:font-size-asian="10pt" style:font-size-complex="10pt"/>
    </style:style>
    <style:style style:name="P387" style:family="paragraph" style:parent-style-name="_5b_RPG_5d__20_Táblázattartalom_20_1">
      <style:paragraph-properties fo:text-align="center" style:justify-single-word="false"/>
      <style:text-properties fo:font-size="10pt" fo:font-weight="bold" officeooo:paragraph-rsid="001ce703" style:font-size-asian="10pt" style:font-weight-asian="bold" style:font-size-complex="10pt" style:font-weight-complex="bold"/>
    </style:style>
    <style:style style:name="P388" style:family="paragraph" style:parent-style-name="_5b_RPG_5d__20_Táblázattartalom_20_1">
      <style:paragraph-properties fo:text-align="center" style:justify-single-word="false"/>
      <style:text-properties fo:font-size="10pt" fo:font-weight="bold" officeooo:paragraph-rsid="001ce703" fo:background-color="#ff9966" style:font-size-asian="10pt" style:font-weight-asian="bold" style:font-size-complex="10pt" style:font-weight-complex="bold"/>
    </style:style>
    <style:style style:name="P389" style:family="paragraph" style:parent-style-name="_5b_RPG_5d__20_Táblázattartalom_20_1">
      <style:text-properties fo:color="#b84747" loext:opacity="100%" fo:font-size="7pt" fo:font-weight="bold" officeooo:paragraph-rsid="001ce703" style:font-size-asian="7pt" style:font-weight-asian="bold" style:font-size-complex="7pt" style:font-weight-complex="bold"/>
    </style:style>
    <style:style style:name="P390" style:family="paragraph" style:parent-style-name="_5b_RPG_5d__20_Táblázattartalom_20_1">
      <style:text-properties fo:color="#ff0000" loext:opacity="100%" style:text-line-through-style="none" style:text-line-through-type="none" fo:font-weight="bold" officeooo:paragraph-rsid="001ce703" fo:background-color="transparent"/>
    </style:style>
    <style:style style:name="P391" style:family="paragraph" style:parent-style-name="_5b_RPG_5d__20_Táblázattartalom_20_1">
      <style:paragraph-properties fo:text-align="center" style:justify-single-word="false"/>
      <style:text-properties officeooo:paragraph-rsid="001ce703"/>
    </style:style>
    <style:style style:name="P392" style:family="paragraph" style:parent-style-name="_5b_RPG_5d__20_Táblázattartalom_20_1">
      <style:paragraph-properties fo:text-align="center" style:justify-single-word="false"/>
      <style:text-properties fo:font-size="8pt" officeooo:paragraph-rsid="001ce703" fo:background-color="#ff0000" style:font-size-asian="8pt" style:font-size-complex="8pt"/>
    </style:style>
    <style:style style:name="P393" style:family="paragraph" style:parent-style-name="_5b_RPG_5d__20_Táblázattartalom_20_1">
      <style:text-properties officeooo:paragraph-rsid="001ce70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transparent" loext:char-shading-value="0" style:font-weight-asian="normal" style:font-weight-complex="normal"/>
    </style:style>
    <style:style style:name="T3" style:family="text">
      <style:text-properties fo:font-weight="normal" fo:background-color="#ff6633" loext:char-shading-value="0" style:font-weight-asian="normal" style:font-weight-complex="normal"/>
    </style:style>
    <style:style style:name="T4" style:family="text">
      <style:text-properties fo:font-weight="bold"/>
    </style:style>
    <style:style style:name="T5" style:family="text">
      <style:text-properties fo:font-weight="bold" fo:background-color="transparent" loext:char-shading-value="0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b8dab" style:font-weight-asian="bold" style:font-weight-complex="bold"/>
    </style:style>
    <style:style style:name="T8" style:family="text">
      <style:text-properties fo:font-weight="bold" style:font-name-asian="Sans Serif" style:font-weight-asian="bold" style:font-name-complex="Tahoma1" style:font-weight-complex="bold"/>
    </style:style>
    <style:style style:name="T9" style:family="text">
      <style:text-properties fo:background-color="transparent" loext:char-shading-value="0"/>
    </style:style>
    <style:style style:name="T10" style:family="text">
      <style:text-properties fo:background-color="#ff0000" loext:char-shading-value="0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background-color="#ff9966" loext:char-shading-value="0"/>
    </style:style>
    <style:style style:name="T13" style:family="text">
      <style:text-properties fo:font-style="italic" style:text-underline-style="none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0ae33a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style:font-name="FreeSerif6"/>
    </style:style>
    <style:style style:name="T19" style:family="text">
      <style:text-properties style:font-name="FreeSerif6" fo:background-color="transparent" loext:char-shading-value="0"/>
    </style:style>
    <style:style style:name="T20" style:family="text">
      <style:text-properties style:font-name="FreeSerif6" fo:background-color="transparent" loext:char-shading-value="0" style:font-name-asian="FreeSerif6" style:font-name-complex="FreeSerif6"/>
    </style:style>
    <style:style style:name="T21" style:family="text">
      <style:text-properties style:font-name="FreeSerif6" fo:font-weight="bold" fo:background-color="transparent" loext:char-shading-value="0" style:font-weight-asian="bold" style:font-weight-complex="bold"/>
    </style:style>
    <style:style style:name="T22" style:family="text">
      <style:text-properties style:font-name="FreeSerif6" style:font-name-asian="FreeSerif6" style:font-name-complex="FreeSerif6"/>
    </style:style>
    <style:style style:name="T23" style:family="text">
      <style:text-properties style:font-name="FreeSerif6" officeooo:rsid="000a916c" style:font-name-asian="FreeSerif6" style:font-name-complex="FreeSerif6"/>
    </style:style>
    <style:style style:name="T24" style:family="text">
      <style:text-properties style:font-name="FreeSerif6" fo:background-color="#ff0000" loext:char-shading-value="0" style:font-name-asian="FreeSerif6" style:font-name-complex="FreeSerif6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style:font-style-asian="normal" style:font-style-complex="normal"/>
    </style:style>
    <style:style style:name="T27" style:family="text">
      <style:text-properties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style:text-underline-style="none" style:font-style-asian="normal" style:font-style-complex="normal"/>
    </style:style>
    <style:style style:name="T3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3" style:family="text">
      <style:text-properties fo:background-color="#e6ff00" loext:char-shading-value="0"/>
    </style:style>
    <style:style style:name="T34" style:family="text">
      <style:text-properties style:use-window-font-color="true" loext:opacity="0%"/>
    </style:style>
    <style:style style:name="T35" style:family="text">
      <style:text-properties style:use-window-font-color="true" loext:opacity="0%" fo:font-weight="bold" style:font-weight-asian="bold" style:font-weight-complex="bold"/>
    </style:style>
    <style:style style:name="T36" style:family="text">
      <style:text-properties style:use-window-font-color="true" loext:opacity="0%" fo:font-weight="normal" style:font-weight-asian="normal" style:font-weight-complex="normal"/>
    </style:style>
    <style:style style:name="T37" style:family="text">
      <style:text-properties style:use-window-font-color="true" loext:opacity="0%" fo:font-weight="normal" fo:background-color="transparent" loext:char-shading-value="0" style:font-weight-asian="normal" style:font-weight-complex="normal"/>
    </style:style>
    <style:style style:name="T38" style:family="text">
      <style:text-properties style:use-window-font-color="true" loext:opacity="0%" style:text-underline-style="solid" style:text-underline-width="auto" style:text-underline-color="font-color" fo:font-weight="normal" style:font-weight-asian="normal" style:font-weight-complex="normal"/>
    </style:style>
    <style:style style:name="T39" style:family="text">
      <style:text-properties style:use-window-font-color="true" loext:opacity="0%" style:text-underline-style="none" fo:font-weight="normal" style:font-weight-asian="normal" style:font-weight-complex="normal"/>
    </style:style>
    <style:style style:name="T40" style:family="text">
      <style:text-properties style:use-window-font-color="true" loext:opacity="0%" style:font-name="Arial" fo:font-size="9pt" fo:font-weight="normal" style:font-size-asian="9pt" style:font-weight-asian="normal" style:font-size-complex="9pt" style:font-weight-complex="normal"/>
    </style:style>
    <style:style style:name="T41" style:family="text">
      <style:text-properties style:use-window-font-color="true" loext:opacity="0%" style:font-name="Arial" fo:font-size="9pt" fo:font-style="normal" fo:font-weight="normal" style:font-name-asian="DejaVu Sans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T42" style:family="text">
      <style:text-properties style:use-window-font-color="true" loext:opacity="0%" style:font-name="Arial" fo:font-size="9pt" fo:font-style="normal" fo:font-weight="normal" style:font-name-asian="Sans Serif" style:font-size-asian="9pt" style:font-style-asian="normal" style:font-weight-asian="normal" style:font-name-complex="Tahoma1" style:font-size-complex="9pt" style:font-style-complex="normal" style:font-weight-complex="normal"/>
    </style:style>
    <style:style style:name="T43" style:family="text">
      <style:text-properties style:use-window-font-color="true" loext:opacity="0%"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4" style:family="text">
      <style:text-properties fo:font-size="10pt" style:font-size-asian="10pt" style:font-size-complex="10pt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7" style:family="text">
      <style:text-properties style:text-line-through-style="none" style:text-line-through-type="none"/>
    </style:style>
    <style:style style:name="T48" style:family="text">
      <style:text-properties style:text-line-through-style="none" style:text-line-through-type="none" fo:background-color="transparent" loext:char-shading-value="0"/>
    </style:style>
    <style:style style:name="T49" style:family="text">
      <style:text-properties style:text-line-through-style="none" style:text-line-through-type="none" fo:font-style="normal" style:font-style-asian="normal" style:font-style-complex="normal"/>
    </style:style>
    <style:style style:name="T50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51" style:family="text">
      <style:text-properties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T52" style:family="text">
      <style:text-properties style:text-line-through-style="none" style:text-line-through-type="none" fo:font-size="9pt" fo:font-style="normal" style:font-size-asian="9pt" style:font-style-asian="normal" style:font-size-complex="9pt" style:font-style-complex="normal"/>
    </style:style>
    <style:style style:name="T53" style:family="text">
      <style:text-properties style:text-line-through-style="none" style:text-line-through-type="none" fo:font-size="10pt" fo:font-style="normal" style:font-size-asian="10pt" style:font-style-asian="normal" style:font-size-complex="10pt" style:font-style-complex="normal"/>
    </style:style>
    <style:style style:name="T54" style:family="text">
      <style:text-properties style:text-line-through-style="none" style:text-line-through-type="none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55" style:family="text">
      <style:text-properties style:text-line-through-style="none" style:text-line-through-type="none" style:font-name="Nimbus Roman No9 L" fo:font-size="11pt" style:font-size-asian="11pt" style:font-size-complex="11pt"/>
    </style:style>
    <style:style style:name="T56" style:family="text">
      <style:text-properties fo:background-color="#ff6633" loext:char-shading-value="0"/>
    </style:style>
    <style:style style:name="T57" style:family="text">
      <style:text-properties fo:color="#ffffff" loext:opacity="100%" style:text-line-through-style="none" style:text-line-through-type="none" style:font-name="FreeSerif1" fo:font-style="italic" fo:font-weight="normal" style:font-style-asian="italic" style:font-weight-asian="normal" style:font-style-complex="italic" style:font-weight-complex="normal"/>
    </style:style>
    <style:style style:name="T58" style:family="text">
      <style:text-properties fo:color="#ffffff" loext:opacity="100%" style:text-line-through-style="none" style:text-line-through-type="none" style:font-name="FreeSerif1" fo:font-style="normal" fo:font-weight="normal" style:font-style-asian="normal" style:font-weight-asian="normal" style:font-style-complex="normal" style:font-weight-complex="normal"/>
    </style:style>
    <style:style style:name="T59" style:family="text">
      <style:text-properties fo:color="#ffffff" loext:opacity="100%" style:text-line-through-style="none" style:text-line-through-type="none" style:font-name="FreeSerif1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60" style:family="text">
      <style:text-properties fo:color="#ffffff" loext:opacity="100%" style:text-line-through-style="none" style:text-line-through-type="none" style:font-name="FreeSerif1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61" style:family="text">
      <style:text-properties fo:color="#ffffff" loext:opacity="100%" style:text-line-through-style="none" style:text-line-through-type="none" style:font-name="Arial"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fo:color="#ffffff" loext:opacity="100%" style:font-name="Arial" fo:font-style="normal" style:font-style-asian="normal" style:font-style-complex="normal"/>
    </style:style>
    <style:style style:name="T63" style:family="text">
      <style:text-properties fo:background-color="#ff420e" loext:char-shading-value="0"/>
    </style:style>
    <style:style style:name="T64" style:family="text">
      <style:text-properties fo:background-color="#b84700" loext:char-shading-value="0"/>
    </style:style>
    <style:style style:name="T65" style:family="text">
      <style:text-properties style:font-name="FreeSerif5" style:font-name-asian="Sans Serif" style:font-name-complex="Tahoma1"/>
    </style:style>
    <style:style style:name="T66" style:family="text">
      <style:text-properties style:text-underline-style="none"/>
    </style:style>
    <style:style style:name="T67" style:family="text">
      <style:text-properties style:text-underline-style="none" style:font-size-asian="11pt"/>
    </style:style>
    <style:style style:name="T68" style:family="text">
      <style:text-properties style:text-underline-style="none" fo:font-weight="normal" style:font-weight-asian="normal" style:font-weight-complex="normal"/>
    </style:style>
    <style:style style:name="T69" style:family="text">
      <style:text-properties fo:font-size="9pt" style:font-size-asian="9pt" style:font-size-complex="9pt"/>
    </style:style>
    <style:style style:name="T70" style:family="text">
      <style:text-properties fo:font-size="9pt" fo:font-weight="normal" style:font-size-asian="9pt" style:font-weight-asian="normal" style:font-size-complex="9pt" style:font-weight-complex="normal"/>
    </style:style>
    <style:style style:name="T71" style:family="text">
      <style:text-properties fo:font-size="9pt" style:text-underline-style="none" style:font-size-asian="9pt" style:font-size-complex="9pt"/>
    </style:style>
    <style:style style:name="T72" style:family="text">
      <style:text-properties style:font-name="FreeSerif2"/>
    </style:style>
    <style:style style:name="T73" style:family="text">
      <style:text-properties style:font-name="DejaVu Sans2"/>
    </style:style>
    <style:style style:name="T74" style:family="text">
      <style:text-properties style:font-name="DejaVu Sans3" style:font-name-asian="DejaVu Sans3" style:font-name-complex="DejaVu Sans3"/>
    </style:style>
    <style:style style:name="T75" style:family="text">
      <style:text-properties style:font-name="DejaVu Sans3" style:text-underline-style="none" style:font-name-asian="DejaVu Sans3" style:font-name-complex="DejaVu Sans3"/>
    </style:style>
    <style:style style:name="T76" style:family="text">
      <style:text-properties style:font-name="DejaVu Sans3" fo:font-size="11pt" style:text-underline-style="none" style:font-name-asian="DejaVu Sans3" style:font-size-asian="11pt" style:font-name-complex="DejaVu Sans3" style:font-size-complex="11pt"/>
    </style:style>
    <style:style style:name="T77" style:family="text">
      <style:text-properties style:font-name="DejaVu Sans3" fo:font-size="11pt" style:text-underline-style="none" fo:font-weight="normal" style:font-name-asian="DejaVu Sans3" style:font-size-asian="9.60000038146973pt" style:font-weight-asian="normal" style:font-name-complex="DejaVu Sans3" style:font-size-complex="11pt" style:font-weight-complex="normal"/>
    </style:style>
    <style:style style:name="T78" style:family="text">
      <style:text-properties style:font-name="DejaVu Sans3" fo:font-size="11pt" fo:language="en" fo:country="US" fo:font-style="normal" style:text-underline-style="none" fo:font-weight="normal" style:font-name-asian="DejaVu Sans3" style:font-size-asian="9.60000038146973pt" style:language-asian="en" style:country-asian="US" style:font-weight-asian="normal" style:font-name-complex="DejaVu Sans3" style:font-size-complex="11pt" style:font-weight-complex="normal"/>
    </style:style>
    <style:style style:name="T79" style:family="text">
      <style:text-properties style:font-name="DejaVu Sans3" fo:font-size="11pt" fo:font-style="italic" style:text-underline-style="none" fo:font-weight="normal" style:font-name-asian="DejaVu Sans3" style:font-size-asian="9.60000038146973pt" style:font-style-asian="italic" style:font-weight-asian="normal" style:font-name-complex="DejaVu Sans3" style:font-size-complex="11pt" style:font-style-complex="italic" style:font-weight-complex="normal"/>
    </style:style>
    <style:style style:name="T80" style:family="text">
      <style:text-properties style:font-name="Nimbus Roman No9 L1" style:font-name-asian="Sans Serif" style:font-name-complex="Tahoma1"/>
    </style:style>
    <style:style style:name="T81" style:family="text">
      <style:text-properties style:font-name="Nimbus Roman No9 L1" fo:font-size="9pt" style:font-name-asian="Sans Serif" style:font-size-asian="9pt" style:font-name-complex="Tahoma1" style:font-size-complex="9pt"/>
    </style:style>
    <style:style style:name="T82" style:family="text">
      <style:text-properties style:font-name="Nimbus Roman No9 L1" fo:font-size="9pt" fo:language="en" fo:country="US" fo:font-style="normal" style:text-underline-style="none" fo:font-weight="normal" style:font-name-asian="Sans Serif" style:font-size-asian="9pt" style:language-asian="en" style:country-asian="US" style:font-weight-asian="normal" style:font-name-complex="Tahoma1" style:font-size-complex="9pt" style:font-weight-complex="normal"/>
    </style:style>
    <style:style style:name="T83" style:family="text">
      <style:text-properties style:font-name="Nimbus Roman No9 L1" fo:font-size="9pt" style:text-underline-style="none" style:font-name-asian="Sans Serif" style:font-size-asian="9pt" style:font-name-complex="Tahoma1" style:font-size-complex="9pt"/>
    </style:style>
    <style:style style:name="T84" style:family="text">
      <style:text-properties style:font-name="Nimbus Roman No9 L1" style:text-underline-style="solid" style:text-underline-width="auto" style:text-underline-color="font-color" style:font-name-asian="Sans Serif" style:font-name-complex="Tahoma1"/>
    </style:style>
    <style:style style:name="T85" style:family="text">
      <style:text-properties style:font-name="Nimbus Roman No9 L1" fo:font-size="11pt" style:text-underline-style="solid" style:text-underline-width="auto" style:text-underline-color="font-color" fo:font-weight="normal" style:font-name-asian="Sans Serif" style:font-size-asian="9.60000038146973pt" style:font-weight-asian="normal" style:font-name-complex="Tahoma1" style:font-size-complex="11pt" style:font-weight-complex="normal"/>
    </style:style>
    <style:style style:name="T86" style:family="text">
      <style:text-properties style:font-name="Nimbus Roman No9 L1" fo:font-size="11pt" fo:font-weight="normal" style:font-name-asian="Sans Serif" style:font-size-asian="9.60000038146973pt" style:font-weight-asian="normal" style:font-name-complex="Tahoma1" style:font-size-complex="11pt" style:font-weight-complex="normal"/>
    </style:style>
    <style:style style:name="T87" style:family="text">
      <style:text-properties style:font-name="Nimbus Roman No9 L1" fo:font-size="11pt" fo:language="en" fo:country="US" fo:font-style="normal" style:text-underline-style="none" fo:font-weight="normal" style:font-name-asian="Sans Serif" style:font-size-asian="9.60000038146973pt" style:language-asian="en" style:country-asian="US" style:font-weight-asian="normal" style:font-name-complex="Tahoma1" style:font-size-complex="11pt" style:font-weight-complex="normal"/>
    </style:style>
    <style:style style:name="T88" style:family="text">
      <style:text-properties style:font-name="Nimbus Roman No9 L1" style:text-underline-style="none" style:font-name-asian="Sans Serif" style:font-name-complex="Tahoma1"/>
    </style:style>
    <style:style style:name="T89" style:family="text">
      <style:text-properties style:font-name="Nimbus Roman No9 L1" fo:font-size="8pt" style:text-underline-style="none" style:font-name-asian="Sans Serif" style:font-size-asian="8pt" style:font-name-complex="Tahoma1" style:font-size-complex="8pt"/>
    </style:style>
    <style:style style:name="T90" style:family="text">
      <style:text-properties style:font-name="FreeSerif1" fo:font-size="8pt" fo:language="en" fo:country="US" fo:font-style="normal" style:text-underline-style="none" fo:font-weight="normal" style:font-name-asian="Sans Serif" style:font-size-asian="11pt" style:language-asian="en" style:country-asian="US" style:font-name-complex="Tahoma1" style:font-size-complex="12pt"/>
    </style:style>
    <style:style style:name="T91" style:family="text">
      <style:text-properties style:font-name="FreeSerif1" fo:font-size="11pt" fo:language="en" fo:country="US" fo:font-style="normal" style:text-underline-style="none" fo:font-weight="normal" style:font-name-asian="Sans Serif" style:font-size-asian="11pt" style:language-asian="en" style:country-asian="US" style:font-name-complex="Tahoma1" style:font-size-complex="11pt"/>
    </style:style>
    <style:style style:name="T92" style:family="text">
      <style:text-properties style:font-name="Nimbus Roman No9 L" fo:font-size="11pt" style:text-underline-style="none" style:font-name-asian="Sans Serif" style:font-size-asian="11pt" style:font-name-complex="Tahoma1" style:font-size-complex="11pt"/>
    </style:style>
    <style:style style:name="T93" style:family="text">
      <style:text-properties style:font-name="Nimbus Roman No9 L" fo:font-size="11pt" style:text-underline-style="none" fo:font-weight="normal" style:font-name-asian="Sans Serif" style:font-size-asian="9.60000038146973pt" style:font-weight-asian="normal" style:font-name-complex="Tahoma1" style:font-size-complex="11pt" style:font-weight-complex="normal"/>
    </style:style>
    <style:style style:name="T94" style:family="text">
      <style:text-properties style:font-name="Nimbus Roman No9 L" fo:font-size="11pt" style:text-underline-style="solid" style:text-underline-width="auto" style:text-underline-color="font-color" style:font-name-asian="Sans Serif" style:font-size-asian="11pt" style:font-name-complex="Tahoma1" style:font-size-complex="11pt"/>
    </style:style>
    <style:style style:name="T95" style:family="text">
      <style:text-properties style:font-name="Nimbus Roman No9 L" fo:font-size="11pt" fo:font-style="italic" style:text-underline-style="none" style:font-name-asian="Sans Serif" style:font-size-asian="11pt" style:font-style-asian="italic" style:font-name-complex="Tahoma1" style:font-size-complex="11pt" style:font-style-complex="italic"/>
    </style:style>
    <style:style style:name="T96" style:family="text">
      <style:text-properties style:font-name="Nimbus Roman No9 L" fo:font-size="11pt" fo:font-style="italic" style:text-underline-style="none" fo:font-weight="normal" style:font-name-asian="Sans Serif" style:font-size-asian="9.60000038146973pt" style:font-style-asian="italic" style:font-weight-asian="normal" style:font-name-complex="Tahoma1" style:font-size-complex="11pt" style:font-style-complex="italic" style:font-weight-complex="normal"/>
    </style:style>
    <style:style style:name="T97" style:family="text">
      <style:text-properties style:font-name="Nimbus Roman No9 L" fo:font-size="11pt" fo:font-style="normal" style:text-underline-style="none" style:font-name-asian="Sans Serif" style:font-size-asian="11pt" style:font-style-asian="normal" style:font-name-complex="Tahoma1" style:font-size-complex="11pt" style:font-style-complex="normal"/>
    </style:style>
    <style:style style:name="T98" style:family="text">
      <style:text-properties style:font-name="Nimbus Roman No9 L" fo:font-size="11pt" fo:font-style="normal" style:text-underline-style="none" fo:font-weight="normal" style:font-name-asian="Sans Serif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T99" style:family="text">
      <style:text-properties style:font-name="Nimbus Roman No9 L" fo:font-size="9pt" style:text-underline-style="none" style:font-name-asian="Sans Serif" style:font-size-asian="9pt" style:font-name-complex="Tahoma1" style:font-size-complex="9pt"/>
    </style:style>
    <style:style style:name="T100" style:family="text">
      <style:text-properties style:font-name="Nimbus Roman No9 L" fo:font-size="9pt" fo:font-style="italic" style:text-underline-style="none" style:font-name-asian="Sans Serif" style:font-size-asian="9pt" style:font-style-asian="italic" style:font-name-complex="Tahoma1" style:font-size-complex="9pt" style:font-style-complex="italic"/>
    </style:style>
    <style:style style:name="T101" style:family="text">
      <style:text-properties style:font-name="Nimbus Roman No9 L" fo:font-size="10pt" style:text-underline-style="none" style:font-name-asian="Sans Serif" style:font-size-asian="10pt" style:font-name-complex="Tahoma1" style:font-size-complex="10pt"/>
    </style:style>
    <style:style style:name="T102" style:family="text">
      <style:text-properties style:font-name-asian="Sans Serif" style:font-name-complex="Tahoma1"/>
    </style:style>
    <style:style style:name="T103" style:family="text">
      <style:text-properties style:font-name-asian="DejaVu Sans" style:font-name-complex="DejaVu Sans"/>
    </style:style>
    <style:style style:name="T104" style:family="text">
      <style:text-properties fo:color="#00ae00" loext:opacity="100%"/>
    </style:style>
    <style:style style:name="T105" style:family="text">
      <style:text-properties style:font-name="DejaVu Sans" style:font-name-asian="DejaVu Sans" style:font-name-complex="DejaVu Sans"/>
    </style:style>
    <style:style style:name="T106" style:family="text">
      <style:text-properties style:font-name="DejaVu Sans" style:text-underline-style="none" fo:font-weight="normal" style:font-name-asian="DejaVu Sans" style:font-weight-asian="normal" style:font-name-complex="DejaVu Sans" style:font-weight-complex="normal"/>
    </style:style>
    <style:style style:name="T107" style:family="text">
      <style:text-properties fo:background-color="#ffff00" loext:char-shading-value="0"/>
    </style:style>
    <style:style style:name="T108" style:family="text">
      <style:text-properties style:font-name="Times New Roman" style:font-name-asian="DejaVu Sans1" style:font-name-complex="DejaVu Sans1"/>
    </style:style>
    <style:style style:name="T109" style:family="text">
      <style:text-properties officeooo:rsid="0018fcc3"/>
    </style:style>
    <style:style style:name="T110" style:family="text">
      <style:text-properties officeooo:rsid="00056fe3"/>
    </style:style>
    <style:style style:name="T111" style:family="text">
      <style:text-properties fo:background-color="#ffcc99" loext:char-shading-value="0"/>
    </style:style>
    <style:style style:name="T112" style:family="text">
      <style:text-properties officeooo:rsid="0001aaf9"/>
    </style:style>
    <style:style style:name="T113" style:family="text">
      <style:text-properties officeooo:rsid="0002047b"/>
    </style:style>
    <style:style style:name="T114" style:family="text">
      <style:text-properties officeooo:rsid="000a916c"/>
    </style:style>
    <style:style style:name="T115" style:family="text">
      <style:text-properties officeooo:rsid="0009b0d1"/>
    </style:style>
    <style:style style:name="T116" style:family="text">
      <style:text-properties officeooo:rsid="000ae33a"/>
    </style:style>
    <style:style style:name="T117" style:family="text">
      <style:text-properties officeooo:rsid="000b4455"/>
    </style:style>
    <style:style style:name="T118" style:family="text">
      <style:text-properties officeooo:rsid="000fcea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true" style:editable="false">
        <style:columns fo:column-count="2">
          <style:column-sep style:width="0.0008in" style:color="#000000" style:height="0%" style:style="none"/>
          <style:column style:rel-width="3662*" fo:start-indent="0in" fo:end-indent="0.039in"/>
          <style:column style:rel-width="5818*" fo:start-indent="0.039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2">
          <style:column style:rel-width="4241*" fo:start-indent="0in" fo:end-indent="0.039in"/>
          <style:column style:rel-width="5397*" fo:start-indent="0.039in" fo:end-indent="0in"/>
        </style:columns>
      </style:section-properties>
    </style:style>
    <style:style style:name="Sect4" style:family="section">
      <style:section-properties text:dont-balance-text-columns="true" style:editable="false">
        <style:columns fo:column-count="2">
          <style:column style:rel-width="3997*" fo:start-indent="0in" fo:end-indent="0.0591in"/>
          <style:column style:rel-width="5641*" fo:start-indent="0.0591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189in" text:min-label-width="0.094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2835in" text:min-label-width="0.094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3776in" text:min-label-width="0.094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472in" text:min-label-width="0.094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5665in" text:min-label-width="0.094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0.661in" text:min-label-width="0.094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0.7555in" text:min-label-width="0.094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0.85in" text:min-label-width="0.094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0.9445in" text:min-label-width="0.0945in"/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space-before="0.1535in" text:min-label-width="0.2126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space-before="0.0752in" text:min-label-width="0.1138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space-before="0.0748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space-before="0.1138in" text:min-label-width="0.0945in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0354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0354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0354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0354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0354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0354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0354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0354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0354in"/>
        <style:text-properties style:font-name="Star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"/>
      </text:list-level-style-bullet>
      <text:list-level-style-number text:level="2" loext:num-list-format="%2%." style:num-suffix="." style:num-format="1">
        <style:list-level-properties text:space-before="0.189in" text:min-label-width="0.0945in"/>
      </text:list-level-style-number>
      <text:list-level-style-number text:level="3" loext:num-list-format="%3%." style:num-suffix="." style:num-format="1">
        <style:list-level-properties text:space-before="0.2835in" text:min-label-width="0.0945in"/>
      </text:list-level-style-number>
      <text:list-level-style-number text:level="4" loext:num-list-format="%4%." style:num-suffix="." style:num-format="1">
        <style:list-level-properties text:space-before="0.3776in" text:min-label-width="0.0945in"/>
      </text:list-level-style-number>
      <text:list-level-style-number text:level="5" loext:num-list-format="%5%." style:num-suffix="." style:num-format="1">
        <style:list-level-properties text:space-before="0.472in" text:min-label-width="0.0945in"/>
      </text:list-level-style-number>
      <text:list-level-style-number text:level="6" loext:num-list-format="%6%." style:num-suffix="." style:num-format="1">
        <style:list-level-properties text:space-before="0.5665in" text:min-label-width="0.0945in"/>
      </text:list-level-style-number>
      <text:list-level-style-number text:level="7" loext:num-list-format="%7%." style:num-suffix="." style:num-format="1">
        <style:list-level-properties text:space-before="0.661in" text:min-label-width="0.0945in"/>
      </text:list-level-style-number>
      <text:list-level-style-number text:level="8" loext:num-list-format="%8%." style:num-suffix="." style:num-format="1">
        <style:list-level-properties text:space-before="0.7555in" text:min-label-width="0.0945in"/>
      </text:list-level-style-number>
      <text:list-level-style-number text:level="9" loext:num-list-format="%9%." style:num-suffix="." style:num-format="1">
        <style:list-level-properties text:space-before="0.85in" text:min-label-width="0.0945in"/>
      </text:list-level-style-number>
      <text:list-level-style-number text:level="10" loext:num-list-format="%10%." style:num-suffix="." style:num-format="1">
        <style:list-level-properties text:space-before="0.9445in" text:min-label-width="0.0945in"/>
      </text:list-level-style-number>
    </text:list-style>
    <text:list-style style:name="L8">
      <text:list-level-style-bullet text:level="1" text:style-name="Bullet_20_Symbols" loext:num-list-format=" %1%" style:num-prefix=" " text:bullet-char="•">
        <style:list-level-properties text:space-before="0.1142in" text:min-label-width="0.1138in"/>
        <style:text-properties style:font-name="StarSymbol"/>
      </text:list-level-style-bullet>
      <text:list-level-style-number text:level="2" text:style-name="Numbering_20_Symbols" loext:num-list-format=" %1%.%2%." style:num-prefix=" " style:num-suffix="." style:num-format="1" text:display-levels="2">
        <style:list-level-properties text:space-before="0.228in" text:min-label-width="0.1138in"/>
      </text:list-level-style-number>
      <text:list-level-style-number text:level="3" text:style-name="Numbering_20_Symbols" loext:num-list-format=" %3%)" style:num-prefix=" " style:num-suffix=")" style:num-format="a">
        <style:list-level-properties text:space-before="0.3417in" text:min-label-width="0.1138in"/>
      </text:list-level-style-number>
      <text:list-level-style-bullet text:level="4" text:style-name="Bullet_20_Symbols" loext:num-list-format=" %4%" style:num-prefix=" " text:bullet-char="•">
        <style:list-level-properties text:space-before="0.4555in" text:min-label-width="0.1138in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0.5697in" text:min-label-width="0.1138in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0.6835in" text:min-label-width="0.1138in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0.7972in" text:min-label-width="0.1138in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0.9114in" text:min-label-width="0.1138in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1.0252in" text:min-label-width="0.1138in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1.139in" text:min-label-width="0.1138in"/>
        <style:text-properties style:font-name="Star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space-before="0.1142in" text:min-label-width="0.1138in"/>
        <style:text-properties style:font-name="StarSymbol"/>
      </text:list-level-style-bullet>
      <text:list-level-style-number text:level="2" loext:num-list-format="%2%." style:num-suffix="." style:num-format="1">
        <style:list-level-properties text:space-before="0.228in" text:min-label-width="0.1138in"/>
      </text:list-level-style-number>
      <text:list-level-style-number text:level="3" loext:num-list-format="%3%." style:num-suffix="." style:num-format="1">
        <style:list-level-properties text:space-before="0.3417in" text:min-label-width="0.1138in"/>
      </text:list-level-style-number>
      <text:list-level-style-number text:level="4" loext:num-list-format="%4%." style:num-suffix="." style:num-format="1">
        <style:list-level-properties text:space-before="0.4555in" text:min-label-width="0.1138in"/>
      </text:list-level-style-number>
      <text:list-level-style-number text:level="5" loext:num-list-format="%5%." style:num-suffix="." style:num-format="1">
        <style:list-level-properties text:space-before="0.5697in" text:min-label-width="0.1138in"/>
      </text:list-level-style-number>
      <text:list-level-style-number text:level="6" loext:num-list-format="%6%." style:num-suffix="." style:num-format="1">
        <style:list-level-properties text:space-before="0.6835in" text:min-label-width="0.1138in"/>
      </text:list-level-style-number>
      <text:list-level-style-number text:level="7" loext:num-list-format="%7%." style:num-suffix="." style:num-format="1">
        <style:list-level-properties text:space-before="0.7972in" text:min-label-width="0.1138in"/>
      </text:list-level-style-number>
      <text:list-level-style-number text:level="8" loext:num-list-format="%8%." style:num-suffix="." style:num-format="1">
        <style:list-level-properties text:space-before="0.9114in" text:min-label-width="0.1138in"/>
      </text:list-level-style-number>
      <text:list-level-style-number text:level="9" loext:num-list-format="%9%." style:num-suffix="." style:num-format="1">
        <style:list-level-properties text:space-before="1.0252in" text:min-label-width="0.1138in"/>
      </text:list-level-style-number>
      <text:list-level-style-number text:level="10" loext:num-list-format="%10%." style:num-suffix="." style:num-format="1">
        <style:list-level-properties text:space-before="1.139in" text:min-label-width="0.1138in"/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space-before="0.0945in" text:min-label-width="0.1138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1138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1138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1138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1138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1138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1138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1138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1138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1138in"/>
        <style:text-properties style:font-name="Star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space-before="0.0945in" text:min-label-width="0.1138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1138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1138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1138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1138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1138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1138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1138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1138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1138in"/>
        <style:text-properties style:font-name="Star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space-before="0.0945in" text:min-label-width="0.1138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094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094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094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094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094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094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094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094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0945in"/>
        <style:text-properties style:font-name="Star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space-before="0.0748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094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094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094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094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094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094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094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094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0945in"/>
        <style:text-properties style:font-name="Star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space-before="0.0945in" text:min-label-width="0.1138in"/>
        <style:text-properties style:font-name="StarSymbol"/>
      </text:list-level-style-bullet>
      <text:list-level-style-number text:level="2" loext:num-list-format="%2%." style:num-suffix="." style:num-format="1">
        <style:list-level-properties text:space-before="0.5in" text:min-label-width="0.1138in"/>
      </text:list-level-style-number>
      <text:list-level-style-number text:level="3" loext:num-list-format="%3%." style:num-suffix="." style:num-format="1">
        <style:list-level-properties text:space-before="0.75in" text:min-label-width="0.1138in"/>
      </text:list-level-style-number>
      <text:list-level-style-number text:level="4" loext:num-list-format="%4%." style:num-suffix="." style:num-format="1">
        <style:list-level-properties text:space-before="1in" text:min-label-width="0.1138in"/>
      </text:list-level-style-number>
      <text:list-level-style-number text:level="5" loext:num-list-format="%5%." style:num-suffix="." style:num-format="1">
        <style:list-level-properties text:space-before="1.25in" text:min-label-width="0.1138in"/>
      </text:list-level-style-number>
      <text:list-level-style-number text:level="6" loext:num-list-format="%6%." style:num-suffix="." style:num-format="1">
        <style:list-level-properties text:space-before="1.5in" text:min-label-width="0.1138in"/>
      </text:list-level-style-number>
      <text:list-level-style-number text:level="7" loext:num-list-format="%7%." style:num-suffix="." style:num-format="1">
        <style:list-level-properties text:space-before="1.75in" text:min-label-width="0.1138in"/>
      </text:list-level-style-number>
      <text:list-level-style-number text:level="8" loext:num-list-format="%8%." style:num-suffix="." style:num-format="1">
        <style:list-level-properties text:space-before="2in" text:min-label-width="0.1138in"/>
      </text:list-level-style-number>
      <text:list-level-style-number text:level="9" loext:num-list-format="%9%." style:num-suffix="." style:num-format="1">
        <style:list-level-properties text:space-before="2.25in" text:min-label-width="0.1138in"/>
      </text:list-level-style-number>
      <text:list-level-style-number text:level="10" loext:num-list-format="%10%." style:num-suffix="." style:num-format="1">
        <style:list-level-properties text:space-before="2.5in" text:min-label-width="0.1138in"/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space-before="0.0551in" text:min-label-width="0.0547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0547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0547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0547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0547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0547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0547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0547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0547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0547in"/>
        <style:text-properties style:font-name="Star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space-before="0.0547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087in" text:min-label-width="0.1138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5126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8043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space-before="0.0748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094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094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094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094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094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094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094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094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0945in"/>
        <style:text-properties style:font-name="Star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space-before="0.25in" text:min-label-width="0.07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0752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0752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0752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0752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0752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0752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0752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0752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0752in"/>
        <style:text-properties style:font-name="StarSymbol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15in" text:min-label-width="0.0547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2252in" text:min-label-width="0.0547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3in" text:min-label-width="0.0547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3752in" text:min-label-width="0.0547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45in" text:min-label-width="0.0547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0.5252in" text:min-label-width="0.0547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0.6in" text:min-label-width="0.0547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0.6752in" text:min-label-width="0.0547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0.75in" text:min-label-width="0.0547in"/>
        <style:text-properties style:font-name="Star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"/>
      </text:list-level-style-bullet>
      <text:list-level-style-image text:level="2" xlink:href="Pictures/100000010000000A0000000A6114E15126D6B2D7.gif" xlink:type="simple" xlink:show="embed" xlink:actuate="onLoad">
        <style:list-level-properties text:space-before="0.15in" text:min-label-width="0.0752in" style:vertical-pos="middle" style:vertical-rel="line" fo:width="0.1043in" fo:height="0.1043in"/>
      </text:list-level-style-image>
      <text:list-level-style-image text:level="3" xlink:href="Pictures/100000010000000A0000000A6114E15126D6B2D7.gif" xlink:type="simple" xlink:show="embed" xlink:actuate="onLoad">
        <style:list-level-properties text:space-before="0.2248in" text:min-label-width="0.0752in" style:vertical-pos="middle" style:vertical-rel="line" fo:width="0.1043in" fo:height="0.1043in"/>
      </text:list-level-style-image>
      <text:list-level-style-image text:level="4" xlink:href="Pictures/100000010000000A0000000A6114E15126D6B2D7.gif" xlink:type="simple" xlink:show="embed" xlink:actuate="onLoad">
        <style:list-level-properties text:space-before="0.3in" text:min-label-width="0.0752in" style:vertical-pos="middle" style:vertical-rel="line" fo:width="0.1043in" fo:height="0.1043in"/>
      </text:list-level-style-image>
      <text:list-level-style-image text:level="5" xlink:href="Pictures/100000010000000A0000000A6114E15126D6B2D7.gif" xlink:type="simple" xlink:show="embed" xlink:actuate="onLoad">
        <style:list-level-properties text:space-before="0.3748in" text:min-label-width="0.0752in" style:vertical-pos="middle" style:vertical-rel="line" fo:width="0.1043in" fo:height="0.1043in"/>
      </text:list-level-style-image>
      <text:list-level-style-image text:level="6" xlink:href="Pictures/100000010000000A0000000A6114E15126D6B2D7.gif" xlink:type="simple" xlink:show="embed" xlink:actuate="onLoad">
        <style:list-level-properties text:space-before="0.45in" text:min-label-width="0.0752in" style:vertical-pos="middle" style:vertical-rel="line" fo:width="0.1043in" fo:height="0.1043in"/>
      </text:list-level-style-image>
      <text:list-level-style-image text:level="7" xlink:href="Pictures/100000010000000A0000000A6114E15126D6B2D7.gif" xlink:type="simple" xlink:show="embed" xlink:actuate="onLoad">
        <style:list-level-properties text:space-before="0.5248in" text:min-label-width="0.0752in" style:vertical-pos="middle" style:vertical-rel="line" fo:width="0.1043in" fo:height="0.1043in"/>
      </text:list-level-style-image>
      <text:list-level-style-image text:level="8" xlink:href="Pictures/100000010000000A0000000A6114E15126D6B2D7.gif" xlink:type="simple" xlink:show="embed" xlink:actuate="onLoad">
        <style:list-level-properties text:space-before="0.6in" text:min-label-width="0.0752in" style:vertical-pos="middle" style:vertical-rel="line" fo:width="0.1043in" fo:height="0.1043in"/>
      </text:list-level-style-image>
      <text:list-level-style-image text:level="9" xlink:href="Pictures/100000010000000A0000000A6114E15126D6B2D7.gif" xlink:type="simple" xlink:show="embed" xlink:actuate="onLoad">
        <style:list-level-properties text:space-before="0.6748in" text:min-label-width="0.0752in" style:vertical-pos="middle" style:vertical-rel="line" fo:width="0.1043in" fo:height="0.1043in"/>
      </text:list-level-style-image>
      <text:list-level-style-image text:level="10" xlink:href="Pictures/100000010000000A0000000A6114E15126D6B2D7.gif" xlink:type="simple" xlink:show="embed" xlink:actuate="onLoad">
        <style:list-level-properties text:space-before="0.75in" text:min-label-width="0.0752in" style:vertical-pos="middle" style:vertical-rel="line" fo:width="0.1043in" fo:height="0.1043in"/>
      </text:list-level-style-image>
    </text:list-style>
    <text:list-style style:name="L22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15in" text:min-label-width="0.0752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2248in" text:min-label-width="0.0752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3in" text:min-label-width="0.0752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3748in" text:min-label-width="0.0752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45in" text:min-label-width="0.0752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0.5248in" text:min-label-width="0.0752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0.6in" text:min-label-width="0.0752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0.6748in" text:min-label-width="0.0752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0.75in" text:min-label-width="0.0752in"/>
        <style:text-properties style:font-name="Star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space-before="0.0748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15in" text:min-label-width="0.094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2248in" text:min-label-width="0.094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3in" text:min-label-width="0.094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3748in" text:min-label-width="0.094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45in" text:min-label-width="0.094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0.5248in" text:min-label-width="0.094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0.6in" text:min-label-width="0.094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0.6748in" text:min-label-width="0.094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0.75in" text:min-label-width="0.0945in"/>
        <style:text-properties style:font-name="Star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"/>
      </text:list-level-style-bullet>
      <text:list-level-style-image text:level="2" xlink:href="Pictures/100000010000000A0000000A6114E15126D6B2D7.gif" xlink:type="simple" xlink:show="embed" xlink:actuate="onLoad">
        <style:list-level-properties text:space-before="0.15in" text:min-label-width="0.0752in" style:vertical-pos="middle" style:vertical-rel="line" fo:width="0.1043in" fo:height="0.1043in"/>
      </text:list-level-style-image>
      <text:list-level-style-image text:level="3" xlink:href="Pictures/100000010000000A0000000A6114E15126D6B2D7.gif" xlink:type="simple" xlink:show="embed" xlink:actuate="onLoad">
        <style:list-level-properties text:space-before="0.2248in" text:min-label-width="0.0752in" style:vertical-pos="middle" style:vertical-rel="line" fo:width="0.1043in" fo:height="0.1043in"/>
      </text:list-level-style-image>
      <text:list-level-style-image text:level="4" xlink:href="Pictures/100000010000000A0000000A6114E15126D6B2D7.gif" xlink:type="simple" xlink:show="embed" xlink:actuate="onLoad">
        <style:list-level-properties text:space-before="0.3in" text:min-label-width="0.0752in" style:vertical-pos="middle" style:vertical-rel="line" fo:width="0.1043in" fo:height="0.1043in"/>
      </text:list-level-style-image>
      <text:list-level-style-image text:level="5" xlink:href="Pictures/100000010000000A0000000A6114E15126D6B2D7.gif" xlink:type="simple" xlink:show="embed" xlink:actuate="onLoad">
        <style:list-level-properties text:space-before="0.3748in" text:min-label-width="0.0752in" style:vertical-pos="middle" style:vertical-rel="line" fo:width="0.1043in" fo:height="0.1043in"/>
      </text:list-level-style-image>
      <text:list-level-style-image text:level="6" xlink:href="Pictures/100000010000000A0000000A6114E15126D6B2D7.gif" xlink:type="simple" xlink:show="embed" xlink:actuate="onLoad">
        <style:list-level-properties text:space-before="0.45in" text:min-label-width="0.0752in" style:vertical-pos="middle" style:vertical-rel="line" fo:width="0.1043in" fo:height="0.1043in"/>
      </text:list-level-style-image>
      <text:list-level-style-image text:level="7" xlink:href="Pictures/100000010000000A0000000A6114E15126D6B2D7.gif" xlink:type="simple" xlink:show="embed" xlink:actuate="onLoad">
        <style:list-level-properties text:space-before="0.5248in" text:min-label-width="0.0752in" style:vertical-pos="middle" style:vertical-rel="line" fo:width="0.1043in" fo:height="0.1043in"/>
      </text:list-level-style-image>
      <text:list-level-style-image text:level="8" xlink:href="Pictures/100000010000000A0000000A6114E15126D6B2D7.gif" xlink:type="simple" xlink:show="embed" xlink:actuate="onLoad">
        <style:list-level-properties text:space-before="0.6in" text:min-label-width="0.0752in" style:vertical-pos="middle" style:vertical-rel="line" fo:width="0.1043in" fo:height="0.1043in"/>
      </text:list-level-style-image>
      <text:list-level-style-image text:level="9" xlink:href="Pictures/100000010000000A0000000A6114E15126D6B2D7.gif" xlink:type="simple" xlink:show="embed" xlink:actuate="onLoad">
        <style:list-level-properties text:space-before="0.6748in" text:min-label-width="0.0752in" style:vertical-pos="middle" style:vertical-rel="line" fo:width="0.1043in" fo:height="0.1043in"/>
      </text:list-level-style-image>
      <text:list-level-style-image text:level="10" xlink:href="Pictures/100000010000000A0000000A6114E15126D6B2D7.gif" xlink:type="simple" xlink:show="embed" xlink:actuate="onLoad">
        <style:list-level-properties text:space-before="0.75in" text:min-label-width="0.0752in" style:vertical-pos="middle" style:vertical-rel="line" fo:width="0.1043in" fo:height="0.1043in"/>
      </text:list-level-style-image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"/>
      </text:list-level-style-bullet>
      <text:list-level-style-image text:level="2" xlink:href="Pictures/100000010000000A0000000A6114E15126D6B2D7.gif" xlink:type="simple" xlink:show="embed" xlink:actuate="onLoad">
        <style:list-level-properties text:space-before="0.15in" text:min-label-width="0.0752in" style:vertical-pos="middle" style:vertical-rel="line" fo:width="0.1043in" fo:height="0.1043in"/>
      </text:list-level-style-image>
      <text:list-level-style-image text:level="3" xlink:href="Pictures/100000010000000A0000000A6114E15126D6B2D7.gif" xlink:type="simple" xlink:show="embed" xlink:actuate="onLoad">
        <style:list-level-properties text:space-before="0.2248in" text:min-label-width="0.0752in" style:vertical-pos="middle" style:vertical-rel="line" fo:width="0.1043in" fo:height="0.1043in"/>
      </text:list-level-style-image>
      <text:list-level-style-image text:level="4" xlink:href="Pictures/100000010000000A0000000A6114E15126D6B2D7.gif" xlink:type="simple" xlink:show="embed" xlink:actuate="onLoad">
        <style:list-level-properties text:space-before="0.3in" text:min-label-width="0.0752in" style:vertical-pos="middle" style:vertical-rel="line" fo:width="0.1043in" fo:height="0.1043in"/>
      </text:list-level-style-image>
      <text:list-level-style-image text:level="5" xlink:href="Pictures/100000010000000A0000000A6114E15126D6B2D7.gif" xlink:type="simple" xlink:show="embed" xlink:actuate="onLoad">
        <style:list-level-properties text:space-before="0.3748in" text:min-label-width="0.0752in" style:vertical-pos="middle" style:vertical-rel="line" fo:width="0.1043in" fo:height="0.1043in"/>
      </text:list-level-style-image>
      <text:list-level-style-image text:level="6" xlink:href="Pictures/100000010000000A0000000A6114E15126D6B2D7.gif" xlink:type="simple" xlink:show="embed" xlink:actuate="onLoad">
        <style:list-level-properties text:space-before="0.45in" text:min-label-width="0.0752in" style:vertical-pos="middle" style:vertical-rel="line" fo:width="0.1043in" fo:height="0.1043in"/>
      </text:list-level-style-image>
      <text:list-level-style-image text:level="7" xlink:href="Pictures/100000010000000A0000000A6114E15126D6B2D7.gif" xlink:type="simple" xlink:show="embed" xlink:actuate="onLoad">
        <style:list-level-properties text:space-before="0.5248in" text:min-label-width="0.0752in" style:vertical-pos="middle" style:vertical-rel="line" fo:width="0.1043in" fo:height="0.1043in"/>
      </text:list-level-style-image>
      <text:list-level-style-image text:level="8" xlink:href="Pictures/100000010000000A0000000A6114E15126D6B2D7.gif" xlink:type="simple" xlink:show="embed" xlink:actuate="onLoad">
        <style:list-level-properties text:space-before="0.6in" text:min-label-width="0.0752in" style:vertical-pos="middle" style:vertical-rel="line" fo:width="0.1043in" fo:height="0.1043in"/>
      </text:list-level-style-image>
      <text:list-level-style-image text:level="9" xlink:href="Pictures/100000010000000A0000000A6114E15126D6B2D7.gif" xlink:type="simple" xlink:show="embed" xlink:actuate="onLoad">
        <style:list-level-properties text:space-before="0.6748in" text:min-label-width="0.0752in" style:vertical-pos="middle" style:vertical-rel="line" fo:width="0.1043in" fo:height="0.1043in"/>
      </text:list-level-style-image>
      <text:list-level-style-image text:level="10" xlink:href="Pictures/100000010000000A0000000A6114E15126D6B2D7.gif" xlink:type="simple" xlink:show="embed" xlink:actuate="onLoad">
        <style:list-level-properties text:space-before="0.75in" text:min-label-width="0.0752in" style:vertical-pos="middle" style:vertical-rel="line" fo:width="0.1043in" fo:height="0.1043in"/>
      </text:list-level-style-image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space-before="0.1142in" text:min-label-width="0.1138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0354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0354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0354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0354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0354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0354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0354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0354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0354in"/>
        <style:text-properties style:font-name="StarSymbol"/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"/>
      </text:list-level-style-bullet>
      <text:list-level-style-number text:level="2" loext:num-list-format="%2%." style:num-suffix="." style:num-format="1">
        <style:list-level-properties text:space-before="0.189in" text:min-label-width="0.0945in"/>
      </text:list-level-style-number>
      <text:list-level-style-number text:level="3" loext:num-list-format="%3%." style:num-suffix="." style:num-format="1">
        <style:list-level-properties text:space-before="0.2835in" text:min-label-width="0.0945in"/>
      </text:list-level-style-number>
      <text:list-level-style-number text:level="4" loext:num-list-format="%4%." style:num-suffix="." style:num-format="1">
        <style:list-level-properties text:space-before="0.3776in" text:min-label-width="0.0945in"/>
      </text:list-level-style-number>
      <text:list-level-style-number text:level="5" loext:num-list-format="%5%." style:num-suffix="." style:num-format="1">
        <style:list-level-properties text:space-before="0.472in" text:min-label-width="0.0945in"/>
      </text:list-level-style-number>
      <text:list-level-style-number text:level="6" loext:num-list-format="%6%." style:num-suffix="." style:num-format="1">
        <style:list-level-properties text:space-before="0.5665in" text:min-label-width="0.0945in"/>
      </text:list-level-style-number>
      <text:list-level-style-number text:level="7" loext:num-list-format="%7%." style:num-suffix="." style:num-format="1">
        <style:list-level-properties text:space-before="0.661in" text:min-label-width="0.0945in"/>
      </text:list-level-style-number>
      <text:list-level-style-number text:level="8" loext:num-list-format="%8%." style:num-suffix="." style:num-format="1">
        <style:list-level-properties text:space-before="0.7555in" text:min-label-width="0.0945in"/>
      </text:list-level-style-number>
      <text:list-level-style-number text:level="9" loext:num-list-format="%9%." style:num-suffix="." style:num-format="1">
        <style:list-level-properties text:space-before="0.85in" text:min-label-width="0.0945in"/>
      </text:list-level-style-number>
      <text:list-level-style-number text:level="10" loext:num-list-format="%10%." style:num-suffix="." style:num-format="1">
        <style:list-level-properties text:space-before="0.9445in" text:min-label-width="0.0945in"/>
      </text:list-level-style-number>
    </text:list-style>
    <text:list-style style:name="L36">
      <text:list-level-style-bullet text:level="1" text:style-name="Bullet_20_Symbols" loext:num-list-format=" %1%" style:num-prefix=" " text:bullet-char="•">
        <style:list-level-properties text:space-before="0.1142in" text:min-label-width="0.1138in"/>
        <style:text-properties style:font-name="StarSymbol"/>
      </text:list-level-style-bullet>
      <text:list-level-style-number text:level="2" text:style-name="Numbering_20_Symbols" loext:num-list-format=" %1%.%2%." style:num-prefix=" " style:num-suffix="." style:num-format="1" text:display-levels="2">
        <style:list-level-properties text:space-before="0.228in" text:min-label-width="0.1138in"/>
      </text:list-level-style-number>
      <text:list-level-style-number text:level="3" text:style-name="Numbering_20_Symbols" loext:num-list-format=" %3%)" style:num-prefix=" " style:num-suffix=")" style:num-format="a">
        <style:list-level-properties text:space-before="0.3417in" text:min-label-width="0.1138in"/>
      </text:list-level-style-number>
      <text:list-level-style-bullet text:level="4" text:style-name="Bullet_20_Symbols" loext:num-list-format=" %4%" style:num-prefix=" " text:bullet-char="•">
        <style:list-level-properties text:space-before="0.4555in" text:min-label-width="0.1138in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0.5697in" text:min-label-width="0.1138in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0.6835in" text:min-label-width="0.1138in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0.7972in" text:min-label-width="0.1138in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0.9114in" text:min-label-width="0.1138in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1.0252in" text:min-label-width="0.1138in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1.139in" text:min-label-width="0.1138in"/>
        <style:text-properties style:font-name="StarSymbol"/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space-before="0.1142in" text:min-label-width="0.1138in"/>
        <style:text-properties style:font-name="StarSymbol"/>
      </text:list-level-style-bullet>
      <text:list-level-style-number text:level="2" loext:num-list-format="%2%." style:num-suffix="." style:num-format="1">
        <style:list-level-properties text:space-before="0.228in" text:min-label-width="0.1138in"/>
      </text:list-level-style-number>
      <text:list-level-style-number text:level="3" loext:num-list-format="%3%." style:num-suffix="." style:num-format="1">
        <style:list-level-properties text:space-before="0.3417in" text:min-label-width="0.1138in"/>
      </text:list-level-style-number>
      <text:list-level-style-number text:level="4" loext:num-list-format="%4%." style:num-suffix="." style:num-format="1">
        <style:list-level-properties text:space-before="0.4555in" text:min-label-width="0.1138in"/>
      </text:list-level-style-number>
      <text:list-level-style-number text:level="5" loext:num-list-format="%5%." style:num-suffix="." style:num-format="1">
        <style:list-level-properties text:space-before="0.5697in" text:min-label-width="0.1138in"/>
      </text:list-level-style-number>
      <text:list-level-style-number text:level="6" loext:num-list-format="%6%." style:num-suffix="." style:num-format="1">
        <style:list-level-properties text:space-before="0.6835in" text:min-label-width="0.1138in"/>
      </text:list-level-style-number>
      <text:list-level-style-number text:level="7" loext:num-list-format="%7%." style:num-suffix="." style:num-format="1">
        <style:list-level-properties text:space-before="0.7972in" text:min-label-width="0.1138in"/>
      </text:list-level-style-number>
      <text:list-level-style-number text:level="8" loext:num-list-format="%8%." style:num-suffix="." style:num-format="1">
        <style:list-level-properties text:space-before="0.9114in" text:min-label-width="0.1138in"/>
      </text:list-level-style-number>
      <text:list-level-style-number text:level="9" loext:num-list-format="%9%." style:num-suffix="." style:num-format="1">
        <style:list-level-properties text:space-before="1.0252in" text:min-label-width="0.1138in"/>
      </text:list-level-style-number>
      <text:list-level-style-number text:level="10" loext:num-list-format="%10%." style:num-suffix="." style:num-format="1">
        <style:list-level-properties text:space-before="1.139in" text:min-label-width="0.1138in"/>
      </text:list-level-style-number>
    </text:list-style>
    <text:list-style style:name="L38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"/>
      </text:list-level-style-bullet>
      <text:list-level-style-number text:level="2" loext:num-list-format="%2%." style:num-suffix="." style:num-format="1">
        <style:list-level-properties text:space-before="0.189in" text:min-label-width="0.0945in"/>
      </text:list-level-style-number>
      <text:list-level-style-number text:level="3" loext:num-list-format="%3%." style:num-suffix="." style:num-format="1">
        <style:list-level-properties text:space-before="0.2835in" text:min-label-width="0.0945in"/>
      </text:list-level-style-number>
      <text:list-level-style-number text:level="4" loext:num-list-format="%4%." style:num-suffix="." style:num-format="1">
        <style:list-level-properties text:space-before="0.3776in" text:min-label-width="0.0945in"/>
      </text:list-level-style-number>
      <text:list-level-style-number text:level="5" loext:num-list-format="%5%." style:num-suffix="." style:num-format="1">
        <style:list-level-properties text:space-before="0.472in" text:min-label-width="0.0945in"/>
      </text:list-level-style-number>
      <text:list-level-style-number text:level="6" loext:num-list-format="%6%." style:num-suffix="." style:num-format="1">
        <style:list-level-properties text:space-before="0.5665in" text:min-label-width="0.0945in"/>
      </text:list-level-style-number>
      <text:list-level-style-number text:level="7" loext:num-list-format="%7%." style:num-suffix="." style:num-format="1">
        <style:list-level-properties text:space-before="0.661in" text:min-label-width="0.0945in"/>
      </text:list-level-style-number>
      <text:list-level-style-number text:level="8" loext:num-list-format="%8%." style:num-suffix="." style:num-format="1">
        <style:list-level-properties text:space-before="0.7555in" text:min-label-width="0.0945in"/>
      </text:list-level-style-number>
      <text:list-level-style-number text:level="9" loext:num-list-format="%9%." style:num-suffix="." style:num-format="1">
        <style:list-level-properties text:space-before="0.85in" text:min-label-width="0.0945in"/>
      </text:list-level-style-number>
      <text:list-level-style-number text:level="10" loext:num-list-format="%10%." style:num-suffix="." style:num-format="1">
        <style:list-level-properties text:space-before="0.9445in" text:min-label-width="0.0945in"/>
      </text:list-level-style-number>
    </text:list-style>
    <text:list-style style:name="L39">
      <text:list-level-style-bullet text:level="1" text:style-name="Bullet_20_Symbols" loext:num-list-format=" %1%" style:num-prefix=" " text:bullet-char="•">
        <style:list-level-properties text:space-before="0.1142in" text:min-label-width="0.1138in"/>
        <style:text-properties style:font-name="StarSymbol"/>
      </text:list-level-style-bullet>
      <text:list-level-style-number text:level="2" text:style-name="Numbering_20_Symbols" loext:num-list-format=" %1%.%2%." style:num-prefix=" " style:num-suffix="." style:num-format="1" text:display-levels="2">
        <style:list-level-properties text:space-before="0.228in" text:min-label-width="0.1138in"/>
      </text:list-level-style-number>
      <text:list-level-style-number text:level="3" text:style-name="Numbering_20_Symbols" loext:num-list-format=" %3%)" style:num-prefix=" " style:num-suffix=")" style:num-format="a">
        <style:list-level-properties text:space-before="0.3417in" text:min-label-width="0.1138in"/>
      </text:list-level-style-number>
      <text:list-level-style-bullet text:level="4" text:style-name="Bullet_20_Symbols" loext:num-list-format=" %4%" style:num-prefix=" " text:bullet-char="•">
        <style:list-level-properties text:space-before="0.4555in" text:min-label-width="0.1138in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0.5697in" text:min-label-width="0.1138in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0.6835in" text:min-label-width="0.1138in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0.7972in" text:min-label-width="0.1138in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0.9114in" text:min-label-width="0.1138in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1.0252in" text:min-label-width="0.1138in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1.139in" text:min-label-width="0.1138in"/>
        <style:text-properties style:font-name="StarSymbol"/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space-before="0.1142in" text:min-label-width="0.1138in"/>
        <style:text-properties style:font-name="StarSymbol"/>
      </text:list-level-style-bullet>
      <text:list-level-style-number text:level="2" loext:num-list-format="%2%." style:num-suffix="." style:num-format="1">
        <style:list-level-properties text:space-before="0.228in" text:min-label-width="0.1138in"/>
      </text:list-level-style-number>
      <text:list-level-style-number text:level="3" loext:num-list-format="%3%." style:num-suffix="." style:num-format="1">
        <style:list-level-properties text:space-before="0.3417in" text:min-label-width="0.1138in"/>
      </text:list-level-style-number>
      <text:list-level-style-number text:level="4" loext:num-list-format="%4%." style:num-suffix="." style:num-format="1">
        <style:list-level-properties text:space-before="0.4555in" text:min-label-width="0.1138in"/>
      </text:list-level-style-number>
      <text:list-level-style-number text:level="5" loext:num-list-format="%5%." style:num-suffix="." style:num-format="1">
        <style:list-level-properties text:space-before="0.5697in" text:min-label-width="0.1138in"/>
      </text:list-level-style-number>
      <text:list-level-style-number text:level="6" loext:num-list-format="%6%." style:num-suffix="." style:num-format="1">
        <style:list-level-properties text:space-before="0.6835in" text:min-label-width="0.1138in"/>
      </text:list-level-style-number>
      <text:list-level-style-number text:level="7" loext:num-list-format="%7%." style:num-suffix="." style:num-format="1">
        <style:list-level-properties text:space-before="0.7972in" text:min-label-width="0.1138in"/>
      </text:list-level-style-number>
      <text:list-level-style-number text:level="8" loext:num-list-format="%8%." style:num-suffix="." style:num-format="1">
        <style:list-level-properties text:space-before="0.9114in" text:min-label-width="0.1138in"/>
      </text:list-level-style-number>
      <text:list-level-style-number text:level="9" loext:num-list-format="%9%." style:num-suffix="." style:num-format="1">
        <style:list-level-properties text:space-before="1.0252in" text:min-label-width="0.1138in"/>
      </text:list-level-style-number>
      <text:list-level-style-number text:level="10" loext:num-list-format="%10%." style:num-suffix="." style:num-format="1">
        <style:list-level-properties text:space-before="1.139in" text:min-label-width="0.1138in"/>
      </text:list-level-style-number>
    </text:list-style>
    <text:list-style style:name="L41">
      <text:list-level-style-bullet text:level="1" text:style-name="Bullet_20_Symbols" loext:num-list-format="%1%" text:bullet-char="•">
        <style:list-level-properties text:space-before="0.0945in" text:min-label-width="0.1138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1138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1138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1138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1138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1138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1138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1138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1138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1138in"/>
        <style:text-properties style:font-name="StarSymbol"/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space-before="0.0945in" text:min-label-width="0.1138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1138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1138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1138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1138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1138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1138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1138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1138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1138in"/>
        <style:text-properties style:font-name="StarSymbol"/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space-before="0.0945in" text:min-label-width="0.1138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094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094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094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094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094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094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094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094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0945in"/>
        <style:text-properties style:font-name="Star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space-before="0.0748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094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094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094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094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094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094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094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094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0945in"/>
        <style:text-properties style:font-name="StarSymbol"/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space-before="0.0945in" text:min-label-width="0.1138in"/>
        <style:text-properties style:font-name="StarSymbol"/>
      </text:list-level-style-bullet>
      <text:list-level-style-number text:level="2" loext:num-list-format="%2%." style:num-suffix="." style:num-format="1">
        <style:list-level-properties text:space-before="0.5in" text:min-label-width="0.1138in"/>
      </text:list-level-style-number>
      <text:list-level-style-number text:level="3" loext:num-list-format="%3%." style:num-suffix="." style:num-format="1">
        <style:list-level-properties text:space-before="0.75in" text:min-label-width="0.1138in"/>
      </text:list-level-style-number>
      <text:list-level-style-number text:level="4" loext:num-list-format="%4%." style:num-suffix="." style:num-format="1">
        <style:list-level-properties text:space-before="1in" text:min-label-width="0.1138in"/>
      </text:list-level-style-number>
      <text:list-level-style-number text:level="5" loext:num-list-format="%5%." style:num-suffix="." style:num-format="1">
        <style:list-level-properties text:space-before="1.25in" text:min-label-width="0.1138in"/>
      </text:list-level-style-number>
      <text:list-level-style-number text:level="6" loext:num-list-format="%6%." style:num-suffix="." style:num-format="1">
        <style:list-level-properties text:space-before="1.5in" text:min-label-width="0.1138in"/>
      </text:list-level-style-number>
      <text:list-level-style-number text:level="7" loext:num-list-format="%7%." style:num-suffix="." style:num-format="1">
        <style:list-level-properties text:space-before="1.75in" text:min-label-width="0.1138in"/>
      </text:list-level-style-number>
      <text:list-level-style-number text:level="8" loext:num-list-format="%8%." style:num-suffix="." style:num-format="1">
        <style:list-level-properties text:space-before="2in" text:min-label-width="0.1138in"/>
      </text:list-level-style-number>
      <text:list-level-style-number text:level="9" loext:num-list-format="%9%." style:num-suffix="." style:num-format="1">
        <style:list-level-properties text:space-before="2.25in" text:min-label-width="0.1138in"/>
      </text:list-level-style-number>
      <text:list-level-style-number text:level="10" loext:num-list-format="%10%." style:num-suffix="." style:num-format="1">
        <style:list-level-properties text:space-before="2.5in" text:min-label-width="0.1138in"/>
      </text:list-level-style-number>
    </text:list-style>
    <text:list-style style:name="L46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space-before="0.0551in" text:min-label-width="0.0547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0547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0547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0547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0547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0547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0547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0547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0547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0547in"/>
        <style:text-properties style:font-name="Star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space-before="0.0547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087in" text:min-label-width="0.1138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5126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8043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space-before="0.0748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094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094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094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094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094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094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094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094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0945in"/>
        <style:text-properties style:font-name="Star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space-before="0.25in" text:min-label-width="0.07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0752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0752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0752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0752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0752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0752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0752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0752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0752in"/>
        <style:text-properties style:font-name="StarSymbol"/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15in" text:min-label-width="0.0547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2252in" text:min-label-width="0.0547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3in" text:min-label-width="0.0547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3752in" text:min-label-width="0.0547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45in" text:min-label-width="0.0547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0.5252in" text:min-label-width="0.0547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0.6in" text:min-label-width="0.0547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0.6752in" text:min-label-width="0.0547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0.75in" text:min-label-width="0.0547in"/>
        <style:text-properties style:font-name="Star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"/>
      </text:list-level-style-bullet>
      <text:list-level-style-image text:level="2" xlink:href="Pictures/100000010000000A0000000A6114E15126D6B2D7.gif" xlink:type="simple" xlink:show="embed" xlink:actuate="onLoad">
        <style:list-level-properties text:space-before="0.15in" text:min-label-width="0.0752in" style:vertical-pos="middle" style:vertical-rel="line" fo:width="0.1043in" fo:height="0.1043in"/>
      </text:list-level-style-image>
      <text:list-level-style-image text:level="3" xlink:href="Pictures/100000010000000A0000000A6114E15126D6B2D7.gif" xlink:type="simple" xlink:show="embed" xlink:actuate="onLoad">
        <style:list-level-properties text:space-before="0.2248in" text:min-label-width="0.0752in" style:vertical-pos="middle" style:vertical-rel="line" fo:width="0.1043in" fo:height="0.1043in"/>
      </text:list-level-style-image>
      <text:list-level-style-image text:level="4" xlink:href="Pictures/100000010000000A0000000A6114E15126D6B2D7.gif" xlink:type="simple" xlink:show="embed" xlink:actuate="onLoad">
        <style:list-level-properties text:space-before="0.3in" text:min-label-width="0.0752in" style:vertical-pos="middle" style:vertical-rel="line" fo:width="0.1043in" fo:height="0.1043in"/>
      </text:list-level-style-image>
      <text:list-level-style-image text:level="5" xlink:href="Pictures/100000010000000A0000000A6114E15126D6B2D7.gif" xlink:type="simple" xlink:show="embed" xlink:actuate="onLoad">
        <style:list-level-properties text:space-before="0.3748in" text:min-label-width="0.0752in" style:vertical-pos="middle" style:vertical-rel="line" fo:width="0.1043in" fo:height="0.1043in"/>
      </text:list-level-style-image>
      <text:list-level-style-image text:level="6" xlink:href="Pictures/100000010000000A0000000A6114E15126D6B2D7.gif" xlink:type="simple" xlink:show="embed" xlink:actuate="onLoad">
        <style:list-level-properties text:space-before="0.45in" text:min-label-width="0.0752in" style:vertical-pos="middle" style:vertical-rel="line" fo:width="0.1043in" fo:height="0.1043in"/>
      </text:list-level-style-image>
      <text:list-level-style-image text:level="7" xlink:href="Pictures/100000010000000A0000000A6114E15126D6B2D7.gif" xlink:type="simple" xlink:show="embed" xlink:actuate="onLoad">
        <style:list-level-properties text:space-before="0.5248in" text:min-label-width="0.0752in" style:vertical-pos="middle" style:vertical-rel="line" fo:width="0.1043in" fo:height="0.1043in"/>
      </text:list-level-style-image>
      <text:list-level-style-image text:level="8" xlink:href="Pictures/100000010000000A0000000A6114E15126D6B2D7.gif" xlink:type="simple" xlink:show="embed" xlink:actuate="onLoad">
        <style:list-level-properties text:space-before="0.6in" text:min-label-width="0.0752in" style:vertical-pos="middle" style:vertical-rel="line" fo:width="0.1043in" fo:height="0.1043in"/>
      </text:list-level-style-image>
      <text:list-level-style-image text:level="9" xlink:href="Pictures/100000010000000A0000000A6114E15126D6B2D7.gif" xlink:type="simple" xlink:show="embed" xlink:actuate="onLoad">
        <style:list-level-properties text:space-before="0.6748in" text:min-label-width="0.0752in" style:vertical-pos="middle" style:vertical-rel="line" fo:width="0.1043in" fo:height="0.1043in"/>
      </text:list-level-style-image>
      <text:list-level-style-image text:level="10" xlink:href="Pictures/100000010000000A0000000A6114E15126D6B2D7.gif" xlink:type="simple" xlink:show="embed" xlink:actuate="onLoad">
        <style:list-level-properties text:space-before="0.75in" text:min-label-width="0.0752in" style:vertical-pos="middle" style:vertical-rel="line" fo:width="0.1043in" fo:height="0.1043in"/>
      </text:list-level-style-image>
    </text:list-style>
    <text:list-style style:name="L53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15in" text:min-label-width="0.0752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2248in" text:min-label-width="0.0752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3in" text:min-label-width="0.0752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3748in" text:min-label-width="0.0752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45in" text:min-label-width="0.0752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0.5248in" text:min-label-width="0.0752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0.6in" text:min-label-width="0.0752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0.6748in" text:min-label-width="0.0752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0.75in" text:min-label-width="0.0752in"/>
        <style:text-properties style:font-name="Star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space-before="0.0945in" text:min-label-width="0.1138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1138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1138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1138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1138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1138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1138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1138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1138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1138in"/>
        <style:text-properties style:font-name="StarSymbol"/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space-before="0.0945in" text:min-label-width="0.1138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094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094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094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094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094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094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094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094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0945in"/>
        <style:text-properties style:font-name="StarSymbol"/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space-before="0.0748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094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094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094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094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094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094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094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094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0945in"/>
        <style:text-properties style:font-name="StarSymbol"/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space-before="0.0945in" text:min-label-width="0.1138in"/>
        <style:text-properties style:font-name="StarSymbol"/>
      </text:list-level-style-bullet>
      <text:list-level-style-number text:level="2" loext:num-list-format="%2%." style:num-suffix="." style:num-format="1">
        <style:list-level-properties text:space-before="0.5in" text:min-label-width="0.1138in"/>
      </text:list-level-style-number>
      <text:list-level-style-number text:level="3" loext:num-list-format="%3%." style:num-suffix="." style:num-format="1">
        <style:list-level-properties text:space-before="0.75in" text:min-label-width="0.1138in"/>
      </text:list-level-style-number>
      <text:list-level-style-number text:level="4" loext:num-list-format="%4%." style:num-suffix="." style:num-format="1">
        <style:list-level-properties text:space-before="1in" text:min-label-width="0.1138in"/>
      </text:list-level-style-number>
      <text:list-level-style-number text:level="5" loext:num-list-format="%5%." style:num-suffix="." style:num-format="1">
        <style:list-level-properties text:space-before="1.25in" text:min-label-width="0.1138in"/>
      </text:list-level-style-number>
      <text:list-level-style-number text:level="6" loext:num-list-format="%6%." style:num-suffix="." style:num-format="1">
        <style:list-level-properties text:space-before="1.5in" text:min-label-width="0.1138in"/>
      </text:list-level-style-number>
      <text:list-level-style-number text:level="7" loext:num-list-format="%7%." style:num-suffix="." style:num-format="1">
        <style:list-level-properties text:space-before="1.75in" text:min-label-width="0.1138in"/>
      </text:list-level-style-number>
      <text:list-level-style-number text:level="8" loext:num-list-format="%8%." style:num-suffix="." style:num-format="1">
        <style:list-level-properties text:space-before="2in" text:min-label-width="0.1138in"/>
      </text:list-level-style-number>
      <text:list-level-style-number text:level="9" loext:num-list-format="%9%." style:num-suffix="." style:num-format="1">
        <style:list-level-properties text:space-before="2.25in" text:min-label-width="0.1138in"/>
      </text:list-level-style-number>
      <text:list-level-style-number text:level="10" loext:num-list-format="%10%." style:num-suffix="." style:num-format="1">
        <style:list-level-properties text:space-before="2.5in" text:min-label-width="0.1138in"/>
      </text:list-level-style-number>
    </text:list-style>
    <text:list-style style:name="L58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space-before="0.0551in" text:min-label-width="0.0547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0547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0547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0547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0547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0547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0547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0547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0547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0547in"/>
        <style:text-properties style:font-name="Star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space-before="0.0547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087in" text:min-label-width="0.1138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5126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8043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space-before="0.0748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094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094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094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094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094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094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094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094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0945in"/>
        <style:text-properties style:font-name="Star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space-before="0.25in" text:min-label-width="0.07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0752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0752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0752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0752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0752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0752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0752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0752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0752in"/>
        <style:text-properties style:font-name="StarSymbol"/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15in" text:min-label-width="0.0547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2252in" text:min-label-width="0.0547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3in" text:min-label-width="0.0547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3752in" text:min-label-width="0.0547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45in" text:min-label-width="0.0547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0.5252in" text:min-label-width="0.0547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0.6in" text:min-label-width="0.0547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0.6752in" text:min-label-width="0.0547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0.75in" text:min-label-width="0.0547in"/>
        <style:text-properties style:font-name="Star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"/>
      </text:list-level-style-bullet>
      <text:list-level-style-image text:level="2" xlink:href="Pictures/100000010000000A0000000A6114E15126D6B2D7.gif" xlink:type="simple" xlink:show="embed" xlink:actuate="onLoad">
        <style:list-level-properties text:space-before="0.15in" text:min-label-width="0.0752in" style:vertical-pos="middle" style:vertical-rel="line" fo:width="0.1043in" fo:height="0.1043in"/>
      </text:list-level-style-image>
      <text:list-level-style-image text:level="3" xlink:href="Pictures/100000010000000A0000000A6114E15126D6B2D7.gif" xlink:type="simple" xlink:show="embed" xlink:actuate="onLoad">
        <style:list-level-properties text:space-before="0.2248in" text:min-label-width="0.0752in" style:vertical-pos="middle" style:vertical-rel="line" fo:width="0.1043in" fo:height="0.1043in"/>
      </text:list-level-style-image>
      <text:list-level-style-image text:level="4" xlink:href="Pictures/100000010000000A0000000A6114E15126D6B2D7.gif" xlink:type="simple" xlink:show="embed" xlink:actuate="onLoad">
        <style:list-level-properties text:space-before="0.3in" text:min-label-width="0.0752in" style:vertical-pos="middle" style:vertical-rel="line" fo:width="0.1043in" fo:height="0.1043in"/>
      </text:list-level-style-image>
      <text:list-level-style-image text:level="5" xlink:href="Pictures/100000010000000A0000000A6114E15126D6B2D7.gif" xlink:type="simple" xlink:show="embed" xlink:actuate="onLoad">
        <style:list-level-properties text:space-before="0.3748in" text:min-label-width="0.0752in" style:vertical-pos="middle" style:vertical-rel="line" fo:width="0.1043in" fo:height="0.1043in"/>
      </text:list-level-style-image>
      <text:list-level-style-image text:level="6" xlink:href="Pictures/100000010000000A0000000A6114E15126D6B2D7.gif" xlink:type="simple" xlink:show="embed" xlink:actuate="onLoad">
        <style:list-level-properties text:space-before="0.45in" text:min-label-width="0.0752in" style:vertical-pos="middle" style:vertical-rel="line" fo:width="0.1043in" fo:height="0.1043in"/>
      </text:list-level-style-image>
      <text:list-level-style-image text:level="7" xlink:href="Pictures/100000010000000A0000000A6114E15126D6B2D7.gif" xlink:type="simple" xlink:show="embed" xlink:actuate="onLoad">
        <style:list-level-properties text:space-before="0.5248in" text:min-label-width="0.0752in" style:vertical-pos="middle" style:vertical-rel="line" fo:width="0.1043in" fo:height="0.1043in"/>
      </text:list-level-style-image>
      <text:list-level-style-image text:level="8" xlink:href="Pictures/100000010000000A0000000A6114E15126D6B2D7.gif" xlink:type="simple" xlink:show="embed" xlink:actuate="onLoad">
        <style:list-level-properties text:space-before="0.6in" text:min-label-width="0.0752in" style:vertical-pos="middle" style:vertical-rel="line" fo:width="0.1043in" fo:height="0.1043in"/>
      </text:list-level-style-image>
      <text:list-level-style-image text:level="9" xlink:href="Pictures/100000010000000A0000000A6114E15126D6B2D7.gif" xlink:type="simple" xlink:show="embed" xlink:actuate="onLoad">
        <style:list-level-properties text:space-before="0.6748in" text:min-label-width="0.0752in" style:vertical-pos="middle" style:vertical-rel="line" fo:width="0.1043in" fo:height="0.1043in"/>
      </text:list-level-style-image>
      <text:list-level-style-image text:level="10" xlink:href="Pictures/100000010000000A0000000A6114E15126D6B2D7.gif" xlink:type="simple" xlink:show="embed" xlink:actuate="onLoad">
        <style:list-level-properties text:space-before="0.75in" text:min-label-width="0.0752in" style:vertical-pos="middle" style:vertical-rel="line" fo:width="0.1043in" fo:height="0.1043in"/>
      </text:list-level-style-image>
    </text:list-style>
    <text:list-style style:name="L65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15in" text:min-label-width="0.0752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2248in" text:min-label-width="0.0752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3in" text:min-label-width="0.0752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3748in" text:min-label-width="0.0752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45in" text:min-label-width="0.0752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0.5248in" text:min-label-width="0.0752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0.6in" text:min-label-width="0.0752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0.6748in" text:min-label-width="0.0752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0.75in" text:min-label-width="0.0752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9">Karakteralkotás táblázatok</text:p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rtalomjegyzék1_Head">
            <text:p text:style-name="Contents_20_Heading">Tartalomjegyzék</text:p>
          </text:index-title>
          <text:p text:style-name="P201">1. Tulajdonságok<text:tab/>2</text:p>
          <text:p text:style-name="P201">2. Életerő és Kábulat Pont<text:tab/>2</text:p>
          <text:p text:style-name="P201">3. Karakter pontok (KP) elosztása<text:tab/>3</text:p>
          <text:p text:style-name="P201">4. Képzettségek KP igényei<text:tab/>4</text:p>
          <text:p text:style-name="P201">5. Képzettséglista<text:tab/>4</text:p>
          <text:p text:style-name="P201">6. Manőverek<text:tab/>6</text:p>
          <text:p text:style-name="P201">7. Fortélyok<text:tab/>7</text:p>
          <text:p text:style-name="P202">7.1. Harci fortélyok<text:tab/>7</text:p>
          <text:p text:style-name="P202">7.2. Lovas fortélyok<text:tab/>13</text:p>
          <text:p text:style-name="P202">7.3. Íjász, Hajítás fortélyok<text:tab/>14</text:p>
          <text:p text:style-name="P202">7.4. Általános fortélyok<text:tab/>15</text:p>
          <text:p text:style-name="P202">7.5. Alvilági és fizikai fortélyok<text:tab/>16</text:p>
          <text:p text:style-name="P202">7.6. Szociális fortélyok<text:tab/>17</text:p>
          <text:p text:style-name="P202">7.7. Világi Fortélyok<text:tab/>18</text:p>
          <text:p text:style-name="P202">7.8. Tudományos Fortélyok<text:tab/>18</text:p>
          <text:p text:style-name="P202">7.9. Művészeti Fortélyok<text:tab/>18</text:p>
          <text:p text:style-name="P202">7.10. Mágikus, misztikus fortélyok<text:tab/>18</text:p>
          <text:p text:style-name="P202">7.11. Pszí fortélyok<text:tab/>19</text:p>
          <text:p text:style-name="P201">8. Karmák<text:tab/>20</text:p>
          <text:p text:style-name="P201">9. Harcértékek<text:tab/>21</text:p>
          <text:p text:style-name="P201">10. MGT<text:tab/>21</text:p>
          <text:p text:style-name="P201">11. Páncélok, vértek<text:tab/>22</text:p>
          <text:p text:style-name="P202">11.1. Sebzésfelfogó Érték (SFÉ)<text:tab/>22</text:p>
          <text:p text:style-name="P202">11.2. <text:s/>Páncél struktúrák, alapanyag minősége<text:tab/>22</text:p>
          <text:p text:style-name="P202">11.3. Páncél tagok és a védett terület<text:tab/>22</text:p>
          <text:p text:style-name="P202">11.4. Páncéldobás<text:tab/>22</text:p>
          <text:p text:style-name="P202">11.5. Mozgásgátló Tényező (MGT)<text:tab/>22</text:p>
          <text:p text:style-name="P203">11.5.1 <text:s/>Alap (mellvért) MGT<text:tab/>23</text:p>
          <text:p text:style-name="P203">11.5.2 <text:s/>Vért kidolgozottsága, csatolt elemek száma<text:tab/>23</text:p>
          <text:p text:style-name="P202">11.6. Fém vértek alapanyagai<text:tab/>23</text:p>
          <text:p text:style-name="P202">11.7. Páncél Ára<text:tab/>24</text:p>
          <text:p text:style-name="P202">11.8. Példa egy páncél leírására<text:tab/>24</text:p>
          <text:p text:style-name="P202">11.9. Erő bónusz MGT-re<text:tab/>24</text:p>
          <text:p text:style-name="P202">11.10. Erő követelmény MGT-re<text:tab/>24</text:p>
          <text:p text:style-name="P202">11.11. Rossz méretű vért viselése<text:tab/>24</text:p>
          <text:p text:style-name="P202">11.12. Egydarabos tag viselése<text:tab/>24</text:p>
          <text:p text:style-name="P202">11.13. Sérült vért javítása és MGT módosító hatása<text:tab/>24</text:p>
          <text:p text:style-name="P202">11.14. Példa átlagos páncélra<text:tab/>25</text:p>
          <text:p text:style-name="P202">11.15. Vértviselet fortély<text:tab/>25</text:p>
        </text:index-body>
      </text:table-of-content>
      <text:p text:style-name="P148"/>
      <text:h text:style-name="P204" text:outline-level="1"><text:bookmark-start text:name="__RefHeading___Toc9308_1841829898"/>Tulajdonságok<text:bookmark-end text:name="__RefHeading___Toc9308_1841829898"/></text:h>
      <text:section text:style-name="Sect2" text:name="Szakasz1">
        <table:table table:name="Táblázat1" table:style-name="Táblázat1">
          <table:table-column table:style-name="Táblázat1.A"/>
          <table:table-column table:style-name="Táblázat1.B"/>
          <table:table-header-rows>
            <table:table-row table:style-name="TableLine2075111988016">
              <table:table-cell table:style-name="Táblázat1.A1" office:value-type="string">
                <text:p text:style-name="P137">Tulajdonság</text:p>
              </table:table-cell>
              <table:table-cell table:style-name="Táblázat1.B1" office:value-type="string">
                <text:p text:style-name="P137">Pont költség</text:p>
              </table:table-cell>
            </table:table-row>
          </table:table-header-rows>
          <table:table-row table:style-name="TableLine2075111991760">
            <table:table-cell table:style-name="Táblázat1.A2" office:value-type="string">
              <text:p text:style-name="P137">-5</text:p>
            </table:table-cell>
            <table:table-cell table:style-name="Táblázat1.B2" office:value-type="string">
              <text:p text:style-name="P137">-</text:p>
            </table:table-cell>
          </table:table-row>
          <table:table-row table:style-name="TableLine2075111992912">
            <table:table-cell table:style-name="Táblázat1.A2" office:value-type="string">
              <text:p text:style-name="P137">-4</text:p>
            </table:table-cell>
            <table:table-cell table:style-name="Táblázat1.B2" office:value-type="string">
              <text:p text:style-name="P137">1</text:p>
            </table:table-cell>
          </table:table-row>
          <table:table-row table:style-name="TableLine2075111988304">
            <table:table-cell table:style-name="Táblázat1.A2" office:value-type="string">
              <text:p text:style-name="P137">-3</text:p>
            </table:table-cell>
            <table:table-cell table:style-name="Táblázat1.B2" office:value-type="string">
              <text:p text:style-name="P137">2</text:p>
            </table:table-cell>
          </table:table-row>
          <table:table-row table:style-name="TableLine2075111988592">
            <table:table-cell table:style-name="Táblázat1.A2" office:value-type="string">
              <text:p text:style-name="P137">-2</text:p>
            </table:table-cell>
            <table:table-cell table:style-name="Táblázat1.B2" office:value-type="string">
              <text:p text:style-name="P137">3</text:p>
            </table:table-cell>
          </table:table-row>
          <table:table-row table:style-name="TableLine2075111998096">
            <table:table-cell table:style-name="Táblázat1.A2" office:value-type="string">
              <text:p text:style-name="P137">-1</text:p>
            </table:table-cell>
            <table:table-cell table:style-name="Táblázat1.B2" office:value-type="string">
              <text:p text:style-name="P137">4</text:p>
            </table:table-cell>
          </table:table-row>
          <table:table-row table:style-name="TableLine2075111993200">
            <table:table-cell table:style-name="Táblázat1.A7" office:value-type="string">
              <text:p text:style-name="P137">0</text:p>
            </table:table-cell>
            <table:table-cell table:style-name="Táblázat1.B7" office:value-type="string">
              <text:p text:style-name="P137">5</text:p>
            </table:table-cell>
          </table:table-row>
          <table:table-row table:style-name="TableLine2075111998384">
            <table:table-cell table:style-name="Táblázat1.A2" office:value-type="string">
              <text:p text:style-name="P137">+1</text:p>
            </table:table-cell>
            <table:table-cell table:style-name="Táblázat1.B2" office:value-type="string">
              <text:p text:style-name="P137">6</text:p>
            </table:table-cell>
          </table:table-row>
          <table:table-row table:style-name="TableLine2075111994928">
            <table:table-cell table:style-name="Táblázat1.A2" office:value-type="string">
              <text:p text:style-name="P137">+2</text:p>
            </table:table-cell>
            <table:table-cell table:style-name="Táblázat1.B2" office:value-type="string">
              <text:p text:style-name="P137">8</text:p>
            </table:table-cell>
          </table:table-row>
          <table:table-row table:style-name="TableLine2075111993776">
            <table:table-cell table:style-name="Táblázat1.A2" office:value-type="string">
              <text:p text:style-name="P137">+3</text:p>
            </table:table-cell>
            <table:table-cell table:style-name="Táblázat1.B2" office:value-type="string">
              <text:p text:style-name="P137">11</text:p>
            </table:table-cell>
          </table:table-row>
          <table:table-row table:style-name="TableLine2075111990896">
            <table:table-cell table:style-name="Táblázat1.A2" office:value-type="string">
              <text:p text:style-name="P137">+4</text:p>
            </table:table-cell>
            <table:table-cell table:style-name="Táblázat1.B2" office:value-type="string">
              <text:p text:style-name="P137">15</text:p>
            </table:table-cell>
          </table:table-row>
          <table:table-row table:style-name="TableLine2075111994064">
            <table:table-cell table:style-name="Táblázat1.A2" office:value-type="string">
              <text:p text:style-name="P137">+5</text:p>
            </table:table-cell>
            <table:table-cell table:style-name="Táblázat1.B2" office:value-type="string">
              <text:p text:style-name="P137">20</text:p>
            </table:table-cell>
          </table:table-row>
        </table:table>
        <text:p text:style-name="P11"/>
        <text:p text:style-name="P175">Erő, Edzettség, Ügyesség, Gyorsaság, <text:line-break/>Intelligencia, Emlékezet, Önuralom, Fogékonyság</text:p>
        <text:list xml:id="list2494828762" text:style-name="L1">
          <text:list-item>
            <text:p text:style-name="P220">Induló értékük: -5</text:p>
          </text:list-item>
          <text:list-item>
            <text:p text:style-name="P220">64 pont osztható szét</text:p>
          </text:list-item>
          <text:list-item>
            <text:p text:style-name="P220">Minden 4.szinten +2 bónusz pont jár</text:p>
          </text:list-item>
          <text:list-item>
            <text:p text:style-name="P220">Fajok határai: a teljes szabálykönyv Karakteralkotás fejezetében</text:p>
          </text:list-item>
          <text:list-item>
            <text:p text:style-name="P221"><text:span text:style-name="_5b_RPG_5d__20_Kiemelt_20_kifejezés"><text:span text:style-name="T36">Szintlépés: 1000KP</text:span></text:span></text:p>
          </text:list-item>
        </text:list>
        <text:p text:style-name="P92"/>
      </text:section>
      <text:h text:style-name="Heading_20_1" text:outline-level="1"><text:bookmark-start text:name="__RefHeading___Toc9310_1841829898"/>Életerő és Kábulat Pont<text:bookmark-end text:name="__RefHeading___Toc9310_1841829898"/></text:h>
      <text:section text:style-name="Sect3" text:name="Szakasz7">
        <table:table table:name="Táblázat3" table:style-name="Táblázat3">
          <table:table-column table:style-name="Táblázat3.A" table:number-columns-repeated="3"/>
          <table:table-column table:style-name="Táblázat3.D"/>
          <table:table-header-rows>
            <table:table-row table:style-name="TableLine2075112000688">
              <table:table-cell table:style-name="Táblázat3.A1" table:number-columns-spanned="4" office:value-type="string">
                <text:p text:style-name="P178">Életerő Pontok</text:p>
              </table:table-cell>
              <table:covered-table-cell/>
              <table:covered-table-cell/>
              <table:covered-table-cell/>
            </table:table-row>
          </table:table-header-rows>
          <table:table-row table:style-name="TableLine2075111994640">
            <table:table-cell table:style-name="Táblázat3.A2" office:value-type="string">
              <text:p text:style-name="P178">S1</text:p>
              <text:p text:style-name="P179">(ÉP/4)</text:p>
            </table:table-cell>
            <table:table-cell table:style-name="Táblázat3.A2" office:value-type="string">
              <text:p text:style-name="P178">S2</text:p>
              <text:p text:style-name="P179">(ÉP/4)</text:p>
            </table:table-cell>
            <table:table-cell table:style-name="Táblázat3.A2" office:value-type="string">
              <text:p text:style-name="P178">S3</text:p>
              <text:p text:style-name="P179">(ÉP/4)</text:p>
            </table:table-cell>
            <table:table-cell table:style-name="Táblázat3.D2" office:value-type="string">
              <text:p text:style-name="P178">S4</text:p>
              <text:p text:style-name="P179">(ÉP/4)</text:p>
            </table:table-cell>
          </table:table-row>
          <table:table-row table:style-name="TableLine2075111999824">
            <table:table-cell table:style-name="Táblázat3.A3" office:value-type="string">
              <text:p text:style-name="P178"/>
            </table:table-cell>
            <table:table-cell table:style-name="Táblázat3.A3" office:value-type="string">
              <text:p text:style-name="P178"/>
            </table:table-cell>
            <table:table-cell table:style-name="Táblázat3.A3" office:value-type="string">
              <text:p text:style-name="P178"/>
            </table:table-cell>
            <table:table-cell table:style-name="Táblázat3.D3" office:value-type="string">
              <text:p text:style-name="P178"/>
            </table:table-cell>
          </table:table-row>
          <table:table-row table:style-name="TableLine2075138282544">
            <table:table-cell table:style-name="Táblázat3.A3" office:value-type="string">
              <text:p text:style-name="P178"/>
            </table:table-cell>
            <table:table-cell table:style-name="Táblázat3.A3" office:value-type="string">
              <text:p text:style-name="P178"/>
            </table:table-cell>
            <table:table-cell table:style-name="Táblázat3.A3" office:value-type="string">
              <text:p text:style-name="P178"/>
            </table:table-cell>
            <table:table-cell table:style-name="Táblázat3.D3" office:value-type="string">
              <text:p text:style-name="P178"/>
            </table:table-cell>
          </table:table-row>
          <table:table-row table:style-name="TableLine2075138290608">
            <table:table-cell table:style-name="Táblázat3.A3" office:value-type="string">
              <text:p text:style-name="P178"/>
            </table:table-cell>
            <table:table-cell table:style-name="Táblázat3.A3" office:value-type="string">
              <text:p text:style-name="P178"/>
            </table:table-cell>
            <table:table-cell table:style-name="Táblázat3.A3" office:value-type="string">
              <text:p text:style-name="P178"/>
            </table:table-cell>
            <table:table-cell table:style-name="Táblázat3.D3" office:value-type="string">
              <text:p text:style-name="P178"/>
            </table:table-cell>
          </table:table-row>
          <table:table-row table:style-name="TableLine2075138277072">
            <table:table-cell table:style-name="Táblázat3.A3" office:value-type="string">
              <text:p text:style-name="P178"/>
            </table:table-cell>
            <table:table-cell table:style-name="Táblázat3.A3" office:value-type="string">
              <text:p text:style-name="P178"/>
            </table:table-cell>
            <table:table-cell table:style-name="Táblázat3.A3" office:value-type="string">
              <text:p text:style-name="P178"/>
            </table:table-cell>
            <table:table-cell table:style-name="Táblázat3.D3" office:value-type="string">
              <text:p text:style-name="P178"/>
            </table:table-cell>
          </table:table-row>
          <table:table-row table:style-name="TableLine2075138291184">
            <table:table-cell table:style-name="Táblázat3.B7" office:value-type="string">
              <text:p text:style-name="P178"/>
            </table:table-cell>
            <table:table-cell table:style-name="Táblázat3.B7" office:value-type="string">
              <text:p text:style-name="P178"/>
            </table:table-cell>
            <table:table-cell table:style-name="Táblázat3.C7" office:value-type="string">
              <text:p text:style-name="P178"/>
            </table:table-cell>
            <table:table-cell table:style-name="Táblázat3.D7" office:value-type="string">
              <text:p text:style-name="P178"/>
            </table:table-cell>
          </table:table-row>
        </table:table>
        <text:p text:style-name="P13"><text:s/></text:p>
        <text:p text:style-name="P97"><text:s/></text:p>
        <table:table table:name="Tábla3" table:style-name="Tábla3">
          <table:table-column table:style-name="Tábla3.A"/>
          <table:table-column table:style-name="Tábla3.B" table:number-columns-repeated="2"/>
          <table:table-column table:style-name="Tábla3.D"/>
          <table:table-header-rows>
            <table:table-row table:style-name="TableLine2075138287440">
              <table:table-cell table:style-name="Tábla3.A1" table:number-columns-spanned="4" office:value-type="string">
                <text:p text:style-name="P177">Harcérték levonások</text:p>
              </table:table-cell>
              <table:covered-table-cell/>
              <table:covered-table-cell/>
              <table:covered-table-cell/>
            </table:table-row>
          </table:table-header-rows>
          <table:table-row table:style-name="TableLine2075138292624">
            <table:table-cell table:style-name="Tábla3.A2" office:value-type="string">
              <text:p text:style-name="P180">-</text:p>
            </table:table-cell>
            <table:table-cell table:style-name="Tábla3.C2" office:value-type="string">
              <text:p text:style-name="P180">-3 TÉ*</text:p>
            </table:table-cell>
            <table:table-cell table:style-name="Tábla3.C2" office:value-type="string">
              <text:p text:style-name="P180">-13 TÉ*</text:p>
            </table:table-cell>
            <table:table-cell table:style-name="Tábla3.D2" office:value-type="string">
              <text:p text:style-name="P180">-23 TÉ*</text:p>
            </table:table-cell>
          </table:table-row>
          <table:table-row table:style-name="TableLine2075138278224">
            <table:table-cell table:style-name="Tábla3.A3" table:number-columns-spanned="4" office:value-type="string">
              <text:p text:style-name="P180">*Csökkenti: (Fájdalomtűrés+Önuralom)</text:p>
            </table:table-cell>
            <table:covered-table-cell/>
            <table:covered-table-cell/>
            <table:covered-table-cell/>
          </table:table-row>
        </table:table>
        <text:p text:style-name="P97"/>
        <text:p text:style-name="P96"/>
        <text:p text:style-name="P106"/>
        <text:p text:style-name="P174"><text:span text:style-name="T55">Az </text:span><text:span text:style-name="_5b_RPG_5d_Kiemelt_20_kifejezés"><text:span text:style-name="T55">Életerő Pontokat</text:span></text:span><text:span text:style-name="T55"> 4 egészség kategória közt egyenlő arányban (az össz ÉP 1/4-e minden oszlopba) osztjuk el. Ha maradékos az osztás, akkor a maradékot balról jobbra osszuk el.</text:span></text:p>
        <text:p text:style-name="P42">ÉP = 12 + (2 x Edzettség)</text:p>
        <text:p text:style-name="P40"><text:span text:style-name="T103">←</text:span><text:span text:style-name="T102"> </text:span>Példa 18 ÉP elosztására</text:p>
        <text:p text:style-name="P39"/>
        <text:p text:style-name="P41">Harcérték levonások:</text:p>
        <text:p text:style-name="P39">Kategóriánként (-10 TÉ), de ezt csökkenti a <text:s/>(Fájdalomtűrés+Önuralom) összege.</text:p>
        <text:p text:style-name="P40"><text:span text:style-name="T103">←</text:span><text:span text:style-name="T102"> </text:span>Példa. Mondjuk (Fájdalomtűrés+Önuralom) = 7<text:line-break/> <text:s text:c="7"/><text:span text:style-name="T103">→</text:span><text:span text:style-name="T102"> A levonások így: 10-7=</text:span><text:span text:style-name="T8">3</text:span><text:span text:style-name="T102"> <text:s/>; <text:s text:c="2"/>20-7=</text:span><text:span text:style-name="T8">13</text:span><text:span text:style-name="T102"> <text:s/>; <text:s/>30-7=</text:span><text:span text:style-name="T8">23</text:span></text:p>
      </text:section>
      <text:p text:style-name="Text_20_body"><text:span text:style-name="_5b_RPG_5d__20_Kiemelt_20_kifejezés"><text:span text:style-name="T36"/></text:span></text:p>
      <text:p text:style-name="Text_20_body"/>
      <text:h text:style-name="P204" text:outline-level="1"><text:bookmark-start text:name="__RefHeading___Toc9312_1841829898"/>Karakter pontok (KP) elosztása<text:bookmark-end text:name="__RefHeading___Toc9312_1841829898"/></text:h>
      <text:p text:style-name="P36"><text:span text:style-name="T46">KP</text:span><text:span text:style-name="T6"> = 150 + (Tapasztalati szint <text:s/>x <text:s/>(80 + Intelligencia)) + (Tapasztalati szint x (15KP+Emlékezet))</text:span><text:line-break/><text:tab/><text:span text:style-name="T74">→ </text:span><text:span text:style-name="T69">(CSAK NEM harci/misztikus ismeretekre költhető)</text:span></text:p>
      <text:list xml:id="list3773010480" text:style-name="L2">
        <text:list-item>
          <text:p text:style-name="P222"><text:span text:style-name="_5b_RPG_5d__20_Kiemelt_20_kifejezés"><text:span text:style-name="T35">Speciális bónuszok</text:span></text:span><text:span text:style-name="_5b_RPG_5d__20_Kiemelt_20_kifejezés"><text:span text:style-name="T36">: <text:s/></text:span></text:span><text:span text:style-name="_5b_RPG_5d__20_Kiemelt_20_kifejezés"><text:span text:style-name="T35">Vakság</text:span></text:span><text:span text:style-name="_5b_RPG_5d__20_Kiemelt_20_kifejezés"><text:span text:style-name="T36">: +40 KP; <text:s/></text:span></text:span><text:span text:style-name="_5b_RPG_5d__20_Kiemelt_20_kifejezés"><text:span text:style-name="T35">Süketség</text:span></text:span><text:span text:style-name="_5b_RPG_5d__20_Kiemelt_20_kifejezés"><text:span text:style-name="T36">: +30 KP (csak karakteralkotáskor!)</text:span></text:span></text:p>
        </text:list-item>
      </text:list>
      <text:p text:style-name="P91">A játékosnak ezen Karakter Pontjaiból kell felvennie a következőket:</text:p>
      <text:list xml:id="list125958068991407" text:continue-numbering="true" text:style-name="L2">
        <text:list-item>
          <text:p text:style-name="P226">Képzettségek</text:p>
        </text:list-item>
        <text:list-item text:start-value="1">
          <text:p text:style-name="P230"><text:span text:style-name="_5b_RPG_5d__20_Kiemelt_20_kifejezés"><text:span text:style-name="T36">A harci és misztikus képzettségek szintje legfeljebb (</text:span></text:span><text:span text:style-name="_5b_RPG_5d__20_Kiemelt_20_kifejezés"><text:span text:style-name="T35">szint+3</text:span></text:span><text:span text:style-name="_5b_RPG_5d__20_Kiemelt_20_kifejezés"><text:span text:style-name="T36">) lehet</text:span></text:span></text:p>
        </text:list-item>
        <text:list-item>
          <text:p text:style-name="P223"><text:span text:style-name="_5b_RPG_5d__20_Kiemelt_20_kifejezés"><text:span text:style-name="T36">A többi képzettség értéke pedig legfeljebb (</text:span></text:span><text:span text:style-name="_5b_RPG_5d__20_Kiemelt_20_kifejezés"><text:span text:style-name="T35">szint+8</text:span></text:span><text:span text:style-name="_5b_RPG_5d__20_Kiemelt_20_kifejezés"><text:span text:style-name="T36">) lehet</text:span></text:span></text:p>
        </text:list-item>
        <text:list-item>
          <text:p text:style-name="P223"><text:span text:style-name="_5b_RPG_5d__20_Kiemelt_20_kifejezés"><text:span text:style-name="T36">Szintlépéskor legfeljebb </text:span></text:span><text:span text:style-name="_5b_RPG_5d__20_Kiemelt_20_kifejezés"><text:span text:style-name="T35">2-vel</text:span></text:span><text:span text:style-name="_5b_RPG_5d__20_Kiemelt_20_kifejezés"><text:span text:style-name="T36"> növelhetőek a képzettségek, kivéve, ha 0-ról akar valaki egy képzettséget tanulni. Ilyenkor szintlépéskor maximum </text:span></text:span><text:span text:style-name="_5b_RPG_5d__20_Kiemelt_20_kifejezés"><text:span text:style-name="T35">3. szintre</text:span></text:span><text:span text:style-name="_5b_RPG_5d__20_Kiemelt_20_kifejezés"><text:span text:style-name="T36"> növelheti egy lépésben az ilyen képzettséget.</text:span></text:span></text:p>
        </text:list-item>
        <text:list-item>
          <text:p text:style-name="P223"><text:span text:style-name="_5b_RPG_5d__20_Kiemelt_20_kifejezés"><text:span text:style-name="T36">Egy Átlagos, vagy Specializáció képzettség legfeljebb 3-al lehet magasabb, mint az őt magába foglaló Átfogó, vagy Átlagos képzettség. Ha nincs fölé tartozó képzettség (pl. Nyelvismeret esetén), akkor természetesen nincs felső korlát.</text:span></text:span></text:p>
        </text:list-item>
        <text:list-item>
          <text:p text:style-name="P223"><text:span text:style-name="_5b_RPG_5d__20_Kiemelt_20_kifejezés"><text:span text:style-name="T36">A képzettségek egyes kiemelt szintjeinek is lehetnek követelményei! Magas szinten főleg.</text:span></text:span></text:p>
        </text:list-item>
        <text:list-item text:start-value="1">
          <text:p text:style-name="P222"><text:span text:style-name="T6">Fortélyok</text:span> (1, vagy többfokúak)</text:p>
        </text:list-item>
        <text:list-item>
          <text:p text:style-name="P231">Minden fok költsége: 15KP</text:p>
        </text:list-item>
        <text:list-item>
          <text:p text:style-name="P231">Több fokú Fortélyoknál szintenként csak egy fokot lehet fejlődni akkor is, ha lenne elég KP több fokra is! Ez alól kivétel az 1. szint (karakteralkotás).</text:p>
        </text:list-item>
        <text:list-item>
          <text:p text:style-name="P231">Egy szintlépés alkalmával nem vehető fel két olyan Fortély, amely ugyanazt a jellemzőt/képzettséget, stb módosítja.</text:p>
        </text:list-item>
        <text:list-item>
          <text:p text:style-name="P231">A fortélyoknak lehetnek követelményei: Tulajdonságok elvárt értékei, képzettségek elvárt szintje, esetleg más fortélyok megléte, vagy valamilyen nem számszerűsíthető körülmény.</text:p>
        </text:list-item>
        <text:list-item>
          <text:p text:style-name="P232"><text:span text:style-name="T6">Érzékek</text:span> (származtatott altulajdonságok) növelése pontonként:</text:p>
        </text:list-item>
        <text:list-item>
          <text:p text:style-name="P234">Intuíció :10 KP / pont; <text:s/>Látás: 7 KP / pont; <text:s/>Hallás: 7 KP / pont; <text:span text:style-name="T47">Ízlelés/Szaglás/Tapintás: 7 KP</text:span></text:p>
        </text:list-item>
        <text:list-item text:start-value="1">
          <text:p text:style-name="P227">Harcérték módosítók (HM)</text:p>
        </text:list-item>
        <text:list-item>
          <text:p text:style-name="P223">1 HM = <text:span text:style-name="T109">5</text:span> KP; <text:s/>1 CM = <text:span text:style-name="T109">5</text:span>KP</text:p>
        </text:list-item>
        <text:list-item>
          <text:p text:style-name="P235">max 8 HM/szint <text:s text:c="2"/><text:span text:style-name="T69">(HM = „puszta kezes” HM, amibe a TÉ és VÉ tartozik bele)</text:span></text:p>
        </text:list-item>
        <text:list-item>
          <text:p text:style-name="P223"><text:span text:style-name="T1">max 4 CM/szint <text:s text:c="2"/></text:span><text:span text:style-name="T70">(CM = Célzó Érték Módosító, ami a CÉ-re fordítandó harcérték módosítót jelöli)</text:span></text:p>
        </text:list-item>
        <text:list-item>
          <text:p text:style-name="P223">Szintenként TÉ-re vagy VÉ-re legfeljebb 3-al több HM-et lehet költeni, mint a másikra!</text:p>
        </text:list-item>
        <text:list-item>
          <text:p text:style-name="P224"><text:span text:style-name="T6">Mana pontok, tanult Mágikus tradíció</text:span> (ha van), <text:span text:style-name="T6">Mágiaiskolák</text:span></text:p>
        </text:list-item>
        <text:list-item>
          <text:p text:style-name="P223">1 Mana pont = 3 KP</text:p>
        </text:list-item>
        <text:list-item>
          <text:p text:style-name="P223">Mágikus tradíciók: 50KP-ba kerülnek (csak 1x vehetőek fel) és követelményeik vannak (van amelyik, csak 1.szinten vehető fel). <text:s/><text:span text:style-name="T69">(Például: Kyr mozaikmágia, Vulgármágia, stb.)</text:span></text:p>
        </text:list-item>
        <text:list-item>
          <text:p text:style-name="P223">Mágiaiskolák: Átlagos képzettségek. Csak azok a mágiaiskolák tanulhatóak, amelyek a karakter által ismert mágia tradíció alá tartoznak.</text:p>
        </text:list-item>
        <text:list-item>
          <text:p text:style-name="P227">Pszí tradíció, Pszí iskolák, Pszí pontok</text:p>
        </text:list-item>
        <text:list-item>
          <text:p text:style-name="P223"><text:span text:style-name="T72">1</text:span><text:span text:style-name="T73">ψ</text:span><text:span text:style-name="T72">p = 2 KP</text:span></text:p>
        </text:list-item>
        <text:list-item>
          <text:p text:style-name="P223"><text:span text:style-name="T72">Pszí-alkalmazás: 4 fokú fortély egyre erősebb követelményekkel. Az alkalmazás fokát adja, nélküle nem lehet </text:span><text:span text:style-name="T73">ψ</text:span><text:span text:style-name="T72">p-ot venni, vagy </text:span><text:span text:style-name="T73">ψ</text:span><text:span text:style-name="T72"> tradíciót tanulni.</text:span></text:p>
        </text:list-item>
        <text:list-item>
          <text:p text:style-name="P225">Pszí tradíciók: átlagos képzettségek: vannak erősségeik és csak bizonyos diszciplínákat ismernek</text:p>
        </text:list-item>
      </text:list>
      <text:p text:style-name="P102"/>
      <text:h text:style-name="P204" text:outline-level="1"><text:bookmark-start text:name="__RefHeading___Toc9314_1841829898"/>Képzettségek KP igényei<text:bookmark-end text:name="__RefHeading___Toc9314_1841829898"/></text:h>
      <table:table table:name="Tábla5" table:style-name="Tábla5">
        <table:table-column table:style-name="Tábla5.A"/>
        <table:table-column table:style-name="Tábla5.B"/>
        <table:table-column table:style-name="Tábla5.C"/>
        <table:table-column table:style-name="Tábla5.D"/>
        <table:table-column table:style-name="Tábla5.E"/>
        <table:table-column table:style-name="Tábla5.F"/>
        <table:table-column table:style-name="Tábla5.G"/>
        <table:table-column table:style-name="Tábla5.H"/>
        <table:table-header-rows>
          <table:table-row table:style-name="TableLine2075138290032">
            <table:table-cell table:style-name="Tábla5.A1" office:value-type="string">
              <text:p text:style-name="P158">Fokozat</text:p>
            </table:table-cell>
            <table:table-cell table:style-name="Tábla5.A1" office:value-type="string">
              <text:p text:style-name="P158">Képzettség Szint</text:p>
            </table:table-cell>
            <table:table-cell table:style-name="Tábla5.A1" table:number-columns-spanned="2" office:value-type="string">
              <text:p text:style-name="P158">Átfogó</text:p>
            </table:table-cell>
            <table:covered-table-cell/>
            <table:table-cell table:style-name="Tábla5.A1" table:number-columns-spanned="2" office:value-type="string">
              <text:p text:style-name="P158">Átlagos</text:p>
            </table:table-cell>
            <table:covered-table-cell/>
            <table:table-cell table:style-name="Tábla5.G1" table:number-columns-spanned="2" office:value-type="string">
              <text:p text:style-name="P158">Spec+Könnyű</text:p>
            </table:table-cell>
            <table:covered-table-cell/>
          </table:table-row>
        </table:table-header-rows>
        <table:table-row table:style-name="TableLine2075138286576">
          <table:table-cell table:style-name="Tábla5.A2" office:value-type="string">
            <text:p text:style-name="P153"/>
          </table:table-cell>
          <table:table-cell table:style-name="Tábla5.A2" office:value-type="string">
            <text:p text:style-name="P154">1</text:p>
          </table:table-cell>
          <table:table-cell table:style-name="Tábla5.A2" office:value-type="string">
            <text:p text:style-name="P153">6</text:p>
          </table:table-cell>
          <table:table-cell table:style-name="Tábla5.D2" office:value-type="string">
            <text:p text:style-name="P170">+6KP</text:p>
          </table:table-cell>
          <table:table-cell table:style-name="Tábla5.A2" office:value-type="string">
            <text:p text:style-name="P153">4</text:p>
          </table:table-cell>
          <table:table-cell table:style-name="Tábla5.D2" office:value-type="string">
            <text:p text:style-name="P170">+4KP</text:p>
          </table:table-cell>
          <table:table-cell table:style-name="Tábla5.A2" office:value-type="string">
            <text:p text:style-name="P153">2</text:p>
          </table:table-cell>
          <table:table-cell table:style-name="Tábla5.H2" office:value-type="string">
            <text:p text:style-name="P170">+2KP</text:p>
          </table:table-cell>
        </table:table-row>
        <table:table-row table:style-name="TableLine2075138287152">
          <table:table-cell table:style-name="Tábla5.A3" office:value-type="string">
            <text:p text:style-name="P153"/>
          </table:table-cell>
          <table:table-cell table:style-name="Tábla5.A3" office:value-type="string">
            <text:p text:style-name="P154">2</text:p>
          </table:table-cell>
          <table:table-cell table:style-name="Tábla5.A2" office:value-type="string">
            <text:p text:style-name="P153">10</text:p>
          </table:table-cell>
          <table:table-cell table:style-name="Tábla5.D2" office:value-type="string">
            <text:p text:style-name="P170">+4KP</text:p>
          </table:table-cell>
          <table:table-cell table:style-name="Tábla5.A2" office:value-type="string">
            <text:p text:style-name="P153">6</text:p>
          </table:table-cell>
          <table:table-cell table:style-name="Tábla5.D2" office:value-type="string">
            <text:p text:style-name="P170">+2KP</text:p>
          </table:table-cell>
          <table:table-cell table:style-name="Tábla5.A2" office:value-type="string">
            <text:p text:style-name="P153">3</text:p>
          </table:table-cell>
          <table:table-cell table:style-name="Tábla5.H2" office:value-type="string">
            <text:p text:style-name="P170">+1KP</text:p>
          </table:table-cell>
        </table:table-row>
        <table:table-row table:style-name="TableLine2075138279952">
          <table:table-cell table:style-name="Tábla5.A2" office:value-type="string">
            <text:p text:style-name="P154">Novícius</text:p>
          </table:table-cell>
          <table:table-cell table:style-name="Tábla5.A2" office:value-type="string">
            <text:p text:style-name="P154">3</text:p>
          </table:table-cell>
          <table:table-cell table:style-name="Tábla5.A2" office:value-type="string">
            <text:p text:style-name="P153">16</text:p>
          </table:table-cell>
          <table:table-cell table:style-name="Tábla5.D2" office:value-type="string">
            <text:p text:style-name="P170">+6KP</text:p>
          </table:table-cell>
          <table:table-cell table:style-name="Tábla5.A2" office:value-type="string">
            <text:p text:style-name="P153">9</text:p>
          </table:table-cell>
          <table:table-cell table:style-name="Tábla5.D2" office:value-type="string">
            <text:p text:style-name="P170">+3KP</text:p>
          </table:table-cell>
          <table:table-cell table:style-name="Tábla5.A2" office:value-type="string">
            <text:p text:style-name="P153">5</text:p>
          </table:table-cell>
          <table:table-cell table:style-name="Tábla5.H2" office:value-type="string">
            <text:p text:style-name="P170">+2KP</text:p>
          </table:table-cell>
        </table:table-row>
        <table:table-row table:style-name="TableLine2075138280240">
          <table:table-cell table:style-name="Tábla5.A3" office:value-type="string">
            <text:p text:style-name="P153"/>
          </table:table-cell>
          <table:table-cell table:style-name="Tábla5.A3" office:value-type="string">
            <text:p text:style-name="P154">4</text:p>
          </table:table-cell>
          <table:table-cell table:style-name="Tábla5.A2" office:value-type="string">
            <text:p text:style-name="P153">24</text:p>
          </table:table-cell>
          <table:table-cell table:style-name="Tábla5.D2" office:value-type="string">
            <text:p text:style-name="P170">+8KP</text:p>
          </table:table-cell>
          <table:table-cell table:style-name="Tábla5.A2" office:value-type="string">
            <text:p text:style-name="P153">13</text:p>
          </table:table-cell>
          <table:table-cell table:style-name="Tábla5.D2" office:value-type="string">
            <text:p text:style-name="P170">+4KP</text:p>
          </table:table-cell>
          <table:table-cell table:style-name="Tábla5.A2" office:value-type="string">
            <text:p text:style-name="P153">7</text:p>
          </table:table-cell>
          <table:table-cell table:style-name="Tábla5.H2" office:value-type="string">
            <text:p text:style-name="P170">+3KP</text:p>
          </table:table-cell>
        </table:table-row>
        <table:table-row table:style-name="TableLine2075138280816">
          <table:table-cell table:style-name="Tábla5.A2" office:value-type="string">
            <text:p text:style-name="P153"/>
          </table:table-cell>
          <table:table-cell table:style-name="Tábla5.A2" office:value-type="string">
            <text:p text:style-name="P154">5</text:p>
          </table:table-cell>
          <table:table-cell table:style-name="Tábla5.A2" office:value-type="string">
            <text:p text:style-name="P153">34</text:p>
          </table:table-cell>
          <table:table-cell table:style-name="Tábla5.D2" office:value-type="string">
            <text:p text:style-name="P170">+10KP</text:p>
          </table:table-cell>
          <table:table-cell table:style-name="Tábla5.A2" office:value-type="string">
            <text:p text:style-name="P153">18</text:p>
          </table:table-cell>
          <table:table-cell table:style-name="Tábla5.D2" office:value-type="string">
            <text:p text:style-name="P170">+5KP</text:p>
          </table:table-cell>
          <table:table-cell table:style-name="Tábla5.A2" office:value-type="string">
            <text:p text:style-name="P153">10</text:p>
          </table:table-cell>
          <table:table-cell table:style-name="Tábla5.H2" office:value-type="string">
            <text:p text:style-name="P170">+3KP</text:p>
          </table:table-cell>
        </table:table-row>
        <table:table-row table:style-name="TableLine2075138283984">
          <table:table-cell table:style-name="Tábla5.A3" office:value-type="string">
            <text:p text:style-name="P154">Kismester</text:p>
          </table:table-cell>
          <table:table-cell table:style-name="Tábla5.A3" office:value-type="string">
            <text:p text:style-name="P154">6</text:p>
          </table:table-cell>
          <table:table-cell table:style-name="Tábla5.A2" office:value-type="string">
            <text:p text:style-name="P153">46</text:p>
          </table:table-cell>
          <table:table-cell table:style-name="Tábla5.D2" office:value-type="string">
            <text:p text:style-name="P170">+12KP</text:p>
          </table:table-cell>
          <table:table-cell table:style-name="Tábla5.A2" office:value-type="string">
            <text:p text:style-name="P153">24</text:p>
          </table:table-cell>
          <table:table-cell table:style-name="Tábla5.D2" office:value-type="string">
            <text:p text:style-name="P170">+6KP</text:p>
          </table:table-cell>
          <table:table-cell table:style-name="Tábla5.A2" office:value-type="string">
            <text:p text:style-name="P153">13</text:p>
          </table:table-cell>
          <table:table-cell table:style-name="Tábla5.H2" office:value-type="string">
            <text:p text:style-name="P170">+4KP</text:p>
          </table:table-cell>
        </table:table-row>
        <table:table-row table:style-name="TableLine2075138281104">
          <table:table-cell table:style-name="Tábla5.A2" office:value-type="string">
            <text:p text:style-name="P154"/>
          </table:table-cell>
          <table:table-cell table:style-name="Tábla5.A2" office:value-type="string">
            <text:p text:style-name="P154">7</text:p>
          </table:table-cell>
          <table:table-cell table:style-name="Tábla5.A2" office:value-type="string">
            <text:p text:style-name="P153">60</text:p>
          </table:table-cell>
          <table:table-cell table:style-name="Tábla5.D2" office:value-type="string">
            <text:p text:style-name="P170">+14KP</text:p>
          </table:table-cell>
          <table:table-cell table:style-name="Tábla5.A2" office:value-type="string">
            <text:p text:style-name="P153">31</text:p>
          </table:table-cell>
          <table:table-cell table:style-name="Tábla5.D2" office:value-type="string">
            <text:p text:style-name="P170">+7KP</text:p>
          </table:table-cell>
          <table:table-cell table:style-name="Tábla5.A2" office:value-type="string">
            <text:p text:style-name="P153">17</text:p>
          </table:table-cell>
          <table:table-cell table:style-name="Tábla5.H2" office:value-type="string">
            <text:p text:style-name="P170">+4KP</text:p>
          </table:table-cell>
        </table:table-row>
        <table:table-row table:style-name="TableLine2075138283120">
          <table:table-cell table:style-name="Tábla5.A3" office:value-type="string">
            <text:p text:style-name="P154"/>
          </table:table-cell>
          <table:table-cell table:style-name="Tábla5.A3" office:value-type="string">
            <text:p text:style-name="P154">8</text:p>
          </table:table-cell>
          <table:table-cell table:style-name="Tábla5.A2" office:value-type="string">
            <text:p text:style-name="P153">76</text:p>
          </table:table-cell>
          <table:table-cell table:style-name="Tábla5.D2" office:value-type="string">
            <text:p text:style-name="P170">+16KP</text:p>
          </table:table-cell>
          <table:table-cell table:style-name="Tábla5.A2" office:value-type="string">
            <text:p text:style-name="P153">39</text:p>
          </table:table-cell>
          <table:table-cell table:style-name="Tábla5.D2" office:value-type="string">
            <text:p text:style-name="P170">+8KP</text:p>
          </table:table-cell>
          <table:table-cell table:style-name="Tábla5.A2" office:value-type="string">
            <text:p text:style-name="P153">21</text:p>
          </table:table-cell>
          <table:table-cell table:style-name="Tábla5.H2" office:value-type="string">
            <text:p text:style-name="P170">+5KP</text:p>
          </table:table-cell>
        </table:table-row>
        <table:table-row table:style-name="TableLine2075138288304">
          <table:table-cell table:style-name="Tábla5.A2" office:value-type="string">
            <text:p text:style-name="P154">Mester</text:p>
          </table:table-cell>
          <table:table-cell table:style-name="Tábla5.A2" office:value-type="string">
            <text:p text:style-name="P154">9</text:p>
          </table:table-cell>
          <table:table-cell table:style-name="Tábla5.A2" office:value-type="string">
            <text:p text:style-name="P153">94</text:p>
          </table:table-cell>
          <table:table-cell table:style-name="Tábla5.D2" office:value-type="string">
            <text:p text:style-name="P170">+18KP</text:p>
          </table:table-cell>
          <table:table-cell table:style-name="Tábla5.A2" office:value-type="string">
            <text:p text:style-name="P153">48</text:p>
          </table:table-cell>
          <table:table-cell table:style-name="Tábla5.D2" office:value-type="string">
            <text:p text:style-name="P170">+9KP</text:p>
          </table:table-cell>
          <table:table-cell table:style-name="Tábla5.A2" office:value-type="string">
            <text:p text:style-name="P153">26</text:p>
          </table:table-cell>
          <table:table-cell table:style-name="Tábla5.H2" office:value-type="string">
            <text:p text:style-name="P170">+5KP</text:p>
          </table:table-cell>
        </table:table-row>
        <table:table-row table:style-name="TableLine2075138286288">
          <table:table-cell table:style-name="Tábla5.A3" office:value-type="string">
            <text:p text:style-name="P154"/>
          </table:table-cell>
          <table:table-cell table:style-name="Tábla5.A3" office:value-type="string">
            <text:p text:style-name="P154">10</text:p>
          </table:table-cell>
          <table:table-cell table:style-name="Tábla5.A2" office:value-type="string">
            <text:p text:style-name="P153">114</text:p>
          </table:table-cell>
          <table:table-cell table:style-name="Tábla5.D2" office:value-type="string">
            <text:p text:style-name="P170">+20KP</text:p>
          </table:table-cell>
          <table:table-cell table:style-name="Tábla5.A2" office:value-type="string">
            <text:p text:style-name="P153">58</text:p>
          </table:table-cell>
          <table:table-cell table:style-name="Tábla5.D2" office:value-type="string">
            <text:p text:style-name="P170">+10KP</text:p>
          </table:table-cell>
          <table:table-cell table:style-name="Tábla5.A2" office:value-type="string">
            <text:p text:style-name="P153">31</text:p>
          </table:table-cell>
          <table:table-cell table:style-name="Tábla5.H2" office:value-type="string">
            <text:p text:style-name="P170">+6KP</text:p>
          </table:table-cell>
        </table:table-row>
        <table:table-row table:style-name="TableLine2075138283408">
          <table:table-cell table:style-name="Tábla5.A2" office:value-type="string">
            <text:p text:style-name="P154"/>
          </table:table-cell>
          <table:table-cell table:style-name="Tábla5.A2" office:value-type="string">
            <text:p text:style-name="P154">11</text:p>
          </table:table-cell>
          <table:table-cell table:style-name="Tábla5.A2" office:value-type="string">
            <text:p text:style-name="P153">136</text:p>
          </table:table-cell>
          <table:table-cell table:style-name="Tábla5.D2" office:value-type="string">
            <text:p text:style-name="P170">+22KP</text:p>
          </table:table-cell>
          <table:table-cell table:style-name="Tábla5.A2" office:value-type="string">
            <text:p text:style-name="P153">69</text:p>
          </table:table-cell>
          <table:table-cell table:style-name="Tábla5.D2" office:value-type="string">
            <text:p text:style-name="P170">+11KP</text:p>
          </table:table-cell>
          <table:table-cell table:style-name="Tábla5.A2" office:value-type="string">
            <text:p text:style-name="P153">37</text:p>
          </table:table-cell>
          <table:table-cell table:style-name="Tábla5.H2" office:value-type="string">
            <text:p text:style-name="P170">+6KP</text:p>
          </table:table-cell>
        </table:table-row>
        <table:table-row table:style-name="TableLine2075138289456">
          <table:table-cell table:style-name="Tábla5.A3" office:value-type="string">
            <text:p text:style-name="P154">Nagymester</text:p>
          </table:table-cell>
          <table:table-cell table:style-name="Tábla5.A3" office:value-type="string">
            <text:p text:style-name="P154">12</text:p>
          </table:table-cell>
          <table:table-cell table:style-name="Tábla5.A2" office:value-type="string">
            <text:p text:style-name="P153">160</text:p>
          </table:table-cell>
          <table:table-cell table:style-name="Tábla5.D2" office:value-type="string">
            <text:p text:style-name="P170">+24KP</text:p>
          </table:table-cell>
          <table:table-cell table:style-name="Tábla5.A2" office:value-type="string">
            <text:p text:style-name="P153">81</text:p>
          </table:table-cell>
          <table:table-cell table:style-name="Tábla5.D2" office:value-type="string">
            <text:p text:style-name="P170">+12KP</text:p>
          </table:table-cell>
          <table:table-cell table:style-name="Tábla5.A2" office:value-type="string">
            <text:p text:style-name="P153">43</text:p>
          </table:table-cell>
          <table:table-cell table:style-name="Tábla5.H2" office:value-type="string">
            <text:p text:style-name="P170">+7KP</text:p>
          </table:table-cell>
        </table:table-row>
        <table:table-row table:style-name="TableLine2075138284848">
          <table:table-cell table:style-name="Tábla5.A2" office:value-type="string">
            <text:p text:style-name="P154"/>
          </table:table-cell>
          <table:table-cell table:style-name="Tábla5.A2" office:value-type="string">
            <text:p text:style-name="P154">13</text:p>
          </table:table-cell>
          <table:table-cell table:style-name="Tábla5.A2" office:value-type="string">
            <text:p text:style-name="P153">186</text:p>
          </table:table-cell>
          <table:table-cell table:style-name="Tábla5.D2" office:value-type="string">
            <text:p text:style-name="P170">+26KP</text:p>
          </table:table-cell>
          <table:table-cell table:style-name="Tábla5.A2" office:value-type="string">
            <text:p text:style-name="P153">94</text:p>
          </table:table-cell>
          <table:table-cell table:style-name="Tábla5.D2" office:value-type="string">
            <text:p text:style-name="P170">+13KP</text:p>
          </table:table-cell>
          <table:table-cell table:style-name="Tábla5.A2" office:value-type="string">
            <text:p text:style-name="P153">50</text:p>
          </table:table-cell>
          <table:table-cell table:style-name="Tábla5.H2" office:value-type="string">
            <text:p text:style-name="P170">+7KP</text:p>
          </table:table-cell>
        </table:table-row>
        <table:table-row table:style-name="TableLine2075138284560">
          <table:table-cell table:style-name="Tábla5.A3" office:value-type="string">
            <text:p text:style-name="P154"/>
          </table:table-cell>
          <table:table-cell table:style-name="Tábla5.A3" office:value-type="string">
            <text:p text:style-name="P154">14</text:p>
          </table:table-cell>
          <table:table-cell table:style-name="Tábla5.A2" office:value-type="string">
            <text:p text:style-name="P153">214</text:p>
          </table:table-cell>
          <table:table-cell table:style-name="Tábla5.D2" office:value-type="string">
            <text:p text:style-name="P170">+28KP</text:p>
          </table:table-cell>
          <table:table-cell table:style-name="Tábla5.A2" office:value-type="string">
            <text:p text:style-name="P153">108</text:p>
          </table:table-cell>
          <table:table-cell table:style-name="Tábla5.D2" office:value-type="string">
            <text:p text:style-name="P170">+14KP</text:p>
          </table:table-cell>
          <table:table-cell table:style-name="Tábla5.A2" office:value-type="string">
            <text:p text:style-name="P153">57</text:p>
          </table:table-cell>
          <table:table-cell table:style-name="Tábla5.H2" office:value-type="string">
            <text:p text:style-name="P170">+8KP</text:p>
          </table:table-cell>
        </table:table-row>
        <table:table-row table:style-name="TableLine2075138285136">
          <table:table-cell table:style-name="Tábla5.A2" office:value-type="string">
            <text:p text:style-name="P154">Élő legenda</text:p>
          </table:table-cell>
          <table:table-cell table:style-name="Tábla5.A2" office:value-type="string">
            <text:p text:style-name="P154">15</text:p>
          </table:table-cell>
          <table:table-cell table:style-name="Tábla5.A2" office:value-type="string">
            <text:p text:style-name="P153">244</text:p>
          </table:table-cell>
          <table:table-cell table:style-name="Tábla5.D2" office:value-type="string">
            <text:p text:style-name="P170">+30KP</text:p>
          </table:table-cell>
          <table:table-cell table:style-name="Tábla5.A2" office:value-type="string">
            <text:p text:style-name="P153">123</text:p>
          </table:table-cell>
          <table:table-cell table:style-name="Tábla5.D2" office:value-type="string">
            <text:p text:style-name="P170">+15KP</text:p>
          </table:table-cell>
          <table:table-cell table:style-name="Tábla5.A2" office:value-type="string">
            <text:p text:style-name="P153">65</text:p>
          </table:table-cell>
          <table:table-cell table:style-name="Tábla5.H2" office:value-type="string">
            <text:p text:style-name="P170">+8KP</text:p>
          </table:table-cell>
        </table:table-row>
      </table:table>
      <text:h text:style-name="Heading_20_1" text:outline-level="1"><text:bookmark-start text:name="__RefHeading___Toc9316_1841829898"/>Képzettséglista<text:bookmark-end text:name="__RefHeading___Toc9316_1841829898"/></text:h>
      <table:table table:name="Táblázat9" table:style-name="Táblázat9">
        <table:table-column table:style-name="Táblázat9.A"/>
        <table:table-column table:style-name="Táblázat9.B"/>
        <table:table-header-rows>
          <table:table-row table:style-name="TableLine2075138285424">
            <table:table-cell table:style-name="Táblázat9.A1" table:number-columns-spanned="2" office:value-type="string">
              <text:p text:style-name="_5b_RPG_5d__20_Táblázattartalom_20_-_20_fejléc">Alapból megkapott képzettségek</text:p>
            </table:table-cell>
            <table:covered-table-cell/>
          </table:table-row>
        </table:table-header-rows>
        <table:table-row table:style-name="TableLine2075138285712">
          <table:table-cell table:style-name="Táblázat9.A2" office:value-type="string">
            <text:p text:style-name="P17">Név</text:p>
          </table:table-cell>
          <table:table-cell table:style-name="Táblázat9.B2" office:value-type="string">
            <text:p text:style-name="P17">Leírás</text:p>
          </table:table-cell>
        </table:table-row>
        <table:table-row table:style-name="TableLine2075138289168">
          <table:table-cell table:style-name="Táblázat9.A3" office:value-type="string">
            <text:p text:style-name="_5b_RPG_5d__20_Táblázattartalom_20_1">Helyismeret<text:line-break/><text:span text:style-name="T1">(városnyi terület)</text:span></text:p>
          </table:table-cell>
          <table:table-cell table:style-name="Táblázat9.B3" office:value-type="string">
            <text:p text:style-name="P85">Ez egy speciális képzettség, melyre nem kell KP-t költeni. Minden karakter kezdéskor kap <text:span text:style-name="T6">10</text:span> szintnek megfelelő pontot, amit eloszthat az általa ismert városok/városnyi területek között. Például:</text:p>
            <text:p text:style-name="P157">Helyismeret – Shadlek : <text:span text:style-name="T6">10</text:span></text:p>
            <text:p text:style-name="P157"><text:s text:c="3"/>vagy</text:p>
            <text:p text:style-name="P157"><text:s text:c="2"/>Helyismeret – Shadlek: <text:span text:style-name="T6">5</text:span></text:p>
            <text:p text:style-name="P157"><text:s text:c="2"/>Helyismeret – Warwik : <text:span text:style-name="T6">3</text:span></text:p>
            <text:p text:style-name="P157"><text:s text:c="2"/>Helyismeret – El Sobira fővárosa: <text:span text:style-name="T6">2</text:span></text:p>
            <text:p text:style-name="P169"/>
            <text:list xml:id="list881910946" text:style-name="L3">
              <text:list-item>
                <text:p text:style-name="P343">Ha a játékosnak a fenti érték nem elég, akkor 1.szinten – <text:span text:style-name="T6">de csak akkor! -</text:span> Könnyű képzettségként növelheti bármely városnyi területre vonatkoztatott Helyismeret képzettségét.</text:p>
              </text:list-item>
              <text:list-item>
                <text:p text:style-name="P344">A Helyismeret értéke úgy változhat, hogy a KM egy kaland végén a TP-osztással együtt tetszés szerint ad pontot a karakterek Helyismeret képzettségére arra a helyre vonatkoztatva, ahol a kaland játszódott. Tehát ha a karakter a délvidékről származik és először volt Ifinben, akkor az eddig 0 értékű „Helyismeret – Ifin” képzettsége a kaland után akár <text:span text:style-name="T35">2</text:span><text:span text:style-name="T34">-</text:span>re is nőhet, ha sok újdonságot tapasztalt a várossal kapcsolatban.</text:p>
              </text:list-item>
              <text:list-item>
                <text:p text:style-name="P344">Ha a karakter egy általa ismert várost magában foglaló <text:span text:style-name="T6">országgal</text:span> kapcsolatban dob Helyismeret képzettségpróbát, akkor használhatja a városra vonatkoztatott értékét <text:span text:style-name="T5">-3</text:span> büntetéssel.</text:p>
              </text:list-item>
            </text:list>
          </table:table-cell>
        </table:table-row>
        <table:table-row table:style-name="TableLine2075114874656">
          <table:table-cell table:style-name="Táblázat9.A3" office:value-type="string">
            <text:p text:style-name="_5b_RPG_5d__20_Táblázattartalom_20_1">Történelemismeret<text:line-break/><text:span text:style-name="T1">(saját város)</text:span></text:p>
          </table:table-cell>
          <table:table-cell table:style-name="Táblázat9.B3" office:value-type="string">
            <text:p text:style-name="P85">Első szinten minden karakter megkapja <text:span text:style-name="T6">3-as szinten</text:span> a saját városára vonatkoztatott Történelemismeret képzettséget. Ez az érték természetesen KP-ból szabadon tovább növelhető, valamint más városokra is korlátozás nélkül felvehető KP-ból.</text:p>
          </table:table-cell>
        </table:table-row>
        <table:table-row table:style-name="TableLine2075114877248">
          <table:table-cell table:style-name="Táblázat9.A3" office:value-type="string">
            <text:p text:style-name="_5b_RPG_5d__20_Táblázattartalom_20_1">Vallásismeret<text:line-break/><text:span text:style-name="T1">(saját vallás)</text:span></text:p>
          </table:table-cell>
          <table:table-cell table:style-name="Táblázat9.B3" office:value-type="string">
            <text:p text:style-name="P85">Első szinten minden karakter megkapja <text:span text:style-name="T6">3-as szinten</text:span> a saját vallására vonatkoztatott Vallásismeret képzettséget. Ez az érték természetesen KP-ból szabadon tovább növelhető, valamint más vallásokra is felvehető KP-ból, amennyiben ezt az előtörténet indokolja és a KM is engedélyezi.</text:p>
          </table:table-cell>
        </table:table-row>
        <table:table-row table:style-name="TableLine2075114877536">
          <table:table-cell table:style-name="Táblázat9.A3" office:value-type="string">
            <text:p text:style-name="_5b_RPG_5d__20_Táblázattartalom_20_1">Nyelvismeret<text:line-break/><text:span text:style-name="T1">(saját nyelv)</text:span></text:p>
          </table:table-cell>
          <table:table-cell table:style-name="Táblázat9.B3" office:value-type="string">
            <text:p text:style-name="P85">Első szinten minden karakter megkapja <text:span text:style-name="T6">6-os szinten</text:span> a saját anyanyelvéhez tartozó Nyelvismeret képzettséget.</text:p>
            <text:p text:style-name="P85">Továbbá – a fentin kívül – megkapja még <text:span text:style-name="T6">3-as szinten</text:span> a Közös nyelv ismeretét (Pyarroni) is. Amennyiben a karakter anyanyelve a Pyarroni, akkor <text:span text:style-name="T45">csak</text:span> azt kapja meg (6-os szinten), nem kap „ajándékba” más Nyelvismeret képzettséget, vagy Karakter Pontot! A képzettség KP-ból természetesen szabadon tovább növelhető.</text:p>
          </table:table-cell>
        </table:table-row>
      </table:table>
      <text:p text:style-name="Text_20_body"/>
      <text:p text:style-name="P14"/>
      <text:p text:style-name="P229">Harci képzettségek</text:p>
      <text:p text:style-name="Text_20_body"><text:span text:style-name="T45">Átfogó</text:span>: Közelharc, Kardvívás, Lándzsavívás, Pusztítás, Hajítás, Íjászat, Lövészet, Ostromlövészet </text:p>
      <text:p text:style-name="Text_20_body"><text:span text:style-name="T45">Átlagos</text:span>: Fájdalomtűrés </text:p>
      <text:p text:style-name="P10"/>
      <text:p text:style-name="P23">Fizikai képzettségek </text:p>
      <text:p text:style-name="P22"><text:span text:style-name="T45">Átfogó</text:span>: Akrobatika(<text:span text:style-name="T74">→</text:span>Átlagos: Esés, Ugrás)</text:p>
      <text:p text:style-name="P22"><text:span text:style-name="T45">Átlagos</text:span>: Mászás, Lovaglás, Léglovaglás </text:p>
      <text:p text:style-name="P10"/>
      <text:p text:style-name="P23">Alvilági képzettségek </text:p>
      <text:p text:style-name="P25"><text:span text:style-name="T45">Átlagos</text:span>: Lopakodás/Rejtőzés, Nyomolvasás, Álcázás/Álruha, Zárnyitás (<text:span text:style-name="T74">→</text:span>van spec), Csapdaállítás(<text:span text:style-name="T74">→</text:span>van spec), <text:s/>Tolvajlás, Zsonglőrködés, Kínzás, Szerencsejáték(<text:span text:style-name="T74">→</text:span>Átlagos: Kártyázás, Kockázás)</text:p>
      <text:p text:style-name="P88"/>
      <text:p text:style-name="P23">Művészeti képzettségek </text:p>
      <text:p text:style-name="P25"><text:span text:style-name="T45">Átfogó</text:span><text:span text:style-name="T66">: Zeneszerző (</text:span><text:span text:style-name="T75">→</text:span><text:span text:style-name="T66">Átlagos: Zene </text:span><text:span text:style-name="T71">(hangszercsoport)</text:span><text:span text:style-name="T66"> (</text:span><text:span text:style-name="T75">→</text:span><text:span text:style-name="T66">Spec: Zene </text:span><text:span text:style-name="T71">(konkrét hangszer)</text:span><text:span text:style-name="T67">))</text:span></text:p>
      <text:p text:style-name="P25"><text:span text:style-name="T45">Átlagos</text:span>: Festészet, Szobrászat, Kalligráfia (<text:span text:style-name="T74">→</text:span><text:span text:style-name="T80">spec mindháromra: Hamisítás </text:span><text:span text:style-name="T81">(0-ról indul és nem mehet fölé!)</text:span><text:span text:style-name="T80">),<text:line-break/> <text:s/>Irodalom </text:span><text:span text:style-name="T81">(önálló+3 régió)</text:span><text:span text:style-name="T80">(</text:span><text:span text:style-name="T74">→</text:span><text:span text:style-name="T80">spec: Irodalom-ismeret </text:span><text:span text:style-name="T81">(adott régió)</text:span><text:span text:style-name="T80">), <text:s/><text:line-break/> <text:s/>Ének, <text:s/>Tánc(</text:span><text:span text:style-name="T74">→</text:span><text:span text:style-name="T80">spec:Tánc-speciális belső stílus)</text:span></text:p>
      <text:p text:style-name="Text_20_body"><text:span text:style-name="T85">Könnyű</text:span><text:span text:style-name="T86">: Művészetismeret (Festészet és Kalligráfia ; Szobrászat ; Irodalom és színjátszás ; Zene )</text:span></text:p>
      <text:p text:style-name="P200"/>
      <text:p text:style-name="P14">Világi képzettségek</text:p>
      <text:p text:style-name="Text_20_body"><text:span text:style-name="T84">Átfogó</text:span><text:span text:style-name="T88">: Értékbecslés (általános) </text:span><text:span text:style-name="T75">→ </text:span><text:span text:style-name="T88">Értékbecslés</text:span><text:span text:style-name="T89">(adott tárgycsoport:fegyverek, ékszerek, festmények, szobrok,..)<text:line-break/></text:span><text:span text:style-name="T92"> <text:s/>Gyógyítás(</text:span><text:span text:style-name="T76">→</text:span><text:span text:style-name="T92">Átlagos: Sebgyógyítás, Orvoslás)</text:span></text:p>
      <text:p text:style-name="Text_20_body"><text:span text:style-name="T94">Átlagos</text:span><text:span text:style-name="T92">: Észlelés, Keresés, Emberismeret, Természetjárás</text:span><text:span text:style-name="T99">(adott tájtípus)</text:span><text:span text:style-name="T92">, Herbalizmus, Vadászat, Szexuális kultúra, Etikett</text:span><text:span text:style-name="T99">(adott kultúrkör)</text:span><text:span text:style-name="T92">, Hajózás</text:span><text:span text:style-name="T93"> (</text:span><text:span text:style-name="T77">→</text:span><text:span text:style-name="T93">van spec)</text:span><text:span text:style-name="T92">, Idomítás</text:span><text:span text:style-name="T93"> (</text:span><text:span text:style-name="T77">→</text:span><text:span text:style-name="T93">van spec)</text:span><text:span text:style-name="T92">, <text:s/>Szakma (</text:span><text:span text:style-name="T90">ács, kőműves, borbély, kádár, varga, szűcs, cserző, (fegyver)kovács, gazdálkodás(birtok), ékszerész, molnár, pék, szabó, kötélgyártó, lakatos, rejtjelfejtő</text:span><text:span text:style-name="T91">)(</text:span><text:span text:style-name="T78">→</text:span><text:span text:style-name="T87">spec: Hamisítás </text:span><text:span text:style-name="T82">(0-ról indul és nem mehet fölé!)</text:span><text:span text:style-name="T87">),</text:span></text:p>
      <text:p text:style-name="Text_20_body"><text:span text:style-name="T94">Könnyű</text:span><text:span text:style-name="T92">: Helyismeret*</text:span></text:p>
      <text:p text:style-name="P43"/>
      <text:p text:style-name="P44">Tudományos képzettségek</text:p>
      <text:p text:style-name="Text_20_body"><text:span text:style-name="T84">Átfogó</text:span><text:span text:style-name="T88">: Történelemismeret(Ynev)(</text:span><text:span text:style-name="T76">→</text:span><text:span text:style-name="T92">Átlagos: </text:span><text:span text:style-name="T88">Történelemismeret</text:span><text:span text:style-name="T83">(adott régió)</text:span><text:span text:style-name="T88"> (</text:span><text:span text:style-name="T76">→</text:span><text:span text:style-name="T92">Spec:</text:span><text:span text:style-name="T88">Tört.ismeret</text:span><text:span text:style-name="T83">(adott város))</text:span><text:span text:style-name="T88">)<text:line-break/> <text:s/>Vallásismeret(általános) (</text:span><text:span text:style-name="T76">→</text:span><text:span text:style-name="T92">Átlagos: </text:span><text:span text:style-name="T88">Vallásismeret (adott hitvilág)), <text:s/><text:line-break/> <text:s/>Élettan</text:span></text:p>
      <text:p text:style-name="Text_20_body"><text:span text:style-name="T94">Átlagos</text:span><text:span text:style-name="T92">: Ősi kultúrák ismerete</text:span><text:span text:style-name="T100">(Külön ősi kultúránként. Történem és Vallásismeret is egyben)</text:span><text:span text:style-name="T92">,</text:span></text:p>
      <text:p text:style-name="Text_20_body"><text:span text:style-name="T92">Ősi nyelv ismerete</text:span><text:span text:style-name="T100">(Külön ősi nyelvenként)</text:span><text:span text:style-name="T92">, <text:s text:c="2"/>Jogismeret </text:span><text:span text:style-name="T100">(adott kultúrkör. Pyarroni államszövetség, Toron, stb),<text:line-break/></text:span><text:span text:style-name="T95"> <text:s/></text:span><text:span text:style-name="T97">Alkímia</text:span><text:span text:style-name="T95">(</text:span><text:span text:style-name="T79">→</text:span><text:span text:style-name="T98">van spec</text:span><text:span text:style-name="T95">), </text:span><text:span text:style-name="T98">Mágiaismeret</text:span><text:span text:style-name="T97">, Építészet, Térképészet, Mechanika</text:span><text:span text:style-name="T95">(</text:span><text:span text:style-name="T79">→</text:span><text:span text:style-name="T96">van spec</text:span><text:span text:style-name="T95">)</text:span></text:p>
      <text:p text:style-name="Text_20_body"><text:span text:style-name="T94">Könnyű</text:span><text:span text:style-name="T92">: Nyelvismeret</text:span><text:span text:style-name="T101"> </text:span><text:span text:style-name="T100">(3-as szinttől, (ha van már Írástudó képessége), akkor tud írni/olvasni is az adott nyelven.). Típusai: Beszélt nyelvek, Harci / Klán nyelvek, Speciális (Pl. Kendőnyelv)</text:span></text:p>
      <table:table table:name="Táblázat2" table:style-name="Táblázat2">
        <table:table-column table:style-name="Táblázat2.A"/>
        <table:table-column table:style-name="Táblázat2.B"/>
        <table:table-column table:style-name="Táblázat2.C"/>
        <table:table-header-rows>
          <table:table-row table:style-name="TableLine2075114871776">
            <table:table-cell table:style-name="Táblázat2.A1" office:value-type="string">
              <text:p text:style-name="P141">Átfogó</text:p>
            </table:table-cell>
            <table:table-cell table:style-name="Táblázat2.A1" office:value-type="string">
              <text:p text:style-name="P141">Átlagos</text:p>
            </table:table-cell>
            <table:table-cell table:style-name="Táblázat2.C1" office:value-type="string">
              <text:p text:style-name="P140">Specializáció + Könnyű</text:p>
            </table:table-cell>
          </table:table-row>
        </table:table-header-rows>
        <table:table-row table:style-name="TableLine2075114876096">
          <table:table-cell table:style-name="Táblázat2.A2" office:value-type="string">
            <text:p text:style-name="P138">Méregkeverés</text:p>
          </table:table-cell>
          <table:table-cell table:style-name="Táblázat2.A2" office:value-type="string">
            <text:p text:style-name="_5b_RPG_5d__20_Táblázattartalom_20_1"><text:span text:style-name="_5b_RPG_5d__20_Szürkített"><text:span text:style-name="T40">Méregkeverés (adott kategória)</text:span></text:span></text:p>
            <text:p text:style-name="P3"><text:span text:style-name="_5b_RPG_5d__20_Szürkített"><text:span text:style-name="T41">→</text:span></text:span><text:span text:style-name="_5b_RPG_5d__20_Szürkített"><text:span text:style-name="T42"> </text:span></text:span><text:span text:style-name="_5b_RPG_5d__20_Szürkített"><text:span text:style-name="T43">ételmérgek<text:line-break/></text:span></text:span><text:span text:style-name="_5b_RPG_5d__20_Szürkített"><text:span text:style-name="T41">→</text:span></text:span><text:span text:style-name="_5b_RPG_5d__20_Szürkített"><text:span text:style-name="T42"> </text:span></text:span><text:span text:style-name="_5b_RPG_5d__20_Szürkített"><text:span text:style-name="T43">légi- és kontaktmérgek<text:line-break/></text:span></text:span><text:span text:style-name="_5b_RPG_5d__20_Szürkített"><text:span text:style-name="T41">→</text:span></text:span><text:span text:style-name="_5b_RPG_5d__20_Szürkített"><text:span text:style-name="T42"> </text:span></text:span><text:span text:style-name="_5b_RPG_5d__20_Szürkített"><text:span text:style-name="T43">fegyvermérgek</text:span></text:span></text:p>
          </table:table-cell>
          <table:table-cell table:style-name="Táblázat2.C2" office:value-type="string">
            <text:p text:style-name="P139">Méregkeverés <text:line-break/><text:span text:style-name="T11">(egy konkrét méreg)</text:span></text:p>
          </table:table-cell>
        </table:table-row>
        <table:table-row table:style-name="TableLine2075114872064">
          <table:table-cell table:style-name="Táblázat2.A2" table:number-rows-spanned="2" office:value-type="string">
            <text:p text:style-name="P139">Hadászat</text:p>
          </table:table-cell>
          <table:table-cell table:style-name="Táblázat2.A2" office:value-type="string">
            <text:p text:style-name="P139">Taktika</text:p>
            <text:p text:style-name="P139">(vezetői tudás)</text:p>
            <text:p text:style-name="P139">(szakaszvezető)</text:p>
          </table:table-cell>
          <table:table-cell table:style-name="Táblázat2.C2" office:value-type="string">
            <text:list xml:id="list1267923437" text:style-name="L4">
              <text:list-item>
                <text:p text:style-name="P345">Nehézlovas taktika</text:p>
              </text:list-item>
              <text:list-item>
                <text:p text:style-name="P345">Falanx taktika</text:p>
              </text:list-item>
              <text:list-item>
                <text:p text:style-name="P345">Íjész taktika</text:p>
              </text:list-item>
              <text:list-item>
                <text:p text:style-name="P345">Fejvadászok vezetése</text:p>
              </text:list-item>
              <text:list-item>
                <text:p text:style-name="P345">Testőrség vezetése</text:p>
              </text:list-item>
              <text:list-item>
                <text:p text:style-name="P345">Útonállás/Rajtaütés <text:line-break/>(passzív tudásként is)</text:p>
              </text:list-item>
            </text:list>
          </table:table-cell>
        </table:table-row>
        <table:table-row table:style-name="TableLine2075114873504">
          <table:covered-table-cell table:style-name="Táblázat2.A2"/>
          <table:table-cell table:style-name="Táblázat2.A2" office:value-type="string">
            <text:p text:style-name="P139">Stratégia</text:p>
            <text:p text:style-name="P139">(elmélet)</text:p>
          </table:table-cell>
          <table:table-cell table:style-name="Táblázat2.C2" office:value-type="string">
            <text:list xml:id="list125959397700924" text:continue-list="list1267923437" text:style-name="L4">
              <text:list-item text:start-value="1">
                <text:p text:style-name="P346">Csatatervezés</text:p>
              </text:list-item>
              <text:list-item>
                <text:p text:style-name="P346">Hadtáp</text:p>
              </text:list-item>
            </text:list>
          </table:table-cell>
        </table:table-row>
      </table:table>
      <text:p text:style-name="P46"/>
      <text:p text:style-name="P44"/>
      <text:p text:style-name="P45">Misztikus képzettségek</text:p>
      <text:p text:style-name="Text_20_body"><text:span text:style-name="T84">Átfogó</text:span><text:span text:style-name="T88">: Asztrológia*, Demonológia*</text:span></text:p>
      <text:p text:style-name="Text_20_body"><text:span text:style-name="T94">Átlagos</text:span><text:span text:style-name="T92">: Összpontosítás, Pszí iskolák</text:span></text:p>
      <text:p text:style-name="P43"/>
      <text:p text:style-name="P44">Vulgármágia képzettségek</text:p>
      <text:p text:style-name="Text_20_body"><text:span text:style-name="T94">Átlagos</text:span><text:span text:style-name="T92">: Asztrálmágia, Mentálmágia, Nekromancia, Termékenységi mágia, Rontások és Átkok, Betegségmágia, Méregmágia, Szexuálmágia (bájolások is), Tűzmágia, Villámmágia, Gyertyamágia, <text:s/>Bábúmágia, Bájitalok??? , Rituálék és ceremoniális mágiák(???)</text:span></text:p>
      <text:p text:style-name="Standard"/>
      <text:p text:style-name="P44">Sámánmágia képzettség iskolái</text:p>
      <text:p text:style-name="Text_20_body"><text:span text:style-name="T94">Átlagos</text:span><text:span text:style-name="T92">: Szabadmágia, Ráolvasás, Átkok, Idézőmágia, Maszkmágia, Természeti mágia, Bábúmágia, Rituálé</text:span></text:p>
      <text:p text:style-name="P43"/>
      <text:p text:style-name="P44">Bárdmágia képzettség iskolái</text:p>
      <text:p text:style-name="Text_20_body"><text:span text:style-name="T94">Átlagos</text:span><text:span text:style-name="T92">: Fénymágia, Hangmágia, Dalmágia, Asztrálmágia, ???</text:span></text:p>
      <text:p text:style-name="P43"/>
      <text:p text:style-name="P44">Ordani tűzmágia képzettség iskolái</text:p>
      <text:p text:style-name="Text_20_body"><text:span text:style-name="T94">Átlagos</text:span><text:span text:style-name="T92">: ???, ???</text:span></text:p>
      <text:p text:style-name="P44"/>
      <text:p text:style-name="P44">Mozaikmágia képzettség iskolái</text:p>
      <text:p text:style-name="Text_20_body"><text:span text:style-name="T94">Átfogó</text:span><text:span text:style-name="T92">: Demonológia</text:span><text:span text:style-name="T99">(lásd: Misztikus képzettségek)</text:span></text:p>
      <text:p text:style-name="Text_20_body"><text:span text:style-name="T94">Átlagos</text:span><text:span text:style-name="T92">: Természetes anyagok mágiája, Asztrálmágia, Mentálmágia, Időmágia, Térmágia, Nekromancia, Drágakőmágia, Idézés??(szellemek), Ceremoniális mágiák(???)</text:span></text:p>
      <text:p text:style-name="P47"/>
      <text:p text:style-name="P102"/>
      <text:h text:style-name="P205" text:outline-level="1"><text:bookmark-start text:name="__RefHeading___Toc9318_1841829898"/>Manőverek<text:bookmark-end text:name="__RefHeading___Toc9318_1841829898"/></text:h>
      <text:list xml:id="list622354943" text:style-name="L5">
        <text:list-item>
          <text:p text:style-name="P237"><text:span text:style-name="T50">Kivételek, mert </text:span><text:span text:style-name="T51">NEM</text:span><text:span text:style-name="T49"> KP-ba, hanem Manőverfejlesztő Pontba (</text:span><text:span text:style-name="T51">MFP</text:span><text:span text:style-name="T49">) kerülnek, amit automatikusan kap a játékos. <text:s/></text:span><text:span text:style-name="T52">(</text:span><text:span text:style-name="T53">ΣMFP = összes </text:span><text:span text:style-name="T54">nem-távolsági</text:span><text:span text:style-name="T53"> <text:s/>harcmodor szintek összege) </text:span></text:p>
        </text:list-item>
        <text:list-item>
          <text:p text:style-name="P233">Nem mind fejleszthető MFP-ből, van amit ráköltés nélkül simán „meg lehet csinálni”. De a legtöbb puszta végrehajtásának is van szituációs, vagy egyéb követelménye.</text:p>
        </text:list-item>
      </text:list>
      <text:p text:style-name="P104"/>
      <text:p text:style-name="P104"/>
      <text:p text:style-name="Text_20_body"/>
      <text:h text:style-name="P204" text:outline-level="1"><text:bookmark-start text:name="__RefHeading___Toc9320_1841829898"/>Fortélyok<text:bookmark-end text:name="__RefHeading___Toc9320_1841829898"/></text:h>
      <text:h text:style-name="Heading_20_2" text:outline-level="2"><text:bookmark-start text:name="__RefHeading___Toc9322_1841829898"/>Harci fortélyok<text:bookmark-end text:name="__RefHeading___Toc9322_1841829898"/></text:h>
      <table:table table:name="Táblázat32" table:style-name="Táblázat32">
        <table:table-column table:style-name="Táblázat32.A"/>
        <table:table-column table:style-name="Táblázat32.B"/>
        <table:table-column table:style-name="Táblázat32.C"/>
        <table:table-column table:style-name="Táblázat32.D"/>
        <table:table-column table:style-name="Táblázat32.E"/>
        <table:table-row table:style-name="Táblázat32.1">
          <table:table-cell table:style-name="Táblázat32.A1" office:value-type="string">
            <text:p text:style-name="_5b_RPG_5d__20_Táblázatfejléc"/>
          </table:table-cell>
          <table:table-cell table:style-name="Táblázat32.A1" office:value-type="string">
            <text:p text:style-name="_5b_RPG_5d__20_Táblázatfejléc">Fortély neve</text:p>
          </table:table-cell>
          <table:table-cell table:style-name="Táblázat32.A1" office:value-type="string">
            <text:p text:style-name="_5b_RPG_5d__20_Táblázatfejléc">Max fok</text:p>
          </table:table-cell>
          <table:table-cell table:style-name="Táblázat32.A1" office:value-type="string">
            <text:p text:style-name="_5b_RPG_5d__20_Táblázatfejléc">Követelménye</text:p>
          </table:table-cell>
          <table:table-cell table:style-name="Táblázat32.E1" office:value-type="string">
            <text:p text:style-name="_5b_RPG_5d__20_Táblázatfejléc">Hatás, megjegyzés</text:p>
          </table:table-cell>
        </table:table-row>
        <table:table-row table:style-name="Táblázat32.1">
          <table:table-cell table:style-name="Táblázat32.A2" office:value-type="string">
            <text:p text:style-name="P181"/>
          </table:table-cell>
          <table:table-cell table:style-name="Táblázat32.B2" office:value-type="string">
            <text:p text:style-name="P60">Alakzatharc</text:p>
          </table:table-cell>
          <table:table-cell table:style-name="Táblázat32.B2" office:value-type="string">
            <text:p text:style-name="P110">Lásd a leírást!</text:p>
          </table:table-cell>
          <table:table-cell table:style-name="Táblázat32.B2" office:value-type="string">
            <text:p text:style-name="P113">A társak is ismerjék az adott alakzatot</text:p>
            <text:p text:style-name="P113">+</text:p>
            <text:p text:style-name="P113">Alakzat függő, lásd azok leírását!</text:p>
          </table:table-cell>
          <table:table-cell table:style-name="Táblázat32.E2" office:value-type="string">
            <text:p text:style-name="P190">Sok féle alakzat létezik. Gyalogos, kisebb létszámra, nagy, csatatéri formációkra tervezett, valamint lovas alakzatok.</text:p>
            <text:p text:style-name="P190">Az Alakzatharc fortélyt akárhányszor felveheted. Ilyenkor választhatsz 2 alakzatot, melyek megtanulásának követelményeit teljesíteni tudod.</text:p>
            <text:p text:style-name="P190"/>
            <text:p text:style-name="P190">Egyes alakzatok ismeretének több foka van, ezekre külön költeni kell. Például egy "Lovas ék" alakzat 2.fokához külön alakzatként ismerni kell már a "Lovas ék" 1.fokát is.</text:p>
            <text:p text:style-name="P190"/>
            <text:p text:style-name="P190">Ha egy csoportban a társak legalább fele alacsonyabb fokon ismeri az adott alakzatot, akkor mindenkire az alacsonyabb bónuszok érvényesek.</text:p>
            <text:p text:style-name="P190"/>
            <text:p text:style-name="P195">A választható alakzatok (kicsi, nagy, lovas) listáját lásd a Harcrendszer fejezet "Harci alakzatok" fejezetében.</text:p>
          </table:table-cell>
        </table:table-row>
        <table:table-row table:style-name="Táblázat32.1">
          <table:table-cell table:style-name="Táblázat32.A2" office:value-type="string">
            <text:p text:style-name="P181"/>
          </table:table-cell>
          <table:table-cell table:style-name="Táblázat32.B2" office:value-type="string">
            <text:p text:style-name="P60">Fárasztás</text:p>
          </table:table-cell>
          <table:table-cell table:style-name="Táblázat32.B2" office:value-type="string">
            <text:p text:style-name="P110">1 fok</text:p>
          </table:table-cell>
          <table:table-cell table:style-name="Táblázat32.B2" office:value-type="string">
            <text:p text:style-name="P110">Harcmodor: 6.szint</text:p>
            <text:p text:style-name="P110">Ügyesség: +1</text:p>
          </table:table-cell>
          <table:table-cell table:style-name="Táblázat32.E2" office:value-type="string">
            <text:p text:style-name="_5b_RPG_5d__20_Táblázat_20_-_20_Fortély_20_hatás"><text:span text:style-name="T30">Ha a </text:span><text:span text:style-name="T25">Fárasztás</text:span><text:span text:style-name="T30"> harci taktikát alkalmazod és rendelkezel ezzel a harci fortéllyal, akkor további </text:span><text:span text:style-name="T27">+3 VÉ</text:span><text:span text:style-name="T30">-t csökkentesz ellenfeleden támadáskor.</text:span></text:p>
            <text:p text:style-name="P191">A fortély nagy ismerői a bajvívók és harcosok.</text:p>
            <text:p text:style-name="P191">Pusztításban nem alkalmazható.</text:p>
          </table:table-cell>
        </table:table-row>
        <table:table-row table:style-name="Táblázat32.1">
          <table:table-cell table:style-name="Táblázat32.A2" office:value-type="string">
            <text:p text:style-name="P159"/>
          </table:table-cell>
          <table:table-cell table:style-name="Táblázat32.B2" office:value-type="string">
            <text:p text:style-name="P163">Belharc -</text:p>
            <text:p text:style-name="P164">konkrét fegyver</text:p>
          </table:table-cell>
          <table:table-cell table:style-name="Táblázat32.B2" office:value-type="string">
            <text:p text:style-name="P162">2 fok</text:p>
          </table:table-cell>
          <table:table-cell table:style-name="Táblázat32.B2" office:value-type="string">
            <text:p text:style-name="P155">1.fok:</text:p>
            <text:p text:style-name="P151">Ügyesség, Gyorsaság: +1</text:p>
            <text:p text:style-name="P151">Közelharc - 6.szint</text:p>
            <text:p text:style-name="P151"/>
            <text:p text:style-name="P155">2.fok:</text:p>
            <text:p text:style-name="P151">Ügyesség, Gyorsaság: +2</text:p>
            <text:p text:style-name="P151">Közelharc - 9.szint</text:p>
            <text:p text:style-name="P151">Használt fegyverre: Mesterfegyver - 1.fok</text:p>
          </table:table-cell>
          <table:table-cell table:style-name="Táblázat32.E2" office:value-type="string">
            <text:p text:style-name="P150">Testközelben érzed igazában elemedben magad.</text:p>
            <text:p text:style-name="P150">Sikeres „Belharcba kerülés” manőver esetén Belharci szituációba kerülsz és harcértékeidre – <text:span text:style-name="T112">csak „Közelharc” harcmodor esetén – </text:span>a következő pluszok járnak:</text:p>
            <text:p text:style-name="P156"><text:span text:style-name="T112">1.fok: </text:span>KÉ: +2, <text:s/>TÉ: +3, <text:s/>VÉ: +3</text:p>
            <text:p text:style-name="P252"><text:span text:style-name="T112">2.fok: </text:span>KÉ: +<text:span text:style-name="T112">4</text:span>, <text:s/>TÉ: +<text:span text:style-name="T112">6</text:span>, <text:s/>VÉ: +<text:span text:style-name="T112">6</text:span></text:p>
            <text:p text:style-name="P150"><text:span text:style-name="T45">Fontos</text:span>: ezt a fortélyt konkrét fegyverre (Puszta kéz is ide tartozik) kell felvenni, csak annak használatakor járnak a bónuszok. A Belharcot így többször is fel lehet venni.</text:p>
            <text:p text:style-name="P150">Az ellenfél módosítóinak változását lásd a Harcrendszer fejezet „<text:span text:style-name="T6">Belharc</text:span>” harci taktika leírásánál!</text:p>
          </table:table-cell>
        </table:table-row>
        <table:table-row table:style-name="Táblázat32.1">
          <table:table-cell table:style-name="Táblázat32.A2" office:value-type="string">
            <text:p text:style-name="P181"/>
          </table:table-cell>
          <table:table-cell table:style-name="Táblázat32.B2" office:value-type="string">
            <text:p text:style-name="P60">Fegyverrántás</text:p>
          </table:table-cell>
          <table:table-cell table:style-name="Táblázat32.B2" office:value-type="string">
            <text:p text:style-name="P110">2 fok</text:p>
          </table:table-cell>
          <table:table-cell table:style-name="Táblázat32.B2" office:value-type="string">
            <text:p text:style-name="P110"><text:span text:style-name="T4">1.fok</text:span>: </text:p>
            <text:p text:style-name="P110">Gyorsaság: +1</text:p>
            <text:p text:style-name="P110"><text:span text:style-name="T4">2.fok</text:span>: </text:p>
            <text:p text:style-name="P110">Gyorsaság: +2</text:p>
          </table:table-cell>
          <table:table-cell table:style-name="Táblázat32.E2" office:value-type="string">
            <text:p text:style-name="P190">Bónuszok fegyverrántás szituációban </text:p>
            <text:p text:style-name="P190">(az alkalmazó oldalán):</text:p>
            <text:p text:style-name="_5b_RPG_5d__20_Táblázat_20_-_20_Fortély_20_hatás"><text:span text:style-name="T26">1.fok</text:span><text:span text:style-name="T30">:: +5KÉ </text:span></text:p>
            <text:p text:style-name="_5b_RPG_5d__20_Táblázat_20_-_20_Fortély_20_hatás"><text:span text:style-name="T25">2.fok</text:span><text:span text:style-name="T30">: +10KÉ</text:span></text:p>
            <text:p text:style-name="_5b_RPG_5d__20_Táblázat_20_-_20_Fortély_20_hatás">Bővebben <text:s/>lásd a <text:span text:style-name="T28">Harcrendszer fejezet </text:span><text:span text:style-name="T25">Fegyverrántás</text:span><text:span text:style-name="T28"> alfejezetét!</text:span></text:p>
          </table:table-cell>
        </table:table-row>
        <table:table-row table:style-name="Táblázat32.1">
          <table:table-cell table:style-name="Táblázat32.A2" office:value-type="string">
            <text:p text:style-name="P181"/>
          </table:table-cell>
          <table:table-cell table:style-name="Táblázat32.B2" office:value-type="string">
            <text:p text:style-name="P60">Forgószél támadás</text:p>
          </table:table-cell>
          <table:table-cell table:style-name="Táblázat32.B2" office:value-type="string">
            <text:p text:style-name="P110">1 fok</text:p>
          </table:table-cell>
          <table:table-cell table:style-name="Táblázat32.B2" office:value-type="string">
            <text:p text:style-name="P110">Min. 2 támadás</text:p>
            <text:p text:style-name="P110">Harcmodor: 6.szint</text:p>
            <text:p text:style-name="P110"/>
            <text:p text:style-name="P110">Manőver ismeret: Kibontakozás/Átsiklás<text:line-break/>(1.fok)</text:p>
          </table:table-cell>
          <table:table-cell table:style-name="Táblázat32.E2" office:value-type="string">
            <text:p text:style-name="P146">1db támadást adhatsz le a körben, de azt egyszerre több ellenfél ellen (akik a fegyvered hatótávolságán belül vannak)</text:p>
            <text:p text:style-name="P146">Közelharcban nem alkalmazható!</text:p>
          </table:table-cell>
        </table:table-row>
        <table:table-row table:style-name="Táblázat32.1">
          <table:table-cell table:style-name="Táblázat32.A2" office:value-type="string">
            <text:p text:style-name="P181"/>
          </table:table-cell>
          <table:table-cell table:style-name="Táblázat32.B2" office:value-type="string">
            <text:p text:style-name="P60">Gyors kezdeményezés</text:p>
          </table:table-cell>
          <table:table-cell table:style-name="Táblázat32.B2" office:value-type="string">
            <text:p text:style-name="P107">1 fok</text:p>
          </table:table-cell>
          <table:table-cell table:style-name="Táblázat32.B2" office:value-type="string">
            <text:p text:style-name="P113">Gyorsaság: +2</text:p>
          </table:table-cell>
          <table:table-cell table:style-name="Táblázat32.E2" office:value-type="string">
            <text:p text:style-name="_5b_RPG_5d__20_Táblázat_20_-_20_Fortély_20_hatás">Kivételesen gyorsan mozdulsz a harcban. Kezdeményező Értékedre +4 bónusz jár.</text:p>
          </table:table-cell>
        </table:table-row>
        <table:table-row table:style-name="Táblázat32.1">
          <table:table-cell table:style-name="Táblázat32.A2" office:value-type="string">
            <text:p text:style-name="P181"/>
          </table:table-cell>
          <table:table-cell table:style-name="Táblázat32.B2" office:value-type="string">
            <text:p text:style-name="P60">Harc helyhez kötve </text:p>
          </table:table-cell>
          <table:table-cell table:style-name="Táblázat32.B2" office:value-type="string">
            <text:p text:style-name="P110">1 fok</text:p>
          </table:table-cell>
          <table:table-cell table:style-name="Táblázat32.B2" office:value-type="string">
            <text:p text:style-name="P110">Önuralom: +1</text:p>
            <text:p text:style-name="P110">Harcmodor: 3.szint</text:p>
          </table:table-cell>
          <table:table-cell table:style-name="Táblázat32.E2" office:value-type="string">
            <text:p text:style-name="P146">Felezi a <text:span text:style-name="T44">Harc helyhez kötve szituációt levonásait:</text:span></text:p>
            <text:p text:style-name="P66">-5 KÉ, -10 TÉ, -10 VÉ</text:p>
          </table:table-cell>
        </table:table-row>
        <text:soft-page-break/>
        <table:table-row table:style-name="Táblázat32.1">
          <table:table-cell table:style-name="Táblázat32.A9" office:value-type="string">
            <text:p text:style-name="P181"/>
          </table:table-cell>
          <table:table-cell table:style-name="Táblázat32.B2" office:value-type="string">
            <text:p text:style-name="P385">Harci akrobatika</text:p>
          </table:table-cell>
          <table:table-cell table:style-name="Táblázat32.B2" office:value-type="string">
            <text:p text:style-name="P110">2 fok</text:p>
          </table:table-cell>
          <table:table-cell table:style-name="Táblázat32.B2" office:value-type="string">
            <text:p text:style-name="P110">1. fok:</text:p>
            <text:p text:style-name="P110">Ügyesség:+2</text:p>
            <text:p text:style-name="P110">Gyorsaság: +2</text:p>
            <text:p text:style-name="P110">Akrobatika: 4.szint</text:p>
            <text:p text:style-name="P110"/>
            <text:p text:style-name="P110">2. fok:</text:p>
            <text:p text:style-name="P110">Ügyesség:+4</text:p>
            <text:p text:style-name="P110">Gyorsaság: +3</text:p>
            <text:p text:style-name="P110">Akrobatika: 8.szint</text:p>
          </table:table-cell>
          <table:table-cell table:style-name="Táblázat32.E2" office:value-type="string">
            <text:p text:style-name="P37"><text:span text:style-name="T6">Leírás:</text:span> „Pattog, mint a nikkelbolha” - mondják, ha harcolni látnak. Küzdelem közben akrobatikus elemeket – ugrásokat, vetődéseket, pörgéseket – alkalmazol, amelyek előnyhöz juttatnak a földhözragadt kis senkik ellen...</text:p>
            <text:p text:style-name="P37"><text:span text:style-name="T6">1.fok</text:span>: Az Akrobatika képzettséged felét hozzáadhatod bónuszként TÉ/VÉ értékeidhez.</text:p>
            <text:p text:style-name="P37">Kibontakozás/Átsiklás manőverre +1 bónuszt kapsz.</text:p>
            <text:p text:style-name="P37"><text:span text:style-name="T6">2.fok</text:span>: Az Akrobatika képzettségedet 1:1 hozzáadhatod bónuszként TÉ/VÉ értékeidhez.</text:p>
            <text:p text:style-name="P37">Kibontakozás/Átsiklás manőverre +3 bónuszt kapsz.</text:p>
            <text:p text:style-name="P37"><text:span text:style-name="T6">Fegyverek</text:span>: A forgatott fegyverek össz pengehossza nem lehet nagyobb, mint 1 penge (Például 1db hosszú kard, vagy 2db rövidkard), továbbá súlyuk is fontos tényező (KM dönt).</text:p>
            <text:p text:style-name="P37"><text:span text:style-name="T6">Vértek</text:span>: a fortély csak olyan hajlékony, könnyű, nem‑fém vértben használható, melynek nem nagyobb MGT-je <text:span text:style-name="T63">X</text:span>-nél.</text:p>
            <text:p text:style-name="P37"><text:span text:style-name="T6">Alkalmazás:</text:span> <text:s/>ha olyan a szituáció, hogy az alkalmazó nem képes, vagy nem akarja alkalmazni harca közben ezt a stílust (pl. túl feltűnő lenne az ugrabugrálása), akkor nem kapja meg a leírt bónuszokat.</text:p>
            <text:p text:style-name="P37"><text:span text:style-name="T6">Helyigény</text:span>: a KM dönt, hogy van-e elég hely az alkalmazáshoz, de ne legyen túl szigorú; egy közepes szobában is alkalmazható (falra ugrás, elrugaszkodás, stb).</text:p>
          </table:table-cell>
        </table:table-row>
        <table:table-row table:style-name="Táblázat32.1">
          <table:table-cell table:style-name="Táblázat32.A9" office:value-type="string">
            <text:p text:style-name="P181"/>
          </table:table-cell>
          <table:table-cell table:style-name="Táblázat32.B2" office:value-type="string">
            <text:p text:style-name="P61">Harci anatómia</text:p>
          </table:table-cell>
          <table:table-cell table:style-name="Táblázat32.B2" office:value-type="string">
            <text:p text:style-name="P110">3</text:p>
          </table:table-cell>
          <table:table-cell table:style-name="Táblázat32.B2" office:value-type="string">
            <text:p text:style-name="P116">1.fok:</text:p>
            <text:p text:style-name="P120">Intelligencia: x <text:line-break/><text:span text:style-name="T64">Harcmodor: 4.szint <text:s/></text:span></text:p>
            <text:p text:style-name="P121"><text:span text:style-name="T10">Összpontosítás: 3.szint</text:span><text:line-break/></text:p>
            <text:p text:style-name="P116">2.fok:</text:p>
            <text:p text:style-name="P120">Intelligencia: y, <text:line-break/>Közelharc: 8.szint</text:p>
            <text:p text:style-name="P120">Összpontosítás: 6.szint</text:p>
            <text:p text:style-name="P120">Élettan - 3.szint</text:p>
            <text:p text:style-name="P121"/>
            <text:p text:style-name="P116">3.(titkos) fok:</text:p>
            <text:p text:style-name="P115">Intelligencia: z</text:p>
            <text:p text:style-name="P115">Fogékonyság: +1</text:p>
            <text:p text:style-name="P115">Élettan - 5.szint</text:p>
            <text:p text:style-name="P115">Közelharc: 12.szint</text:p>
            <text:p text:style-name="P115">Összpontosítás: 9.szint</text:p>
            <text:p text:style-name="P115">Mester, aki tanítja;</text:p>
          </table:table-cell>
          <table:table-cell table:style-name="Táblázat32.E2" office:value-type="string">
            <text:p text:style-name="P188">Ismered a test sebezhető pontjait és tisztában vagy a létfontosságú belső szervek elhelyezkedésével.</text:p>
            <text:p text:style-name="P146"><text:span text:style-name="T6">1. fok</text:span>: +5 SP</text:p>
            <text:list xml:id="list3665452662" text:style-name="L34">
              <text:list-item>
                <text:p text:style-name="P273">a Visszafogott Csapás harci taktika csak Hátulról támadás esetén működik, harc közben nem.</text:p>
              </text:list-item>
              <text:list-item>
                <text:p text:style-name="P273">„Leütés hátulról” harci szituációban is bónuszt ad.</text:p>
              </text:list-item>
            </text:list>
            <text:p text:style-name="P146"><text:span text:style-name="T6">2 .fok</text:span>: +10 SP</text:p>
            <text:list xml:id="list3866250758" text:style-name="L35">
              <text:list-item>
                <text:p text:style-name="P275">Harc közben is használható a <text:span text:style-name="T6">Visszafogott Csapás</text:span> harci taktika.</text:p>
              </text:list-item>
            </text:list>
            <text:list xml:id="list125957757946222" text:continue-list="list3665452662" text:style-name="L34">
              <text:list-item text:start-value="1">
                <text:p text:style-name="P294">„Leütés hátulról” harci szituációban is bónuszt ad.</text:p>
              </text:list-item>
            </text:list>
            <text:p text:style-name="P188"><text:span text:style-name="T6">3.fok:</text:span> <text:span text:style-name="T113">+ 10 SP</text:span></text:p>
            <text:list xml:id="list2373962171" text:style-name="L36">
              <text:list-item>
                <text:p text:style-name="P296">Ismer olyan kényes pontokat, amelyekkel béníthat, görcsöt vagy kábulatot okozhat, és az ilyen technikával okozott ugyanilyen hatásokat szüntethet meg. Szemgolyót szedhet ki harc közben.</text:p>
                <text:p text:style-name="P297">TODO: ez hogy jelenik meg a játékban??</text:p>
              </text:list-item>
              <text:list-item>
                <text:p text:style-name="P296">A 3.fokot csak fejvadász, boszorkány, boszorkánymester és egyes harcművész iskolákban tanítják</text:p>
              </text:list-item>
            </text:list>
            <text:list xml:id="list125959150447700" text:continue-list="list125957757946222" text:style-name="L34">
              <text:list-item text:start-value="1">
                <text:p text:style-name="P294">„Leütés hátulról” harci szituációban is bónuszt ad.</text:p>
              </text:list-item>
            </text:list>
            <text:p text:style-name="P188"/>
            <text:p text:style-name="P188"><text:span text:style-name="_5b_RPG_5d_Kiemelt_20_kifejezés"><text:span text:style-name="T38">Megjegyzések</text:span></text:span><text:span text:style-name="_5b_RPG_5d_Kiemelt_20_kifejezés"><text:span text:style-name="T39">:</text:span></text:span></text:p>
            <text:list xml:id="list4133049423" text:style-name="L37">
              <text:list-item>
                <text:p text:style-name="P299"><text:span text:style-name="_5b_RPG_5d_Kiemelt_20_kifejezés"><text:span text:style-name="T37">A fortély csak elfszabásúak ellen használható, ha anatómiájuk nem titok, vagy nem ismeretlen az alkalmazó számára</text:span></text:span></text:p>
              </text:list-item>
              <text:list-item>
                <text:p text:style-name="P299"><text:span text:style-name="_5b_RPG_5d_Kiemelt_20_kifejezés"><text:span text:style-name="T36">Csatabárdokkal, buzogányokkal, kétkezes fegyverekkel a fortély nem alkalmazható.</text:span></text:span></text:p>
              </text:list-item>
              <text:list-item>
                <text:p text:style-name="P299"><text:span text:style-name="_5b_RPG_5d_Kiemelt_20_kifejezés"><text:span text:style-name="T36">Nem alkalmazható Páncélszúrás manőver alkalmazása közben.</text:span></text:span></text:p>
              </text:list-item>
              <text:list-item>
                <text:p text:style-name="P299"><text:span text:style-name="_5b_RPG_5d_Kiemelt_20_kifejezés"><text:span text:style-name="T36">A fent leírt előnyök nem érvényesülnek bármilyen világi, vagy mágikus módszerrel kiváltott harci lázban.</text:span></text:span></text:p>
              </text:list-item>
            </text:list>
          </table:table-cell>
        </table:table-row>
      </table:table>
      <text:p text:style-name="P216"/>
      <text:p text:style-name="P2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 table:style-name="Table1.1">
          <table:table-cell table:style-name="Table1.A1" office:value-type="string">
            <text:p text:style-name="P379"/>
          </table:table-cell>
          <table:table-cell table:style-name="Table1.B1" office:value-type="string">
            <text:p text:style-name="P384">Harci láz</text:p>
          </table:table-cell>
          <table:table-cell table:style-name="Table1.B1" office:value-type="string">
            <text:p text:style-name="P357">3 fok</text:p>
          </table:table-cell>
          <table:table-cell table:style-name="Table1.B1" office:value-type="string">
            <text:p text:style-name="P357"><text:span text:style-name="T6">1.fok: </text:span><text:line-break/>Harcmodor: 3.szint</text:p>
            <text:p text:style-name="P357">Erő,Edzettség:+1</text:p>
            <text:p text:style-name="P367">2.fok:</text:p>
            <text:p text:style-name="P357">Harcmodor: 6.szint</text:p>
            <text:p text:style-name="P357">Erő,Edzettség:+2</text:p>
            <text:p text:style-name="P367">3. (titkos) fok:</text:p>
            <text:p text:style-name="P357">speciális, nem vehető fel KP-ért</text:p>
          </table:table-cell>
          <table:table-cell table:style-name="Table1.E1" office:value-type="string">
            <text:p text:style-name="P277">Harci extázisba esel, melyből nagyon nehéz kizökkenteni. A menekülésre nem gondolsz.</text:p>
            <text:p text:style-name="P277"><text:span text:style-name="T4">1.fok</text:span>: </text:p>
            <text:list xml:id="list1448215857" text:style-name="L41">
              <text:list-item>
                <text:p text:style-name="P278">Erő, Edzettség, Gyorsaság tulajdonságpróbákra: +1</text:p>
              </text:list-item>
              <text:list-item>
                <text:p text:style-name="P278">KÉ:+2; TÉ:+4 VÉ:-10</text:p>
              </text:list-item>
              <text:list-item>
                <text:p text:style-name="P278">SP: +1</text:p>
              </text:list-item>
              <text:list-item>
                <text:p text:style-name="P278">Harcmodor Sebesség:+1; ÉP:+2</text:p>
              </text:list-item>
              <text:list-item>
                <text:p text:style-name="P278">AME, MME: +5</text:p>
              </text:list-item>
              <text:list-item>
                <text:p text:style-name="P278">Sebesülés TÉ levonása 5-el mérséklődik</text:p>
              </text:list-item>
            </text:list>
            <text:p text:style-name="P277"><text:span text:style-name="T4">2.fok</text:span>: </text:p>
            <text:list xml:id="list4184322191" text:style-name="L54">
              <text:list-item>
                <text:p text:style-name="P279">Erő, Edzettség, Gyorsaság tulajdonságpróbákra: +2</text:p>
              </text:list-item>
              <text:list-item>
                <text:p text:style-name="P279">KÉ:+4; TÉ:+8 VÉ:-10</text:p>
              </text:list-item>
            </text:list>
            <text:list xml:id="list125957882162697" text:continue-list="list1448215857" text:style-name="L41">
              <text:list-item text:start-value="1">
                <text:p text:style-name="P278">SP: +2</text:p>
              </text:list-item>
            </text:list>
            <text:list xml:id="list125957769922787" text:continue-list="list4184322191" text:style-name="L54">
              <text:list-item text:start-value="1">
                <text:p text:style-name="P279">Harcmodor Sebesség:+2; ÉP:+4</text:p>
              </text:list-item>
              <text:list-item>
                <text:p text:style-name="P279">AME, MME: +10</text:p>
              </text:list-item>
              <text:list-item>
                <text:p text:style-name="P279">Sebesülés TÉ levonása 10-el mérséklődik</text:p>
              </text:list-item>
            </text:list>
            <text:p text:style-name="P332">3. fok (speciális):<text:span text:style-name="T1"> Csak mágiával érhető el. Például ork ereklye hatása, vagy Arel áldása. Ezek különleges állapotok, ezt a szintet nem lehet tanulással elérni, így KP-t sem lehet rá költeni. Bővebben lásd a Mágia fejezetet.</text:span></text:p>
            <text:list xml:id="list1655313530" text:style-name="L55">
              <text:list-item>
                <text:p text:style-name="P311">Erő, Edzettség, Gyorsaság tulajdonságpróbákra: +3</text:p>
              </text:list-item>
            </text:list>
            <text:list xml:id="list125958348056846" text:continue-list="list125957769922787" text:style-name="L54">
              <text:list-item text:start-value="1">
                <text:p text:style-name="P279">KÉ:+6; TÉ:+12 VÉ:-10</text:p>
              </text:list-item>
            </text:list>
            <text:list xml:id="list125959066483468" text:continue-list="list125957882162697" text:style-name="L41">
              <text:list-item text:start-value="1">
                <text:p text:style-name="P278">SP: +3</text:p>
              </text:list-item>
            </text:list>
            <text:list xml:id="list125959623871395" text:continue-list="list125958348056846" text:style-name="L54">
              <text:list-item text:start-value="1">
                <text:p text:style-name="P279">Harcmodor Sebesség:+3; ÉP:+6</text:p>
              </text:list-item>
              <text:list-item>
                <text:p text:style-name="P279">AME, MME: +10</text:p>
              </text:list-item>
              <text:list-item>
                <text:p text:style-name="P312">Sebesülés TÉ levonása 15-el mérséklődik</text:p>
              </text:list-item>
            </text:list>
            <text:p text:style-name="P277"><text:span text:style-name="T6">Speciális</text:span>: </text:p>
            <text:list xml:id="list2194446102" text:style-name="L56">
              <text:list-item>
                <text:p text:style-name="P280">Pajzs VÉ nem számít, lövés, mágia, pszi tiltott.</text:p>
              </text:list-item>
              <text:list-item>
                <text:p text:style-name="P280">Hajításnál a fegyver Osztója csökken:-1 <text:span text:style-name="T11">(min 1)</text:span></text:p>
              </text:list-item>
              <text:list-item>
                <text:p text:style-name="P280">A +ÉP a Harci láz alkalmazása alatt adódik csak hozzá az <text:span text:style-name="T45">utolsó</text:span> egészség kategória oszlopához.</text:p>
              </text:list-item>
            </text:list>
            <text:p text:style-name="P332">Bekerülés Harci lázba:</text:p>
            <text:list xml:id="list2369824257" text:style-name="L57">
              <text:list-item>
                <text:p text:style-name="P281">2 kör hergelés szükséges</text:p>
              </text:list-item>
              <text:list-item>
                <text:p text:style-name="P281">Harc közben elég 1 kör</text:p>
              </text:list-item>
              <text:list-item>
                <text:p text:style-name="P281">Ha sebet kap (vagy okoz magának), akkor szintén elég 1 kör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389">TÁP</text:p>
          </table:table-cell>
          <table:table-cell table:style-name="Table1.B2" office:value-type="string">
            <text:p text:style-name="P384">Harcos elme</text:p>
          </table:table-cell>
          <table:table-cell table:style-name="Table1.B2" office:value-type="string">
            <text:p text:style-name="P357">4 fok</text:p>
          </table:table-cell>
          <table:table-cell table:style-name="Table1.B2" office:value-type="string">
            <text:p text:style-name="P390">TODO: Erősebb követelményeket!</text:p>
            <text:p text:style-name="P357"><text:span text:style-name="T4">1.fok</text:span>: </text:p>
            <text:p text:style-name="P357">Önuralom: +1</text:p>
            <text:p text:style-name="P357"/>
            <text:p text:style-name="P357"><text:span text:style-name="T4">2.fok</text:span>: </text:p>
            <text:p text:style-name="P357">Önuralom: +2</text:p>
            <text:p text:style-name="P357"/>
            <text:p text:style-name="P357"><text:span text:style-name="T4">3.fok</text:span>: </text:p>
            <text:p text:style-name="P357">Önuralom: +3</text:p>
            <text:p text:style-name="P357"/>
            <text:p text:style-name="P357"><text:span text:style-name="T4">4.fok</text:span><text:span text:style-name="T6">*</text:span>: </text:p>
            <text:p text:style-name="P357">Önuralom: +4</text:p>
            <text:p text:style-name="P357">Chi harc használata</text:p>
          </table:table-cell>
          <table:table-cell table:style-name="Table1.E2" office:value-type="string">
            <text:p text:style-name="P277">A Fortély minden foka </text:p>
            <text:list xml:id="list4136789466" text:style-name="L58">
              <text:list-item>
                <text:p text:style-name="P282">1 VÉ-t semlegesít az ellenfél VÉ csökkenést okozó támadásaiból. Az ÉP seb okozta VÉ csökkenésre ez nem vonatkozik.</text:p>
              </text:list-item>
              <text:list-item>
                <text:p text:style-name="P282">1 ponttal mérsékeli a sebesülés hatására elszenvedett TÉ csökkenést</text:p>
              </text:list-item>
              <text:list-item>
                <text:p text:style-name="P282">NEM mérsékli a Fárasztás harci taktika használata során az <text:span text:style-name="T45">alkalmazó</text:span> által elszenvedett automatikus VÉ csökkenést.</text:p>
              </text:list-item>
            </text:list>
            <text:p text:style-name="P277"/>
            <text:p text:style-name="P277"><text:span text:style-name="T6">4.(titkos) fok</text:span>: Az alkalmazó VÉ-je Védekező harcban (harci taktika) egyáltalán <text:span text:style-name="T45">nem csökken</text:span> ellenfelei támadásának hatására.</text:p>
          </table:table-cell>
        </table:table-row>
        <table:table-row table:style-name="Table1.1">
          <table:table-cell table:style-name="Table1.A3" office:value-type="string">
            <text:p text:style-name="P357"/>
          </table:table-cell>
          <table:table-cell table:style-name="Table1.B2" office:value-type="string">
            <text:p text:style-name="P372">Hárítófegyver használat</text:p>
          </table:table-cell>
          <table:table-cell table:style-name="Table1.B2" office:value-type="string">
            <text:p text:style-name="P357">1 fok</text:p>
          </table:table-cell>
          <table:table-cell table:style-name="Table1.B2" office:value-type="string">
            <text:p text:style-name="P357">Ügyesség: +1</text:p>
          </table:table-cell>
          <table:table-cell table:style-name="Table1.E2" office:value-type="string">
            <text:p text:style-name="P277"><text:span text:style-name="T4">Alapeset: </text:span><text:span text:style-name="T1"><text:s/>hiába visel valaki hárítófegyvert, ha nem tudja használni, nem kap semmilyen pluszt.</text:span></text:p>
            <text:p text:style-name="P277"><text:span text:style-name="T4">Hatás:</text:span> Megkapja a hárítófegyver VÉ módosítóját</text:p>
            <text:p text:style-name="P277">Az egyes hárítófegyverek leírását lásd a Harcrendszer „Fegyverek” fejezetében.</text:p>
            <text:p text:style-name="P277">Gyakori hárítófegyverek: Alkarvédő, csatakesztyű, köpeny (köpenyvívás), tonfa, fejvadászkard.</text:p>
            <text:p text:style-name="P277"><text:span text:style-name="T6">Megjegyzés</text:span>:: Egyszerre legfeljebb 1db hárítófegyver használható! Pusztító fegyverek és kétkezes, vagy nagyobb kardok ellen hatástalan, nem ad védelmet.</text:p>
            <text:p text:style-name="P277"><text:span text:style-name="T6">Megjegyezés 2</text:span>: a hárítófegyverre is felvehető Mesterfegyver fortély. Ekkor annak VÉ bónusza is beszámít.</text:p>
          </table:table-cell>
        </table:table-row>
        <table:table-row table:style-name="Table1.1">
          <table:table-cell table:style-name="Table1.A4" office:value-type="string">
            <text:p text:style-name="P379"/>
          </table:table-cell>
          <table:table-cell table:style-name="Table1.B2" office:value-type="string">
            <text:p text:style-name="P384">Kaszabolás</text:p>
          </table:table-cell>
          <table:table-cell table:style-name="Table1.B2" office:value-type="string">
            <text:p text:style-name="P357">2 fok</text:p>
          </table:table-cell>
          <table:table-cell table:style-name="Table1.B2" office:value-type="string">
            <text:p text:style-name="P357"><text:span text:style-name="T6">1.fok:</text:span> <text:line-break/>Erő: +1, Harcmodor: 4</text:p>
            <text:p text:style-name="P357"><text:span text:style-name="T6">2.fok:</text:span> <text:line-break/>Erő: +1, Harcmodor: 8</text:p>
          </table:table-cell>
          <table:table-cell table:style-name="Table1.E2" office:value-type="string">
            <text:p text:style-name="P277"><text:span text:style-name="T4">1.fok</text:span>: Ha harcképtelenné teszel valakit, akkor kapsz egy bónusz támadást egy közeli ellenfél ellen. Ezt egy körben max 1x alkalmazhatod.</text:p>
            <text:p text:style-name="P277"><text:span text:style-name="T4">2.fok</text:span>: Mint az 1.fok, de akárhányszor alkalmazhatod egy körben.</text:p>
            <text:p text:style-name="P277">A fortély hatása lő- és hajítófegyverek használatánál nem érvényesül!</text:p>
          </table:table-cell>
        </table:table-row>
        <table:table-row table:style-name="Table1.1">
          <table:table-cell table:style-name="Table1.A4" office:value-type="string">
            <text:p text:style-name="P373"/>
          </table:table-cell>
          <table:table-cell table:style-name="Table1.B2" office:value-type="string">
            <text:p text:style-name="P384">Elsöprő roham</text:p>
          </table:table-cell>
          <table:table-cell table:style-name="Table1.B2" office:value-type="string">
            <text:p text:style-name="P357">1 fok</text:p>
          </table:table-cell>
          <table:table-cell table:style-name="Table1.B2" office:value-type="string">
            <text:p text:style-name="P357">Harcmodor: 4.szint</text:p>
          </table:table-cell>
          <table:table-cell table:style-name="Table1.E2" office:value-type="string">
            <text:p text:style-name="P335">Roham esetén KÉ: +5; Erőbónusz duplázódik.</text:p>
            <text:p text:style-name="P335">Öngyilkos roham esetén a fentiek <text:span text:style-name="T45">nem</text:span> használhatóak.</text:p>
          </table:table-cell>
        </table:table-row>
        <text:soft-page-break/>
        <table:table-row table:style-name="Table1.1">
          <table:table-cell table:style-name="Table1.A6" office:value-type="string">
            <text:p text:style-name="P379"/>
          </table:table-cell>
          <table:table-cell table:style-name="Table1.B2" office:value-type="string">
            <text:p text:style-name="P384">Kétkezes harc</text:p>
          </table:table-cell>
          <table:table-cell table:style-name="Table1.B2" office:value-type="string">
            <text:p text:style-name="P357">3 fok</text:p>
          </table:table-cell>
          <table:table-cell table:style-name="Table1.B2" office:value-type="string">
            <text:p text:style-name="P357"><text:span text:style-name="T6">1.fok</text:span>: </text:p>
            <text:p text:style-name="P357">Főfegyver harcmodora – 6.szint</text:p>
            <text:p text:style-name="P357">Kiegészítő fegyver harcmodora – 3.szint</text:p>
            <text:p text:style-name="P357"/>
            <text:p text:style-name="P357"><text:span text:style-name="T6">2.fok</text:span>: </text:p>
            <text:p text:style-name="P357">Főfegyver harcmodora – 9.szint</text:p>
            <text:p text:style-name="P357">Kiegészítő fegyver harcmodora – 6.szint</text:p>
            <text:p text:style-name="P357"/>
            <text:p text:style-name="P357"><text:span text:style-name="T6">3.fok</text:span>: </text:p>
            <text:p text:style-name="P357">Főfegyver harcmodora – 9.szint</text:p>
            <text:p text:style-name="P357">Kiegészítő fegyver harcmodora – 9.szint</text:p>
          </table:table-cell>
          <table:table-cell table:style-name="Table1.E2" office:value-type="string">
            <text:p text:style-name="P316"><text:span text:style-name="T6">Alapeset</text:span>: Képzetlen kétkezes harc esetén két fegyver használatakor a főfegyver (nagyobb fegyver) harcmodora és értékei számítanak. </text:p>
            <text:p text:style-name="P316">Továbbá: -10 KÉ/TÉ/VÉ; <text:s/>+1 Sebesség</text:p>
            <text:p text:style-name="P316"/>
            <text:p text:style-name="P342"><text:span text:style-name="T4">1.fok</text:span>: Főfegyver (nagyobb fegyver) harcmodora számít. Fegyver harcértékek összeadódnak. Egyik fegyver Mesterfegyver fortélya sem számít.</text:p>
            <text:p text:style-name="P342">Továbbá: <text:span text:style-name="T45">+3 Harcmodor-Sebesség</text:span><text:span text:style-name="T66">*</text:span></text:p>
            <text:p text:style-name="P316"><text:span text:style-name="T4">2.fok</text:span>: Mint az 1.fok, de csak a főfegyver Mesterfegyver fortélya számít<text:line-break/>(akkor is, ha a két fegyver típusa ugyanaz!)</text:p>
            <text:p text:style-name="P316">Továbbá: <text:span text:style-name="T45">+6 Harcmodor-Sebesség</text:span><text:span text:style-name="T66">*</text:span></text:p>
            <text:p text:style-name="P316"><text:span text:style-name="T4">3.fok</text:span>:: Mint az 2.fok, de mindkét fegyver Mesterfegyver fortélya beszámít (annál hosszabbak esetén viszont semmilyen bónusz nem számít és a fegyverek harcértéke 0)</text:p>
            <text:p text:style-name="P316">Továbbá: <text:span text:style-name="T45">+6 Harcmodor-</text:span><text:span text:style-name="T66">Sebesség* (ez nem emelkedik)</text:span></text:p>
            <text:p text:style-name="P316"/>
            <text:p text:style-name="P333">*Harcmodor-Sebesség bónusz</text:p>
            <text:p text:style-name="P316">A sebesség bónusz végső értékét úgy kapjuk meg, hogy még fegyver-függő levonásokat alkalmazunk rá az alábbiak szerint:</text:p>
            <text:list xml:id="list1909002728" text:style-name="L59">
              <text:list-item>
                <text:p text:style-name="P315">Adjuk össze a forgatott 2 fegyver pengehosszait</text:p>
              </text:list-item>
              <text:list-item>
                <text:p text:style-name="P315">Minden 0,5 penge 1 ponttal csökkenti a bónuszt<text:line-break/><text:span text:style-name="T69">Fontos: A „rövid” fegyverek 0 pengének számítanak számolásnál!)</text:span></text:p>
              </text:list-item>
            </text:list>
            <text:p text:style-name="P316"><text:span text:style-name="T6">Általános szabályok</text:span>:</text:p>
            <text:list xml:id="list4214350554" text:style-name="L60">
              <text:list-item>
                <text:p text:style-name="P266">Támadások számának meghatározásánál a nagyobb fegyver számít (+sebesség beszámításánál)</text:p>
              </text:list-item>
              <text:list-item>
                <text:p text:style-name="P266">Kétkezesség fortély: ha a Kétkezes harc legalább 1.fokú, akkor +1 Sebesség bónuszt ad</text:p>
              </text:list-item>
              <text:list-item>
                <text:p text:style-name="P266">Méret limit: legfeljebb 2db 1 pengés kombinációval lehet kétkezes harcot folytatni, e felett semmilyen bónusz nem számít és a fegyverek harcértéke 0. <text:line-break/>2db 1 penge hosszú fegyver forgatása esetén követelmény is van: <text:line-break/><text:span text:style-name="T22">→</text:span><text:span text:style-name="T65"> </text:span>Erő +2 </text:p>
              </text:list-item>
              <text:list-item>
                <text:p text:style-name="P266">Sebzésnél melyik fegyver talál: <text:line-break/>a k20-as sebződobással együtt dobunk k6-al is</text:p>
              </text:list-item>
              <text:list-item>
                <text:p text:style-name="P267">azonos méretű fegyverek esetén: <text:line-break/>1-3: gyengébb kéz fegyvere ; 4-6: ügyesebb kéz fegyvere sebez</text:p>
              </text:list-item>
              <text:list-item>
                <text:p text:style-name="P267">nagy + kisebb fegyver esetén: <text:line-break/>1-2: gyengébb kéz fegyvere; 3-6: ügyesebb kéz fegyvere sebez</text:p>
              </text:list-item>
            </text:list>
          </table:table-cell>
        </table:table-row>
        <table:table-row table:style-name="Table1.1">
          <table:table-cell table:style-name="Table1.A4" office:value-type="string">
            <text:p text:style-name="P354"/>
          </table:table-cell>
          <table:table-cell table:style-name="Table1.B2" office:value-type="string">
            <text:p text:style-name="P393">Kétkezesség</text:p>
          </table:table-cell>
          <table:table-cell table:style-name="Table1.B2" office:value-type="string">
            <text:p text:style-name="P393">1 fok</text:p>
          </table:table-cell>
          <table:table-cell table:style-name="Table1.B2" office:value-type="string">
            <text:p text:style-name="P391">Csak 1.szinten vehető fel.</text:p>
          </table:table-cell>
          <table:table-cell table:style-name="Table1.E2" office:value-type="string">
            <text:list xml:id="list912061463" text:style-name="L61">
              <text:list-item>
                <text:p text:style-name="P348">Mindkét kezeddel levonás nélkül tudsz harcolni, de csak 1 fegyverrel!!</text:p>
              </text:list-item>
              <text:list-item>
                <text:p text:style-name="P348">„Páros hajítás” harci szituációban csak -15CÉ büntetés jár mindkét kézre.</text:p>
              </text:list-item>
              <text:list-item>
                <text:p text:style-name="P348">Ha legalább 1.fokon jártas vagy Kétkezes harcban és épp két fegyvert forgatsz, +1 járul harci Sebesség értékedhez.</text:p>
              </text:list-item>
            </text:list>
          </table:table-cell>
        </table:table-row>
        <table:table-row table:style-name="Table1.1">
          <table:table-cell table:style-name="Table1.A8" office:value-type="string">
            <text:p text:style-name="P379"/>
          </table:table-cell>
          <table:table-cell table:style-name="Table1.B2" office:value-type="string">
            <text:p text:style-name="P384">Kínokozás</text:p>
            <text:p text:style-name="P392">Miben különbözik a Harci anatómiától??</text:p>
          </table:table-cell>
          <table:table-cell table:style-name="Table1.B2" office:value-type="string">
            <text:p text:style-name="P357">1 fok</text:p>
          </table:table-cell>
          <table:table-cell table:style-name="Table1.B2" office:value-type="string">
            <text:p text:style-name="P357">Élettan (elfszabásúak): 4.szint</text:p>
          </table:table-cell>
          <table:table-cell table:style-name="Table1.E2" office:value-type="string">
            <text:p text:style-name="P277">Sebzésed: <text:span text:style-name="T10">XX</text:span></text:p>
            <text:p text:style-name="P277">Ellenfeled Fájdalomtűrés célszáma 3-al nő. A próba rontása esetén Önuralom próba: 6 (nehéz) ellen. Ha elrontja, akkor a következő körben Harc gyűlölet vagy Harc félelemből módosítóival harcol (KM dönt).</text:p>
            <text:p text:style-name="P277">Csak egykezes szúró-vágó fegyverrel alkalmazhatod.</text:p>
          </table:table-cell>
        </table:table-row>
        <table:table-row table:style-name="Table1.1">
          <table:table-cell table:style-name="Table1.A4" office:value-type="string">
            <text:p text:style-name="P379"/>
          </table:table-cell>
          <table:table-cell table:style-name="Table1.B2" office:value-type="string">
            <text:p text:style-name="P384">Kitérés Lövés elől</text:p>
          </table:table-cell>
          <table:table-cell table:style-name="Table1.B2" office:value-type="string">
            <text:p text:style-name="P357">1 fok</text:p>
          </table:table-cell>
          <table:table-cell table:style-name="Table1.B2" office:value-type="string">
            <text:p text:style-name="P336">Ügyesség +3</text:p>
            <text:p text:style-name="P336">Gyorsaság : +3 <text:span text:style-name="T10">Összpontosítás 6.szint</text:span></text:p>
          </table:table-cell>
          <table:table-cell table:style-name="Table1.E2" office:value-type="string">
            <text:p text:style-name="P330">Gyorsaságod és hidegvéred páratlan! Képes vagy kitérni a rád kilőtt lövedékek útjából.</text:p>
            <text:p text:style-name="P342">Amennyiben észleled, hogy rád lőnek és nem számítasz Készületlennek, valamint kizárólag arra figyelsz, hogy elkerüld a lövedéket, akkor az erre vonatkozó Gyorsaságpróba során +2 bónuszt kapsz</text:p>
            <text:p text:style-name="P342">(Szándékos kitérés lövés elől).</text:p>
          </table:table-cell>
        </table:table-row>
        <table:table-row table:style-name="Table1.1">
          <table:table-cell table:style-name="Table1.A4" office:value-type="string">
            <text:p text:style-name="P379"/>
          </table:table-cell>
          <table:table-cell table:style-name="Table1.B2" office:value-type="string">
            <text:p text:style-name="P384">Körkörös harc</text:p>
          </table:table-cell>
          <table:table-cell table:style-name="Table1.B2" office:value-type="string">
            <text:p text:style-name="P357">1 fok</text:p>
          </table:table-cell>
          <table:table-cell table:style-name="Table1.B2" office:value-type="string">
            <text:p text:style-name="P357">Akrobatika: 6.szint</text:p>
          </table:table-cell>
          <table:table-cell table:style-name="Table1.E2" office:value-type="string">
            <text:p text:style-name="P277">Ha megdobod az Akrobatika próbád (<text:span text:style-name="T12">10+(plusz támadók száma x 2</text:span>)) nehézség ellen, akkor nem tudnak közrefogni és nem alkalmazhatnak ellened orvtámadást, valamint nem kapják meg sem a Harc hátulról, sem a Harc félhátulról módosítóit.</text:p>
            <text:p text:style-name="P277">A próbát minden kör elején újra kell dobni.</text:p>
          </table:table-cell>
        </table:table-row>
        <text:soft-page-break/>
        <table:table-row table:style-name="Table1.1">
          <table:table-cell table:style-name="Table1.A4" office:value-type="string">
            <text:p text:style-name="P369">!!!</text:p>
          </table:table-cell>
          <table:table-cell table:style-name="Table1.B2" office:value-type="string">
            <text:p text:style-name="P387">Pajzshasználat</text:p>
            <text:p text:style-name="P388"/>
          </table:table-cell>
          <table:table-cell table:style-name="Table1.B2" office:value-type="string">
            <text:p text:style-name="P357">2 fok</text:p>
          </table:table-cell>
          <table:table-cell table:style-name="Table1.B2" office:value-type="string">
            <text:p text:style-name="P367">1. fok:</text:p>
            <text:p text:style-name="P357">Erő: +0</text:p>
            <text:p text:style-name="P357"><text:line-break/><text:span text:style-name="T6">2. fok:</text:span><text:line-break/>Erő: +1</text:p>
          </table:table-cell>
          <table:table-cell table:style-name="Table1.E2" office:value-type="string">
            <table:table table:name="Táblázat14" table:style-name="Táblázat14">
              <table:table-column table:style-name="Táblázat14.A"/>
              <table:table-column table:style-name="Táblázat14.B"/>
              <table:table-column table:style-name="Táblázat14.C"/>
              <table:table-column table:style-name="Táblázat14.D"/>
              <table:table-column table:style-name="Táblázat14.E"/>
              <table:table-column table:style-name="Táblázat14.F"/>
              <table:table-row table:style-name="TableLine2075017395488">
                <table:table-cell table:style-name="Táblázat14.A1" office:value-type="string">
                  <text:p text:style-name="P245">Pajzs</text:p>
                </table:table-cell>
                <table:table-cell table:style-name="Táblázat14.A1" office:value-type="string">
                  <text:p text:style-name="P217">VÉ</text:p>
                </table:table-cell>
                <table:table-cell table:style-name="Táblázat14.A1" office:value-type="string">
                  <text:p text:style-name="P217">MGT</text:p>
                </table:table-cell>
                <table:table-cell table:style-name="Táblázat14.A1" office:value-type="string">
                  <text:p text:style-name="P217">TÉ levonás képzetlenül</text:p>
                </table:table-cell>
                <table:table-cell table:style-name="Táblázat14.A1" office:value-type="string">
                  <text:p text:style-name="P217">TÉ levonás<text:line-break/>1.fok</text:p>
                </table:table-cell>
                <table:table-cell table:style-name="Táblázat14.F1" office:value-type="string">
                  <text:p text:style-name="P217">TÉ levonás<text:line-break/>2.fok</text:p>
                </table:table-cell>
              </table:table-row>
              <table:table-row table:style-name="TableLine2075017397216">
                <table:table-cell table:style-name="Táblázat14.A4" office:value-type="string">
                  <text:p text:style-name="P246">Kis pajzs</text:p>
                </table:table-cell>
                <table:table-cell table:style-name="Táblázat14.B4" office:value-type="string">
                  <text:p text:style-name="P218">10</text:p>
                </table:table-cell>
                <table:table-cell table:style-name="Táblázat14.C2" office:value-type="string">
                  <text:p text:style-name="P218"/>
                </table:table-cell>
                <table:table-cell table:style-name="Táblázat14.D4" office:value-type="string">
                  <text:p text:style-name="P218">-10 TÉ</text:p>
                </table:table-cell>
                <table:table-cell table:style-name="Táblázat14.E4" office:value-type="string">
                  <text:p text:style-name="P218">0</text:p>
                </table:table-cell>
                <table:table-cell table:style-name="Táblázat14.F4" office:value-type="string">
                  <text:p text:style-name="P218">0</text:p>
                </table:table-cell>
              </table:table-row>
              <table:table-row table:style-name="TableLine2075017389152">
                <table:table-cell table:style-name="Táblázat14.A4" office:value-type="string">
                  <text:p text:style-name="P246">Közepes pajzs</text:p>
                </table:table-cell>
                <table:table-cell table:style-name="Táblázat14.B4" office:value-type="string">
                  <text:p text:style-name="P218">30</text:p>
                </table:table-cell>
                <table:table-cell table:style-name="Táblázat14.C2" office:value-type="string">
                  <text:p text:style-name="P218"/>
                </table:table-cell>
                <table:table-cell table:style-name="Táblázat14.D4" office:value-type="string">
                  <text:p text:style-name="P218">-15 TÉ</text:p>
                </table:table-cell>
                <table:table-cell table:style-name="Táblázat14.E4" office:value-type="string">
                  <text:p text:style-name="P218">-5 TÉ</text:p>
                </table:table-cell>
                <table:table-cell table:style-name="Táblázat14.F4" office:value-type="string">
                  <text:p text:style-name="P218">0</text:p>
                </table:table-cell>
              </table:table-row>
              <table:table-row table:style-name="TableLine2075017392032">
                <table:table-cell table:style-name="Táblázat14.A4" office:value-type="string">
                  <text:p text:style-name="P246">Nagy pajzs</text:p>
                </table:table-cell>
                <table:table-cell table:style-name="Táblázat14.B4" office:value-type="string">
                  <text:p text:style-name="P218">50</text:p>
                </table:table-cell>
                <table:table-cell table:style-name="Táblázat14.C2" office:value-type="string">
                  <text:p text:style-name="P218"/>
                </table:table-cell>
                <table:table-cell table:style-name="Táblázat14.D4" office:value-type="string">
                  <text:p text:style-name="P218">-20 TÉ</text:p>
                </table:table-cell>
                <table:table-cell table:style-name="Táblázat14.E4" office:value-type="string">
                  <text:p text:style-name="P218">-10 TÉ</text:p>
                </table:table-cell>
                <table:table-cell table:style-name="Táblázat14.F4" office:value-type="string">
                  <text:p text:style-name="P218">0</text:p>
                </table:table-cell>
              </table:table-row>
            </table:table>
            <text:p text:style-name="P313">MGT: változzon foktól függően, vagy ne? A fizikai képzettség- és tulajdonság-próbákra mindenképpen. Az MGT amúgy más levonást ne adjon szerintem...</text:p>
            <text:p text:style-name="P334"/>
            <text:p text:style-name="P277"><text:span text:style-name="T6">Alapeset</text:span>:: Képzetlen pajzshasználó. A pajzs VÉ felét kapja csak meg, és magas TÉ levonást kap.</text:p>
            <text:p text:style-name="P277"><text:span text:style-name="T4">1.fok</text:span>: Tudsz pajzsot használni, megkapod annak teljes VÉ-jét.</text:p>
            <text:list xml:id="list3591924222" text:style-name="L62">
              <text:list-item>
                <text:p text:style-name="P283">A TÉ levonás csökken (lásd a táblázatot)</text:p>
              </text:list-item>
              <text:list-item>
                <text:p text:style-name="P318">MGT érvényesül? (az brutál levonás!)</text:p>
              </text:list-item>
            </text:list>
            <text:p text:style-name="P277"><text:span text:style-name="T4">2.fok</text:span>: </text:p>
            <text:list xml:id="list125959066143127" text:continue-list="list3591924222" text:style-name="L62">
              <text:list-item text:start-value="1">
                <text:p text:style-name="P283">A TÉ levonás csökken (lásd a táblázatot)</text:p>
              </text:list-item>
              <text:list-item>
                <text:p text:style-name="P283">MGT: harcban nem érvényesül a pajzs MGT büntetése.</text:p>
              </text:list-item>
              <text:list-item>
                <text:p text:style-name="P283">Támadhatsz is a pajzzsal.</text:p>
              </text:list-item>
              <text:list-item>
                <text:p text:style-name="P284">Ha csak pajzs van nálad, akkor azzal</text:p>
              </text:list-item>
              <text:list-item>
                <text:p text:style-name="P284">Ha fegyver is van nálad: akkor VAGY a fegyverrel VAGY a pajzzsal támadhatsz.</text:p>
              </text:list-item>
              <text:list-item>
                <text:p text:style-name="P283">Tanulhatsz pajzsos Manőver ismereteket.</text:p>
              </text:list-item>
            </text:list>
            <text:p text:style-name="P353"><text:span text:style-name="T6">Megjegyzés</text:span>: Ha a karakter készületlen, vagy Meglepetés támadás áldozata, akkor a pajzs VÉ nem adódik hozzá a aktuális Védő Értékhez.</text:p>
            <text:p text:style-name="P353">Nagy pajzsot cipelni hosszú távon igen kimerítő, ezért is viszik lovon, vagy fegyverhordozókkal a harcosok. Továbbá behatolásnál, szűk helyen, sűrű erdőben képtelenség cipelni.</text:p>
            <text:p text:style-name="P353"><text:span text:style-name="T6">Megjegyzés 2</text:span>:</text:p>
            <text:p text:style-name="P353">Ha valaki pajzsot használ, akkor közrefogás esetén csak a 3. ellenféltől kezdődik a plusz ellenfelenként járó -10VÉ</text:p>
          </table:table-cell>
        </table:table-row>
        <table:table-row table:style-name="Table1.1">
          <table:table-cell table:style-name="Table1.A4" office:value-type="string">
            <text:p text:style-name="P379"/>
          </table:table-cell>
          <table:table-cell table:style-name="Table1.B2" office:value-type="string">
            <text:p text:style-name="P384">Páros harc</text:p>
          </table:table-cell>
          <table:table-cell table:style-name="Table1.B2" office:value-type="string">
            <text:p text:style-name="P374">3 fok</text:p>
          </table:table-cell>
          <table:table-cell table:style-name="Table1.B2" office:value-type="string">
            <text:p text:style-name="P366">1. fok:</text:p>
            <text:p text:style-name="P359">Harcmodor: </text:p>
            <text:p text:style-name="P359">3.szint <text:line-break/>(mindkét félnek)</text:p>
            <text:p text:style-name="P359"/>
            <text:p text:style-name="P366">2. fok:</text:p>
            <text:p text:style-name="P359">Harcmodor: </text:p>
            <text:p text:style-name="P359">6.szint <text:line-break/>(mindkét félnek)</text:p>
            <text:p text:style-name="P359"/>
            <text:p text:style-name="P366">3. fok:</text:p>
            <text:p text:style-name="P359">Harcmodor: </text:p>
            <text:p text:style-name="P359">9.szint <text:line-break/>(mindkét félnek)</text:p>
            <text:p text:style-name="P359">- Harmonikus kapcsolat</text:p>
          </table:table-cell>
          <table:table-cell table:style-name="Table1.E2" office:value-type="string">
            <text:p text:style-name="P292"><text:span text:style-name="T6">1. fok</text:span>: Két jól összeszokott társ. Legalább 1 éve harcolnak együtt a közös taktika szerint.</text:p>
            <text:p text:style-name="P292">Ilyenkor közös harc esetén plusz harcértékek:</text:p>
            <text:list xml:id="list2333970057" text:style-name="L63">
              <text:list-item>
                <text:p text:style-name="P291">+5 TÉ, +5<text:span text:style-name="T6"> </text:span>VÉ</text:p>
              </text:list-item>
              <text:list-item>
                <text:p text:style-name="P291">egy ellenfél ellen +5KÉ</text:p>
              </text:list-item>
              <text:list-item>
                <text:p text:style-name="P291">3 ellenfélig nincs túlerőből adódó VÉ csökkenés</text:p>
              </text:list-item>
              <text:list-item>
                <text:p text:style-name="P291">3 ellenfél felett -5VÉ plusz ellenfelenként mindkét alkalmazóra</text:p>
              </text:list-item>
            </text:list>
            <text:p text:style-name="P292"><text:span text:style-name="T6">2. fok</text:span>: Két szorosan összeszokott harcos, régóta kalandozó társak. Legalább 3 éve harcolnak együtt a közös taktika szerint.</text:p>
            <text:p text:style-name="P292">Ilyenkor közös harc esetén plusz harcértékek:</text:p>
            <text:list xml:id="list125958596708929" text:continue-list="list2333970057" text:style-name="L63">
              <text:list-item text:start-value="1">
                <text:p text:style-name="P291">+10 TÉ, +10<text:span text:style-name="T6"> </text:span>VÉ</text:p>
              </text:list-item>
              <text:list-item>
                <text:p text:style-name="P291">2 ellenfélig +5KÉ</text:p>
              </text:list-item>
              <text:list-item>
                <text:p text:style-name="P291">4 ellenfélig nincs túlerőből adódó VÉ csökkenés</text:p>
              </text:list-item>
              <text:list-item>
                <text:p text:style-name="P291">4 ellenfél felett -5VÉ plusz ellenfelenként mindkét alkalmazóra</text:p>
              </text:list-item>
            </text:list>
            <text:p text:style-name="P292"><text:span text:style-name="T6">3. fok</text:span>: Ikerharc. Csak ikertestvérek között lehetséges, az is csak akkor ha kisgyerekkoruk óta folyamatosan legalább 5 évig gyakorolták a közös taktikát, mivel mély rezdülések, teljes összhang szükséges. Ha a két fél haragban van, kapcsolatuk disszonáns, vagy már 1 éve nem gyakoroltak együtt, akkor a 2.foknak megfelelő szintre esnek vissza.</text:p>
            <text:p text:style-name="P292">Harmadik fokon közös harc esetén a plusz harcértékek:</text:p>
            <text:list xml:id="list125957594071373" text:continue-list="list125958596708929" text:style-name="L63">
              <text:list-item text:start-value="1">
                <text:p text:style-name="P291">+15 TÉ, +15<text:span text:style-name="T6"> </text:span>VÉ</text:p>
              </text:list-item>
              <text:list-item>
                <text:p text:style-name="P291">3 ellenfélig +5KÉ</text:p>
              </text:list-item>
              <text:list-item>
                <text:p text:style-name="P291">5 ellenfélig nincs túlerőből adódó VÉ csökkenés</text:p>
              </text:list-item>
              <text:list-item>
                <text:p text:style-name="P291">5 ellenfél felett -5VÉ plusz ellenfelenként mindkét alkalmazóra</text:p>
              </text:list-item>
            </text:list>
          </table:table-cell>
        </table:table-row>
        <text:soft-page-break/>
        <table:table-row table:style-name="Table1.1">
          <table:table-cell table:style-name="Table1.A4" office:value-type="string">
            <text:p text:style-name="P379"/>
          </table:table-cell>
          <table:table-cell table:style-name="Table1.B2" office:value-type="string">
            <text:p text:style-name="P383">Sárkány ököl</text:p>
          </table:table-cell>
          <table:table-cell table:style-name="Table1.B2" office:value-type="string">
            <text:p text:style-name="P357">3</text:p>
          </table:table-cell>
          <table:table-cell table:style-name="Table1.B2" office:value-type="string">
            <text:p text:style-name="P360">1.fok: <text:line-break/>Közelharc – 3.szint<text:line-break/>Slan pszí iskola- 3.szint<text:line-break/></text:p>
            <text:p text:style-name="P360">2.fok: <text:line-break/>Közelharc – 6.szint<text:line-break/>Slan pszí iskola- 6.szint</text:p>
            <text:p text:style-name="P360">Mesterfegyver <text:line-break/>(puszta kéz) - 1.fok<text:line-break/></text:p>
            <text:p text:style-name="P360">3.fok: </text:p>
            <text:p text:style-name="P360">Közelharc – 9.szint</text:p>
            <text:p text:style-name="P360">Slan pszí iskola- 9.szint</text:p>
            <text:p text:style-name="P360">Mesterfegyver</text:p>
            <text:p text:style-name="P360">(puszta kéz) - 2.fok</text:p>
          </table:table-cell>
          <table:table-cell table:style-name="Table1.E2" office:value-type="string">
            <text:p text:style-name="P302"><text:span text:style-name="T45">Alapeset</text:span>: puszta kézzel csak KT sérülés okozható, valamint sebzése: -5+k20 SP</text:p>
            <text:p text:style-name="P302"/>
            <text:p text:style-name="P302"><text:span text:style-name="T45">Fortély hatása</text:span>:</text:p>
            <text:p text:style-name="P302">Ez a Harcművészek speciális fortélya. A Slan pszí útja delejes erőt ad a harcművésznek pusztakezes küzdelmében.</text:p>
            <text:p text:style-name="P302"/>
            <text:p text:style-name="P305"><text:span text:style-name="T9">1.fok: minden 3.KT</text:span><text:span text:style-name="T20">→</text:span><text:span text:style-name="T9"> 1 ÉP seb; KÉ,TÉ,VÉ: -10<text:line-break/>Ököl SP: -2</text:span></text:p>
            <text:p text:style-name="P302"/>
            <text:p text:style-name="P305"><text:span text:style-name="T9">2.fok: minden 2.KT</text:span><text:span text:style-name="T20">→ </text:span><text:span text:style-name="T9">1 ÉP seb; KÉ,TÉ,VÉ: -3<text:line-break/>Ököl SP: 0; Vasököl használata nem ad további bónuszt</text:span></text:p>
            <text:p text:style-name="P302"/>
            <text:p text:style-name="P302">3.fok: minden sebzés rendes ÉP seb; KÉ,TÉ,VÉ: 4<text:line-break/>Ököl SP: +2</text:p>
            <text:p text:style-name="P302"/>
            <text:p text:style-name="P302">Megjegyzés: a fentiek a "fegyver" alapértékei. A Mesterfegyver bónusz még ehhez pluszban hozzájön.</text:p>
            <text:p text:style-name="P306">Belharci szituációban mi legyen? Ugye ott -10-ről 0-ra emelkednek a Puszta Kéz értékei... Kapjon a Sárkány öklös +10-et simán?</text:p>
          </table:table-cell>
        </table:table-row>
        <table:table-row table:style-name="Table1.1">
          <table:table-cell table:style-name="Table1.A4" office:value-type="string">
            <text:p text:style-name="P379"/>
          </table:table-cell>
          <table:table-cell table:style-name="Table1.B2" office:value-type="string">
            <text:p text:style-name="P384">Támadás erőből</text:p>
          </table:table-cell>
          <table:table-cell table:style-name="Table1.B2" office:value-type="string">
            <text:p text:style-name="P357">2 fok</text:p>
          </table:table-cell>
          <table:table-cell table:style-name="Table1.B2" office:value-type="string">
            <text:p text:style-name="P367">1. fok:</text:p>
            <text:p text:style-name="P357">Erő: +2,</text:p>
            <text:p text:style-name="P357">Harcmodor: 3.szint</text:p>
            <text:p text:style-name="P367">2.fok: </text:p>
            <text:p text:style-name="P357">Erő: +3</text:p>
            <text:p text:style-name="P357">Harcmodor: 6.szint</text:p>
          </table:table-cell>
          <table:table-cell table:style-name="Table1.E2" office:value-type="string">
            <text:p text:style-name="P277">TÉ-ből átrakhatsz a sebzésre 1:3 váltószámmal.</text:p>
            <text:p text:style-name="P277">1. fok: legfeljebb +5 SP (-15TÉ)</text:p>
            <text:p text:style-name="P277">2 .fok: legfeljebb +10 SP (-30TÉ)</text:p>
          </table:table-cell>
        </table:table-row>
        <table:table-row table:style-name="Table1.1">
          <table:table-cell table:style-name="Table1.A4" office:value-type="string">
            <text:p text:style-name="P357"/>
          </table:table-cell>
          <table:table-cell table:style-name="Table1.B2" office:value-type="string">
            <text:p text:style-name="P372">Testőr</text:p>
          </table:table-cell>
          <table:table-cell table:style-name="Table1.B2" office:value-type="string">
            <text:p text:style-name="P357">2 fok</text:p>
          </table:table-cell>
          <table:table-cell table:style-name="Table1.B2" office:value-type="string">
            <text:p text:style-name="P367">1.fok:</text:p>
            <text:p text:style-name="P357">Önuralom: +1</text:p>
            <text:p text:style-name="P357">Összpontosítás – 3.szint</text:p>
            <text:p text:style-name="P357">Harcmodor - 4.szint</text:p>
            <text:p text:style-name="P357"/>
            <text:p text:style-name="P367">2.fok:</text:p>
            <text:p text:style-name="P357">Önuralom: +2</text:p>
            <text:p text:style-name="P357">Összpontosítás – 6.szint</text:p>
            <text:p text:style-name="P357">Harcmodor - 8.szint</text:p>
          </table:table-cell>
          <table:table-cell table:style-name="Table1.E2" office:value-type="string">
            <text:p text:style-name="P310">Hasznos fortély, ha Védő Értékedet egy másik személyre is ki akarod terjeszteni.</text:p>
            <text:p text:style-name="P342"><text:span text:style-name="T5">Alapeset: </text:span><text:span text:style-name="T2">Ha társadat akarod védeni, kiterjesztheted rá Védő Értékedet, <text:s/>de csak -25 VÉ-vel (ennyivel csökken a Védő értéked)</text:span></text:p>
            <text:p text:style-name="P337"/>
            <text:p text:style-name="P342"><text:span text:style-name="T6">1.fok</text:span>: A levonás csak -15VÉ</text:p>
            <text:p text:style-name="P342"><text:span text:style-name="T6">2.fok</text:span>: Levonás nélkül védheted pá<text:span text:style-name="T2">rtfogoltad</text:span></text:p>
            <text:p text:style-name="P310"/>
            <text:p text:style-name="P310"><text:span text:style-name="T6">Speciális</text:span>: az oltalmazott személy nem harcolhat, a testőrnek pedig két méteren belül kell lennie.</text:p>
          </table:table-cell>
        </table:table-row>
        <table:table-row table:style-name="Table1.1">
          <table:table-cell table:style-name="Table1.A4" office:value-type="string">
            <text:p text:style-name="P369"/>
          </table:table-cell>
          <table:table-cell table:style-name="Table1.B2" office:value-type="string">
            <text:p text:style-name="P384">Vakharc</text:p>
          </table:table-cell>
          <table:table-cell table:style-name="Table1.B2" office:value-type="string">
            <text:p text:style-name="P357">3 fok</text:p>
          </table:table-cell>
          <table:table-cell table:style-name="Table1.B2" office:value-type="string">
            <text:p text:style-name="P367">1. fok:</text:p>
            <text:p text:style-name="P357">Összpontosítás: 3.szint</text:p>
            <text:p text:style-name="P357"/>
            <text:p text:style-name="P367">2. fok:</text:p>
            <text:p text:style-name="P357">Összpontosítás: 6.szint</text:p>
            <text:p text:style-name="P357">Hallás <text:span text:style-name="T14">vagy</text:span> Intuíció: +3*</text:p>
            <text:p text:style-name="P357"/>
            <text:p text:style-name="P367">3. fok:</text:p>
            <text:p text:style-name="P357">Összpontosítás: 9.szint</text:p>
            <text:p text:style-name="P357">Intuíció: +4*</text:p>
          </table:table-cell>
          <table:table-cell table:style-name="Table1.E2" office:value-type="string">
            <text:p text:style-name="P340">Fok / Szituáció:</text:p>
            <table:table table:name="Táblázat11" table:style-name="Táblázat11">
              <table:table-column table:style-name="Táblázat11.A"/>
              <table:table-column table:style-name="Táblázat11.B"/>
              <table:table-column table:style-name="Táblázat11.C"/>
              <table:table-row table:style-name="TableLine2075017392320">
                <table:table-cell table:style-name="Táblázat11.A1" office:value-type="string">
                  <text:p text:style-name="P341">Fok / Szitu</text:p>
                </table:table-cell>
                <table:table-cell table:style-name="Táblázat11.B1" office:value-type="string">
                  <text:p text:style-name="P338">Csönd és sötét</text:p>
                </table:table-cell>
                <table:table-cell table:style-name="Táblázat11.C1" office:value-type="string">
                  <text:p text:style-name="P338">Zajok és sötét</text:p>
                </table:table-cell>
              </table:table-row>
              <table:table-row table:style-name="TableLine2075017399808">
                <table:table-cell table:style-name="Táblázat11.A2" office:value-type="string">
                  <text:p text:style-name="P341">Képzetlen</text:p>
                </table:table-cell>
                <table:table-cell table:style-name="Táblázat11.B5" office:value-type="string">
                  <text:p text:style-name="P338">-30 KÉ, -50 TÉ/VÉ</text:p>
                </table:table-cell>
                <table:table-cell table:style-name="Táblázat11.C5" office:value-type="string">
                  <text:p text:style-name="P338">-20 KÉ, -30 TÉ/VÉ</text:p>
                </table:table-cell>
              </table:table-row>
              <table:table-row table:style-name="TableLine2075017394624">
                <table:table-cell table:style-name="Táblázat11.A2" office:value-type="string">
                  <text:p text:style-name="P341">1.fok</text:p>
                </table:table-cell>
                <table:table-cell table:style-name="Táblázat11.B5" office:value-type="string">
                  <text:p text:style-name="P338">-20 KÉ, -30 TÉ/VÉ</text:p>
                </table:table-cell>
                <table:table-cell table:style-name="Táblázat11.C5" office:value-type="string">
                  <text:p text:style-name="P338">-10 KÉ, -15 TÉ/VÉ</text:p>
                </table:table-cell>
              </table:table-row>
              <table:table-row table:style-name="TableLine2075017394912">
                <table:table-cell table:style-name="Táblázat11.A2" office:value-type="string">
                  <text:p text:style-name="P341">2.fok</text:p>
                </table:table-cell>
                <table:table-cell table:style-name="Táblázat11.B5" office:value-type="string">
                  <text:p text:style-name="P338">-10 KÉ, -15 TÉ/VÉ</text:p>
                </table:table-cell>
                <table:table-cell table:style-name="Táblázat11.C5" office:value-type="string">
                  <text:p text:style-name="P338">nincs levonás</text:p>
                </table:table-cell>
              </table:table-row>
              <table:table-row table:style-name="TableLine2075017396352">
                <table:table-cell table:style-name="Táblázat11.A2" office:value-type="string">
                  <text:p text:style-name="P341">3.fok</text:p>
                </table:table-cell>
                <table:table-cell table:style-name="Táblázat11.B5" office:value-type="string">
                  <text:p text:style-name="P338">nincs levonás</text:p>
                </table:table-cell>
                <table:table-cell table:style-name="Táblázat11.C5" office:value-type="string">
                  <text:p text:style-name="P338">nincs levonás</text:p>
                </table:table-cell>
              </table:table-row>
            </table:table>
            <text:p text:style-name="P339"><text:span text:style-name="T45">Megjegyzés</text:span>: ha a harc résztvevői mind képzetlen vakharcosok, akkor jó eséllyel ütőtávba se kerülnek. KM dönt a szituáció ismeretében.</text:p>
            <text:p text:style-name="P339"><text:span text:style-name="T6">*2.fok speciális követelménye: </text:span><text:span text:style-name="T1">+3-as Intuíció érzékszervi tulajdonság, amely lehet természetes eredetű, de elérhető a <text:s/>„Hatodik érzék” pszí diszciplína használatával. VAGY: +3-as Hallás érzékszervi tulajdonság, amely lehet természetes eredetű, de elérhető a <text:s/>„Képességnövelés” pszí diszciplína használatával.</text:span></text:p>
            <text:p text:style-name="P339"><text:span text:style-name="T6">*3.fok speciális követelménye</text:span>: +4-es Intuíció érzékszervi tulajdonság, amely lehet természetes eredetű, de elérhető a <text:s/>„Hatodik érzék” pszí diszciplína használatával.</text:p>
          </table:table-cell>
        </table:table-row>
        <text:soft-page-break/>
        <table:table-row table:style-name="Table1.1">
          <table:table-cell table:style-name="Table1.A4" office:value-type="string">
            <text:p text:style-name="P380"/>
          </table:table-cell>
          <table:table-cell table:style-name="Table1.B2" office:value-type="string">
            <text:p text:style-name="P384">Vértviselet</text:p>
          </table:table-cell>
          <table:table-cell table:style-name="Table1.B2" office:value-type="string">
            <text:p text:style-name="P357">3 fok</text:p>
          </table:table-cell>
          <table:table-cell table:style-name="Table1.B2" office:value-type="string">
            <text:p text:style-name="P367">1. fok:</text:p>
            <text:p text:style-name="P360">Erő: -1</text:p>
            <text:p text:style-name="P360"/>
            <text:p text:style-name="P367">2. fok:</text:p>
            <text:p text:style-name="P357">Erő: +1</text:p>
            <text:p text:style-name="P360">Edzettség: +1</text:p>
            <text:p text:style-name="P360"/>
            <text:p text:style-name="P367">3. fok:</text:p>
            <text:p text:style-name="P357">Erő: +2</text:p>
            <text:p text:style-name="P360">Edzettség: +2</text:p>
          </table:table-cell>
          <table:table-cell table:style-name="Table1.E2" office:value-type="string">
            <text:p text:style-name="P277"><text:span text:style-name="T6">Alapeset</text:span>: A vért teljes MGT-je érvényesül. </text:p>
            <text:list xml:id="list2405447958" text:style-name="L64">
              <text:list-item>
                <text:p text:style-name="P285">1 MGT <text:span text:style-name="T22">→ -</text:span><text:span text:style-name="T23">0,5</text:span><text:span text:style-name="T22"> KÉ, -</text:span><text:span text:style-name="T23">1</text:span><text:span text:style-name="T22"> TÉ,VÉ</text:span></text:p>
              </text:list-item>
              <text:list-item>
                <text:p text:style-name="P320">1 MGT → -1/<text:span text:style-name="T114">5</text:span> mozgást igénylő képzettségpróbákra <text:span text:style-name="T114">(lefele kerekítve)</text:span></text:p>
              </text:list-item>
            </text:list>
            <text:list xml:id="list3327672621" text:style-name="L65">
              <text:list-item>
                <text:p text:style-name="P286">Könnyű vért: <text:span text:style-name="T10">definiálni (súlyban?)</text:span></text:p>
              </text:list-item>
              <text:list-item>
                <text:p text:style-name="P286"><text:span text:style-name="T22">Nehéz vért: </text:span><text:span text:style-name="T24">definiálni (súlyban?)</text:span></text:p>
              </text:list-item>
            </text:list>
            <text:p text:style-name="P277">Ha <text:span text:style-name="T17">nehézvértet</text:span><text:span text:style-name="T6"> </text:span>vesz fel a karakter teljesen képzetlenül, akkor a képzetlen fegyverhasználat büntetéseinek megfelelő levonások sújtják:</text:p>
            <text:p text:style-name="P277">KÉ: -20, TÉ: -30, VÉ:-30</text:p>
            <text:p text:style-name="P277"><text:span text:style-name="T4">1.fok</text:span>: Harcban ha könnyű vértet viselsz, <text:span text:style-name="T115">15</text:span>-<text:span text:style-name="T115">te</text:span>l csökken a vért MGT-je. A mozgást igénylő képzettségpróbákra továbbra is a teljes levonás érvényes. <text:span text:style-name="T14">Nehézvért</text:span> viselése esetén nem csökken az MGT és a képzetlen fegyverhasználat levonásainak fele sújtja a karaktert:</text:p>
            <text:p text:style-name="P277">KÉ: -10, TÉ: -15, VÉ:-15</text:p>
            <text:p text:style-name="P277"><text:span text:style-name="T6">2.fok</text:span>: Harcban ha vértet viselsz, <text:span text:style-name="T115">30</text:span>-<text:span text:style-name="T115">ca</text:span>l csökken a vért MGT-je. A mozgást igénylő képzettségpróbákra továbbra is a teljes levonás érvényes. <text:span text:style-name="T15">Nehézvértnél</text:span><text:span text:style-name="T116"> már nincs büntetés.</text:span></text:p>
            <text:p text:style-name="P277"><text:span text:style-name="T4">3.fok</text:span>: Harcban ha vértet viselsz, <text:span text:style-name="T114">35</text:span>-<text:span text:style-name="T115">te</text:span>l csökken a vért MGT-je.</text:p>
            <text:p text:style-name="P277"><text:span text:style-name="T115">A többi, m</text:span>int a 2.fok<text:span text:style-name="T117">nál leírtak</text:span>, de ha nehéz vértet viselsz, akkor <text:span text:style-name="T118">lemez </text:span>félvért esetén +5VÉ, <text:span text:style-name="T118">lemez </text:span>teljes vért esetén +10VÉ <text:span text:style-name="T117">bónusz </text:span>adódik hozzá Védő Értékedhez. Ennek oka, hogy már tudatosan használod vértezetedet, lecsúsztatsz róla támadásokat, stb.</text:p>
          </table:table-cell>
        </table:table-row>
      </table:table>
      <text:p text:style-name="P215"/>
      <text:h text:style-name="Heading_20_2" text:outline-level="2"><text:bookmark-start text:name="__RefHeading___Toc9324_1841829898"/>Lovas fortélyok<text:bookmark-end text:name="__RefHeading___Toc9324_1841829898"/></text:h>
      <table:table table:name="Táblázat36" table:style-name="Táblázat36">
        <table:table-column table:style-name="Táblázat36.A"/>
        <table:table-column table:style-name="Táblázat36.B"/>
        <table:table-column table:style-name="Táblázat36.C"/>
        <table:table-column table:style-name="Táblázat36.D"/>
        <table:table-column table:style-name="Táblázat36.E"/>
        <table:table-row table:style-name="Táblázat36.1">
          <table:table-cell table:style-name="Táblázat36.A1" office:value-type="string">
            <text:p text:style-name="_5b_RPG_5d__20_Táblázatfejléc"/>
          </table:table-cell>
          <table:table-cell table:style-name="Táblázat36.A1" office:value-type="string">
            <text:p text:style-name="_5b_RPG_5d__20_Táblázatfejléc">Fortély neve</text:p>
          </table:table-cell>
          <table:table-cell table:style-name="Táblázat36.A1" office:value-type="string">
            <text:p text:style-name="_5b_RPG_5d__20_Táblázatfejléc">Max fok</text:p>
          </table:table-cell>
          <table:table-cell table:style-name="Táblázat36.A1" office:value-type="string">
            <text:p text:style-name="_5b_RPG_5d__20_Táblázatfejléc">Követelménye</text:p>
          </table:table-cell>
          <table:table-cell table:style-name="Táblázat36.E1" office:value-type="string">
            <text:p text:style-name="_5b_RPG_5d__20_Táblázatfejléc">Hatás, megjegyzés</text:p>
          </table:table-cell>
        </table:table-row>
        <table:table-row table:style-name="Táblázat36.1">
          <table:table-cell table:style-name="Táblázat36.A2" office:value-type="string">
            <text:p text:style-name="P181"/>
          </table:table-cell>
          <table:table-cell table:style-name="Táblázat36.B2" office:value-type="string">
            <text:p text:style-name="P60">Lovas harc</text:p>
          </table:table-cell>
          <table:table-cell table:style-name="Táblázat36.B2" office:value-type="string">
            <text:p text:style-name="P110">2 fok</text:p>
          </table:table-cell>
          <table:table-cell table:style-name="Táblázat36.B2" office:value-type="string">
            <text:p text:style-name="P110">1.fok:</text:p>
            <text:p text:style-name="P110">Lovaglás – <text:span text:style-name="T56">3.szint</text:span></text:p>
            <text:p text:style-name="P125">Ügyesség - ??</text:p>
            <text:p text:style-name="P125">Önuralom - ??</text:p>
            <text:p text:style-name="P125">Fogékonyság - ??</text:p>
            <text:p text:style-name="P110"/>
            <text:p text:style-name="P110">2.fok:</text:p>
            <text:p text:style-name="P110">Lovaglás – <text:span text:style-name="T56">6.szint</text:span></text:p>
            <text:p text:style-name="P125">Ügyesség - ??</text:p>
            <text:p text:style-name="P125">Önuralom - ??</text:p>
            <text:p text:style-name="P125">Fogékonyság - ??</text:p>
          </table:table-cell>
          <table:table-cell table:style-name="Táblázat36.E2" office:value-type="string">
            <text:p text:style-name="P146">Lovas harc során ezen fortély fokától függő mértékben a harcértékekhez hozzáadódnak a <text:s/>Lovaglás képzettségből adódó harcérték pluszok. Ezeket úgy számítjuk ki, hogy a Lovaglás képzettséget egyszerűen Harcmodorként kezeljük és a szintjének megfelelő KÉ/TÉ/VÉ és <text:span text:style-name="T10">SP</text:span> pluszokat vesszük.</text:p>
            <text:p text:style-name="P146">A forgatott fegyver Harcmodorából adódó értékek továbbra is megmaradnak, tehát a fentiek bónuszként értelmezendők!</text:p>
            <text:p text:style-name="P146"/>
            <text:p text:style-name="P146"><text:span text:style-name="T6">Alapeset</text:span>: A bónuszok <text:span text:style-name="T45">nem</text:span> adódnak hozzá, de 3. szint alatti Lovaglás esetén elszenvedi a harcmodor szokásos harcérték büntetéseit.</text:p>
            <text:p text:style-name="P187">Járjon alapból azért +5 (vagy +10) a magasabb pozíció miatt.</text:p>
            <text:p text:style-name="P146"><text:span text:style-name="T6">1.fok</text:span>: A bónuszok fele (<text:span text:style-name="T56">felfele</text:span> kerekítve) adódik hozzá a fegyveres harcértékekhez.</text:p>
            <text:p text:style-name="P146"><text:span text:style-name="T6">2.fok</text:span>: A bónuszok 1:1-ben hozzáadódnak a fegyveres harcértékekhez</text:p>
            <text:p text:style-name="P146"/>
            <text:p text:style-name="P146">Speciális: <text:span text:style-name="T56">?</text:span></text:p>
          </table:table-cell>
        </table:table-row>
        <table:table-row table:style-name="Táblázat36.1">
          <table:table-cell table:style-name="Táblázat36.A2" office:value-type="string">
            <text:p text:style-name="P181"/>
          </table:table-cell>
          <table:table-cell table:style-name="Táblázat36.B2" office:value-type="string">
            <text:p text:style-name="P60">Legázolás</text:p>
          </table:table-cell>
          <table:table-cell table:style-name="Táblázat36.B2" office:value-type="string">
            <text:p text:style-name="P110"/>
          </table:table-cell>
          <table:table-cell table:style-name="Táblázat36.B2" office:value-type="string">
            <text:p text:style-name="P110"/>
          </table:table-cell>
          <table:table-cell table:style-name="Táblázat36.E2" office:value-type="string">
            <text:p text:style-name="P146"/>
          </table:table-cell>
        </table:table-row>
        <table:table-row table:style-name="Táblázat36.1">
          <table:table-cell table:style-name="Táblázat36.A2" office:value-type="string">
            <text:p text:style-name="P181"/>
          </table:table-cell>
          <table:table-cell table:style-name="Táblázat36.B2" office:value-type="string">
            <text:p text:style-name="P60">Lótáncoltatás</text:p>
          </table:table-cell>
          <table:table-cell table:style-name="Táblázat36.B2" office:value-type="string">
            <text:p text:style-name="P110"/>
          </table:table-cell>
          <table:table-cell table:style-name="Táblázat36.B2" office:value-type="string">
            <text:p text:style-name="P125"/>
          </table:table-cell>
          <table:table-cell table:style-name="Táblázat36.E2" office:value-type="string">
            <text:p text:style-name="P146"/>
          </table:table-cell>
        </table:table-row>
        <table:table-row table:style-name="Táblázat36.1">
          <table:table-cell table:style-name="Táblázat36.A2" office:value-type="string">
            <text:p text:style-name="P181"/>
          </table:table-cell>
          <table:table-cell table:style-name="Táblázat36.B2" office:value-type="string">
            <text:p text:style-name="P60">Lovas íjászat</text:p>
          </table:table-cell>
          <table:table-cell table:style-name="Táblázat36.B2" office:value-type="string">
            <text:p text:style-name="P110"/>
          </table:table-cell>
          <table:table-cell table:style-name="Táblázat36.B2" office:value-type="string">
            <text:p text:style-name="P110"/>
          </table:table-cell>
          <table:table-cell table:style-name="Táblázat36.E2" office:value-type="string">
            <text:p text:style-name="P146"/>
          </table:table-cell>
        </table:table-row>
        <table:table-row table:style-name="Táblázat36.1">
          <table:table-cell table:style-name="Táblázat36.A2" office:value-type="string">
            <text:p text:style-name="P181"/>
          </table:table-cell>
          <table:table-cell table:style-name="Táblázat36.B2" office:value-type="string">
            <text:p text:style-name="P60">Képzett lovasroham</text:p>
          </table:table-cell>
          <table:table-cell table:style-name="Táblázat36.B2" office:value-type="string">
            <text:p text:style-name="P110"/>
          </table:table-cell>
          <table:table-cell table:style-name="Táblázat36.B2" office:value-type="string">
            <text:p text:style-name="P110"/>
          </table:table-cell>
          <table:table-cell table:style-name="Táblázat36.E2" office:value-type="string">
            <text:p text:style-name="P146"/>
          </table:table-cell>
        </table:table-row>
      </table:table>
      <text:p text:style-name="Standard"/>
      <text:h text:style-name="P207" text:outline-level="2"><text:bookmark-start text:name="__RefHeading___Toc9326_1841829898"/>Íjász, Hajítás fortélyok<text:bookmark-end text:name="__RefHeading___Toc9326_1841829898"/></text:h>
      <text:p text:style-name="P149">TODO: Újra átnézni őket, főleg a követelményeket a következő szempontok szerint:</text:p>
      <text:list xml:id="list2683369466" text:style-name="L23">
        <text:list-item>
          <text:p text:style-name="P238"><text:span text:style-name="T6">Észlelés</text:span> és <text:span text:style-name="T6">Összpontosítás</text:span> képzettségek mint követelmények</text:p>
        </text:list-item>
      </text:list>
      <text:p text:style-name="Standard"/>
      <table:table table:name="Táblázat39" table:style-name="Táblázat39">
        <table:table-column table:style-name="Táblázat39.A"/>
        <table:table-column table:style-name="Táblázat39.B"/>
        <table:table-column table:style-name="Táblázat39.C"/>
        <table:table-column table:style-name="Táblázat39.D"/>
        <table:table-column table:style-name="Táblázat39.E"/>
        <table:table-row table:style-name="Táblázat39.1">
          <table:table-cell table:style-name="Táblázat39.A1" office:value-type="string">
            <text:p text:style-name="_5b_RPG_5d__20_Táblázatfejléc"/>
          </table:table-cell>
          <table:table-cell table:style-name="Táblázat39.A1" office:value-type="string">
            <text:p text:style-name="_5b_RPG_5d__20_Táblázatfejléc">Fortély neve</text:p>
          </table:table-cell>
          <table:table-cell table:style-name="Táblázat39.A1" office:value-type="string">
            <text:p text:style-name="_5b_RPG_5d__20_Táblázatfejléc">Max fok</text:p>
          </table:table-cell>
          <table:table-cell table:style-name="Táblázat39.A1" office:value-type="string">
            <text:p text:style-name="_5b_RPG_5d__20_Táblázatfejléc">Követelménye</text:p>
          </table:table-cell>
          <table:table-cell table:style-name="Táblázat39.E1" office:value-type="string">
            <text:p text:style-name="_5b_RPG_5d__20_Táblázatfejléc">Hatás, megjegyzés</text:p>
          </table:table-cell>
        </table:table-row>
        <table:table-row table:style-name="Táblázat39.1">
          <table:table-cell table:style-name="Táblázat39.A2" office:value-type="string">
            <text:p text:style-name="P181"/>
          </table:table-cell>
          <table:table-cell table:style-name="Táblázat39.A2" office:value-type="string">
            <text:p text:style-name="P60">Célzás</text:p>
          </table:table-cell>
          <table:table-cell table:style-name="Táblázat39.A2" office:value-type="string">
            <text:p text:style-name="P110">1 fok</text:p>
          </table:table-cell>
          <table:table-cell table:style-name="Táblázat39.A2" office:value-type="string">
            <text:p text:style-name="_5b_RPG_5d__20_Táblázattartalom_20_1">Önuralom +1 Hajítás/Íjászat/Lövészet - 5.szint <text:span text:style-name="T12">Összpontosítás: 4.szint</text:span></text:p>
          </table:table-cell>
          <table:table-cell table:style-name="Táblázat39.E2" office:value-type="string">
            <text:p text:style-name="P165">Rövidebb idő alatt felméred a szelet, a távolságot és a többi változót, ami lövésedet segíti, vagy gátolja.</text:p>
            <text:p text:style-name="P166"/>
            <text:p text:style-name="P167"><text:span text:style-name="T6">Alapeset</text:span>: 1 célzással eltöltött kör után +10 CÉ módosítót kapsz</text:p>
            <text:p text:style-name="P167"/>
            <text:p text:style-name="P167"><text:span text:style-name="T6">Hatás</text:span>: 1 célzással eltöltött kör után <text:span text:style-name="T56">+20 CÉ</text:span> módosítót kapsz</text:p>
            <text:p text:style-name="_5b_RPG_5d__20_Táblázat_20_-_20_Fortély_20_hatás"/>
            <text:p text:style-name="_5b_RPG_5d__20_Táblázat_20_-_20_Fortély_20_hatás"><text:span text:style-name="T6">Megjegyzés</text:span>: A Célzás csak kiszámíthatóan mozgó cél ellen alkalmazható.</text:p>
            <text:p text:style-name="_5b_RPG_5d__20_Táblázat_20_-_20_Fortély_20_hatás">Íjat legfeljebb 1 körig tarthatsz ki, utána minden további kör nemhogy javít, de ront a találati esélyeken (körönként ugyanennyit).</text:p>
          </table:table-cell>
        </table:table-row>
        <table:table-row table:style-name="Táblázat39.1">
          <table:table-cell table:style-name="Táblázat39.A2" office:value-type="string">
            <text:p text:style-name="P181"/>
          </table:table-cell>
          <table:table-cell table:style-name="Táblázat39.A2" office:value-type="string">
            <text:p text:style-name="P60">Gyors Lövés</text:p>
          </table:table-cell>
          <table:table-cell table:style-name="Táblázat39.A2" office:value-type="string">
            <text:p text:style-name="P110">1 fok</text:p>
          </table:table-cell>
          <table:table-cell table:style-name="Táblázat39.A2" office:value-type="string">
            <text:p text:style-name="P110">Gyorsaság +1, Hajítás/Íjászat/Lövészet – 5.szint</text:p>
          </table:table-cell>
          <table:table-cell table:style-name="Táblázat39.E2" office:value-type="string">
            <text:p text:style-name="P196">Lövéseidet/hajításaidat kivételesen gyorsan tudod leadni.</text:p>
            <text:p text:style-name="P187">???????????</text:p>
          </table:table-cell>
        </table:table-row>
        <table:table-row table:style-name="Táblázat39.1">
          <table:table-cell table:style-name="Táblázat39.A2" office:value-type="string">
            <text:p text:style-name="P181"/>
          </table:table-cell>
          <table:table-cell table:style-name="Táblázat39.A2" office:value-type="string">
            <text:p text:style-name="P60">Gyors újratöltés</text:p>
          </table:table-cell>
          <table:table-cell table:style-name="Táblázat39.A2" office:value-type="string">
            <text:p text:style-name="P110">1 fok</text:p>
          </table:table-cell>
          <table:table-cell table:style-name="Táblázat39.A2" office:value-type="string">
            <text:p text:style-name="P110">Gyorsaság +1, Hajítás/Íjászat/Lövészet - 5.szint</text:p>
          </table:table-cell>
          <table:table-cell table:style-name="Táblázat39.E2" office:value-type="string">
            <text:p text:style-name="P196">Gyakorlatodnak köszönhetően kifejezetten gyorsan tudod újratölteni számszeríjadat.</text:p>
            <text:p text:style-name="_5b_RPG_5d__20_Táblázat_20_-_20_Fortély_20_hatás">A kilőtt nyílpuskád újratöltéséhez szükséges idő lecsökken. <text:span text:style-name="T10">Kézi- vagy Könnyű nyílpuskád Sebesség értéket kap, melynek nagysága 7. Így lehetséges lesz velük egy körben többször is támadni, de legfeljebb 3-szor. </text:span></text:p>
            <text:p text:style-name="P146"><text:span text:style-name="T6">Alapeset:</text:span> <text:s/>Kézi- vagy Könnyű nyílpuskával körönként maximum egyszer lehet támadni.</text:p>
          </table:table-cell>
        </table:table-row>
        <table:table-row table:style-name="Táblázat39.1">
          <table:table-cell table:style-name="Táblázat39.A2" office:value-type="string">
            <text:p text:style-name="P181"/>
          </table:table-cell>
          <table:table-cell table:style-name="Táblázat39.A2" office:value-type="string">
            <text:p text:style-name="P60">Közeli lövés</text:p>
          </table:table-cell>
          <table:table-cell table:style-name="Táblázat39.A2" office:value-type="string">
            <text:p text:style-name="P110">1 fok</text:p>
          </table:table-cell>
          <table:table-cell table:style-name="Táblázat39.A2" office:value-type="string">
            <text:p text:style-name="P110"><text:s/>Önuralom +1 Hajítás/Íjászat/Lövészet - 5.szint</text:p>
          </table:table-cell>
          <table:table-cell table:style-name="Táblázat39.E2" office:value-type="string">
            <text:p text:style-name="P196">Kifejezetten jól használod lőfegyveredet közeli célpontok ellen. Ez a Fortély csak lőfegyverekkel használható.</text:p>
            <text:p text:style-name="_5b_RPG_5d__20_Táblázat_20_-_20_Fortély_20_hatás">Amennyiben célzásnál a Cellaszám 1, akkor <text:span text:style-name="T6">+10 CÉ</text:span> járul a Célzó Értékedhez.</text:p>
          </table:table-cell>
        </table:table-row>
        <table:table-row table:style-name="Táblázat39.1">
          <table:table-cell table:style-name="Táblázat39.A2" office:value-type="string">
            <text:p text:style-name="P181"/>
          </table:table-cell>
          <table:table-cell table:style-name="Táblázat39.A2" office:value-type="string">
            <text:p text:style-name="P60">Lovas íjászat</text:p>
          </table:table-cell>
          <table:table-cell table:style-name="Táblázat39.A2" office:value-type="string">
            <text:p text:style-name="P110">2 fok</text:p>
          </table:table-cell>
          <table:table-cell table:style-name="Táblázat39.A2" office:value-type="string">
            <text:p text:style-name="P117">1.fok:</text:p>
            <text:p text:style-name="P126">Lovas Harc – 1.fok </text:p>
            <text:p text:style-name="P126">Lovaglás – 6.szint </text:p>
            <text:p text:style-name="P126">Hajítás/Íjászat/Lövészet – 5.szint</text:p>
            <text:p text:style-name="P126">Mesterfegyver (íjra)</text:p>
            <text:p text:style-name="P126">– 1.fok</text:p>
            <text:p text:style-name="P110"/>
            <text:p text:style-name="P117">2.fok:</text:p>
            <text:p text:style-name="P126">Lovas Harc – 2.fok </text:p>
            <text:p text:style-name="P126">Lovaglás – 9.szint </text:p>
            <text:p text:style-name="P126">Hajítás/Íjászat/Lövészet – 9.szint</text:p>
            <text:p text:style-name="P126">Mesterfegyver (íjra)</text:p>
            <text:p text:style-name="P126">– 2.fok</text:p>
          </table:table-cell>
          <table:table-cell table:style-name="Táblázat39.E2" office:value-type="string">
            <text:p text:style-name="P196">Gyakorlott vagy a lóhátról való íjászatban, ennek hatására kisebbek negatív módosítóid, ha mozgó hátasodról lősz.</text:p>
            <text:p text:style-name="P196"/>
            <text:p text:style-name="_5b_RPG_5d__20_Táblázat_20_-_20_Fortély_20_hatás"><text:span text:style-name="T6">Alapeset</text:span>: </text:p>
            <text:p text:style-name="_5b_RPG_5d__20_Táblázat_20_-_20_Fortély_20_hatás">Ügetés esetén: -20 CÉ helyett -10 CÉ</text:p>
            <text:p text:style-name="_5b_RPG_5d__20_Táblázat_20_-_20_Fortély_20_hatás">Vágta esetén: -40 CÉ helyett -20 CÉ</text:p>
            <text:p text:style-name="_5b_RPG_5d__20_Táblázat_20_-_20_Fortély_20_hatás"/>
            <text:p text:style-name="_5b_RPG_5d__20_Táblázat_20_-_20_Fortély_20_hatás"><text:span text:style-name="T6">1.fok</text:span>: <text:s/>CÉ büntetés csökken:</text:p>
            <text:p text:style-name="_5b_RPG_5d__20_Táblázat_20_-_20_Fortély_20_hatás">Ügetés esetén: -20 CÉ helyett -10 CÉ</text:p>
            <text:p text:style-name="_5b_RPG_5d__20_Táblázat_20_-_20_Fortély_20_hatás">Vágta esetén: -40 CÉ helyett -20 CÉ</text:p>
            <text:p text:style-name="_5b_RPG_5d__20_Táblázat_20_-_20_Fortély_20_hatás"/>
            <text:p text:style-name="_5b_RPG_5d__20_Táblázat_20_-_20_Fortély_20_hatás"><text:span text:style-name="T6">2.fok</text:span>: <text:s/>CÉ büntetés csökken:</text:p>
            <text:p text:style-name="_5b_RPG_5d__20_Táblázat_20_-_20_Fortély_20_hatás">Ügetés esetén: nincs büntetés</text:p>
            <text:p text:style-name="_5b_RPG_5d__20_Táblázat_20_-_20_Fortély_20_hatás">Vágta esetén: -40 CÉ helyett -10 CÉ</text:p>
          </table:table-cell>
        </table:table-row>
        <table:table-row table:style-name="Táblázat39.1">
          <table:table-cell table:style-name="Táblázat39.A2" office:value-type="string">
            <text:p text:style-name="P181"/>
          </table:table-cell>
          <table:table-cell table:style-name="Táblázat39.A2" office:value-type="string">
            <text:p text:style-name="P60">Lövés futás közben</text:p>
          </table:table-cell>
          <table:table-cell table:style-name="Táblázat39.A2" office:value-type="string">
            <text:p text:style-name="P110">1 fok</text:p>
          </table:table-cell>
          <table:table-cell table:style-name="Táblázat39.A2" office:value-type="string">
            <text:p text:style-name="P110">Önuralom +1 Hajítás/Íjászat/Lövészet - 5.szint</text:p>
          </table:table-cell>
          <table:table-cell table:style-name="Táblázat39.E2" office:value-type="string">
            <text:p text:style-name="P196">Futás közben is biztos marad a kezed, nem kell megállnod, hogy ellenfeledet eltaláld.</text:p>
            <text:p text:style-name="_5b_RPG_5d__20_Táblázat_20_-_20_Fortély_20_hatás"><text:span text:style-name="T6">Alapeset</text:span>: Lassú futás közben +5x Szorzó büntetés jár a célpont VÉ kiszámításánál.</text:p>
            <text:p text:style-name="_5b_RPG_5d__20_Táblázat_20_-_20_Fortély_20_hatás"><text:span text:style-name="T6">Hatás</text:span>: Ha lassú futás közben lősz, vagy hajítasz, akkor csak +3x Szorzó büntetés jár a célpont VÉ kiszámításánál.</text:p>
          </table:table-cell>
        </table:table-row>
        <table:table-row table:style-name="Táblázat39.1">
          <table:table-cell table:style-name="Táblázat39.A2" office:value-type="string">
            <text:p text:style-name="P181"/>
          </table:table-cell>
          <table:table-cell table:style-name="Táblázat39.A2" office:value-type="string">
            <text:p text:style-name="P60">Lövés reflexből</text:p>
          </table:table-cell>
          <table:table-cell table:style-name="Táblázat39.A2" office:value-type="string">
            <text:p text:style-name="P110">1 fok</text:p>
          </table:table-cell>
          <table:table-cell table:style-name="Táblázat39.A2" office:value-type="string">
            <text:p text:style-name="P110">Gyorsaság +1 Hajítás/Íjászat/Lövészet - 5.szint</text:p>
          </table:table-cell>
          <table:table-cell table:style-name="Táblázat39.E2" office:value-type="string">
            <text:p text:style-name="_5b_RPG_5d__20_Táblázat_20_-_20_Fortély_20_hatás"><text:span text:style-name="T6">Alapeset</text:span>: Ha hirtelen kell lőni, a Célzó Értéket -30 levonás sújtja.</text:p>
            <text:p text:style-name="_5b_RPG_5d__20_Táblázat_20_-_20_Fortély_20_hatás"><text:span text:style-name="T6">Hatás:</text:span> Téged nem érint a Hirtelen lövés okozta büntetés, változatlan CÉ-vel támadhatod a váratlanul felbukkanó célpontot.</text:p>
          </table:table-cell>
        </table:table-row>
        <text:soft-page-break/>
        <table:table-row table:style-name="Táblázat39.1">
          <table:table-cell table:style-name="Táblázat39.A2" office:value-type="string">
            <text:p text:style-name="P181"/>
          </table:table-cell>
          <table:table-cell table:style-name="Táblázat39.A2" office:value-type="string">
            <text:p text:style-name="P60">Pontos Lövés</text:p>
          </table:table-cell>
          <table:table-cell table:style-name="Táblázat39.A2" office:value-type="string">
            <text:p text:style-name="P110">1 fok</text:p>
          </table:table-cell>
          <table:table-cell table:style-name="Táblázat39.A2" office:value-type="string">
            <text:p text:style-name="_5b_RPG_5d__20_Táblázattartalom_20_1">Önuralom +1 Hajítás/Íjászat/Lövészet <text:span text:style-name="T10">- 5</text:span><text:span text:style-name="T48">.szint</text:span></text:p>
          </table:table-cell>
          <table:table-cell table:style-name="Táblázat39.E2" office:value-type="string">
            <text:p text:style-name="P196">Nem okoz számodra gondot, hogy összevissza mozgó ellenfelet kell eltalálnod.</text:p>
            <text:p text:style-name="_5b_RPG_5d__20_Táblázat_20_-_20_Fortély_20_hatás">Amennyiben kiszámíthatatlanul, vagy Harcoló ellenfélre lősz (hajítasz), a Mozgásból adódó szorzó módosítók lecsökkennek a következőképpen:</text:p>
            <table:table table:name="Táblázat40" table:style-name="Táblázat40">
              <table:table-column table:style-name="Táblázat40.A"/>
              <table:table-column table:style-name="Táblázat40.B"/>
              <table:table-column table:style-name="Táblázat40.C"/>
              <table:table-header-rows>
                <table:table-row table:style-name="TableLine2075140123888">
                  <table:table-cell table:style-name="Táblázat40.A1" office:value-type="string">
                    <text:p text:style-name="_5b_RPG_5d__20_Táblázattartalom_20_-_20_fejléc">Mozgás jellege</text:p>
                  </table:table-cell>
                  <table:table-cell table:style-name="Táblázat40.A1" office:value-type="string">
                    <text:p text:style-name="_5b_RPG_5d__20_Táblázattartalom_20_-_20_fejléc">Alapeset</text:p>
                  </table:table-cell>
                  <table:table-cell table:style-name="Táblázat40.C1" office:value-type="string">
                    <text:p text:style-name="_5b_RPG_5d__20_Táblázattartalom_20_-_20_fejléc">Pontos lövéssel</text:p>
                  </table:table-cell>
                </table:table-row>
              </table:table-header-rows>
              <table:table-row table:style-name="TableLine2075140126192">
                <table:table-cell table:style-name="Táblázat40.A2" office:value-type="string">
                  <text:p text:style-name="_5b_RPG_5d__20_Táblázattartalom_20_1">Kiszámíthatatlan</text:p>
                </table:table-cell>
                <table:table-cell table:style-name="Táblázat40.A2" office:value-type="string">
                  <text:p text:style-name="_5b_RPG_5d__20_Táblázattartalom_20_1">15x</text:p>
                </table:table-cell>
                <table:table-cell table:style-name="Táblázat40.C2" office:value-type="string">
                  <text:p text:style-name="P185">11x</text:p>
                </table:table-cell>
              </table:table-row>
              <table:table-row table:style-name="TableLine2075140126768">
                <table:table-cell table:style-name="Táblázat40.A2" office:value-type="string">
                  <text:p text:style-name="_5b_RPG_5d__20_Táblázattartalom_20_1">Harcoló</text:p>
                </table:table-cell>
                <table:table-cell table:style-name="Táblázat40.A2" office:value-type="string">
                  <text:p text:style-name="_5b_RPG_5d__20_Táblázattartalom_20_1">20x</text:p>
                </table:table-cell>
                <table:table-cell table:style-name="Táblázat40.C2" office:value-type="string">
                  <text:p text:style-name="P185">16x</text:p>
                </table:table-cell>
              </table:table-row>
            </table:table>
            <text:p text:style-name="P89"/>
          </table:table-cell>
        </table:table-row>
        <table:table-row table:style-name="Táblázat39.1">
          <table:table-cell table:style-name="Táblázat39.A10" office:value-type="string">
            <text:p text:style-name="P181"/>
          </table:table-cell>
          <table:table-cell table:style-name="Táblázat39.A2" office:value-type="string">
            <text:p text:style-name="P60">Távoli lövés</text:p>
          </table:table-cell>
          <table:table-cell table:style-name="Táblázat39.A2" office:value-type="string">
            <text:p text:style-name="P110">1 fok</text:p>
          </table:table-cell>
          <table:table-cell table:style-name="Táblázat39.A2" office:value-type="string">
            <text:p text:style-name="P110"><text:s/>Önuralom +1 Hajítás/Íjászat/Lövészet - 5.szint</text:p>
          </table:table-cell>
          <table:table-cell table:style-name="Táblázat39.E2" office:value-type="string">
            <text:p text:style-name="P196">A szokásosnál nagyobb távolságra tudsz támadni távolsági fegyverekkel.</text:p>
            <text:p text:style-name="P198">Ha olyan célra lősz/hajítasz, aminek a Cellaszáma nagyobb, vagy egyenlő, mint 5, akkor a kiszámolt Cellaszámot 1-el csökkentheted (de 4 alá nem csökkenhet! <text:span text:style-name="T10">(kell ez?)) <text:s/>(Vagy 2-vel?)</text:span></text:p>
          </table:table-cell>
        </table:table-row>
      </table:table>
      <text:p text:style-name="Standard"/>
      <text:h text:style-name="Heading_20_2" text:outline-level="2"><text:bookmark-start text:name="__RefHeading___Toc9328_1841829898"/>Általános fortélyok<text:bookmark-end text:name="__RefHeading___Toc9328_1841829898"/></text:h>
      <table:table table:name="Táblázat41" table:style-name="Táblázat41">
        <table:table-column table:style-name="Táblázat41.A"/>
        <table:table-column table:style-name="Táblázat41.B"/>
        <table:table-column table:style-name="Táblázat41.C"/>
        <table:table-column table:style-name="Táblázat41.D"/>
        <table:table-column table:style-name="Táblázat41.E"/>
        <table:table-row table:style-name="TableLine2075140111216">
          <table:table-cell table:style-name="Táblázat41.A1" office:value-type="string">
            <text:p text:style-name="_5b_RPG_5d__20_Táblázatfejléc"/>
          </table:table-cell>
          <table:table-cell table:style-name="Táblázat41.A1" office:value-type="string">
            <text:p text:style-name="_5b_RPG_5d__20_Táblázatfejléc">Fortély neve</text:p>
          </table:table-cell>
          <table:table-cell table:style-name="Táblázat41.A1" office:value-type="string">
            <text:p text:style-name="_5b_RPG_5d__20_Táblázatfejléc">Max fok</text:p>
          </table:table-cell>
          <table:table-cell table:style-name="Táblázat41.A1" office:value-type="string">
            <text:p text:style-name="_5b_RPG_5d__20_Táblázatfejléc">Követelménye</text:p>
          </table:table-cell>
          <table:table-cell table:style-name="Táblázat41.E1" office:value-type="string">
            <text:p text:style-name="P94">Hatás, megjegyzés</text:p>
          </table:table-cell>
        </table:table-row>
        <table:table-row table:style-name="TableLine2075140114960">
          <table:table-cell table:style-name="Táblázat41.A2" office:value-type="string">
            <text:p text:style-name="P181"/>
          </table:table-cell>
          <table:table-cell table:style-name="Táblázat41.B2" office:value-type="string">
            <text:p text:style-name="P107">Éber alvó</text:p>
          </table:table-cell>
          <table:table-cell table:style-name="Táblázat41.B2" office:value-type="string">
            <text:p text:style-name="P107">1 fok</text:p>
          </table:table-cell>
          <table:table-cell table:style-name="Táblázat41.B2" office:value-type="string">
            <text:p text:style-name="P107">-</text:p>
          </table:table-cell>
          <table:table-cell table:style-name="Táblázat41.E2" office:value-type="string">
            <text:p text:style-name="P127">Alvás közben dobott Észlelés próbádra +2 bónusz jár.</text:p>
          </table:table-cell>
        </table:table-row>
        <table:table-row table:style-name="TableLine2075140120432">
          <table:table-cell table:style-name="Táblázat41.A2" office:value-type="string">
            <text:p text:style-name="P143"/>
          </table:table-cell>
          <table:table-cell table:style-name="Táblázat41.B2" office:value-type="string">
            <text:p text:style-name="_5b_RPG_5d__20_Táblázattartalom_20_1">Kitartás</text:p>
          </table:table-cell>
          <table:table-cell table:style-name="Táblázat41.B2" office:value-type="string">
            <text:p text:style-name="P107">1 fok</text:p>
          </table:table-cell>
          <table:table-cell table:style-name="Táblázat41.B2" office:value-type="string">
            <text:p text:style-name="_5b_RPG_5d__20_Táblázattartalom_20_1">Edzettség: +1</text:p>
          </table:table-cell>
          <table:table-cell table:style-name="Táblázat41.E2" office:value-type="string">
            <text:p text:style-name="P95"><text:span text:style-name="T9">Úszás, futás, vagy egyéb tartós</text:span> igénybevételnél <text:span text:style-name="T9">Edzettség</text:span> próbára +2 bónusz</text:p>
          </table:table-cell>
        </table:table-row>
        <table:table-row table:style-name="TableLine2075140114384">
          <table:table-cell table:style-name="Táblázat41.A2" office:value-type="string">
            <text:p text:style-name="P185"/>
          </table:table-cell>
          <table:table-cell table:style-name="Táblázat41.B2" office:value-type="string">
            <text:p text:style-name="_5b_RPG_5d__20_Táblázattartalom_20_1">Sprint</text:p>
          </table:table-cell>
          <table:table-cell table:style-name="Táblázat41.B2" office:value-type="string">
            <text:p text:style-name="P107">1 fok</text:p>
          </table:table-cell>
          <table:table-cell table:style-name="Táblázat41.B2" office:value-type="string">
            <text:p text:style-name="_5b_RPG_5d__20_Táblázattartalom_20_1">Gyorsaság: +1</text:p>
          </table:table-cell>
          <table:table-cell table:style-name="Táblázat41.E2" office:value-type="string">
            <text:p text:style-name="P145">Futás esetén <text:span text:style-name="T45">rövid</text:span> távú igénybevételnél <text:s/>Gyorsaság próbára +2 bónusz jár (futás)</text:p>
          </table:table-cell>
        </table:table-row>
        <table:table-row table:style-name="TableLine2075140110352">
          <table:table-cell table:style-name="Táblázat41.A2" office:value-type="string">
            <text:p text:style-name="_5b_RPG_5d__20_OK"/>
          </table:table-cell>
          <table:table-cell table:style-name="Táblázat41.B2" office:value-type="string">
            <text:p text:style-name="_5b_RPG_5d__20_OK">Gyöngyhalász</text:p>
          </table:table-cell>
          <table:table-cell table:style-name="Táblázat41.B2" office:value-type="string">
            <text:p text:style-name="P107">1 fok</text:p>
          </table:table-cell>
          <table:table-cell table:style-name="Táblázat41.B2" office:value-type="string">
            <text:p text:style-name="_5b_RPG_5d__20_OK">Úszás: 2.fok<text:line-break/>Edzettség: +2</text:p>
          </table:table-cell>
          <table:table-cell table:style-name="Táblázat41.E5" office:value-type="string">
            <text:p text:style-name="P95">Tovább bírja a víz alatt. <text:span text:style-name="T10">Kifejteni.</text:span></text:p>
          </table:table-cell>
        </table:table-row>
        <table:table-row table:style-name="TableLine2075140114096">
          <table:table-cell table:style-name="Táblázat41.A2" office:value-type="string">
            <text:p text:style-name="_5b_RPG_5d__20_OK"/>
          </table:table-cell>
          <table:table-cell table:style-name="Táblázat41.B2" office:value-type="string">
            <text:p text:style-name="_5b_RPG_5d__20_OK">Fakír </text:p>
          </table:table-cell>
          <table:table-cell table:style-name="Táblázat41.B2" office:value-type="string">
            <text:p text:style-name="P108">2 fok</text:p>
          </table:table-cell>
          <table:table-cell table:style-name="Táblázat41.B2" office:value-type="string">
            <text:p text:style-name="_5b_RPG_5d__20_OK"><text:span text:style-name="T4">1.fok</text:span>: Önuralom : +1<text:line-break/><text:span text:style-name="T4">2.fok</text:span>: Önuralom : +3</text:p>
          </table:table-cell>
          <table:table-cell table:style-name="Táblázat41.E2" office:value-type="string">
            <text:p text:style-name="P93">Kínzás esetén pluszt kap<text:line-break/>a Fájdalomtűrés próbára.<text:line-break/><text:span text:style-name="T4">1.fok</text:span>: +3<text:line-break/><text:span text:style-name="T4">2.fok</text:span>: +6</text:p>
          </table:table-cell>
        </table:table-row>
        <table:table-row table:style-name="TableLine2075140112368">
          <table:table-cell table:style-name="Táblázat41.A2" office:value-type="string">
            <text:p text:style-name="P185"/>
          </table:table-cell>
          <table:table-cell table:style-name="Táblázat41.B2" office:value-type="string">
            <text:p text:style-name="_5b_RPG_5d__20_Táblázattartalom_20_1">Csomózás</text:p>
          </table:table-cell>
          <table:table-cell table:style-name="Táblázat41.B2" office:value-type="string">
            <text:p text:style-name="P108">2 fok</text:p>
          </table:table-cell>
          <table:table-cell table:style-name="Táblázat41.B2" office:value-type="string">
            <text:p text:style-name="P143"><text:span text:style-name="T4">1.fok</text:span>: Ügyesség: 0<text:line-break/><text:span text:style-name="T4">2.fok</text:span>: Ügyesség: +1</text:p>
          </table:table-cell>
          <table:table-cell table:style-name="Táblázat41.E2" table:number-rows-spanned="2" office:value-type="string">
            <text:p text:style-name="P145">Csomózás: csomók ismerete.</text:p>
            <text:p text:style-name="P145">Megkötözés/szabadulás szituációban<text:line-break/>(akár egymás távollétében):<text:line-break/>Ügyesség ellenpróba, melyhez 1.fokon +2, 2.fokon +4 bónusz járul mindkét fortély esetén.</text:p>
          </table:table-cell>
        </table:table-row>
        <table:table-row table:style-name="TableLine2075140116976">
          <table:table-cell table:style-name="Táblázat41.A2" office:value-type="string">
            <text:p text:style-name="P185"/>
          </table:table-cell>
          <table:table-cell table:style-name="Táblázat41.B2" office:value-type="string">
            <text:p text:style-name="_5b_RPG_5d__20_Táblázattartalom_20_1">Kötelékből szabadulás</text:p>
          </table:table-cell>
          <table:table-cell table:style-name="Táblázat41.B2" office:value-type="string">
            <text:p text:style-name="P109">2 fok</text:p>
          </table:table-cell>
          <table:table-cell table:style-name="Táblázat41.B2" office:value-type="string">
            <text:p text:style-name="P143"><text:span text:style-name="T4">1.fok</text:span>: Ügyesség: +1<text:line-break/><text:span text:style-name="T4">2.fok</text:span>: Ügyesség: +2</text:p>
          </table:table-cell>
          <table:covered-table-cell table:style-name="Táblázat41.E2"/>
        </table:table-row>
        <table:table-row table:style-name="TableLine2075140120144">
          <table:table-cell table:style-name="Táblázat41.A9" office:value-type="string">
            <text:p text:style-name="P185"/>
          </table:table-cell>
          <table:table-cell table:style-name="Táblázat41.B2" office:value-type="string">
            <text:p text:style-name="_5b_RPG_5d__20_Táblázattartalom_20_1">Kocsihajtás</text:p>
            <text:p text:style-name="P185">Legyen inkább képzettség?</text:p>
          </table:table-cell>
          <table:table-cell table:style-name="Táblázat41.B2" office:value-type="string">
            <text:p text:style-name="P108">2 fok</text:p>
          </table:table-cell>
          <table:table-cell table:style-name="Táblázat41.B2" office:value-type="string">
            <text:p text:style-name="P143"><text:span text:style-name="T4">1.fok</text:span>: -<text:line-break/><text:span text:style-name="T4">2.fok</text:span>: Ügyesség: +1</text:p>
          </table:table-cell>
          <table:table-cell table:style-name="Táblázat41.E2" office:value-type="string">
            <text:p text:style-name="P145"><text:span text:style-name="T4">1.fok</text:span>: Postakocsi, ökrösszekér<text:line-break/><text:span text:style-name="T4">2.fok</text:span>: Harci szekerekre, nagy fogatokra</text:p>
          </table:table-cell>
        </table:table-row>
        <table:table-row table:style-name="TableLine2075140107472">
          <table:table-cell table:style-name="Táblázat41.A2" office:value-type="string">
            <text:p text:style-name="P185"/>
          </table:table-cell>
          <table:table-cell table:style-name="Táblázat41.B2" office:value-type="string">
            <text:p text:style-name="_5b_RPG_5d__20_Táblázattartalom_20_1">Hangutánzás</text:p>
          </table:table-cell>
          <table:table-cell table:style-name="Táblázat41.B2" office:value-type="string">
            <text:p text:style-name="P109">2 fok</text:p>
          </table:table-cell>
          <table:table-cell table:style-name="Táblázat41.B2" office:value-type="string">
            <text:p text:style-name="P143"><text:span text:style-name="T4">1.fok</text:span>: -<text:line-break/><text:span text:style-name="T4">2.fok</text:span>: Fogékonyság: +2</text:p>
          </table:table-cell>
          <table:table-cell table:style-name="Táblázat41.E2" office:value-type="string">
            <text:p text:style-name="P145"><text:span text:style-name="T4">1.fok</text:span>: komikusok előadására, állatok hangjának utánzására<text:line-break/><text:span text:style-name="T4">2.fok</text:span>: Teljesen megtévesztő emberi hang utánzás<text:line-break/><text:span text:style-name="T6">Megjegyzés:</text:span> Nyelvi ismeretek, faji különbségek nehezítenek!!</text:p>
          </table:table-cell>
        </table:table-row>
        <table:table-row table:style-name="TableLine2075140114672">
          <table:table-cell table:style-name="Táblázat41.A2" office:value-type="string">
            <text:p text:style-name="P185"/>
          </table:table-cell>
          <table:table-cell table:style-name="Táblázat41.B2" office:value-type="string">
            <text:p text:style-name="_5b_RPG_5d__20_Táblázattartalom_20_1">Szájról olvasás</text:p>
          </table:table-cell>
          <table:table-cell table:style-name="Táblázat41.B2" office:value-type="string">
            <text:p text:style-name="P109">1 fok</text:p>
          </table:table-cell>
          <table:table-cell table:style-name="Táblázat41.B2" office:value-type="string">
            <text:p text:style-name="P143">- Nyelvismeret: 3-6 <text:line-break/><text:span text:style-name="T11">(szituációtól függ)</text:span><text:line-break/>- Intelligencia: +1</text:p>
            <text:p text:style-name="P143">- Jól látható legyen a célszemély szája.</text:p>
          </table:table-cell>
          <table:table-cell table:style-name="Táblázat41.E2" office:value-type="string">
            <text:p text:style-name="P186">Beírni</text:p>
          </table:table-cell>
        </table:table-row>
        <table:table-row table:style-name="TableLine2075140114672">
          <table:table-cell table:style-name="Táblázat41.A2" office:value-type="string">
            <text:p text:style-name="P185"/>
          </table:table-cell>
          <table:table-cell table:style-name="Táblázat41.B2" office:value-type="string">
            <text:p text:style-name="P355">Szerencsés</text:p>
          </table:table-cell>
          <table:table-cell table:style-name="Táblázat41.B2" office:value-type="string">
            <text:p text:style-name="P256">1 fok</text:p>
          </table:table-cell>
          <table:table-cell table:style-name="Táblázat41.B2" office:value-type="string">
            <text:p text:style-name="P143">-</text:p>
          </table:table-cell>
          <table:table-cell table:style-name="Táblázat41.E2" office:value-type="string">
            <text:p text:style-name="P145">Egy játékalkalom során egyszer egy, a játékos által dobott, vagy ellene dobott kockadobást az illető megismételhet/megismételtethet.</text:p>
          </table:table-cell>
        </table:table-row>
      </table:table>
      <text:h text:style-name="P208" text:outline-level="2"/>
      <text:h text:style-name="P207" text:outline-level="2"><text:bookmark-start text:name="__RefHeading___Toc9330_1841829898"/>Alvilági és fizikai fortélyok<text:bookmark-end text:name="__RefHeading___Toc9330_1841829898"/></text:h>
      <table:table table:name="Táblázat42" table:style-name="Táblázat42">
        <table:table-column table:style-name="Táblázat42.A"/>
        <table:table-column table:style-name="Táblázat42.B"/>
        <table:table-column table:style-name="Táblázat42.C"/>
        <table:table-column table:style-name="Táblázat42.D"/>
        <table:table-column table:style-name="Táblázat42.E"/>
        <table:table-row table:style-name="Táblázat42.1">
          <table:table-cell table:style-name="Táblázat42.A1" office:value-type="string">
            <text:p text:style-name="_5b_RPG_5d__20_Táblázatfejléc"/>
          </table:table-cell>
          <table:table-cell table:style-name="Táblázat42.A1" office:value-type="string">
            <text:p text:style-name="_5b_RPG_5d__20_Táblázatfejléc">Fortély neve</text:p>
          </table:table-cell>
          <table:table-cell table:style-name="Táblázat42.A1" office:value-type="string">
            <text:p text:style-name="_5b_RPG_5d__20_Táblázatfejléc">Max fok</text:p>
          </table:table-cell>
          <table:table-cell table:style-name="Táblázat42.A1" office:value-type="string">
            <text:p text:style-name="_5b_RPG_5d__20_Táblázatfejléc">Követelménye</text:p>
          </table:table-cell>
          <table:table-cell table:style-name="Táblázat42.E1" office:value-type="string">
            <text:p text:style-name="_5b_RPG_5d__20_Táblázatfejléc">Hatás, megjegyzés</text:p>
          </table:table-cell>
        </table:table-row>
        <table:table-row table:style-name="Táblázat42.1">
          <table:table-cell table:style-name="Táblázat42.A2" office:value-type="string">
            <text:p text:style-name="P181"/>
          </table:table-cell>
          <table:table-cell table:style-name="Táblázat42.B2" office:value-type="string">
            <text:p text:style-name="P107">Biztos kezű mászó</text:p>
          </table:table-cell>
          <table:table-cell table:style-name="Táblázat42.B2" office:value-type="string">
            <text:p text:style-name="P107">1 fok</text:p>
          </table:table-cell>
          <table:table-cell table:style-name="Táblázat42.B2" office:value-type="string">
            <text:p text:style-name="P107">-</text:p>
          </table:table-cell>
          <table:table-cell table:style-name="Táblázat42.E2" office:value-type="string">
            <text:p text:style-name="P187">Leírni</text:p>
            <text:p text:style-name="P187">A rontások leeséstől véd. Bár az Erő és Edzettség bevetése ezt megoldja, szóval talán nem kell.</text:p>
          </table:table-cell>
        </table:table-row>
        <table:table-row table:style-name="Táblázat42.1">
          <table:table-cell table:style-name="Táblázat42.A3" office:value-type="string">
            <text:p text:style-name="P181"/>
          </table:table-cell>
          <table:table-cell table:style-name="Táblázat42.B2" office:value-type="string">
            <text:p text:style-name="P107">Úszás</text:p>
          </table:table-cell>
          <table:table-cell table:style-name="Táblázat42.B2" office:value-type="string">
            <text:p text:style-name="P107">2 fok</text:p>
          </table:table-cell>
          <table:table-cell table:style-name="Táblázat42.B2" office:value-type="string">
            <text:p text:style-name="P107">1.fok: -</text:p>
            <text:p text:style-name="P107">2.fok: Edzettség: +2</text:p>
          </table:table-cell>
          <table:table-cell table:style-name="Táblázat42.E2" office:value-type="string">
            <text:p text:style-name="P146"><text:span text:style-name="T6">Alapeset</text:span>: Az illető elmerül, fuldoklik</text:p>
            <text:p text:style-name="P146"><text:span text:style-name="T4">1.fok</text:span>: Tud úszni, hosszú távú úszás esetén Edzettség próbára +2</text:p>
            <text:p text:style-name="P146"><text:span text:style-name="T4">2.fok</text:span>: Mint az 1.fok, de Edzettség próbára +4</text:p>
          </table:table-cell>
        </table:table-row>
        <table:table-row table:style-name="Táblázat42.1">
          <table:table-cell table:style-name="Táblázat42.A3" office:value-type="string">
            <text:p text:style-name="P181"/>
          </table:table-cell>
          <table:table-cell table:style-name="Táblázat42.B2" office:value-type="string">
            <text:p text:style-name="P107">Futás</text:p>
          </table:table-cell>
          <table:table-cell table:style-name="Táblázat42.B2" office:value-type="string">
            <text:p text:style-name="P107">2 fok</text:p>
          </table:table-cell>
          <table:table-cell table:style-name="Táblázat42.B2" office:value-type="string">
            <text:p text:style-name="P107">1.fok: Edzettség: +1</text:p>
            <text:p text:style-name="P107">2.fok: Edzettség: +2</text:p>
          </table:table-cell>
          <table:table-cell table:style-name="Táblázat42.E2" office:value-type="string">
            <text:p text:style-name="P146"><text:span text:style-name="T6">Alapeset</text:span>: Hosszútáv futásnál Edzettség próba</text:p>
            <text:p text:style-name="P147"><text:span text:style-name="T4">1.fok</text:span>: Hosszút áv futáskor Edzettség próbára +1<text:line-break/><text:tab/>Rövidtávra: Gyorsaság +1</text:p>
            <text:p text:style-name="P147"><text:span text:style-name="T4">2.fok</text:span>: Hosszútáv futáskor Edzettség próbára +2<text:line-break/><text:tab/>Rövidtávra: Gyorsaság: +2</text:p>
          </table:table-cell>
        </table:table-row>
        <table:table-row table:style-name="Táblázat42.1">
          <table:table-cell table:style-name="Táblázat42.A5" office:value-type="string">
            <text:p text:style-name="P181"/>
          </table:table-cell>
          <table:table-cell table:style-name="Táblázat42.B2" office:value-type="string">
            <text:p text:style-name="P107">Kaméleon</text:p>
          </table:table-cell>
          <table:table-cell table:style-name="Táblázat42.B2" office:value-type="string">
            <text:p text:style-name="P107">1 fok</text:p>
          </table:table-cell>
          <table:table-cell table:style-name="Táblázat42.B2" office:value-type="string">
            <text:p text:style-name="P107">Álcázás/Álruha - <text:span text:style-name="T10">6</text:span>.szint</text:p>
          </table:table-cell>
          <table:table-cell table:style-name="Táblázat42.E2" office:value-type="string">
            <text:p text:style-name="P146">Az Álcázás/Álruha képzettség tanulása során nem minden 3., hanem minden 2. szinten kap új szerepet a karakter.</text:p>
          </table:table-cell>
        </table:table-row>
        <table:table-row table:style-name="Táblázat42.1">
          <table:table-cell table:style-name="Táblázat42.A6" office:value-type="string">
            <text:p text:style-name="P181"/>
          </table:table-cell>
          <table:table-cell table:style-name="Táblázat42.B2" office:value-type="string">
            <text:p text:style-name="P107">Kötéltánc</text:p>
            <text:p text:style-name="P119">Nem lesz, aki ezt felvenné..</text:p>
            <text:p text:style-name="P119">(legyen 1 fokú?)</text:p>
          </table:table-cell>
          <table:table-cell table:style-name="Táblázat42.B2" office:value-type="string">
            <text:p text:style-name="P107">2 fok</text:p>
          </table:table-cell>
          <table:table-cell table:style-name="Táblázat42.B2" office:value-type="string">
            <text:p text:style-name="P107">Akrobatika: <text:span text:style-name="T10">???</text:span></text:p>
          </table:table-cell>
          <table:table-cell table:style-name="Táblázat42.E2" office:value-type="string">
            <text:p text:style-name="_5b_RPG_5d__20_Táblázat_20_-_20_Fortély_20_hatás"><text:span text:style-name="T6">Alapeset</text:span>: Akrobatikára dobhatsz kötéltáncos szituációban <text:span text:style-name="T10">(-6)-al</text:span></text:p>
            <text:p text:style-name="_5b_RPG_5d__20_Táblázat_20_-_20_Fortély_20_hatás"><text:span text:style-name="T5">1.fok</text:span>: Akrobatikára dobhatsz kötéltáncos szituációban (-2)-vel</text:p>
            <text:p text:style-name="_5b_RPG_5d__20_Táblázat_20_-_20_Fortély_20_hatás"><text:span text:style-name="T5">2.fok</text:span> Akrobatikára dobhatsz kötéltáncos szituációban levonás nélkül</text:p>
          </table:table-cell>
        </table:table-row>
        <table:table-row table:style-name="Táblázat42.1">
          <table:table-cell table:style-name="Táblázat42.A3" office:value-type="string">
            <text:p text:style-name="P181"/>
          </table:table-cell>
          <table:table-cell table:style-name="Táblázat42.B2" office:value-type="string">
            <text:p text:style-name="P107">Pók</text:p>
          </table:table-cell>
          <table:table-cell table:style-name="Táblázat42.B2" office:value-type="string">
            <text:p text:style-name="P107">1 fok</text:p>
          </table:table-cell>
          <table:table-cell table:style-name="Táblázat42.B2" office:value-type="string">
            <text:p text:style-name="P107">Mászás: +6<text:line-break/>Ügyesség: +2</text:p>
          </table:table-cell>
          <table:table-cell table:style-name="Táblázat42.E2" office:value-type="string">
            <text:p text:style-name="_5b_RPG_5d__20_Táblázat_20_-_20_Fortély_20_hatás">Gyorsabban tudsz mászni. <text:span text:style-name="T10">Kifejteni.</text:span></text:p>
          </table:table-cell>
        </table:table-row>
        <table:table-row table:style-name="Táblázat42.1">
          <table:table-cell table:style-name="Táblázat42.A3" office:value-type="string">
            <text:p text:style-name="P181"/>
          </table:table-cell>
          <table:table-cell table:style-name="Táblázat42.B2" office:value-type="string">
            <text:p text:style-name="P107">Suhanó árnyék </text:p>
          </table:table-cell>
          <table:table-cell table:style-name="Táblázat42.B2" office:value-type="string">
            <text:p text:style-name="P107">1 fok</text:p>
          </table:table-cell>
          <table:table-cell table:style-name="Táblázat42.B2" office:value-type="string">
            <text:p text:style-name="P107">Lopózás/Rejtőzés: +6</text:p>
            <text:p text:style-name="P107">Ügyesség: +1</text:p>
          </table:table-cell>
          <table:table-cell table:style-name="Táblázat42.E2" office:value-type="string">
            <text:p text:style-name="_5b_RPG_5d__20_Táblázat_20_-_20_Fortély_20_hatás">Gyorsabban tudsz lopózni. <text:s/><text:span text:style-name="T10">Kifejteni</text:span></text:p>
          </table:table-cell>
        </table:table-row>
        <table:table-row table:style-name="Táblázat42.1">
          <table:table-cell table:style-name="Táblázat42.A3" office:value-type="string">
            <text:p text:style-name="P181"/>
          </table:table-cell>
          <table:table-cell table:style-name="Táblázat42.B2" office:value-type="string">
            <text:p text:style-name="P107">Szabotőr</text:p>
          </table:table-cell>
          <table:table-cell table:style-name="Táblázat42.B2" office:value-type="string">
            <text:p text:style-name="P107">1 fok</text:p>
          </table:table-cell>
          <table:table-cell table:style-name="Táblázat42.B2" office:value-type="string">
            <text:p text:style-name="P107">Mechanika: <text:span text:style-name="T9">3.szint</text:span></text:p>
          </table:table-cell>
          <table:table-cell table:style-name="Táblázat42.E2" office:value-type="string">
            <text:p text:style-name="_5b_RPG_5d__20_Táblázat_20_-_20_Fortély_20_hatás">Ha egy csapdát akarsz hatástalanítani, vagy mechanikus szerkezetet tönkretenni, akkor a Mechanika képzettségpróbára +6 bónusz jár. Csak már felfedezett csapdákra vonatkozik!</text:p>
          </table:table-cell>
        </table:table-row>
        <table:table-row table:style-name="Táblázat42.1">
          <table:table-cell table:style-name="Táblázat42.A6" office:value-type="string">
            <text:p text:style-name="P181"/>
          </table:table-cell>
          <table:table-cell table:style-name="Táblázat42.B2" office:value-type="string">
            <text:p text:style-name="P107">Százarcú</text:p>
          </table:table-cell>
          <table:table-cell table:style-name="Táblázat42.B2" office:value-type="string">
            <text:p text:style-name="P107">2 fok</text:p>
          </table:table-cell>
          <table:table-cell table:style-name="Táblázat42.B2" office:value-type="string">
            <text:p text:style-name="P107">1.fok:</text:p>
            <text:p text:style-name="P107">Álcázás/Álruha: 4.szint</text:p>
            <text:p text:style-name="P107">2.fok:</text:p>
            <text:p text:style-name="P110">Álcázás/Álruha: 8.szint</text:p>
          </table:table-cell>
          <table:table-cell table:style-name="Táblázat42.E2" office:value-type="string">
            <text:p text:style-name="_5b_RPG_5d__20_Táblázat_20_-_20_Fortély_20_hatás">Rögtönzött kellékekből is képes vagy álruhát barkácsolni. Gyorsan át tudsz változni. Ne feledjük: <text:span text:style-name="T13">ilyen esetekben a próba célszáma növekszik!</text:span></text:p>
            <text:p text:style-name="_5b_RPG_5d__20_Táblázat_20_-_20_Fortély_20_hatás"><text:span text:style-name="T32">Alapeset</text:span><text:span text:style-name="T31">::</text:span><text:span text:style-name="T13"> </text:span><text:span text:style-name="T31">Gyors átöltözéskor <text:s/>körülménytől függően + [1-6]-al nőhet a képzettségpróba nehézsége.</text:span><text:line-break/><text:span text:style-name="T5">1.fok:</text:span><text:span text:style-name="T9"> A gyors átöltözés büntetését 3-al csökkentheted képzettségpróbánál. </text:span></text:p>
            <text:p text:style-name="_5b_RPG_5d__20_Táblázat_20_-_20_Fortély_20_hatás"><text:span text:style-name="T5">2.fok</text:span><text:span text:style-name="T6">:</text:span> <text:span text:style-name="T9">A gyors átöltözés büntetését 6-al csökkentheted képzettségpróbánál. </text:span></text:p>
          </table:table-cell>
        </table:table-row>
        <table:table-row table:style-name="Táblázat42.1">
          <table:table-cell table:style-name="Táblázat42.A3" office:value-type="string">
            <text:p text:style-name="P181"/>
          </table:table-cell>
          <table:table-cell table:style-name="Táblázat42.B2" office:value-type="string">
            <text:p text:style-name="P107">Villámgyors keresés</text:p>
          </table:table-cell>
          <table:table-cell table:style-name="Táblázat42.B2" office:value-type="string">
            <text:p text:style-name="P110">1 fok</text:p>
          </table:table-cell>
          <table:table-cell table:style-name="Táblázat42.B2" office:value-type="string">
            <text:p text:style-name="P107">Keresés: <text:span text:style-name="T10">???</text:span></text:p>
          </table:table-cell>
          <table:table-cell table:style-name="Táblázat42.E2" office:value-type="string">
            <text:p text:style-name="_5b_RPG_5d__20_Táblázat_20_-_20_Fortély_20_hatás">Alapesetben ha gyorsabban akarsz valamit megtalálni, akkor emelkedik a célszám. A Villámgyors keresés ilyen helyzetekben 3-al mérsékeli a célszám emelkedést.</text:p>
          </table:table-cell>
        </table:table-row>
        <table:table-row table:style-name="Táblázat42.1">
          <table:table-cell table:style-name="Táblázat42.A3" office:value-type="string">
            <text:p text:style-name="P181"/>
          </table:table-cell>
          <table:table-cell table:style-name="Táblázat42.B2" office:value-type="string">
            <text:p text:style-name="P107">Zártörő</text:p>
          </table:table-cell>
          <table:table-cell table:style-name="Táblázat42.B2" office:value-type="string">
            <text:p text:style-name="P110">1 fok</text:p>
          </table:table-cell>
          <table:table-cell table:style-name="Táblázat42.B2" office:value-type="string">
            <text:p text:style-name="P107">Zárnyitás: <text:span text:style-name="T10">???</text:span></text:p>
          </table:table-cell>
          <table:table-cell table:style-name="Táblázat42.E2" office:value-type="string">
            <text:p text:style-name="_5b_RPG_5d__20_Táblázat_20_-_20_Fortély_20_hatás">Alapesetben ha gyorsabban akarsz kinyitni egy zárat, akkor emelkedik a célszám. A „Zártörő” fortély ilyen helyzetekben 3-al <text:span text:style-name="T13">mérsékeli a</text:span><text:span text:style-name="T14"> célszám emelkedést</text:span>.</text:p>
          </table:table-cell>
        </table:table-row>
      </table:table>
      <text:p text:style-name="Standard"/>
      <text:p text:style-name="Standard"/>
      <text:p text:style-name="Standard"/>
      <text:h text:style-name="P208" text:outline-level="2"/>
      <text:h text:style-name="P207" text:outline-level="2"><text:bookmark-start text:name="__RefHeading___Toc9332_1841829898"/>Szociális fortélyok<text:bookmark-end text:name="__RefHeading___Toc9332_1841829898"/></text:h>
      <text:p text:style-name="P89">A most következő fortélyok köztes pontot foglalnak el a játékos saját alakítása és a szabályrendszer között. Talán meglepő lehetett, hogy a Szociális képzettségeknél egyedül az Etikett szerepelt, de nem véletlenül! Szeretnénk leszögezni, hogy a meggyőzés, megfélemlítés, befolyásolás, ingerlés, valamint a szónoki helyzetek mind a szóbeli játék részei, nem intézhetőek el sima kockadobással. Mikor egy karakter nem mágikus befolyással kíván élni egy másik karakterre, olyankor a KM – a játékos alakítását elbírálva (beleszámítva a karakter jellemrajzát is) – <text:s/>megállapít egy célszámot, ami ellen a befolyásolni kívánt személynek Emberismeret próbát kell dobnia. (Ettől a KM különösen jó előadás és/vagy tökhülye áldozat esetén, vagy mert úgy tartja kedve – eltekinthet).</text:p>
      <text:p text:style-name="Text_20_body">Hogy a fentiekbe a szabályoknak apró beleszólása lehessen, a karakterek szociális fortélyokat vehetnek fel, melyek nem okoznak jelentős bónuszokat, mindössze arra jók, hogy a próba nehézségét (célszámát) 3‑al, vagy 2.fok esetén 6-al eltolják pozitív irányba, (vagy negatívba, ha a karakternek passzív tudásként van rá szüksége az Emberismeret próbánál, (mert rá próbálnak hatni)).</text:p>
      <text:p text:style-name="Text_20_body">A fentiekből kitűnik, hogy aki nem képes eljátszani egy ilyen helyzetet, az játsszon inkább egy harcosabb beállítottságú karakterrel, ne a számokkal próbálja megoldani hiányosságait.</text:p>
      <text:p text:style-name="Text_20_body">Az alábbi Fortélyokat a játékos csak a KM engedélyével veheti fel, ÉS csak abban az esetben, amennyiben az a karakter előtörténetével és jellemrajzával egyezik.</text:p>
      <text:p text:style-name="Text_20_body">Szót érdemelnek még a politikai cselszövések, mint szociális vonatkozású tevékenységek. Ezek komplex szituációk, melyeket nem vonhatunk be a szabályrendszer alá, mégis egyes területein (pl. információk megszerzése) döntenünk kell. Az ilyen helyzetek kezeléséhez lásd a <text:span text:style-name="_5b_RPG_5d__20_Kiemelt_20_kifejezés">„Mit tudok/tudhatok róla?”</text:span> fejezetet a szabályrendszer <text:span text:style-name="_5b_RPG_5d__20_Kiemelt_20_kifejezés">Szituációk</text:span> főfejezetében!</text:p>
      <table:table table:name="Táblázat43" table:style-name="Táblázat43">
        <table:table-column table:style-name="Táblázat43.A"/>
        <table:table-column table:style-name="Táblázat43.B"/>
        <table:table-column table:style-name="Táblázat43.C"/>
        <table:table-column table:style-name="Táblázat43.D"/>
        <table:table-column table:style-name="Táblázat43.E"/>
        <table:table-header-rows>
          <table:table-row table:style-name="Táblázat43.1">
            <table:table-cell table:style-name="Táblázat43.A1" office:value-type="string">
              <text:p text:style-name="_5b_RPG_5d__20_Táblázatfejléc"/>
            </table:table-cell>
            <table:table-cell table:style-name="Táblázat43.A1" office:value-type="string">
              <text:p text:style-name="_5b_RPG_5d__20_Táblázatfejléc">Fortély neve</text:p>
            </table:table-cell>
            <table:table-cell table:style-name="Táblázat43.A1" office:value-type="string">
              <text:p text:style-name="_5b_RPG_5d__20_Táblázatfejléc">Max fok</text:p>
            </table:table-cell>
            <table:table-cell table:style-name="Táblázat43.A1" office:value-type="string">
              <text:p text:style-name="_5b_RPG_5d__20_Táblázatfejléc">Követelménye</text:p>
            </table:table-cell>
            <table:table-cell table:style-name="Táblázat43.E1" office:value-type="string">
              <text:p text:style-name="_5b_RPG_5d__20_Táblázatfejléc">Hatás, megjegyzés</text:p>
            </table:table-cell>
          </table:table-row>
        </table:table-header-rows>
        <table:table-row table:style-name="Táblázat43.1">
          <table:table-cell table:style-name="Táblázat43.A2" office:value-type="string">
            <text:p text:style-name="_5b_RPG_5d__20_Táblázattartalom_20_1"/>
          </table:table-cell>
          <table:table-cell table:style-name="Táblázat43.B2" office:value-type="string">
            <text:p text:style-name="_5b_RPG_5d__20_Táblázattartalom_20_1">Szónoklás</text:p>
            <text:p text:style-name="P143"><text:line-break/><text:span text:style-name="T11">(az agitátor-jellegű<text:line-break/>megmozdulások is ide tartoznak)</text:span></text:p>
          </table:table-cell>
          <table:table-cell table:style-name="Táblázat43.B2" office:value-type="string">
            <text:p text:style-name="_5b_RPG_5d__20_Táblázattartalom_20_1">2 fok</text:p>
          </table:table-cell>
          <table:table-cell table:style-name="Táblázat43.B2" office:value-type="string">
            <text:p text:style-name="P143">1.fok: Intelligencia: +1</text:p>
            <text:p text:style-name="P143">Emberismeret: <text:line-break/><text:span text:style-name="T12">6. szint</text:span></text:p>
            <text:p text:style-name="P143"/>
            <text:p text:style-name="P143">2.fok: Intelligencia: +1</text:p>
            <text:p text:style-name="P143">Emberismeret: <text:line-break/><text:span text:style-name="T12">9. szint</text:span></text:p>
          </table:table-cell>
          <table:table-cell table:style-name="Táblázat43.E2" office:value-type="string">
            <text:p text:style-name="_5b_RPG_5d__20_Táblázattartalom_20_1"><text:span text:style-name="_5b_RPG_5d__20_Kiemelt_20_kifejezés">Aktív alkalmazás</text:span>: áldozatod <text:span text:style-name="T6">1.fokon</text:span> <text:span text:style-name="T1">egy</text:span> fokozattal (<text:span text:style-name="T19">+3), </text:span><text:span text:style-name="T21">2.fokon</text:span><text:span text:style-name="T19"> két fokozattal (+6) </text:span>nehezebb <text:span text:style-name="T19"><text:s/></text:span>Emberismeret próbát dob</text:p>
            <text:p text:style-name="_5b_RPG_5d__20_Táblázattartalom_20_1"><text:span text:style-name="_5b_RPG_5d__20_Kiemelt_20_kifejezés"><text:span text:style-name="T25">Passzív alkalmazás</text:span></text:span><text:span text:style-name="T28">: rád próbálnak hatni és </text:span><text:span text:style-name="T25">1.fok</text:span><text:span text:style-name="T28"> esetén </text:span>egy fokozattal (-3), <text:span text:style-name="T6">2.fokon</text:span> <text:span text:style-name="T19"><text:s/>két fokozattal (-6)</text:span> könnyebb Emberismeret próbát dobsz<text:line-break/>A szónoklat sikerét nagyban növelni képes, a hallgatóság nagy száma. Hogy mennyire, azt ne próbadobás, hanem szóbeli játék és a KM döntse el.</text:p>
          </table:table-cell>
        </table:table-row>
        <table:table-row table:style-name="Táblázat43.1">
          <table:table-cell table:style-name="Táblázat43.A2" office:value-type="string">
            <text:p text:style-name="_5b_RPG_5d__20_Táblázattartalom_20_1"/>
          </table:table-cell>
          <table:table-cell table:style-name="Táblázat43.B2" office:value-type="string">
            <text:p text:style-name="_5b_RPG_5d__20_Táblázattartalom_20_1">Meggyőzés</text:p>
          </table:table-cell>
          <table:table-cell table:style-name="Táblázat43.B2" office:value-type="string">
            <text:p text:style-name="P143">1 fok</text:p>
          </table:table-cell>
          <table:table-cell table:style-name="Táblázat43.B2" office:value-type="string">
            <text:p text:style-name="P143">Intelligencia: +1</text:p>
            <text:p text:style-name="P143">Emberismeret:<text:line-break/><text:span text:style-name="T12">6. szint</text:span></text:p>
          </table:table-cell>
          <table:table-cell table:style-name="Táblázat43.E2" office:value-type="string">
            <text:p text:style-name="_5b_RPG_5d__20_Táblázattartalom_20_1"><text:span text:style-name="_5b_RPG_5d__20_Kiemelt_20_kifejezés">Aktív alkalmazás</text:span>: az áldozatod egy fokozattal nehezebb (<text:span text:style-name="T19">+3) </text:span>Emberismeret próbát dob</text:p>
            <text:p text:style-name="_5b_RPG_5d__20_Táblázattartalom_20_1"><text:span text:style-name="_5b_RPG_5d__20_Kiemelt_20_kifejezés"><text:span text:style-name="T25">Passzív alkalmazás</text:span></text:span><text:span text:style-name="T28">: rád próbálnak hatni és </text:span>egy fokozattal könnyebb (-3) Emberismeret próbát dobsz</text:p>
          </table:table-cell>
        </table:table-row>
        <table:table-row table:style-name="Táblázat43.1">
          <table:table-cell table:style-name="Táblázat43.A2" office:value-type="string">
            <text:p text:style-name="_5b_RPG_5d__20_Táblázattartalom_20_1"/>
          </table:table-cell>
          <table:table-cell table:style-name="Táblázat43.B2" office:value-type="string">
            <text:p text:style-name="_5b_RPG_5d__20_Táblázattartalom_20_1">Hazudozás</text:p>
          </table:table-cell>
          <table:table-cell table:style-name="Táblázat43.B2" office:value-type="string">
            <text:p text:style-name="P143">1 fok</text:p>
          </table:table-cell>
          <table:table-cell table:style-name="Táblázat43.B2" office:value-type="string">
            <text:p text:style-name="P143">Intelligencia: +1</text:p>
            <text:p text:style-name="P143">Emberismeret:<text:line-break/><text:span text:style-name="T12">3. szint</text:span></text:p>
          </table:table-cell>
          <table:table-cell table:style-name="Táblázat43.E2" office:value-type="string">
            <text:p text:style-name="_5b_RPG_5d__20_Táblázattartalom_20_1"><text:span text:style-name="_5b_RPG_5d__20_Kiemelt_20_kifejezés">Aktív alkalmazás</text:span>: megpróbálsz megetetni valakivel egy jó kis hazugságot :) Ezzel a fortéllyal áldozatod egy fokozattal nehezebb (<text:span text:style-name="T19">+3) </text:span>Emberismeret próbát dob</text:p>
            <text:p text:style-name="P185"><text:span text:style-name="_5b_RPG_5d__20_Kiemelt_20_kifejezés"><text:span text:style-name="T25">Passzív alkalmazá</text:span></text:span><text:span text:style-name="_5b_RPG_5d__20_Kiemelt_20_kifejezés"><text:span text:style-name="T27">s</text:span></text:span><text:span text:style-name="T29">: téged próbálnak átverni. Ekkor </text:span><text:span text:style-name="T9">egy fokozattal könnyebb (-3) Emberismeret próbát dobsz</text:span></text:p>
          </table:table-cell>
        </table:table-row>
        <table:table-row table:style-name="Táblázat43.1">
          <table:table-cell table:style-name="Táblázat43.A2" office:value-type="string">
            <text:p text:style-name="_5b_RPG_5d__20_Táblázattartalom_20_1"/>
          </table:table-cell>
          <table:table-cell table:style-name="Táblázat43.B2" office:value-type="string">
            <text:p text:style-name="_5b_RPG_5d__20_Táblázattartalom_20_1">Megfélemlítés</text:p>
          </table:table-cell>
          <table:table-cell table:style-name="Táblázat43.B2" office:value-type="string">
            <text:p text:style-name="P143">1 fok</text:p>
          </table:table-cell>
          <table:table-cell table:style-name="Táblázat43.B2" office:value-type="string">
            <text:p text:style-name="P143">Önuralom: +2</text:p>
            <text:p text:style-name="P143">Emberismeret: <text:line-break/><text:span text:style-name="T12">6 szint</text:span></text:p>
          </table:table-cell>
          <table:table-cell table:style-name="Táblázat43.E2" office:value-type="string">
            <text:p text:style-name="_5b_RPG_5d__20_Táblázattartalom_20_1"><text:span text:style-name="_5b_RPG_5d__20_Kiemelt_20_kifejezés">Aktív alkalmazás</text:span>: áldozatod egy fokozattal nehezebb (<text:span text:style-name="T19">+1) Önuralom</text:span> próbát dob</text:p>
            <text:p text:style-name="_5b_RPG_5d__20_Táblázattartalom_20_1"><text:span text:style-name="_5b_RPG_5d__20_Kiemelt_20_kifejezés"><text:span text:style-name="T25">Passzív alkalmazás</text:span></text:span><text:span text:style-name="T28">: rád próbálnak hatni és </text:span>egy fokozattal könnyebb (-1) Önuralom próbát dobsz</text:p>
          </table:table-cell>
        </table:table-row>
        <table:table-row table:style-name="Táblázat43.1">
          <table:table-cell table:style-name="Táblázat43.A2" office:value-type="string">
            <text:p text:style-name="_5b_RPG_5d__20_Táblázattartalom_20_1"/>
          </table:table-cell>
          <table:table-cell table:style-name="Táblázat43.B2" office:value-type="string">
            <text:p text:style-name="_5b_RPG_5d__20_Táblázattartalom_20_1">Hidegvér </text:p>
          </table:table-cell>
          <table:table-cell table:style-name="Táblázat43.B2" office:value-type="string">
            <text:p text:style-name="P143">1 fok</text:p>
          </table:table-cell>
          <table:table-cell table:style-name="Táblázat43.B2" office:value-type="string">
            <text:p text:style-name="P143">Önuralom: <text:span text:style-name="T10">+2</text:span></text:p>
            <text:p text:style-name="P185">???</text:p>
          </table:table-cell>
          <table:table-cell table:style-name="Táblázat43.E2" office:value-type="string">
            <text:p text:style-name="_5b_RPG_5d__20_Táblázattartalom_20_1"><text:span text:style-name="_5b_RPG_5d__20_Kiemelt_20_kifejezés">Csak </text:span><text:span text:style-name="_5b_RPG_5d__20_Kiemelt_20_kifejezés"><text:span text:style-name="T6">Passzívan</text:span></text:span><text:span text:style-name="_5b_RPG_5d__20_Kiemelt_20_kifejezés"> alkalmazható.</text:span> Nehezebb kibillenteni a nyugalmadból:</text:p>
            <text:p text:style-name="P143">- Nem mágikus befolyást célzó, önuralmat érintő Önuralom próbákra: <text:span text:style-name="T18">+</text:span>1</text:p>
            <text:p text:style-name="P143">- Asztrális ellenállás nő: <text:span text:style-name="T33">+1 AME</text:span></text:p>
          </table:table-cell>
        </table:table-row>
        <table:table-row table:style-name="Táblázat43.1">
          <table:table-cell table:style-name="Táblázat43.A2" office:value-type="string">
            <text:p text:style-name="_5b_RPG_5d__20_Táblázattartalom_20_1"/>
          </table:table-cell>
          <table:table-cell table:style-name="Táblázat43.B2" office:value-type="string">
            <text:p text:style-name="_5b_RPG_5d__20_Táblázattartalom_20_1">Tiszta fej (1 fokú)</text:p>
          </table:table-cell>
          <table:table-cell table:style-name="Táblázat43.B2" office:value-type="string">
            <text:p text:style-name="P143">1 fok</text:p>
          </table:table-cell>
          <table:table-cell table:style-name="Táblázat43.B2" office:value-type="string">
            <text:p text:style-name="P144">Intelligencia: +2</text:p>
            <text:p text:style-name="P144">Önuralom: +1</text:p>
            <text:p text:style-name="P185">???</text:p>
          </table:table-cell>
          <table:table-cell table:style-name="Táblázat43.E2" office:value-type="string">
            <text:p text:style-name="_5b_RPG_5d__20_Táblázattartalom_20_1"><text:span text:style-name="_5b_RPG_5d__20_Kiemelt_20_kifejezés">Csak Passzívan alkalmazható.</text:span> <text:line-break/>Nehezebben befolyásolnak.</text:p>
            <text:p text:style-name="P143">- Nem mágikus gondolati befolyást célzó Intelligencia próbákra: <text:span text:style-name="T18">+</text:span>1 bónusz</text:p>
            <text:p text:style-name="P143">- Mentális ellenállás nő: <text:span text:style-name="T33">+1 MME</text:span></text:p>
          </table:table-cell>
        </table:table-row>
      </table:table>
      <text:h text:style-name="Heading_20_2" text:outline-level="2"><text:bookmark-start text:name="__RefHeading___Toc9334_1841829898"/><text:soft-page-break/>Világi Fortélyok<text:bookmark-end text:name="__RefHeading___Toc9334_1841829898"/></text:h>
      <table:table table:name="Táblázat70" table:style-name="Táblázat70">
        <table:table-column table:style-name="Táblázat70.A"/>
        <table:table-column table:style-name="Táblázat70.B"/>
        <table:table-column table:style-name="Táblázat70.C"/>
        <table:table-column table:style-name="Táblázat70.D"/>
        <table:table-column table:style-name="Táblázat70.E"/>
        <table:table-row table:style-name="TableLine2075140436992">
          <table:table-cell table:style-name="Táblázat70.A1" office:value-type="string">
            <text:p text:style-name="_5b_RPG_5d__20_Táblázatfejléc"/>
          </table:table-cell>
          <table:table-cell table:style-name="Táblázat70.A1" office:value-type="string">
            <text:p text:style-name="_5b_RPG_5d__20_Táblázatfejléc">Fortély neve</text:p>
          </table:table-cell>
          <table:table-cell table:style-name="Táblázat70.A1" office:value-type="string">
            <text:p text:style-name="_5b_RPG_5d__20_Táblázatfejléc">Max fok</text:p>
          </table:table-cell>
          <table:table-cell table:style-name="Táblázat70.A1" office:value-type="string">
            <text:p text:style-name="_5b_RPG_5d__20_Táblázatfejléc">Követelménye</text:p>
          </table:table-cell>
          <table:table-cell table:style-name="Táblázat70.E1" office:value-type="string">
            <text:p text:style-name="_5b_RPG_5d__20_Táblázatfejléc">Hatás, megjegyzés</text:p>
          </table:table-cell>
        </table:table-row>
        <table:table-row table:style-name="TableLine2075140431808">
          <table:table-cell table:style-name="Táblázat70.A2" office:value-type="string">
            <text:p text:style-name="P110"/>
          </table:table-cell>
          <table:table-cell table:style-name="Táblázat70.B2" office:value-type="string">
            <text:p text:style-name="P107">Baráti állatok</text:p>
          </table:table-cell>
          <table:table-cell table:style-name="Táblázat70.B2" office:value-type="string">
            <text:p text:style-name="P110">1 fok</text:p>
          </table:table-cell>
          <table:table-cell table:style-name="Táblázat70.B2" office:value-type="string">
            <text:p text:style-name="P107">-</text:p>
          </table:table-cell>
          <table:table-cell table:style-name="Táblázat70.E2" office:value-type="string">
            <text:p text:style-name="_5b_RPG_5d__20_Táblázat_20_-_20_Fortély_20_hatás">Az állatok alapból rokonszenvvel viseltetnek irányodban.</text:p>
          </table:table-cell>
        </table:table-row>
      </table:table>
      <text:p text:style-name="Standard"/>
      <text:p text:style-name="Text_20_body"/>
      <text:h text:style-name="Heading_20_2" text:outline-level="2"><text:bookmark-start text:name="__RefHeading___Toc9336_1841829898"/>Tudományos Fortélyok<text:bookmark-end text:name="__RefHeading___Toc9336_1841829898"/></text:h>
      <table:table table:name="Táblázat64" table:style-name="Táblázat64">
        <table:table-column table:style-name="Táblázat64.A"/>
        <table:table-column table:style-name="Táblázat64.B"/>
        <table:table-column table:style-name="Táblázat64.C"/>
        <table:table-column table:style-name="Táblázat64.D"/>
        <table:table-column table:style-name="Táblázat64.E"/>
        <table:table-row table:style-name="TableLine2075140426336">
          <table:table-cell table:style-name="Táblázat64.A1" office:value-type="string">
            <text:p text:style-name="_5b_RPG_5d__20_Táblázatfejléc"/>
          </table:table-cell>
          <table:table-cell table:style-name="Táblázat64.A1" office:value-type="string">
            <text:p text:style-name="_5b_RPG_5d__20_Táblázatfejléc">Fortély neve</text:p>
          </table:table-cell>
          <table:table-cell table:style-name="Táblázat64.A1" office:value-type="string">
            <text:p text:style-name="_5b_RPG_5d__20_Táblázatfejléc">Max fok</text:p>
          </table:table-cell>
          <table:table-cell table:style-name="Táblázat64.A1" office:value-type="string">
            <text:p text:style-name="_5b_RPG_5d__20_Táblázatfejléc">Követelménye</text:p>
          </table:table-cell>
          <table:table-cell table:style-name="Táblázat64.E1" office:value-type="string">
            <text:p text:style-name="_5b_RPG_5d__20_Táblázatfejléc">Hatás, megjegyzés</text:p>
          </table:table-cell>
        </table:table-row>
        <table:table-row table:style-name="TableLine2075140424608">
          <table:table-cell table:style-name="Táblázat64.A2" office:value-type="string">
            <text:p text:style-name="P110"/>
          </table:table-cell>
          <table:table-cell table:style-name="Táblázat64.B2" office:value-type="string">
            <text:p text:style-name="P107">Írástudó</text:p>
          </table:table-cell>
          <table:table-cell table:style-name="Táblázat64.B2" office:value-type="string">
            <text:p text:style-name="_5b_RPG_5d__20_Táblázattartalom_20_1">1 fok</text:p>
          </table:table-cell>
          <table:table-cell table:style-name="Táblázat64.B2" office:value-type="string">
            <text:p text:style-name="P110">Nyelvismeret: 4.szint</text:p>
          </table:table-cell>
          <table:table-cell table:style-name="Táblázat64.E2" office:value-type="string">
            <text:p text:style-name="P146">Ismered a betűvésés tudományát.</text:p>
            <text:p text:style-name="P146">Minden nyelvet, amit legalább 4. szinten beszélsz, képes vagy írásban is megérteni, továbbá írni is tudsz vele.</text:p>
            <text:p text:style-name="P146"/>
            <text:p text:style-name="P146">Speciális: Ha Tradíciót veszel fel, automatikusan megkapod az Írástudó fortélyt. </text:p>
          </table:table-cell>
        </table:table-row>
        <table:table-row table:style-name="TableLine2075140428064">
          <table:table-cell table:style-name="Táblázat64.A2" office:value-type="string">
            <text:p text:style-name="P110"/>
          </table:table-cell>
          <table:table-cell table:style-name="Táblázat64.B2" office:value-type="string">
            <text:p text:style-name="P107">Különleges faj</text:p>
          </table:table-cell>
          <table:table-cell table:style-name="Táblázat64.B2" office:value-type="string">
            <text:p text:style-name="P107">1 fok</text:p>
            <text:p text:style-name="P128">(sokszor felvehető)</text:p>
          </table:table-cell>
          <table:table-cell table:style-name="Táblázat64.B2" office:value-type="string">
            <text:p text:style-name="P110">Változó Élettan szint<text:line-break/>(KM dönt)</text:p>
            <text:p text:style-name="P110"/>
            <text:p text:style-name="P110">Történet, előtörténet</text:p>
          </table:table-cell>
          <table:table-cell table:style-name="Táblázat64.E2" office:value-type="string">
            <text:p text:style-name="P146">Ha olyan faj anatómiáját akarod megismerni, amely KM-ed szerint nem fér bele az Élettan képzettség által nyújtott általános ismereti körbe, akkor fel kell venned minden ilyen speciális fajra (vagy faj-csoportra) ezt a fortélyt. </text:p>
            <text:p text:style-name="P146">Például: aun, amund, sárkány, </text:p>
            <text:p text:style-name="P187">Nyilvánvaló, hogy egy sárkány esetén az Élettan követelmény magasabb lesz, mint egy aun esetén.</text:p>
          </table:table-cell>
        </table:table-row>
        <table:table-row table:style-name="TableLine2075140429216">
          <table:table-cell table:style-name="Táblázat64.A4" office:value-type="string">
            <text:p text:style-name="P110"/>
          </table:table-cell>
          <table:table-cell table:style-name="Táblázat64.B2" office:value-type="string">
            <text:p text:style-name="P107">Nyelvtehetség</text:p>
          </table:table-cell>
          <table:table-cell table:style-name="Táblázat64.B2" office:value-type="string">
            <text:p text:style-name="P107">???</text:p>
          </table:table-cell>
          <table:table-cell table:style-name="Táblázat64.B2" office:value-type="string">
            <text:p text:style-name="P120">???</text:p>
          </table:table-cell>
          <table:table-cell table:style-name="Táblázat64.E2" office:value-type="string">
            <text:p text:style-name="_5b_RPG_5d__20_Táblázat_20_-_20_Fortély_20_hatás">Esetleg kevesebb KP-ért tanulhatna nyelveket.</text:p>
          </table:table-cell>
        </table:table-row>
      </table:table>
      <text:p text:style-name="Text_20_body"/>
      <text:h text:style-name="Heading_20_2" text:outline-level="2"><text:bookmark-start text:name="__RefHeading___Toc9338_1841829898"/>Művészeti Fortélyok<text:bookmark-end text:name="__RefHeading___Toc9338_1841829898"/></text:h>
      <text:p text:style-name="P149">Bevezető</text:p>
      <table:table table:name="Tábla4" table:style-name="Tábla4">
        <table:table-column table:style-name="Tábla4.A"/>
        <table:table-column table:style-name="Tábla4.B"/>
        <table:table-column table:style-name="Tábla4.C"/>
        <table:table-column table:style-name="Tábla4.D"/>
        <table:table-column table:style-name="Tábla4.E"/>
        <table:table-row table:style-name="TableLine2075140437280">
          <table:table-cell table:style-name="Tábla4.A1" office:value-type="string">
            <text:p text:style-name="_5b_RPG_5d__20_Táblázatfejléc"/>
          </table:table-cell>
          <table:table-cell table:style-name="Tábla4.A1" office:value-type="string">
            <text:p text:style-name="_5b_RPG_5d__20_Táblázatfejléc">Fortély neve</text:p>
          </table:table-cell>
          <table:table-cell table:style-name="Tábla4.A1" office:value-type="string">
            <text:p text:style-name="_5b_RPG_5d__20_Táblázatfejléc">Max fok</text:p>
          </table:table-cell>
          <table:table-cell table:style-name="Tábla4.A1" office:value-type="string">
            <text:p text:style-name="_5b_RPG_5d__20_Táblázatfejléc">Követelménye</text:p>
          </table:table-cell>
          <table:table-cell table:style-name="Tábla4.E1" office:value-type="string">
            <text:p text:style-name="_5b_RPG_5d__20_Táblázatfejléc">Hatás, megjegyzés</text:p>
          </table:table-cell>
        </table:table-row>
        <table:table-row table:style-name="TableLine2075140432960"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E2" office:value-type="string">
            <text:p text:style-name="_5b_RPG_5d__20_Táblázat_20_-_20_Fortély_20_hatás"/>
          </table:table-cell>
        </table:table-row>
        <table:table-row table:style-name="TableLine2075140436416"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E2" office:value-type="string">
            <text:p text:style-name="_5b_RPG_5d__20_Táblázat_20_-_20_Fortély_20_hatás"/>
          </table:table-cell>
        </table:table-row>
      </table:table>
      <text:p text:style-name="Text_20_body"/>
      <text:h text:style-name="Heading_20_2" text:outline-level="2"><text:bookmark-start text:name="__RefHeading___Toc9340_1841829898"/>Mágikus, misztikus fortélyok<text:bookmark-end text:name="__RefHeading___Toc9340_1841829898"/></text:h>
      <table:table table:name="Táblázat65" table:style-name="Táblázat65">
        <table:table-column table:style-name="Táblázat65.A"/>
        <table:table-column table:style-name="Táblázat65.B"/>
        <table:table-column table:style-name="Táblázat65.C"/>
        <table:table-column table:style-name="Táblázat65.D"/>
        <table:table-column table:style-name="Táblázat65.E"/>
        <table:table-row table:style-name="TableLine2075140435840">
          <table:table-cell table:style-name="Táblázat65.A1" office:value-type="string">
            <text:p text:style-name="_5b_RPG_5d__20_Táblázatfejléc"/>
          </table:table-cell>
          <table:table-cell table:style-name="Táblázat65.A1" office:value-type="string">
            <text:p text:style-name="_5b_RPG_5d__20_Táblázatfejléc">Fortély neve</text:p>
          </table:table-cell>
          <table:table-cell table:style-name="Táblázat65.A1" office:value-type="string">
            <text:p text:style-name="_5b_RPG_5d__20_Táblázatfejléc">Max fok</text:p>
          </table:table-cell>
          <table:table-cell table:style-name="Táblázat65.A1" office:value-type="string">
            <text:p text:style-name="_5b_RPG_5d__20_Táblázatfejléc">Követelménye</text:p>
          </table:table-cell>
          <table:table-cell table:style-name="Táblázat65.E1" office:value-type="string">
            <text:p text:style-name="_5b_RPG_5d__20_Táblázatfejléc">Hatás, megjegyzés</text:p>
          </table:table-cell>
        </table:table-row>
        <table:table-row table:style-name="TableLine2075140607200">
          <table:table-cell table:style-name="Táblázat65.A2" office:value-type="string">
            <text:p text:style-name="P110"/>
          </table:table-cell>
          <table:table-cell table:style-name="Táblázat65.B2" office:value-type="string">
            <text:p text:style-name="P107">Elemi sík nyelve</text:p>
          </table:table-cell>
          <table:table-cell table:style-name="Táblázat65.B2" office:value-type="string">
            <text:p text:style-name="P107">1</text:p>
          </table:table-cell>
          <table:table-cell table:style-name="Táblázat65.B2" office:value-type="string">
            <text:p text:style-name="P110">Elemi mágia – 9.szint</text:p>
            <text:p text:style-name="P125">???</text:p>
          </table:table-cell>
          <table:table-cell table:style-name="Táblázat65.E2" office:value-type="string">
            <text:p text:style-name="P146">Képes vagy kommunikálni egy általad választott őselemi sík lakóival.</text:p>
          </table:table-cell>
        </table:table-row>
        <table:table-row table:style-name="TableLine2075140606048">
          <table:table-cell table:style-name="Táblázat65.A2" office:value-type="string">
            <text:p text:style-name="P110"/>
          </table:table-cell>
          <table:table-cell table:style-name="Táblázat65.B2" office:value-type="string">
            <text:p text:style-name="P107">Jóslás</text:p>
          </table:table-cell>
          <table:table-cell table:style-name="Táblázat65.B2" office:value-type="string">
            <text:p text:style-name="P107">2</text:p>
          </table:table-cell>
          <table:table-cell table:style-name="Táblázat65.B2" office:value-type="string">
            <text:p text:style-name="P110">1.fok:<text:line-break/>Fogékonyság: <text:span text:style-name="T10">x</text:span></text:p>
            <text:p text:style-name="P110"/>
            <text:p text:style-name="P110">2.fok:<text:line-break/>Fogékonyság: <text:span text:style-name="T10">y</text:span></text:p>
          </table:table-cell>
          <table:table-cell table:style-name="Táblázat65.E2" office:value-type="string">
            <text:p text:style-name="P187">TODO</text:p>
          </table:table-cell>
        </table:table-row>
        <table:table-row table:style-name="TableLine2075140619584">
          <table:table-cell table:style-name="Táblázat65.A2" office:value-type="string">
            <text:p text:style-name="P110"/>
          </table:table-cell>
          <table:table-cell table:style-name="Táblázat65.B2" office:value-type="string">
            <text:p text:style-name="P107">Antissjárás</text:p>
          </table:table-cell>
          <table:table-cell table:style-name="Táblázat65.B2" office:value-type="string">
            <text:p text:style-name="P107"/>
          </table:table-cell>
          <table:table-cell table:style-name="Táblázat65.B2" office:value-type="string">
            <text:p text:style-name="P110"/>
          </table:table-cell>
          <table:table-cell table:style-name="Táblázat65.E2" office:value-type="string">
            <text:p text:style-name="P187"/>
          </table:table-cell>
        </table:table-row>
      </table:table>
      <text:p text:style-name="Standard"/>
      <text:h text:style-name="Heading_20_2" text:outline-level="2"><text:bookmark-start text:name="__RefHeading___Toc9342_1841829898"/><text:soft-page-break/>Pszí fortélyok<text:bookmark-end text:name="__RefHeading___Toc9342_1841829898"/></text:h>
      <table:table table:name="Táblázat72" table:style-name="Táblázat72">
        <table:table-column table:style-name="Táblázat72.A"/>
        <table:table-column table:style-name="Táblázat72.B"/>
        <table:table-column table:style-name="Táblázat72.C"/>
        <table:table-column table:style-name="Táblázat72.D"/>
        <table:table-column table:style-name="Táblázat72.E"/>
        <table:table-row table:style-name="TableLine2075140610080">
          <table:table-cell table:style-name="Táblázat72.A1" office:value-type="string">
            <text:p text:style-name="_5b_RPG_5d__20_Táblázatfejléc"/>
          </table:table-cell>
          <table:table-cell table:style-name="Táblázat72.A1" office:value-type="string">
            <text:p text:style-name="_5b_RPG_5d__20_Táblázatfejléc">Fortély neve</text:p>
          </table:table-cell>
          <table:table-cell table:style-name="Táblázat72.A1" office:value-type="string">
            <text:p text:style-name="_5b_RPG_5d__20_Táblázatfejléc">Max fok</text:p>
          </table:table-cell>
          <table:table-cell table:style-name="Táblázat72.A1" office:value-type="string">
            <text:p text:style-name="_5b_RPG_5d__20_Táblázatfejléc">Követelménye</text:p>
          </table:table-cell>
          <table:table-cell table:style-name="Táblázat72.E1" office:value-type="string">
            <text:p text:style-name="_5b_RPG_5d__20_Táblázatfejléc">Hatás, megjegyzés</text:p>
          </table:table-cell>
        </table:table-row>
        <table:table-row table:style-name="TableLine2075140611808">
          <table:table-cell table:style-name="Táblázat72.A2" office:value-type="string">
            <text:p text:style-name="P160"/>
          </table:table-cell>
          <table:table-cell table:style-name="Táblázat72.A2" office:value-type="string">
            <text:p text:style-name="P160">Pszí alkalmazás</text:p>
          </table:table-cell>
          <table:table-cell table:style-name="Táblázat72.A2" office:value-type="string">
            <text:p text:style-name="P160">4 </text:p>
            <text:p text:style-name="P161">(5?)</text:p>
          </table:table-cell>
          <table:table-cell table:style-name="Táblázat72.A2" office:value-type="string">
            <text:p text:style-name="P160">1.fok: </text:p>
            <text:p text:style-name="P160">Intelligencia: 0, Önuralom: +1</text:p>
            <text:p text:style-name="P160"><text:line-break/>2.fok: <text:line-break/>Intelligencia: 0, Önuralom: 0, Összpontosítás: 3. szint,<text:line-break/>legalább egy pszí-iskola 3.szinten</text:p>
            <text:p text:style-name="P160"><text:line-break/>3.fok: </text:p>
            <text:p text:style-name="P160">Intelligencia: +1, Önuralom: +2, Összpontosítás: 6.szint, <text:line-break/>legalább egy pszí-iskola 6.szinten</text:p>
            <text:p text:style-name="P160"><text:line-break/>4.fok: </text:p>
            <text:p text:style-name="P160">Intelligencia: +2, Önuralom: +3, Összpontosítás: 9.szint, <text:line-break/>legalább egy pszí-iskola <text:span text:style-name="T10">12.szinten</text:span></text:p>
            <text:p text:style-name="P160"/>
            <text:p text:style-name="P160">5.fok:</text:p>
            <text:p text:style-name="P160">ki tudja...?</text:p>
          </table:table-cell>
          <table:table-cell table:style-name="Táblázat72.E2" office:value-type="string">
            <text:p text:style-name="_5b_RPG_5d__20_Táblázat_20_-_20_Fortély_20_hatás">1.fok</text:p>
            <text:list xml:id="list2036627763" text:style-name="L33">
              <text:list-item>
                <text:p text:style-name="P323">Ha valaki felveszi 1.fokon a Pszí alkalmazás fortélyt, akkor választania kell egy pszí iskolát is, amit kötelezően azonnal növelnie is kell legalább <text:span text:style-name="T10">1.képzettség-szintre</text:span>.</text:p>
              </text:list-item>
              <text:list-item>
                <text:p text:style-name="P323"><text:span text:style-name="T110">Tapasztalati s</text:span>zintenként 4Ψp vehető fel</text:p>
              </text:list-item>
              <text:list-item>
                <text:p text:style-name="P323">Passzív: az alkalmazó csak magára képes a diszciplínákat alkalmazni</text:p>
              </text:list-item>
              <text:list-item>
                <text:p text:style-name="P323">Követelmény: Intelligencia: 0, Önuralom: 0 <text:span text:style-name="T10">(vagy +1 már itt is??)</text:span></text:p>
              </text:list-item>
              <text:list-item>
                <text:p text:style-name="P323"><text:bookmark-start text:name="DDE_LINK12"/>Pszí pontok visszatérése meditációban: 1 óra alatt<text:bookmark-end text:name="DDE_LINK12"/></text:p>
              </text:list-item>
            </text:list>
            <text:p text:style-name="_5b_RPG_5d__20_Táblázat_20_-_20_Fortély_20_hatás">2.fok</text:p>
            <text:list xml:id="list125958323544353" text:continue-list="list2036627763" text:style-name="L33">
              <text:list-item text:start-value="1">
                <text:p text:style-name="P324"><text:span text:style-name="T110">Tapasztalati s</text:span>zintenként 4Ψp vehető fel</text:p>
              </text:list-item>
              <text:list-item>
                <text:p text:style-name="P323">Aktív: magára, vagy egy célszemélyre képes hatni, akit lát. </text:p>
              </text:list-item>
              <text:list-item>
                <text:p text:style-name="P323">Max hatótáv: <text:span text:style-name="T111">20m, +5méterenként +1Ψp</text:span></text:p>
              </text:list-item>
              <text:list-item>
                <text:p text:style-name="P323">Követelmény: Intelligencia: 0, Önuralom: <text:span text:style-name="T10">+1</text:span>, Összpontosítás: 3. szint</text:p>
              </text:list-item>
              <text:list-item>
                <text:p text:style-name="P323">Pszí pontok visszatérése meditációban: 30 perc alatt</text:p>
              </text:list-item>
            </text:list>
            <text:p text:style-name="_5b_RPG_5d__20_Táblázat_20_-_20_Fortély_20_hatás">3.fok</text:p>
            <text:list xml:id="list125959699427470" text:continue-list="list125958323544353" text:style-name="L33">
              <text:list-item text:start-value="1">
                <text:p text:style-name="P324"><text:span text:style-name="T110">Tapasztalati s</text:span>zintenként 5Ψp vehető fel <text:span text:style-name="T110">(visszamenőlegesen nem érvényes!)</text:span></text:p>
              </text:list-item>
              <text:list-item>
                <text:p text:style-name="P323">Aktív: magára, vagy <text:span text:style-name="T10">legfeljebb 2 célszemélyre</text:span> képes egyszerre hatni, akiket lát, vagy egy valakire, akit nem lát, de jól ismer.</text:p>
              </text:list-item>
              <text:list-item>
                <text:p text:style-name="P323">Max hatótáv: <text:span text:style-name="T111">100m, +5méterenként +1Ψp</text:span></text:p>
              </text:list-item>
              <text:list-item>
                <text:p text:style-name="P323">Követelmény: Intelligencia: +1, Önuralom: +2, Összpontosítás: 6.szint, <text:line-break/>pszí-iskola <text:span text:style-name="T10">6.szinten</text:span></text:p>
              </text:list-item>
              <text:list-item>
                <text:p text:style-name="P323">Pszí pontok visszatérése meditációban: 10 perc alatt</text:p>
              </text:list-item>
            </text:list>
            <text:p text:style-name="_5b_RPG_5d__20_Táblázat_20_-_20_Fortély_20_hatás">4.fok</text:p>
            <text:list xml:id="list125958529690630" text:continue-list="list125959699427470" text:style-name="L33">
              <text:list-item text:start-value="1">
                <text:p text:style-name="P324"><text:span text:style-name="T110">Tapasztalati s</text:span>zintenként 5Ψp vehető fel</text:p>
                <text:p text:style-name="P326">(visszamenőlegesen nem érvényes!)</text:p>
              </text:list-item>
              <text:list-item>
                <text:p text:style-name="P323">Ez a mester szint. Egyben a legerősebb "hálózat" jellegű diszciplínák követelménye is.</text:p>
              </text:list-item>
              <text:list-item>
                <text:p text:style-name="P323">Aktív-háló: magára, vagy több jól látható emberre képes egyszerre hatni, vagy egy valakire, akit nem lát, de jól ismer.</text:p>
              </text:list-item>
              <text:list-item>
                <text:p text:style-name="P323">Max hatótáv: <text:span text:style-name="T111">500m, +5méterenként +1Ψp</text:span></text:p>
              </text:list-item>
              <text:list-item>
                <text:p text:style-name="P323">Követelmény: Intelligencia: +2, Önuralom: +3, Összpontosítás: 9.szint, <text:line-break/>pszí-iskola <text:span text:style-name="T10">12.szinten</text:span></text:p>
              </text:list-item>
              <text:list-item>
                <text:p text:style-name="P323">Pszí pontok visszatérése meditációban: 1 perc alatt</text:p>
              </text:list-item>
            </text:list>
            <text:p text:style-name="_5b_RPG_5d__20_Táblázat_20_-_20_Fortély_20_hatás">5.fok (<text:span text:style-name="T111">Titkos fok. Legyen?)</text:span></text:p>
          </table:table-cell>
        </table:table-row>
      </table:table>
      <text:p text:style-name="P105"/>
      <text:p text:style-name="Standard"/>
      <text:h text:style-name="P206" text:outline-level="1"/>
      <text:h text:style-name="P204" text:outline-level="1"><text:bookmark-start text:name="__RefHeading___Toc9344_1841829898"/>Karmák<text:bookmark-end text:name="__RefHeading___Toc9344_1841829898"/></text:h>
      <text:p text:style-name="P103">A Karmák speciális jellemvonások, melyeket a fortély rendszeren belül kezelünk, de <text:span text:style-name="T6">nem kerülnek KP-ba</text:span>. Követelményeik nem számszerűek, hanem valamely esemény, különleges cselekedet. <text:s/>Így nem kerülnek KP-ba sem, <text:span text:style-name="T6">kaland során lehet „megszerezni” őket</text:span>. Hatásuk a karakter Auráján is megjelenik. Minden esetben a <text:span text:style-name="T6">KM adja őket</text:span>, a játékos nem veheti fel önként, valamint nem követelheti azt a KM-en. </text:p>
      <text:p text:style-name="P91"/>
      <text:p text:style-name="P91"/>
      <text:h text:style-name="P204" text:outline-level="1"><text:bookmark-start text:name="__RefHeading___Toc9346_1841829898"/>Harcértékek<text:bookmark-end text:name="__RefHeading___Toc9346_1841829898"/></text:h>
      <text:p text:style-name="Standard">KÉ = 10 + (2 x Gyorsaság) + Tapasztalati szint + <text:span text:style-name="T104">Harcmodor bónusza</text:span><text:span text:style-name="T34"> + Fegyver KÉ</text:span></text:p>
      <text:list xml:id="list2425112985" text:style-name="L25">
        <text:list-item>
          <text:p text:style-name="P209">Mesterfegyver fortély: fokonként +2 KÉ</text:p>
        </text:list-item>
        <text:list-item>
          <text:p text:style-name="P209">Gyors kezdeményezés: +4</text:p>
        </text:list-item>
      </text:list>
      <text:p text:style-name="P90">TÉ = 20 + 2 x (Erő + Ügyesség + Gyorsaság) + HM + <text:span text:style-name="T104">Harcmodor bónusza</text:span><text:span text:style-name="T34"> + Fegyver TÉ</text:span></text:p>
      <text:list xml:id="list2165563389" text:style-name="L26">
        <text:list-item text:start-value="1">
          <text:p text:style-name="P210">Mesterfegyver fortély: fokonként +3 TÉ</text:p>
        </text:list-item>
      </text:list>
      <text:p text:style-name="Standard">VÉ = 100 + 2 x (Ügyesség + Gyorsaság) + Pajzs VÉ + HM + <text:span text:style-name="T104">Harcmodor bónusza</text:span><text:span text:style-name="T34"> + Fegyver VÉ</text:span></text:p>
      <text:list xml:id="list125958557254033" text:continue-numbering="true" text:style-name="L26">
        <text:list-item>
          <text:p text:style-name="P211">Mesterfegyver fortély: fokonként +3 VÉ</text:p>
        </text:list-item>
        <text:list-item>
          <text:p text:style-name="P212">Nehézvértviselet – 3.fok: teljes vért SFÉ-je hozzáadható a VÉ-hez</text:p>
        </text:list-item>
        <text:list-item>
          <text:p text:style-name="P212">Vért MGT büntetés: lásd a „Vértviselet” fortély leírását.</text:p>
        </text:list-item>
      </text:list>
      <text:p text:style-name="P98">CÉ = (-30) + (2 x Önuralom) + CM + <text:span text:style-name="T104">Harcmodor bónusza</text:span><text:span text:style-name="T34"> + Fegyver CÉ</text:span></text:p>
      <text:list xml:id="list125958882958226" text:continue-list="list125958557254033" text:style-name="L26">
        <text:list-item text:start-value="1">
          <text:p text:style-name="P210">Mesterfegyver fortély: fokonként +3 CÉ</text:p>
        </text:list-item>
      </text:list>
      <text:p text:style-name="P100"><text:s/></text:p>
      <text:p text:style-name="P24">Harcérték módosítók</text:p>
      <text:p text:style-name="P27">Szintenként <text:span text:style-name="T6">maximum 8 HM</text:span> osztható el a TÉ és VÉ között és <text:span text:style-name="T45">külön</text:span> <text:span text:style-name="T6">max 4</text:span> tehető a CÉ-re (CM). A HM-eket KP-ból lehet (nem kötelező) felvenni: <text:s/><text:span text:style-name="T6">1 HM = </text:span><text:span text:style-name="T7">5</text:span><text:span text:style-name="T6"> KP</text:span></text:p>
      <text:p text:style-name="P15"/>
      <table:table table:name="Tábla20" table:style-name="Tábla20">
        <table:table-column table:style-name="Tábla20.A"/>
        <table:table-row table:style-name="TableLine2075140606912">
          <table:table-cell table:style-name="Tábla20.A1" office:value-type="string">
            <text:p text:style-name="P26">Szintenként TÉ-re vagy VÉ-re legfeljebb 3-al több HM-et lehet költeni, mint a másikra!</text:p>
          </table:table-cell>
        </table:table-row>
      </table:table>
      <text:p text:style-name="P100"><text:s/></text:p>
      <text:p text:style-name="P12"/>
      <text:section text:style-name="Sect4" text:name="Szakasz4">
        <text:p text:style-name="P48">Harcmodor képzettségek szintjei és bónuszaik</text:p>
        <table:table table:name="Táblázat15" table:style-name="Táblázat15">
          <table:table-column table:style-name="Táblázat15.A"/>
          <table:table-column table:style-name="Táblázat15.B"/>
          <table:table-header-rows>
            <table:table-row table:style-name="TableLine2075140609504">
              <table:table-cell table:style-name="Táblázat15.A1" office:value-type="string">
                <text:p text:style-name="P73">Szint</text:p>
              </table:table-cell>
              <table:table-cell table:style-name="Táblázat15.B1" office:value-type="string">
                <text:p text:style-name="P173">Harcmodor bónusza</text:p>
              </table:table-cell>
            </table:table-row>
          </table:table-header-rows>
          <table:table-row table:style-name="TableLine2075140610656">
            <table:table-cell table:style-name="Táblázat15.A17" office:value-type="string">
              <text:p text:style-name="P62">Képzetlen</text:p>
            </table:table-cell>
            <table:table-cell table:style-name="Táblázat15.B17" office:value-type="string">
              <text:p text:style-name="P75">KÉ: -20, TÉ: -30, VÉ:-30, CÉ: -30</text:p>
            </table:table-cell>
          </table:table-row>
          <table:table-row table:style-name="TableLine2075140612096">
            <table:table-cell table:style-name="Táblázat15.A17" office:value-type="string">
              <text:p text:style-name="P62">1</text:p>
            </table:table-cell>
            <table:table-cell table:style-name="Táblázat15.B17" office:value-type="string">
              <text:p text:style-name="P62">csak -10KÉ, -20 TÉ,VÉ,CÉ</text:p>
            </table:table-cell>
          </table:table-row>
          <table:table-row table:style-name="TableLine2075140621024">
            <table:table-cell table:style-name="Táblázat15.A17" office:value-type="string">
              <text:p text:style-name="P62">2</text:p>
            </table:table-cell>
            <table:table-cell table:style-name="Táblázat15.B17" office:value-type="string">
              <text:p text:style-name="P62">csak -5KÉ, -10 TÉ,VÉ,CÉ</text:p>
            </table:table-cell>
          </table:table-row>
          <table:table-row table:style-name="TableLine2075140612384">
            <table:table-cell table:style-name="Táblázat15.A17" office:value-type="string">
              <text:p text:style-name="P62">3</text:p>
            </table:table-cell>
            <table:table-cell table:style-name="Táblázat15.B17" office:value-type="string">
              <text:p text:style-name="P62">0</text:p>
            </table:table-cell>
          </table:table-row>
          <table:table-row table:style-name="TableLine2075140612672">
            <table:table-cell table:style-name="Táblázat15.A17" office:value-type="string">
              <text:p text:style-name="P62">4</text:p>
            </table:table-cell>
            <table:table-cell table:style-name="Táblázat15.B17" office:value-type="string">
              <text:p text:style-name="P63">+1 KÉ ; +3 TÉ,VÉ,CÉ</text:p>
            </table:table-cell>
          </table:table-row>
          <table:table-row table:style-name="TableLine2075140620448">
            <table:table-cell table:style-name="Táblázat15.A17" office:value-type="string">
              <text:p text:style-name="P62">5</text:p>
            </table:table-cell>
            <table:table-cell table:style-name="Táblázat15.B17" office:value-type="string">
              <text:p text:style-name="P63">+2 KÉ ; +6TÉ,VÉ,CÉ</text:p>
            </table:table-cell>
          </table:table-row>
          <table:table-row table:style-name="TableLine2075140612960">
            <table:table-cell table:style-name="Táblázat15.A17" office:value-type="string">
              <text:p text:style-name="P62">6</text:p>
            </table:table-cell>
            <table:table-cell table:style-name="Táblázat15.B17" office:value-type="string">
              <text:p text:style-name="P63">+3 KÉ ; +9 TÉ,VÉ,CÉ</text:p>
            </table:table-cell>
          </table:table-row>
          <table:table-row table:style-name="TableLine2075140621312">
            <table:table-cell table:style-name="Táblázat15.A17" office:value-type="string">
              <text:p text:style-name="P62">7</text:p>
            </table:table-cell>
            <table:table-cell table:style-name="Táblázat15.B17" office:value-type="string">
              <text:p text:style-name="P63">+4 KÉ ; +12 TÉ,VÉ,CÉ</text:p>
            </table:table-cell>
          </table:table-row>
          <table:table-row table:style-name="TableLine2075140603456">
            <table:table-cell table:style-name="Táblázat15.A17" office:value-type="string">
              <text:p text:style-name="P62">8</text:p>
            </table:table-cell>
            <table:table-cell table:style-name="Táblázat15.B17" office:value-type="string">
              <text:p text:style-name="P63">+5 KÉ ; +15 TÉ,VÉ,CÉ</text:p>
            </table:table-cell>
          </table:table-row>
          <table:table-row table:style-name="TableLine2075140604608">
            <table:table-cell table:style-name="Táblázat15.A17" office:value-type="string">
              <text:p text:style-name="P62">9</text:p>
            </table:table-cell>
            <table:table-cell table:style-name="Táblázat15.B17" office:value-type="string">
              <text:p text:style-name="P63">+6 KÉ ; +18 TÉ,VÉ,CÉ</text:p>
            </table:table-cell>
          </table:table-row>
          <table:table-row table:style-name="TableLine2075140615840">
            <table:table-cell table:style-name="Táblázat15.A17" office:value-type="string">
              <text:p text:style-name="P62">10</text:p>
            </table:table-cell>
            <table:table-cell table:style-name="Táblázat15.B17" office:value-type="string">
              <text:p text:style-name="P63">+7 KÉ ; +21 TÉ,VÉ,CÉ</text:p>
            </table:table-cell>
          </table:table-row>
          <table:table-row table:style-name="TableLine2075140613248">
            <table:table-cell table:style-name="Táblázat15.A17" office:value-type="string">
              <text:p text:style-name="P62">11</text:p>
            </table:table-cell>
            <table:table-cell table:style-name="Táblázat15.B17" office:value-type="string">
              <text:p text:style-name="P63">+8 KÉ ; +24 TÉ,VÉ,CÉ</text:p>
            </table:table-cell>
          </table:table-row>
          <table:table-row table:style-name="TableLine2075140614112">
            <table:table-cell table:style-name="Táblázat15.A17" office:value-type="string">
              <text:p text:style-name="P62">12</text:p>
            </table:table-cell>
            <table:table-cell table:style-name="Táblázat15.B17" office:value-type="string">
              <text:p text:style-name="P63">+9 KÉ ; +27 TÉ,VÉ,CÉ</text:p>
            </table:table-cell>
          </table:table-row>
          <table:table-row table:style-name="TableLine2075140604896">
            <table:table-cell table:style-name="Táblázat15.A17" office:value-type="string">
              <text:p text:style-name="P62">13</text:p>
            </table:table-cell>
            <table:table-cell table:style-name="Táblázat15.B17" office:value-type="string">
              <text:p text:style-name="P63">+10 KÉ ; +30 TÉ,VÉ,CÉ</text:p>
            </table:table-cell>
          </table:table-row>
          <table:table-row table:style-name="TableLine2075140614400">
            <table:table-cell table:style-name="Táblázat15.A17" office:value-type="string">
              <text:p text:style-name="P62">14</text:p>
            </table:table-cell>
            <table:table-cell table:style-name="Táblázat15.B17" office:value-type="string">
              <text:p text:style-name="P63">+11 KÉ ; +33 TÉ,VÉ,CÉ</text:p>
            </table:table-cell>
          </table:table-row>
          <table:table-row table:style-name="TableLine2075140605184">
            <table:table-cell table:style-name="Táblázat15.A17" office:value-type="string">
              <text:p text:style-name="P62">15</text:p>
            </table:table-cell>
            <table:table-cell table:style-name="Táblázat15.B17" office:value-type="string">
              <text:p text:style-name="P63">+12 KÉ ; +36 TÉ,VÉ,CÉ</text:p>
            </table:table-cell>
          </table:table-row>
        </table:table>
        <text:p text:style-name="P82"/>
        <text:p text:style-name="P16">Támadások száma</text:p>
        <text:p text:style-name="P54">Harcmodor Sebesség = aktuális harcmodor + Gyorsaság tulajdonság</text:p>
        <text:p text:style-name="P53">A plusz támadások számát úgy kapjuk meg, hogy megvizsgáljuk, a „Fegyver-Sebesség” hányszor van meg a karakter aktuális „Harcmodor‑Sebesség” értékében (lefelé kerekítve).<text:line-break/></text:p>
        <table:table table:name="Táblázat13" table:style-name="Táblázat13">
          <table:table-column table:style-name="Táblázat13.A"/>
          <table:table-row table:style-name="TableLine2075140607488">
            <table:table-cell table:style-name="Táblázat13.A1" office:value-type="string">
              <text:p text:style-name="P79">Plusz támadások (db) = (Harcmodor-Sebesség) / (Fegyver-Sebesség)</text:p>
            </table:table-cell>
          </table:table-row>
        </table:table>
        <text:p text:style-name="P67">Példa:</text:p>
        <text:list xml:id="list2987493635" text:style-name="L27">
          <text:list-item>
            <text:p text:style-name="P239">Fegyver: Hosszú kard (Fegyver-Sebesség: 6)</text:p>
          </text:list-item>
          <text:list-item>
            <text:p text:style-name="P239">Harcmodor: Kardvívás – 4.szint</text:p>
          </text:list-item>
          <text:list-item>
            <text:p text:style-name="P239">Gyorsaság tulajdonság: +3</text:p>
          </text:list-item>
        </text:list>
        <text:p text:style-name="P69">Ekkor az aktuális Harcmodor-Sebesség érték: 4+3=7<text:span text:style-name="T6"><text:line-break/></text:span><text:span text:style-name="T1">Mivel ez elérte a 6-os értéket, ezért +1 támadás, így összesen tehát már 2db jár körönként. A 3 támadást 12-es, a 4 támadást pedig 18-as „Harcmodor‑Sebesség” értéknél kapja meg.</text:span></text:p>
        <text:p text:style-name="P14">Mesterfegyver fortély</text:p>
        <table:table table:name="Táblázat22" table:style-name="Táblázat22">
          <table:table-column table:style-name="Táblázat22.A"/>
          <table:table-column table:style-name="Táblázat22.B"/>
          <table:table-column table:style-name="Táblázat22.C" table:number-columns-repeated="3"/>
          <table:table-column table:style-name="Táblázat22.F"/>
          <table:table-header-rows>
            <table:table-row table:style-name="TableLine2075140607776">
              <table:table-cell table:style-name="Táblázat22.A1" office:value-type="string">
                <text:p text:style-name="P76">Fok</text:p>
              </table:table-cell>
              <table:table-cell table:style-name="Táblázat22.A1" office:value-type="string">
                <text:p text:style-name="P76">Követelmény</text:p>
              </table:table-cell>
              <table:table-cell table:style-name="Táblázat22.A1" office:value-type="string">
                <text:p text:style-name="P76">KÉ</text:p>
              </table:table-cell>
              <table:table-cell table:style-name="Táblázat22.A1" office:value-type="string">
                <text:p text:style-name="P76">TÉ</text:p>
              </table:table-cell>
              <table:table-cell table:style-name="Táblázat22.A1" office:value-type="string">
                <text:p text:style-name="P76">VÉ</text:p>
              </table:table-cell>
              <table:table-cell table:style-name="Táblázat22.F1" office:value-type="string">
                <text:p text:style-name="P76">Sebzés</text:p>
              </table:table-cell>
            </table:table-row>
          </table:table-header-rows>
          <table:table-row table:style-name="TableLine2075140618432">
            <table:table-cell table:style-name="Táblázat22.A4" office:value-type="string">
              <text:p text:style-name="P75">1</text:p>
            </table:table-cell>
            <table:table-cell table:style-name="Táblázat22.B4" office:value-type="string">
              <text:p text:style-name="P75">4.szint a harcmodorban</text:p>
            </table:table-cell>
            <table:table-cell table:style-name="Táblázat22.E4" office:value-type="string">
              <text:p text:style-name="P75">+2</text:p>
            </table:table-cell>
            <table:table-cell table:style-name="Táblázat22.E4" office:value-type="string">
              <text:p text:style-name="P75">+3</text:p>
            </table:table-cell>
            <table:table-cell table:style-name="Táblázat22.E4" office:value-type="string">
              <text:p text:style-name="P75">+3</text:p>
            </table:table-cell>
            <table:table-cell table:style-name="Táblázat22.F4" office:value-type="string">
              <text:p text:style-name="P75">+1 SP</text:p>
            </table:table-cell>
          </table:table-row>
          <table:table-row table:style-name="TableLine2075140632256">
            <table:table-cell table:style-name="Táblázat22.A4" office:value-type="string">
              <text:p text:style-name="P75">2</text:p>
            </table:table-cell>
            <table:table-cell table:style-name="Táblázat22.B4" office:value-type="string">
              <text:p text:style-name="P75">8.szint a harcmodorban</text:p>
            </table:table-cell>
            <table:table-cell table:style-name="Táblázat22.E4" office:value-type="string">
              <text:p text:style-name="P75">+4</text:p>
            </table:table-cell>
            <table:table-cell table:style-name="Táblázat22.E4" office:value-type="string">
              <text:p text:style-name="P75">+6</text:p>
            </table:table-cell>
            <table:table-cell table:style-name="Táblázat22.E4" office:value-type="string">
              <text:p text:style-name="P75">+6</text:p>
            </table:table-cell>
            <table:table-cell table:style-name="Táblázat22.F4" office:value-type="string">
              <text:p text:style-name="P75">+2 SP</text:p>
            </table:table-cell>
          </table:table-row>
          <table:table-row table:style-name="TableLine2075140621600">
            <table:table-cell table:style-name="Táblázat22.A4" office:value-type="string">
              <text:p text:style-name="P75">3</text:p>
            </table:table-cell>
            <table:table-cell table:style-name="Táblázat22.B4" office:value-type="string">
              <text:p text:style-name="P75">12.szint a harcmodorban</text:p>
            </table:table-cell>
            <table:table-cell table:style-name="Táblázat22.E4" office:value-type="string">
              <text:p text:style-name="P75">+6</text:p>
            </table:table-cell>
            <table:table-cell table:style-name="Táblázat22.E4" office:value-type="string">
              <text:p text:style-name="P75">+9</text:p>
            </table:table-cell>
            <table:table-cell table:style-name="Táblázat22.E4" office:value-type="string">
              <text:p text:style-name="P75">+9</text:p>
            </table:table-cell>
            <table:table-cell table:style-name="Táblázat22.F4" office:value-type="string">
              <text:p text:style-name="P75">+3 SP</text:p>
            </table:table-cell>
          </table:table-row>
        </table:table>
        <text:p text:style-name="Standard"/>
        <text:p text:style-name="P14">Puszta kéz harcértékei</text:p>
        <text:p text:style-name="P34">KÉ: -10, TÉ: -10, VÉ: -10 </text:p>
        <text:p text:style-name="P14">Érintő támadás</text:p>
        <text:p text:style-name="P34">KÉ: -10, TÉ: 0, VÉ: -10 </text:p>
      </text:section>
      <text:h text:style-name="Heading_20_1" text:outline-level="1"><text:bookmark-start text:name="__RefHeading___Toc9348_1841829898"/>MGT<text:bookmark-end text:name="__RefHeading___Toc9348_1841829898"/></text:h>
      <text:list xml:id="list2037773083" text:style-name="L28">
        <text:list-item>
          <text:p text:style-name="P240">1 MGT → -0,5 KÉ, -1 TÉ,VÉ</text:p>
        </text:list-item>
        <text:list-item>
          <text:p text:style-name="P240">1 MGT → - 1/5 mozgást igénylő képzettségpróbákra</text:p>
        </text:list-item>
        <text:list-item>
          <text:p text:style-name="P236">1 MGT → - 1/5 mozgást igénylő tulajdonságpróbákra<text:line-break/><text:span text:style-name="T69">(KM dönt, de például kézügyességet érintő Ügyességpróbára nyilván nem jár levonás, ha nincs páncélkesztyűben a játékos)</text:span></text:p>
        </text:list-item>
      </text:list>
      <text:p text:style-name="P91"/>
      <text:h text:style-name="P204" text:outline-level="1"><text:bookmark-start text:name="__RefHeading___Toc9350_1841829898"/>Páncélok, vértek<text:bookmark-end text:name="__RefHeading___Toc9350_1841829898"/></text:h>
      <text:p text:style-name="Text_20_body">A páncélok értékeit az alábbi tényezők befolyásolják:</text:p>
      <text:list xml:id="list3464227950" text:style-name="L29">
        <text:list-item>
          <text:p text:style-name="P241">választott struktúra (bőr, sodrony, stb)<text:tab/><text:span text:style-name="T105">→</text:span> SFÉ-re, Alap-MGT-re hat</text:p>
        </text:list-item>
        <text:list-item>
          <text:p text:style-name="P241">anyagminőség (fém vérteknél)<text:tab/><text:span text:style-name="T105">→ </text:span>SFÉ-re hat</text:p>
        </text:list-item>
        <text:list-item>
          <text:p text:style-name="P241">alapanyag típus (acél, abbit, mithrill)<text:tab/><text:span text:style-name="T105">→</text:span> SFÉ-re, Alap-MGT-re hat</text:p>
        </text:list-item>
        <text:list-item>
          <text:p text:style-name="P241">kidolgozottság minősége (illesztések)<text:tab/><text:span text:style-name="T105">→ </text:span>MGT-re hat</text:p>
        </text:list-item>
        <text:list-item>
          <text:p text:style-name="P241">mennyire passzol a vértviselő testére<text:tab/><text:span text:style-name="T105">→ </text:span>MGT-re hat</text:p>
        </text:list-item>
        <text:list-item>
          <text:p text:style-name="P241">csatolt elemek száma <text:tab/><text:span text:style-name="T105">→ </text:span>MGT-re és védett területre hat</text:p>
        </text:list-item>
      </text:list>
      <text:h text:style-name="Heading_20_2" text:outline-level="2"><text:bookmark-start text:name="__RefHeading___Toc9352_1841829898"/>Sebzésfelfogó Érték (SFÉ)<text:bookmark-end text:name="__RefHeading___Toc9352_1841829898"/></text:h>
      <text:p text:style-name="P84"><text:span text:style-name="T6">Három</text:span> <text:span text:style-name="T6">SFÉ</text:span><text:span text:style-name="T1"> érték van: </text:span>szúró/vágó/zúzófegyverek ellen. Az SFÉ értéke sebzéskor levonódik a támadás SP értékéből (nem a sebzésből!).</text:p>
      <text:h text:style-name="Heading_20_2" text:outline-level="2"><text:bookmark-start text:name="__RefHeading___Toc9354_1841829898"/><text:s/>Páncél struktúrák, alapanyag minősége<text:bookmark-end text:name="__RefHeading___Toc9354_1841829898"/></text:h>
      <text:p text:style-name="Text_20_body">Az eltérések a fém vértek anyagminőségéből adódhatnak.</text:p>
      <table:table table:name="Táblázat61" table:style-name="Táblázat61">
        <table:table-column table:style-name="Táblázat61.A"/>
        <table:table-column table:style-name="Táblázat61.B" table:number-columns-repeated="3"/>
        <table:table-column table:style-name="Táblázat61.E"/>
        <table:table-row table:style-name="TableLine2075140632544">
          <table:table-cell table:style-name="Táblázat61.A1" office:value-type="string">
            <text:p text:style-name="P49">Páncél anyag</text:p>
          </table:table-cell>
          <table:table-cell table:style-name="Táblázat61.A1" office:value-type="string">
            <text:p text:style-name="P83">Szúró SFÉ</text:p>
          </table:table-cell>
          <table:table-cell table:style-name="Táblázat61.A1" office:value-type="string">
            <text:p text:style-name="P83">Vágó SFÉ</text:p>
          </table:table-cell>
          <table:table-cell table:style-name="Táblázat61.A1" office:value-type="string">
            <text:p text:style-name="P83">Zúzó SFÉ</text:p>
          </table:table-cell>
          <table:table-cell table:style-name="Táblázat61.E1" office:value-type="string">
            <text:p text:style-name="P49">Ár</text:p>
          </table:table-cell>
        </table:table-row>
        <table:table-row table:style-name="TableLine2075140628800">
          <table:table-cell table:style-name="Táblázat61.A9" office:value-type="string">
            <text:p text:style-name="P133">Posztó/Bunda</text:p>
          </table:table-cell>
          <table:table-cell table:style-name="Táblázat61.D9" office:value-type="string">
            <text:p text:style-name="P135">0</text:p>
          </table:table-cell>
          <table:table-cell table:style-name="Táblázat61.D9" office:value-type="string">
            <text:p text:style-name="P135">2</text:p>
          </table:table-cell>
          <table:table-cell table:style-name="Táblázat61.D9" office:value-type="string">
            <text:p text:style-name="P135">2</text:p>
          </table:table-cell>
          <table:table-cell table:style-name="Táblázat61.E2" office:value-type="string">
            <text:p text:style-name="P135">?%</text:p>
          </table:table-cell>
        </table:table-row>
        <table:table-row table:style-name="TableLine2075140626784">
          <table:table-cell table:style-name="Táblázat61.A9" office:value-type="string">
            <text:p text:style-name="P134">Bőr</text:p>
          </table:table-cell>
          <table:table-cell table:style-name="Táblázat61.B3" office:value-type="string">
            <text:p text:style-name="P136">2</text:p>
          </table:table-cell>
          <table:table-cell table:style-name="Táblázat61.B3" office:value-type="string">
            <text:p text:style-name="P136">4</text:p>
          </table:table-cell>
          <table:table-cell table:style-name="Táblázat61.B3" office:value-type="string">
            <text:p text:style-name="P136">2</text:p>
          </table:table-cell>
          <table:table-cell table:style-name="Táblázat61.E2" office:value-type="string">
            <text:p text:style-name="P135">?%</text:p>
          </table:table-cell>
        </table:table-row>
        <table:table-row table:style-name="TableLine2075140632832">
          <table:table-cell table:style-name="Táblázat61.A9" office:value-type="string">
            <text:p text:style-name="P134">Keményített bőr</text:p>
          </table:table-cell>
          <table:table-cell table:style-name="Táblázat61.D9" office:value-type="string">
            <text:p text:style-name="P135">3</text:p>
          </table:table-cell>
          <table:table-cell table:style-name="Táblázat61.D9" office:value-type="string">
            <text:p text:style-name="P135">5</text:p>
          </table:table-cell>
          <table:table-cell table:style-name="Táblázat61.D9" office:value-type="string">
            <text:p text:style-name="P135">3</text:p>
          </table:table-cell>
          <table:table-cell table:style-name="Táblázat61.E2" office:value-type="string">
            <text:p text:style-name="P135">?%</text:p>
          </table:table-cell>
        </table:table-row>
        <table:table-row table:style-name="TableLine2075140627936">
          <table:table-cell table:style-name="Táblázat61.A9" office:value-type="string">
            <text:p text:style-name="P134">Brigantin</text:p>
          </table:table-cell>
          <table:table-cell table:style-name="Táblázat61.B5" office:value-type="string">
            <text:p text:style-name="P135"/>
          </table:table-cell>
          <table:table-cell table:style-name="Táblázat61.B5" office:value-type="string">
            <text:p text:style-name="P135"/>
          </table:table-cell>
          <table:table-cell table:style-name="Táblázat61.B5" office:value-type="string">
            <text:p text:style-name="P135"/>
          </table:table-cell>
          <table:table-cell table:style-name="Táblázat61.E2" office:value-type="string">
            <text:p text:style-name="P135">?%</text:p>
          </table:table-cell>
        </table:table-row>
        <table:table-row table:style-name="TableLine2075140631680">
          <table:table-cell table:style-name="Táblázat61.A9" office:value-type="string">
            <text:p text:style-name="P134">Lánc</text:p>
          </table:table-cell>
          <table:table-cell table:style-name="Táblázat61.D9" office:value-type="string">
            <text:p text:style-name="P135">8-10-12</text:p>
          </table:table-cell>
          <table:table-cell table:style-name="Táblázat61.D9" office:value-type="string">
            <text:p text:style-name="P135">5-7-9</text:p>
          </table:table-cell>
          <table:table-cell table:style-name="Táblázat61.D9" office:value-type="string">
            <text:p text:style-name="P135">2-3-4</text:p>
          </table:table-cell>
          <table:table-cell table:style-name="Táblázat61.E9" office:value-type="string">
            <text:p text:style-name="P135"><text:span text:style-name="T107">?</text:span>% - 60% - <text:span text:style-name="T107">?</text:span>%</text:p>
          </table:table-cell>
        </table:table-row>
        <table:table-row table:style-name="TableLine2075140629664">
          <table:table-cell table:style-name="Táblázat61.A9" office:value-type="string">
            <text:p text:style-name="P134">Sodrony</text:p>
          </table:table-cell>
          <table:table-cell table:style-name="Táblázat61.B5" office:value-type="string">
            <text:p text:style-name="P135">10-12-14</text:p>
          </table:table-cell>
          <table:table-cell table:style-name="Táblázat61.D9" office:value-type="string">
            <text:p text:style-name="P135">7-9-11</text:p>
          </table:table-cell>
          <table:table-cell table:style-name="Táblázat61.D9" office:value-type="string">
            <text:p text:style-name="P135">3-4-5</text:p>
          </table:table-cell>
          <table:table-cell table:style-name="Táblázat61.E9" office:value-type="string">
            <text:p text:style-name="P135"><text:span text:style-name="T107">?</text:span>% - 100% - <text:span text:style-name="T107">?</text:span>%</text:p>
          </table:table-cell>
        </table:table-row>
        <table:table-row table:style-name="TableLine2075140633696">
          <table:table-cell table:style-name="Táblázat61.A9" office:value-type="string">
            <text:p text:style-name="P133">Pikkelypáncél</text:p>
          </table:table-cell>
          <table:table-cell table:style-name="Táblázat61.B5" office:value-type="string">
            <text:p text:style-name="P135">10-12-14</text:p>
          </table:table-cell>
          <table:table-cell table:style-name="Táblázat61.D9" office:value-type="string">
            <text:p text:style-name="P135">11-13-15</text:p>
          </table:table-cell>
          <table:table-cell table:style-name="Táblázat61.D9" office:value-type="string">
            <text:p text:style-name="P135">4-6-8</text:p>
          </table:table-cell>
          <table:table-cell table:style-name="Táblázat61.E9" office:value-type="string">
            <text:p text:style-name="P135"><text:span text:style-name="T107">?</text:span>% - ?% - <text:span text:style-name="T107">?</text:span>%</text:p>
          </table:table-cell>
        </table:table-row>
        <table:table-row table:style-name="TableLine2075140633984">
          <table:table-cell table:style-name="Táblázat61.A9" office:value-type="string">
            <text:p text:style-name="P134">Lemezpáncél</text:p>
          </table:table-cell>
          <table:table-cell table:style-name="Táblázat61.B5" office:value-type="string">
            <text:p text:style-name="P135">10-12-14</text:p>
          </table:table-cell>
          <table:table-cell table:style-name="Táblázat61.D9" office:value-type="string">
            <text:p text:style-name="P135">12-14-16</text:p>
          </table:table-cell>
          <table:table-cell table:style-name="Táblázat61.D9" office:value-type="string">
            <text:p text:style-name="P135">7-9-11</text:p>
          </table:table-cell>
          <table:table-cell table:style-name="Táblázat61.E9" office:value-type="string">
            <text:p text:style-name="P135">70% - 160% - 250%</text:p>
          </table:table-cell>
        </table:table-row>
      </table:table>
      <text:h text:style-name="Heading_20_2" text:outline-level="2"><text:bookmark-start text:name="__RefHeading___Toc9356_1841829898"/>Páncél tagok és a védett terület<text:bookmark-end text:name="__RefHeading___Toc9356_1841829898"/></text:h>
      <table:table table:name="Táblázat62" table:style-name="Táblázat62">
        <table:table-column table:style-name="Táblázat62.A"/>
        <table:table-column table:style-name="Táblázat62.B"/>
        <table:table-column table:style-name="Táblázat62.C"/>
        <table:table-row table:style-name="TableLine2075140627072">
          <table:table-cell table:style-name="Táblázat62.A1" office:value-type="string">
            <text:p text:style-name="P49">Páncél tag</text:p>
          </table:table-cell>
          <table:table-cell table:style-name="Táblázat62.A1" office:value-type="string">
            <text:p text:style-name="P83">Véd</text:p>
          </table:table-cell>
          <table:table-cell table:style-name="Táblázat62.C1" office:value-type="string">
            <text:p text:style-name="P83">Tulajdonságok, védett helyek</text:p>
          </table:table-cell>
        </table:table-row>
        <table:table-row table:style-name="TableLine2075140629952">
          <table:table-cell table:style-name="Táblázat62.A4" office:value-type="string">
            <text:p text:style-name="P55">Mellvért</text:p>
          </table:table-cell>
          <table:table-cell table:style-name="Táblázat62.B4" office:value-type="string">
            <text:p text:style-name="P58">50%</text:p>
          </table:table-cell>
          <table:table-cell table:style-name="Táblázat62.C4" office:value-type="string">
            <text:p text:style-name="P57">Csak a torzót védi elöl, hátul, oldalt.</text:p>
          </table:table-cell>
        </table:table-row>
        <table:table-row table:style-name="TableLine2075140628224">
          <table:table-cell table:style-name="Táblázat62.A4" office:value-type="string">
            <text:p text:style-name="P55"><text:s text:c="2"/>+ Sisak</text:p>
          </table:table-cell>
          <table:table-cell table:style-name="Táblázat62.B4" office:value-type="string">
            <text:p text:style-name="P58">+10%</text:p>
          </table:table-cell>
          <table:table-cell table:style-name="Táblázat62.C4" office:value-type="string">
            <text:p text:style-name="P57">A fejet védi</text:p>
          </table:table-cell>
        </table:table-row>
        <table:table-row table:style-name="TableLine2075140626208">
          <table:table-cell table:style-name="Táblázat62.A4" office:value-type="string">
            <text:p text:style-name="P56">Felkarok / alkarok /</text:p>
            <text:p text:style-name="P56">combok / lábszárak</text:p>
          </table:table-cell>
          <table:table-cell table:style-name="Táblázat62.B4" office:value-type="string">
            <text:p text:style-name="P58">+10%*</text:p>
          </table:table-cell>
          <table:table-cell table:style-name="Táblázat62.C4" office:value-type="string">
            <text:p text:style-name="P57">Tagonként értendő a +10%.</text:p>
          </table:table-cell>
        </table:table-row>
      </table:table>
      <text:p text:style-name="Standard"/>
      <text:h text:style-name="Heading_20_2" text:outline-level="2"><text:bookmark-start text:name="__RefHeading___Toc9358_1841829898"/>Páncéldobás <text:bookmark-end text:name="__RefHeading___Toc9358_1841829898"/></text:h>
      <text:p text:style-name="Text_20_body">Az áldozat dobja k10-el ellenfele sebzésdobása után (közben). Tulajdonképpen egy egyszerűsített százalékdobás, hogy a csapás páncéllal fedett területet talált-e el. Minden páncél X %-ban védi a testet. X-et a fenti táblázatból lehet kiszámolni.</text:p>
      <text:p text:style-name="Text_20_body">Például: torzót, felkart és alkart védő páncél a test 70%-át védi (50+10+10). Így k10-en az 1-7-es dobás esetén véd a páncél, 7-10-es esetén nem, mert a csapás fedetlen részt talált el.</text:p>
      <text:p text:style-name="Standard"/>
      <text:h text:style-name="Heading_20_2" text:outline-level="2"><text:bookmark-start text:name="__RefHeading___Toc9360_1841829898"/>Mozgásgátló Tényező (MGT)<text:bookmark-end text:name="__RefHeading___Toc9360_1841829898"/></text:h>
      <text:p text:style-name="Text_20_body"><text:span text:style-name="_5b_RPG_5d__20_Kiemelt_20_kifejezés"><text:span text:style-name="T36"><text:s/>Alapesetben a páncél struktúráknál leírt MGT alapértékekhez hozzáadjuk a kategória- és minőségfüggő értékeket kapcsolt darabonként, beleértve a torzót védő mellvértet is.</text:span></text:span></text:p>
      <text:list xml:id="list1575640689" text:style-name="L30">
        <text:list-item>
          <text:p text:style-name="P242">1 MGT → -0,5 KÉ, -1 TÉ,VÉ; <text:s text:c="5"/>1 MGT → -1/5 mozgást igénylő képzettségpróbákra (lefele kerekítve)</text:p>
        </text:list-item>
      </text:list>
      <text:p text:style-name="P67">(KM dönt, de például kézügyességet érintő Ügyességpróbára nyilván nem jár levonás, ha nincs páncélkesztyűben a játékos)</text:p>
      <text:h text:style-name="Heading_20_3" text:outline-level="3"><text:bookmark-start text:name="__RefHeading___Toc9362_1841829898"/><text:soft-page-break/>Alap (mellvért) MGT<text:bookmark-end text:name="__RefHeading___Toc9362_1841829898"/></text:h>
      <text:p text:style-name="Text_20_body">Az alábbi alapértékeket akkor kell beleszámítani az MGT-be, ha a karakter visel mellvért-darabot.</text:p>
      <table:table table:name="Táblázat71" table:style-name="Táblázat71">
        <table:table-column table:style-name="Táblázat71.A"/>
        <table:table-column table:style-name="Táblázat71.B"/>
        <table:table-row table:style-name="TableLine2075140630240">
          <table:table-cell table:style-name="Táblázat71.A1" office:value-type="string">
            <text:p text:style-name="P49">Struktúra</text:p>
          </table:table-cell>
          <table:table-cell table:style-name="Táblázat71.B1" office:value-type="string">
            <text:p text:style-name="P49">Mellvért MGT alap</text:p>
          </table:table-cell>
        </table:table-row>
        <table:table-row table:style-name="TableLine2075140629088">
          <table:table-cell table:style-name="Táblázat71.A2" office:value-type="string">
            <text:p text:style-name="P58">Posztó</text:p>
          </table:table-cell>
          <table:table-cell table:style-name="Táblázat71.B2" office:value-type="string">
            <text:p text:style-name="P58">3</text:p>
          </table:table-cell>
        </table:table-row>
        <table:table-row table:style-name="TableLine2075140635136">
          <table:table-cell table:style-name="Táblázat71.A2" office:value-type="string">
            <text:p text:style-name="P58">Bőr</text:p>
          </table:table-cell>
          <table:table-cell table:style-name="Táblázat71.B2" office:value-type="string">
            <text:p text:style-name="P58">6</text:p>
          </table:table-cell>
        </table:table-row>
        <table:table-row table:style-name="TableLine2075140622752">
          <table:table-cell table:style-name="Táblázat71.A2" office:value-type="string">
            <text:p text:style-name="P58">Keményített bőr</text:p>
          </table:table-cell>
          <table:table-cell table:style-name="Táblázat71.B2" office:value-type="string">
            <text:p text:style-name="P58">9</text:p>
          </table:table-cell>
        </table:table-row>
        <table:table-row table:style-name="TableLine2075140624480">
          <table:table-cell table:style-name="Táblázat71.A2" office:value-type="string">
            <text:p text:style-name="P58">Brigantin</text:p>
          </table:table-cell>
          <table:table-cell table:style-name="Táblázat71.B2" office:value-type="string">
            <text:p text:style-name="P59">?</text:p>
          </table:table-cell>
        </table:table-row>
        <table:table-row table:style-name="TableLine2075140624768">
          <table:table-cell table:style-name="Táblázat71.A2" office:value-type="string">
            <text:p text:style-name="P58">Lánc</text:p>
          </table:table-cell>
          <table:table-cell table:style-name="Táblázat71.B2" office:value-type="string">
            <text:p text:style-name="P58">12</text:p>
          </table:table-cell>
        </table:table-row>
        <table:table-row table:style-name="TableLine2075140625056">
          <table:table-cell table:style-name="Táblázat71.A2" office:value-type="string">
            <text:p text:style-name="P58">Sodrony</text:p>
          </table:table-cell>
          <table:table-cell table:style-name="Táblázat71.B2" office:value-type="string">
            <text:p text:style-name="P58">15</text:p>
          </table:table-cell>
        </table:table-row>
        <table:table-row table:style-name="TableLine2075140629376">
          <table:table-cell table:style-name="Táblázat71.A2" office:value-type="string">
            <text:p text:style-name="P58">Pikkely</text:p>
          </table:table-cell>
          <table:table-cell table:style-name="Táblázat71.B2" office:value-type="string">
            <text:p text:style-name="P59">?</text:p>
          </table:table-cell>
        </table:table-row>
        <table:table-row table:style-name="TableLine2075140916480">
          <table:table-cell table:style-name="Táblázat71.A2" office:value-type="string">
            <text:p text:style-name="P58">Lemez</text:p>
          </table:table-cell>
          <table:table-cell table:style-name="Táblázat71.B2" office:value-type="string">
            <text:p text:style-name="P58">18</text:p>
          </table:table-cell>
        </table:table-row>
      </table:table>
      <text:p text:style-name="P10"/>
      <table:table table:name="Táblázat74" table:style-name="Táblázat74">
        <table:table-column table:style-name="Táblázat74.A"/>
        <table:table-column table:style-name="Táblázat74.B"/>
        <table:table-row table:style-name="TableLine2075140919648">
          <table:table-cell table:style-name="Táblázat74.A1" office:value-type="string">
            <text:p text:style-name="P57">+ egy érzékeny pont jobb védelme</text:p>
          </table:table-cell>
          <table:table-cell table:style-name="Táblázat74.B1" office:value-type="string">
            <text:p text:style-name="P57">Egy tenyérnyi pontra erősített extra védelem. Anyagfüggő +SFÉ. <text:s/>+MGT: <text:span text:style-name="T10">3-6</text:span></text:p>
          </table:table-cell>
        </table:table-row>
      </table:table>
      <text:h text:style-name="Heading_20_3" text:outline-level="3"><text:bookmark-start text:name="__RefHeading___Toc9364_1841829898"/>Vért kidolgozottsága, csatolt elemek száma<text:bookmark-end text:name="__RefHeading___Toc9364_1841829898"/></text:h>
      <text:p text:style-name="Text_20_body">Minden csatolt elem után a táblázatból kinézett MGT érték adódik hozzá az MGT alaphoz. Ezt a számértéket a <text:span text:style-name="T16">Kidolgozottság</text:span> elnevezéssel illetjük.</text:p>
      <text:p text:style-name="Text_20_body"><text:span text:style-name="T6">Figyelem: maga a Mellvért-darab is beleszámít az elemek számába!</text:span><text:span text:style-name="T1"> (így ha csak mellvért-darabot visel a karakter, a minőségi különbség akkor is megjelenik). Ha nincs mellvért-darab, akkor az Alap MGT-t </text:span><text:span text:style-name="T6">nem</text:span><text:span text:style-name="T1"> kell beszámítani, csak a lenti kikeresett számot kell a kapcsolt tagok számával szorozni.</text:span></text:p>
      <text:p text:style-name="Text_20_body"><text:span text:style-name="T6">Csatolható tagok</text:span><text:span text:style-name="T1">: mellvért, <text:s/>felkar-tagok, alkar-tagok, comb-tagok, lábszár-tagok, </text:span><text:span text:style-name="T3">sisak</text:span> (6 db)</text:p>
      <text:p text:style-name="P52"><text:span text:style-name="T6">Megjegyzés</text:span>: A páros tagok pl, „felkar-tagok” a számolásban <text:span text:style-name="T45">egynek</text:span> számítanak, aki csak fél párat visel, az is ennyit „fizet” érte, ilyen szinten már felesleges bonyolítás lenne a túlzott differenciálás.</text:p>
      <table:table table:name="Táblázat78" table:style-name="Táblázat78">
        <table:table-column table:style-name="Táblázat78.A"/>
        <table:table-column table:style-name="Táblázat78.B"/>
        <table:table-column table:style-name="Táblázat78.C" table:number-columns-repeated="4"/>
        <table:table-column table:style-name="Táblázat78.G"/>
        <table:table-row table:style-name="TableLine2075140917344">
          <table:table-cell table:style-name="Táblázat78.A1" table:number-columns-spanned="7" office:value-type="string">
            <text:p text:style-name="P99">Kidolgozottság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075140921952">
          <table:table-cell table:style-name="Táblázat78.A2" office:value-type="string">
            <text:p text:style-name="P65">Kat</text:p>
          </table:table-cell>
          <table:table-cell table:style-name="Táblázat78.B2" office:value-type="string">
            <text:p text:style-name="P199">Struktúra</text:p>
          </table:table-cell>
          <table:table-cell table:style-name="Táblázat78.A2" office:value-type="string">
            <text:p text:style-name="P29">Pocsék</text:p>
          </table:table-cell>
          <table:table-cell table:style-name="Táblázat78.A2" office:value-type="string">
            <text:p text:style-name="P64">Gyenge munka</text:p>
          </table:table-cell>
          <table:table-cell table:style-name="Táblázat78.A2" office:value-type="string">
            <text:p text:style-name="P29">Átlagos</text:p>
          </table:table-cell>
          <table:table-cell table:style-name="Táblázat78.A2" office:value-type="string">
            <text:p text:style-name="P29">Jó munka</text:p>
          </table:table-cell>
          <table:table-cell table:style-name="Táblázat78.G5" office:value-type="string">
            <text:p text:style-name="P29">Mestermunka</text:p>
          </table:table-cell>
        </table:table-row>
        <table:table-row table:style-name="TableLine2075140917632">
          <table:table-cell table:style-name="Táblázat78.A2" office:value-type="string">
            <text:p text:style-name="P199">I.</text:p>
          </table:table-cell>
          <table:table-cell table:style-name="Táblázat78.B3" office:value-type="string">
            <text:p text:style-name="P199">Nem merev, nem fém</text:p>
          </table:table-cell>
          <table:table-cell table:style-name="Táblázat78.A2" office:value-type="string">
            <text:p text:style-name="P5">3</text:p>
          </table:table-cell>
          <table:table-cell table:style-name="Táblázat78.A2" office:value-type="string">
            <text:p text:style-name="P5">2</text:p>
          </table:table-cell>
          <table:table-cell table:style-name="Táblázat78.A2" office:value-type="string">
            <text:p text:style-name="P5">1</text:p>
          </table:table-cell>
          <table:table-cell table:style-name="Táblázat78.A2" office:value-type="string">
            <text:p text:style-name="P5">0,5</text:p>
          </table:table-cell>
          <table:table-cell table:style-name="Táblázat78.G5" office:value-type="string">
            <text:p text:style-name="P5">-</text:p>
          </table:table-cell>
        </table:table-row>
        <table:table-row table:style-name="TableLine2075140924832">
          <table:table-cell table:style-name="Táblázat78.A2" office:value-type="string">
            <text:p text:style-name="P199">II.</text:p>
          </table:table-cell>
          <table:table-cell table:style-name="Táblázat78.B3" office:value-type="string">
            <text:p text:style-name="P199">Nem merev, fém</text:p>
          </table:table-cell>
          <table:table-cell table:style-name="Táblázat78.A2" office:value-type="string">
            <text:p text:style-name="P5">4</text:p>
          </table:table-cell>
          <table:table-cell table:style-name="Táblázat78.A2" office:value-type="string">
            <text:p text:style-name="P5">3</text:p>
          </table:table-cell>
          <table:table-cell table:style-name="Táblázat78.A2" office:value-type="string">
            <text:p text:style-name="P5">2</text:p>
          </table:table-cell>
          <table:table-cell table:style-name="Táblázat78.A2" office:value-type="string">
            <text:p text:style-name="P5">1</text:p>
          </table:table-cell>
          <table:table-cell table:style-name="Táblázat78.G5" office:value-type="string">
            <text:p text:style-name="P5">0,5</text:p>
          </table:table-cell>
        </table:table-row>
        <table:table-row table:style-name="TableLine2075140926272">
          <table:table-cell table:style-name="Táblázat78.A2" office:value-type="string">
            <text:p text:style-name="P199">III.</text:p>
          </table:table-cell>
          <table:table-cell table:style-name="Táblázat78.B3" office:value-type="string">
            <text:p text:style-name="P199">Merev, fém</text:p>
          </table:table-cell>
          <table:table-cell table:style-name="Táblázat78.A2" office:value-type="string">
            <text:p text:style-name="P5">5</text:p>
          </table:table-cell>
          <table:table-cell table:style-name="Táblázat78.A2" office:value-type="string">
            <text:p text:style-name="P5">4</text:p>
          </table:table-cell>
          <table:table-cell table:style-name="Táblázat78.A2" office:value-type="string">
            <text:p text:style-name="P5">3</text:p>
          </table:table-cell>
          <table:table-cell table:style-name="Táblázat78.A2" office:value-type="string">
            <text:p text:style-name="P5">2</text:p>
          </table:table-cell>
          <table:table-cell table:style-name="Táblázat78.G5" office:value-type="string">
            <text:p text:style-name="P5">1</text:p>
          </table:table-cell>
        </table:table-row>
      </table:table>
      <text:p text:style-name="P101"/>
      <table:table table:name="Táblázat80" table:style-name="Táblázat80">
        <table:table-column table:style-name="Táblázat80.A"/>
        <table:table-column table:style-name="Táblázat80.B"/>
        <table:table-column table:style-name="Táblázat80.C" table:number-columns-repeated="4"/>
        <table:table-column table:style-name="Táblázat80.G"/>
        <table:table-row table:style-name="TableLine2075140918784">
          <table:table-cell table:style-name="Táblázat80.A1" office:value-type="string">
            <text:p text:style-name="P199"/>
          </table:table-cell>
          <table:table-cell table:style-name="Táblázat80.B1" office:value-type="string">
            <text:p text:style-name="P31">Ár szorzó (kidolgozottság)</text:p>
          </table:table-cell>
          <table:table-cell table:style-name="Táblázat80.A1" office:value-type="string">
            <text:p text:style-name="P29">x 0,1</text:p>
          </table:table-cell>
          <table:table-cell table:style-name="Táblázat80.A1" office:value-type="string">
            <text:p text:style-name="P29">X 0,5</text:p>
          </table:table-cell>
          <table:table-cell table:style-name="Táblázat80.A1" office:value-type="string">
            <text:p text:style-name="P29">-</text:p>
          </table:table-cell>
          <table:table-cell table:style-name="Táblázat80.A1" office:value-type="string">
            <text:p text:style-name="P29">x 10</text:p>
          </table:table-cell>
          <table:table-cell table:style-name="Táblázat80.G1" office:value-type="string">
            <text:p text:style-name="P29">x 100</text:p>
          </table:table-cell>
        </table:table-row>
      </table:table>
      <text:p text:style-name="Text_20_body"/>
      <text:h text:style-name="Heading_20_2" text:outline-level="2"><text:bookmark-start text:name="__RefHeading___Toc9366_1841829898"/>Fém vértek alapanyagai<text:bookmark-end text:name="__RefHeading___Toc9366_1841829898"/></text:h>
      <text:p text:style-name="Text_20_body">A különböző fém ötvözetek alapanyagai változtathatnak az SFÉ és MGT értékeken. Amihez viszonyítunk az alaphelyzetben az acél.</text:p>
      <table:table table:name="Táblázat81" table:style-name="Táblázat81">
        <table:table-column table:style-name="Táblázat81.A"/>
        <table:table-column table:style-name="Táblázat81.B"/>
        <table:table-column table:style-name="Táblázat81.C"/>
        <table:table-column table:style-name="Táblázat81.D"/>
        <table:table-row table:style-name="TableLine2075140929728">
          <table:table-cell table:style-name="Táblázat81.A1" office:value-type="string">
            <text:p text:style-name="P71"/>
          </table:table-cell>
          <table:table-cell table:style-name="Táblázat81.A1" office:value-type="string">
            <text:p text:style-name="P72">SFÉ</text:p>
          </table:table-cell>
          <table:table-cell table:style-name="Táblázat81.A1" office:value-type="string">
            <text:p text:style-name="P72">Alap MGT</text:p>
          </table:table-cell>
          <table:table-cell table:style-name="Táblázat81.D1" office:value-type="string">
            <text:p text:style-name="P72">Ár </text:p>
            <text:p text:style-name="P72">(anyag-szorzó)</text:p>
          </table:table-cell>
        </table:table-row>
        <table:table-row table:style-name="TableLine2075140928288">
          <table:table-cell table:style-name="Táblázat81.A2" office:value-type="string">
            <text:p text:style-name="P71">Acél</text:p>
          </table:table-cell>
          <table:table-cell table:style-name="Táblázat81.A2" office:value-type="string">
            <text:p text:style-name="P72">+0</text:p>
          </table:table-cell>
          <table:table-cell table:style-name="Táblázat81.A2" office:value-type="string">
            <text:p text:style-name="P72">+0</text:p>
          </table:table-cell>
          <table:table-cell table:style-name="Táblázat81.D2" office:value-type="string">
            <text:p text:style-name="P72">1x</text:p>
          </table:table-cell>
        </table:table-row>
        <table:table-row table:style-name="TableLine2075140919936">
          <table:table-cell table:style-name="Táblázat81.A2" office:value-type="string">
            <text:p text:style-name="P71">Bronz</text:p>
          </table:table-cell>
          <table:table-cell table:style-name="Táblázat81.B3" office:value-type="string">
            <text:p text:style-name="P72">-3</text:p>
          </table:table-cell>
          <table:table-cell table:style-name="Táblázat81.B3" office:value-type="string">
            <text:p text:style-name="P72">+6</text:p>
          </table:table-cell>
          <table:table-cell table:style-name="Táblázat81.D3" office:value-type="string">
            <text:p text:style-name="P72">0,5x</text:p>
          </table:table-cell>
        </table:table-row>
        <table:table-row table:style-name="TableLine2075140930016">
          <table:table-cell table:style-name="Táblázat81.A2" office:value-type="string">
            <text:p text:style-name="P71">Abbitacél</text:p>
          </table:table-cell>
          <table:table-cell table:style-name="Táblázat81.A2" office:value-type="string">
            <text:p text:style-name="P72">+2</text:p>
          </table:table-cell>
          <table:table-cell table:style-name="Táblázat81.B3" office:value-type="string">
            <text:p text:style-name="P72">- ?</text:p>
          </table:table-cell>
          <table:table-cell table:style-name="Táblázat81.D2" office:value-type="string">
            <text:p text:style-name="P72">10x</text:p>
          </table:table-cell>
        </table:table-row>
        <table:table-row table:style-name="TableLine2075140917056">
          <table:table-cell table:style-name="Táblázat81.A2" office:value-type="string">
            <text:p text:style-name="P71">Mithrill</text:p>
          </table:table-cell>
          <table:table-cell table:style-name="Táblázat81.A2" office:value-type="string">
            <text:p text:style-name="P72">+5</text:p>
          </table:table-cell>
          <table:table-cell table:style-name="Táblázat81.B3" office:value-type="string">
            <text:p text:style-name="P72">-?</text:p>
          </table:table-cell>
          <table:table-cell table:style-name="Táblázat81.D2" office:value-type="string">
            <text:p text:style-name="P72">100x</text:p>
          </table:table-cell>
        </table:table-row>
        <table:table-row table:style-name="TableLine2075140930304">
          <table:table-cell table:style-name="Táblázat81.A2" office:value-type="string">
            <text:p text:style-name="P71">Lunír</text:p>
          </table:table-cell>
          <table:table-cell table:style-name="Táblázat81.A2" office:value-type="string">
            <text:p text:style-name="P72">+ ?</text:p>
          </table:table-cell>
          <table:table-cell table:style-name="Táblázat81.B3" office:value-type="string">
            <text:p text:style-name="P72">- ?</text:p>
          </table:table-cell>
          <table:table-cell table:style-name="Táblázat81.D2" office:value-type="string">
            <text:p text:style-name="P72">?</text:p>
          </table:table-cell>
        </table:table-row>
      </table:table>
      <text:p text:style-name="Standard"/>
      <text:h text:style-name="P207" text:outline-level="2"><text:bookmark-start text:name="__RefHeading___Toc9368_1841829898"/>Páncél Ára<text:bookmark-end text:name="__RefHeading___Toc9368_1841829898"/></text:h>
      <text:p text:style-name="Text_20_body">A páncél teljes árát a következőképpen kaphatjuk meg: </text:p>
      <text:p text:style-name="P14">Teljes ár = (Mellvért ár) + (Csatolt tagok ára)</text:p>
      <text:p text:style-name="Text_20_body"><text:span text:style-name="T6">Mellvért ár</text:span> <text:s/>= (mellvért alapára <text:s/><text:span text:style-name="T6">x</text:span> <text:s/>kidolgozottság-szorzó <text:s/><text:span text:style-name="T6">x </text:span><text:s/>anyag-szorzó)</text:p>
      <text:list xml:id="list1842027419" text:style-name="L31">
        <text:list-item>
          <text:p text:style-name="P243">a mellvért-darab árát az SFÉ táblázatban találjuk (%). Anyagminőségtől is függ.</text:p>
        </text:list-item>
        <text:list-item>
          <text:p text:style-name="P243">a kidolgozottságból adódó szorzót az előző táblázat tartalmazza. Ha jobb a kidolgozottság, drágább a páncél – ez érthető.</text:p>
        </text:list-item>
        <text:list-item>
          <text:p text:style-name="P243">Ha fém vértről beszélünk és a vért nem hagyományosan acélból készült, akkor a „Fém vértek alapanyagai” táblázatban található <text:span text:style-name="T6">anyag-szorzó</text:span> értéket is be kell vonni. (az Acél szorzója: 1) Pl. abbitacél esetén az értéket 10-el kell szorozni.</text:p>
        </text:list-item>
      </text:list>
      <text:p text:style-name="P14">Csatolt tagok ára</text:p>
      <text:p text:style-name="Text_20_body">A plusz csatolt tagok egyenként a mellvért-darab 1/5-ét érik, azaz egy teljes vért a mellvért-darab árának pont a kétszerese.</text:p>
      <text:p text:style-name="P14">Csatolt tagok ára = 1/5 <text:s/>x (Mellvért ár) x (Csatolt tagok db)</text:p>
      <text:p text:style-name="P78">(a „Csatolt tagok db”-ba itt nem számít bele a Mellvért-darab!)</text:p>
      <text:h text:style-name="Heading_20_2" text:outline-level="2"><text:bookmark-start text:name="__RefHeading___Toc9370_1841829898"/>Példa egy páncél leírására<text:bookmark-end text:name="__RefHeading___Toc9370_1841829898"/></text:h>
      <text:p text:style-name="Text_20_body">JK: „Milyen a páncélja?”</text:p>
      <text:p text:style-name="Text_20_body">KM: „Ez egy Sodrony páncél. Anyaga acél, anyagminősége (-1)-es (SFÉ-re), kidolgozottsága Gyenge. Három tagot látsz: mellvért-darabot, felkar-tagot, alkar-tagot. Méretben passzol rád, nem kapsz büntetést.”</text:p>
      <text:h text:style-name="Heading_20_2" text:outline-level="2"><text:bookmark-start text:name="__RefHeading___Toc9372_1841829898"/>Erő bónusz MGT-re<text:bookmark-end text:name="__RefHeading___Toc9372_1841829898"/></text:h>
      <text:p text:style-name="P34">Aki erősebb, azt kevésbé korlátozza egy nehezebb páncél.</text:p>
      <table:table table:name="Táblázat82" table:style-name="Táblázat82">
        <table:table-column table:style-name="Táblázat82.A"/>
        <table:table-row table:style-name="TableLine2075140921088">
          <table:table-cell table:style-name="Táblázat82.A1" office:value-type="string">
            <text:p text:style-name="P35">A hordott páncél MGT-je a karakter Erő tulajdonságának kétszeresével csökken</text:p>
            <text:p text:style-name="P80">(ha az Erő 0 alatti, akkor értelemszerűen nő az MGT)</text:p>
          </table:table-cell>
        </table:table-row>
      </table:table>
      <text:h text:style-name="Heading_20_2" text:outline-level="2"><text:bookmark-start text:name="__RefHeading___Toc9374_1841829898"/>Erő követelmény MGT-re<text:bookmark-end text:name="__RefHeading___Toc9374_1841829898"/></text:h>
      <text:p text:style-name="Text_20_body">A vértek viselése embert próbáló feladat. Éppen ezért a vértek viselésének követelményeket állítottunk:</text:p>
      <table:table table:name="Erő_követelmény" table:style-name="Erő_5f_követelmény">
        <table:table-column table:style-name="Erő_5f_követelmény.A"/>
        <table:table-column table:style-name="Erő_5f_követelmény.B"/>
        <table:table-row table:style-name="TableLine2075140921664">
          <table:table-cell table:style-name="Erő_5f_követelmény.A1" office:value-type="string">
            <text:p text:style-name="P28">Full MGT</text:p>
          </table:table-cell>
          <table:table-cell table:style-name="Erő_5f_követelmény.B1" office:value-type="string">
            <text:p text:style-name="P28">Erő követelmény</text:p>
          </table:table-cell>
        </table:table-row>
        <table:table-row table:style-name="TableLine2075140923968">
          <table:table-cell table:style-name="Erő_5f_követelmény.A5" office:value-type="string">
            <text:p text:style-name="P28">10-20</text:p>
          </table:table-cell>
          <table:table-cell table:style-name="Erő_5f_követelmény.B5" office:value-type="string">
            <text:p text:style-name="P28">+1</text:p>
          </table:table-cell>
        </table:table-row>
        <table:table-row table:style-name="TableLine2075140908704">
          <table:table-cell table:style-name="Erő_5f_követelmény.A5" office:value-type="string">
            <text:p text:style-name="P28">21-30</text:p>
          </table:table-cell>
          <table:table-cell table:style-name="Erő_5f_követelmény.B5" office:value-type="string">
            <text:p text:style-name="P28">+2</text:p>
          </table:table-cell>
        </table:table-row>
        <table:table-row table:style-name="TableLine2075140914752">
          <table:table-cell table:style-name="Erő_5f_követelmény.A5" office:value-type="string">
            <text:p text:style-name="P28">31-40</text:p>
          </table:table-cell>
          <table:table-cell table:style-name="Erő_5f_követelmény.B5" office:value-type="string">
            <text:p text:style-name="P28">+3</text:p>
          </table:table-cell>
        </table:table-row>
        <table:table-row table:style-name="TableLine2075140911296">
          <table:table-cell table:style-name="Erő_5f_követelmény.A5" office:value-type="string">
            <text:p text:style-name="P28">41-50</text:p>
          </table:table-cell>
          <table:table-cell table:style-name="Erő_5f_követelmény.B5" office:value-type="string">
            <text:p text:style-name="P28">+4</text:p>
          </table:table-cell>
        </table:table-row>
      </table:table>
      <text:h text:style-name="Heading_20_2" text:outline-level="2"><text:bookmark-start text:name="__RefHeading___Toc9376_1841829898"/>Rossz méretű vért viselése<text:bookmark-end text:name="__RefHeading___Toc9376_1841829898"/></text:h>
      <text:p text:style-name="Text_20_body">Ha nem passzol a vért, a KM az adott karakter számára a „Vért megmunkálásának” <text:s/>értékét tetszés szerint leronthatja. </text:p>
      <text:h text:style-name="Heading_20_2" text:outline-level="2"><text:bookmark-start text:name="__RefHeading___Toc9378_1841829898"/>Egydarabos tag viselése<text:bookmark-end text:name="__RefHeading___Toc9378_1841829898"/></text:h>
      <text:p text:style-name="Text_20_body">Jellemzően az alkarvédőkre gondolunk itt, melyek nem kapcsolódnak más tagokhoz.</text:p>
      <text:p text:style-name="P19">Vértviselet fortély nem mérsékli MGT hatásukat!</text:p>
      <text:p text:style-name="Text_20_body">Használatukról a „Hárítófegyver használat” fortély ad útmutatást.</text:p>
      <text:h text:style-name="Heading_20_2" text:outline-level="2"><text:bookmark-start text:name="__RefHeading___Toc9380_1841829898"/>Sérült vért javítása és MGT módosító hatása<text:bookmark-end text:name="__RefHeading___Toc9380_1841829898"/></text:h>
      <text:p text:style-name="Text_20_body">Ha megsérül a vért, azt bizony javítani kell és ez bizony nem olcsó mulatság fém vértek esetén.</text:p>
      <text:p text:style-name="Text_20_body">Az elszenvedett csapások alapján a KM meghatároz egy <text:span text:style-name="T6">az egész vértre</text:span> vonatkoztatott sérülés százalékot (<text:span text:style-name="T6">Sérülés jellemző</text:span>). A javítás a vért teljes árának annyi százaléka, amennyi a Sérülés értéke.</text:p>
      <text:p text:style-name="Text_20_body"><text:soft-page-break/>Ha megsérül a vért, az bizony előbb-utóbb akadályozni fog a mozgásban.</text:p>
      <text:h text:style-name="Heading_20_2" text:outline-level="2"><text:bookmark-start text:name="__RefHeading___Toc9382_1841829898"/>Példa átlagos páncélra<text:bookmark-end text:name="__RefHeading___Toc9382_1841829898"/></text:h>
      <text:p text:style-name="P32">MGT</text:p>
      <text:p text:style-name="P30"><text:span text:style-name="T105">→ </text:span>Sodronying, gyenge kidolgozottságú (nem az alapanyag, az elkészítés gyenge!)</text:p>
      <text:p text:style-name="P30"><text:span text:style-name="T105">→ </text:span>Védett terület: mellkas, felkar, alkarok, combok (összesen: 4 tag).</text:p>
      <text:p text:style-name="P30"><text:span text:style-name="T105">→ </text:span>Alap MGT: 15 (Sodrony)</text:p>
      <text:p text:style-name="P30"><text:span text:style-name="T105">→ </text:span>Nem merev, fém (II.kat) / Gyenge munka <text:s/><text:bookmark-start text:name="DDE_LINK1"/><text:span text:style-name="T105">→</text:span><text:bookmark-end text:name="DDE_LINK1"/><text:span text:style-name="T108"> </text:span><text:s/>+3 MGT / tag <text:s text:c="2"/>(<text:span text:style-name="T14">Kidolgozottság</text:span>)</text:p>
      <text:p text:style-name="P30"><text:span text:style-name="T105">→ </text:span>Karakter Erő tulajdonsága legyen: +2 <text:s/><text:span text:style-name="T105">→ </text:span>(2 x 2 = 4 jön le)</text:p>
      <text:p text:style-name="P30">Összesen tehát: 15 + (4 x 3) <text:s/>- (2 x 2) = 23 MGT</text:p>
      <text:p text:style-name="P32">SFÉ</text:p>
      <text:p text:style-name="P30"><text:span text:style-name="T105">→ </text:span>Alapanyag minősége átlagos (nincs SFÉ módosulás)</text:p>
      <text:p text:style-name="P33"><text:span text:style-name="T105">→</text:span> Acélból van: (nincs SFÉ módosulás)</text:p>
      <text:p text:style-name="P30"><text:span text:style-name="T106">→ </text:span><text:span text:style-name="T68">Alap SFÉ: 12 / 9 / 4</text:span></text:p>
      <text:p text:style-name="P30"><text:span text:style-name="T105">→</text:span> Összesen: 12 / 9 / 4 SFÉ</text:p>
      <text:p text:style-name="P32">Ár</text:p>
      <text:p text:style-name="P30"><text:span text:style-name="T105">→ </text:span>Alap: 100% (sodrony, átlagos anyag), de a kidolgozottság „gyenge” (0,5x) <text:s/><text:span text:style-name="T105">→</text:span> Mellvért ár : 50% <text:s/></text:p>
      <text:p text:style-name="P30"><text:span text:style-name="T105">→ </text:span>Így 1db tag ára: (50/ 5) = 10%</text:p>
      <text:p text:style-name="P30"><text:span text:style-name="T105">→ </text:span>Végleges ár: <text:s/>50% + (3 x 10%) = 80 % <text:s text:c="2"/></text:p>
      <text:p text:style-name="P30">(csak 3 taggal szoroztunk, mert a mellvért-darabot már beleszámoltuk!)</text:p>
      <text:h text:style-name="Heading_20_2" text:outline-level="2"><text:bookmark-start text:name="__RefHeading___Toc9384_1841829898"/>Vértviselet fortély<text:bookmark-end text:name="__RefHeading___Toc9384_1841829898"/></text:h>
      <text:p text:style-name="Text_20_body">Ennek a fortélynak az ismerete csökkenti az MGT okozta levonások hatását.</text:p>
      <text:p text:style-name="Text_20_body"><text:span text:style-name="T6">1.fok:</text:span> -15 MGT</text:p>
      <text:p text:style-name="Text_20_body"><text:span text:style-name="T6">2.fok:</text:span> -30 MGT</text:p>
      <text:p text:style-name="Text_20_body"><text:span text:style-name="T6">3.fok:</text:span> -45 MGT</text:p>
      <text:list xml:id="list309769561" text:style-name="L32">
        <text:list-item>
          <text:p text:style-name="P244">Mellvértnél: +5 VÉ</text:p>
        </text:list-item>
        <text:list-item>
          <text:p text:style-name="P244">Full vértnél: +10 VÉ</text:p>
        </text:list-item>
      </text:list>
      <text:p text:style-name="P81">A Tulajdonság- és Képzettségpróbáknál is csökkenjen a büntetés? </text:p>
      <text:p text:style-name="P91"/>
      <text:p text:style-name="P91"/>
      <text:p text:style-name="P9"/>
      <text:p text:style-name="P7">--</text:p>
      <text:p text:style-name="P8">Creative Commons License</text:p>
      <text:p text:style-name="P86"><text:span text:style-name="T62">Ezen dokumentum maga, továbbá részletei, vagy másolatai kizárólag a Creative Commons <text:s/>„Nevezd meg!-Ne add el!-Így add tovább! 2.5 Magyarország” </text:span><text:span text:style-name="_5b_RPG_5d__20_Áthúzott"><text:span text:style-name="T61">Licenc feltételeinek megfelelően használható fel</text:span></text:span><text:span text:style-name="_5b_RPG_5d__20_Áthúzott"><text:span text:style-name="T57">. </text:span></text:span></text:p>
      <text:p text:style-name="P86"><text:span text:style-name="_5b_RPG_5d__20_Áthúzott"><text:span text:style-name="T58">Ailtas, 2008 </text:span></text:span></text:p>
      <text:p text:style-name="P86"><text:span text:style-name="_5b_RPG_5d__20_Áthúzott"><text:span text:style-name="T59">(</text:span></text:span><text:span text:style-name="_5b_RPG_5d__20_Áthúzott"><text:span text:style-name="T60">CC</text:span></text:span><text:span text:style-name="_5b_RPG_5d__20_Áthúzott"><text:span text:style-name="T59">(BY-NC-SA))</text:span></text:span><text:span text:style-name="_5b_RPG_5d__20_Áthúzott"><text:span text:style-name="T58"> Fekete Bálint, 2008</text:span></text:span></text:p>
      <text:p text:style-name="P86"><text:span text:style-name="_5b_RPG_5d__20_Áthúzott"><text:span text:style-name="T58">--</text:span></text:span></text:p>
      <text:p text:style-name="P86"><text:span text:style-name="_5b_RPG_5d__20_Áthúzott"><text:span text:style-name="T57"/></text:span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egreta cursiva" style:font-family-generic="swiss" style:font-pitch="variable"/>
    <style:font-face style:name="Berylium" svg:font-family="Berylium" style:font-adornments="Dőlt" style:font-pitch="variable"/>
    <style:font-face style:name="Berylium1" svg:font-family="Berylium" style:font-adornments="Félkövér" style:font-pitch="variable"/>
    <style:font-face style:name="Berylium2" svg:font-family="Berylium" style:font-adornments="Félkövér dőlt" style:font-pitch="variable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adornments="Dőlt" style:font-family-generic="swiss" style:font-pitch="variable"/>
    <style:font-face style:name="DejaVu Sans3" svg:font-family="'DejaVu Sans'" style:font-adornments="Általános" style:font-family-generic="swiss" style:font-pitch="variable"/>
    <style:font-face style:name="FreeSerif" svg:font-family="FreeSerif" style:font-pitch="variable"/>
    <style:font-face style:name="FreeSerif1" svg:font-family="FreeSerif" style:font-family-generic="roman" style:font-pitch="variable"/>
    <style:font-face style:name="FreeSerif2" svg:font-family="FreeSerif" style:font-adornments="Dőlt" style:font-pitch="variable"/>
    <style:font-face style:name="FreeSerif3" svg:font-family="FreeSerif" style:font-adornments="Félkövér" style:font-pitch="variable"/>
    <style:font-face style:name="FreeSerif4" svg:font-family="FreeSerif" style:font-adornments="Félkövér dőlt" style:font-pitch="variable"/>
    <style:font-face style:name="FreeSerif5" svg:font-family="FreeSerif" style:font-adornments="Normál" style:font-pitch="variable"/>
    <style:font-face style:name="FreeSerif6" svg:font-family="FreeSerif" style:font-adornments="Normál" style:font-family-generic="roman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Mufferaw1" svg:font-family="Mufferaw" style:font-adornments="Normál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adornments="Általános" style:font-family-generic="roman" style:font-pitch="variable"/>
    <style:font-face style:name="Nimbus Sans L" svg:font-family="'Nimbus Sans L'" style:font-pitch="variable"/>
    <style:font-face style:name="OpenSymbol" svg:font-family="OpenSymbol" style:font-charset="x-symbol"/>
    <style:font-face style:name="Sans Serif" svg:font-family="'Sans Serif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, Lucidasans, 'Lucida Sans', 'Arial Unicode MS'"/>
    <style:font-face style:name="Tahoma1" svg:font-family="Tahoma, Lucidasans, 'Lucida Sans', 'Arial Unicode MS'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release" svg:font-family="release" style:font-adornments="Normál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 No9 L" fo:font-size="12pt" fo:language="hu" fo:country="HU" style:font-name-asian="Sans Serif" style:font-size-asian="12pt" style:language-asian="hu" style:country-asian="HU" style:font-name-complex="Tahoma1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Nimbus Roman No9 L" fo:font-size="12pt" fo:language="hu" fo:country="HU" style:font-name-asian="Sans Serif" style:font-size-asian="12pt" style:language-asian="hu" style:country-asian="HU" style:font-name-complex="Tahoma1" style:font-size-complex="12pt" style:language-complex="hu" style:country-complex="HU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keep-together="always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783in" style:contextual-spacing="false" fo:text-align="justify" style:justify-single-word="false" fo:widows="2" fo:text-indent="0.0783in" style:auto-text-indent="false"/>
      <style:text-properties style:font-name="Nimbus Roman No9 L1" fo:font-family="'Nimbus Roman No9 L'" style:font-style-name="Általános" style:font-family-generic="roman" style:font-pitch="variable" fo:font-size="11pt" fo:font-style="normal"/>
    </style:style>
    <style:style style:name="Text_20_body_20_indent" style:display-name="Text body indent" style:family="paragraph" style:parent-style-name="Text_20_body" style:class="text">
      <loext:graphic-properties draw:fill="none" draw:fill-color="#99ccff"/>
      <style:paragraph-properties fo:margin-left="0.0398in" fo:margin-right="0in" fo:text-indent="0in" style:auto-text-indent="false" fo:background-color="transparent">
        <style:tab-stops/>
      </style:paragraph-properties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style:contextual-spacing="false" style:page-number="auto" style:shadow="#808080 -0.0472in 0.0472in" fo:keep-with-next="always"/>
      <style:text-properties style:font-name="Berylium" fo:font-family="Berylium" style:font-style-name="Dőlt" style:font-pitch="variable" fo:font-size="14pt" fo:font-style="italic" fo:font-weight="bold" style:font-name-asian="Mincho" style:font-family-asian="Mincho" style:font-pitch-asian="variable" style:font-size-asian="14pt" style:font-name-complex="Tahoma1" style:font-family-complex="Tahoma, Lucidasans, 'Lucida Sans', 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top="0.1965in" fo:margin-bottom="0.1965in" style:contextual-spacing="false" style:page-number="auto" fo:break-before="auto" fo:break-after="auto" fo:background-color="transparent" style:shadow="#808080 0.0193in 0.0193in">
        <style:tab-stops/>
        <style:drop-cap/>
      </style:paragraph-properties>
      <style:text-properties fo:font-variant="normal" fo:text-transform="none" fo:color="#000000" loext:opacity="100%" style:font-name="Arial1" fo:font-family="Arial" style:font-style-name="Negreta cursiva" style:font-family-generic="swiss" style:font-pitch="variable" fo:font-size="14pt" fo:font-style="normal" style:text-underline-style="none" fo:font-weight="bold" style:font-size-asian="115%" style:font-weight-asian="bold" style:font-size-complex="115%" style:font-weight-complex="bold" style:text-rotation-angle="0" style:text-rotation-scale="line-height" style:text-scale="120%" style:font-relief="none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99ccff"/>
      <style:paragraph-properties fo:margin-top="0.1256in" fo:margin-bottom="0.0827in" style:contextual-spacing="false" style:page-number="auto" fo:break-before="auto" fo:break-after="auto" fo:background-color="transparent" style:shadow="#c0c0c0 0.0193in 0.0193in">
        <style:tab-stops/>
      </style:paragraph-properties>
      <style:text-properties style:font-name="Berylium2" fo:font-family="Berylium" style:font-style-name="Félkövér dőlt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654in" fo:margin-bottom="0.122in" style:contextual-spacing="false" style:register-true="false" fo:text-indent="0in" style:auto-text-indent="false" style:shadow="#808080 -0.0311in 0.0311in"/>
      <style:text-properties style:font-name="Berylium1" fo:font-family="Berylium" style:font-style-name="Félkövér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left="0.0398in" fo:margin-right="0in" fo:margin-top="0.2165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4" fo:font-family="FreeSerif" style:font-style-name="Félkövér dőlt" style:font-pitch="variable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loext:graphic-properties draw:fill="none" draw:fill-color="#99ccff"/>
      <style:paragraph-properties fo:margin-left="0.0591in" fo:margin-right="0in" fo:margin-top="0.1654in" fo:margin-bottom="0.0827in" style:contextual-spacing="false" fo:hyphenation-ladder-count="no-limit" fo:text-indent="0in" style:auto-text-indent="false" fo:background-color="transparent" fo:padding="0in" fo:border-left="none" fo:border-right="none" fo:border-top="none" fo:border-bottom="0.51pt solid #000000" style:shadow="none" text:number-lines="true" text:line-number="0">
        <style:tab-stops/>
      </style:paragraph-properties>
      <style:text-properties style:font-name="FreeSerif2" fo:font-family="FreeSerif" style:font-style-name="Dőlt" style:font-pitch="variable" fo:font-size="90%" fo:font-style="italic" fo:font-weight="normal" style:font-size-asian="85%" style:font-weight-asian="bold" style:font-size-complex="85%" style:font-weight-complex="bold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name-complex="Tahoma" style:font-family-complex="Tahoma, Lucidasans, 'Lucida Sans', 'Arial Unicode MS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style:font-name="release" fo:font-family="release" style:font-style-name="Normál" style:font-pitch="variable" fo:font-size="7pt" fo:font-weight="normal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left="0in" fo:margin-right="0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, Lucidasans, 'Lucida Sans', 'Arial Unicode MS'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, Lucidasans, 'Lucida Sans', 'Arial Unicode MS'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FreeSerif5" fo:font-family="FreeSerif" style:font-style-name="Normál" style:font-pitch="variable" fo:font-size="16pt" fo:font-style="normal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  <style:text-properties style:font-name="FreeSerif5" fo:font-family="FreeSerif" style:font-style-name="Normál" style:font-pitch="variabl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  <style:text-properties style:font-name="FreeSerif5" fo:font-family="FreeSerif" style:font-style-name="Normál" style:font-pitch="variabl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FreeSerif5" fo:font-family="FreeSerif" style:font-style-name="Normál" style:font-pitch="variabl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  <style:text-properties style:font-name="FreeSerif5" fo:font-family="FreeSerif" style:font-style-name="Normál" style:font-pitch="variable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  <style:text-properties style:font-name="FreeSerif5" fo:font-family="FreeSerif" style:font-style-name="Normál" style:font-pitch="variable"/>
    </style:style>
    <style:style style:name="Title" style:family="paragraph" style:parent-style-name="Heading" style:next-style-name="Subtitle" style:class="chapter">
      <style:paragraph-properties fo:text-align="center" style:justify-single-word="false" style:shadow="none" style:vertical-align="middle">
        <style:tab-stops/>
      </style:paragraph-properties>
      <style:text-properties style:font-name="Mufferaw" fo:font-family="Mufferaw" style:font-style-name="Félkövér" style:font-pitch="variable" fo:font-size="3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 style:shadow="non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umberland" fo:font-family="Cumberland, 'Courier New', 'Luxi Mono', Courier, 'Lucida Sans Typewriter', 'Lucida Typewriter', Monaco, Monospaced" style:font-family-generic="modern" style:font-pitch="fixed" fo:font-size="10pt" style:font-name-asian="Cumberland" style:font-family-asian="Cumberland, 'Courier New', 'Luxi Mono', Courier, 'Lucida Sans Typewriter', 'Lucida Typewriter', Monaco, Monospaced" style:font-family-generic-asian="modern" style:font-pitch-asian="fixed" style:font-size-asian="10pt" style:font-name-complex="Cumberland" style:font-family-complex="Cumberland, 'Courier New', 'Luxi Mono', Courier, 'Lucida Sans Typewriter', 'Lucida Typewriter', Monaco, Monospaced" style:font-family-generic-complex="modern" style:font-pitch-complex="fixed" style:font-size-complex="10pt"/>
    </style:style>
    <style:style style:name="_5b_RPG_5d__20_Szövegtörzs_20_-_20_kiemelt_20_kifejezés" style:display-name="[RPG] Szövegtörzs - kiemelt kifejezés" style:family="paragraph" style:parent-style-name="Text_20_body">
      <loext:graphic-properties draw:fill="none" draw:fill-color="#99ccff"/>
      <style:paragraph-properties fo:background-color="transparent">
        <style:tab-stops/>
      </style:paragraph-properties>
      <style:text-properties fo:color="#808080" loext:opacity="100%" fo:text-shadow="none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FreeSerif5" fo:font-family="FreeSerif" style:font-style-name="Normál" style:font-pitch="variable" fo:font-size="10pt" fo:font-style="normal" fo:font-weight="normal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_5b_RPG_5d__20_Felsorolt_20_pont_20_kifejtése" style:display-name="[RPG] Felsorolt pont kifejtése" style:family="paragraph" style:parent-style-name="Text_20_body">
      <style:paragraph-properties fo:margin-left="0.1575in" fo:margin-right="0.1575in" fo:text-indent="0in" style:auto-text-indent="false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Szövegtörzs_20_-_20_példaleírás" style:display-name="[RPG] Szövegtörzs - példaleírás" style:family="paragraph" style:parent-style-name="Text_20_body">
      <loext:graphic-properties draw:fill="none" draw:fill-color="#99ccff"/>
      <style:paragraph-properties fo:margin-left="0.1181in" fo:margin-right="0.1181in" fo:margin-top="0in" fo:margin-bottom="0.161in" style:contextual-spacing="false" fo:line-height="100%" fo:text-indent="0in" style:auto-text-indent="false" fo:background-color="transparent">
        <style:tab-stops/>
      </style:paragraph-properties>
      <style:text-properties style:font-name="FreeSerif2" fo:font-family="FreeSerif" style:font-style-name="Dőlt" style:font-pitch="variable" fo:font-size="11pt" fo:font-style="italic"/>
    </style:style>
    <style:style style:name="_5b_RPG_5d__20_Csillagozott_20_magyarázat" style:display-name="[RPG] Csillagozott magyarázat" style:family="paragraph" style:parent-style-name="Text_20_body">
      <style:paragraph-properties fo:margin-top="0in" fo:margin-bottom="0in" style:contextual-spacing="false"/>
      <style:text-properties fo:font-size="9pt"/>
    </style:style>
    <style:style style:name="egy" style:family="paragraph" style:parent-style-name="Standard" style:class="text">
      <loext:graphic-properties draw:fill="none" draw:fill-color="#99ccff"/>
      <style:paragraph-properties fo:margin-left="0.7874in" fo:margin-right="0in" fo:line-height="150%" fo:text-align="justify" style:justify-single-word="false" fo:orphans="2" fo:widows="2" fo:text-indent="0in" style:auto-text-indent="false" fo:background-color="transparent">
        <style:tab-stops>
          <style:tab-stop style:position="0.472in"/>
        </style:tab-stops>
      </style:paragraph-properties>
      <style:text-properties style:font-name="FreeSerif5" fo:font-family="FreeSerif" style:font-style-name="Normál" style:font-pitch="variable"/>
    </style:style>
    <style:style style:name="_5b_RPG_5d__20_képesség" style:display-name="[RPG] képesség" style:family="paragraph" style:parent-style-name="egy">
      <style:paragraph-properties fo:margin-left="0.9839in" fo:margin-right="0in" fo:text-indent="0in" style:auto-text-indent="false"/>
      <style:text-properties style:font-name="FreeSerif" fo:font-family="FreeSerif" style:font-pitch="variable" fo:font-style="italic"/>
    </style:style>
    <style:style style:name="_5b_RPG_5d__20_Összefoglalás" style:display-name="[RPG] Összefoglalás" style:family="paragraph" style:parent-style-name="Text_20_body">
      <loext:graphic-properties draw:fill="none" draw:fill-color="#99ccff"/>
      <style:paragraph-properties fo:text-align="start" style:justify-single-word="false" fo:background-color="transparent">
        <style:tab-stops/>
      </style:paragraph-properties>
      <style:text-properties style:text-underline-style="dot-dot-dash" style:text-underline-width="auto" style:text-underline-color="font-color" fo:font-weight="bold"/>
    </style:style>
    <style:style style:name="kettő" style:family="paragraph" style:parent-style-name="Standard" style:class="text">
      <style:paragraph-properties fo:margin-left="0.7874in" fo:margin-right="0in" fo:margin-top="0.2362in" fo:margin-bottom="0.1181in" style:contextual-spacing="false" fo:text-align="justify" style:justify-single-word="false" fo:text-indent="-0.7874in" style:auto-text-indent="false">
        <style:tab-stops/>
      </style:paragraph-properties>
      <style:text-properties style:font-name="FreeSerif3" fo:font-family="FreeSerif" style:font-style-name="Félkövér" style:font-pitch="variable" fo:font-size="14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FreeSerif5" fo:font-family="FreeSerif" style:font-style-name="Normál" style:font-pitch="variable" fo:font-size="9pt"/>
    </style:style>
    <style:style style:name="_5b_RPG_5d__20_Táblázattartalom_20_-_20_módosítók" style:display-name="[RPG] Táblázattartalom - módosítók" style:family="paragraph" style:parent-style-name="_5b_RPG_5d__20_Táblázattartalom_20_-_20_saját_20_-_20_1">
      <loext:graphic-properties draw:fill="none" draw:fill-color="#99ccff"/>
      <style:paragraph-properties fo:text-align="start" style:justify-single-word="false" fo:background-color="transparent" style:shadow="none" style:vertical-align="middle">
        <style:tab-stops/>
      </style:paragraph-properties>
      <style:text-properties fo:font-size="9pt"/>
    </style:style>
    <style:style style:name="_5b_RPG_5d__20_Kis_20_megoldandók" style:display-name="[RPG] Kis megoldandók" style:family="paragraph" style:parent-style-name="Text_20_body" style:next-style-name="Text_20_body">
      <loext:graphic-properties draw:fill="solid" draw:fill-color="#00dcff" draw:opacity="100%"/>
      <style:paragraph-properties fo:background-color="#00dcff"/>
      <style:text-properties fo:font-style="italic" fo:font-weight="bold"/>
    </style:style>
    <style:style style:name="_5b_RPG_5d__20_Táblázattartalom_20_-_20_tulajdonságok" style:display-name="[RPG] Táblázattartalom - tulajdonságok" style:family="paragraph" style:parent-style-name="_5b_RPG_5d__20_Táblázattartalom_20_-_20_saját_20_-_20_1" style:next-style-name="_5b_RPG_5d__20_Táblázattartalom_20_-_20_saját_20_-_20_1">
      <style:paragraph-properties fo:text-align="start" style:justify-single-word="false"/>
      <style:text-properties fo:font-size="8pt"/>
    </style:style>
    <style:style style:name="_5b_RPG_5d__20_Táblázatfejléc" style:display-name="[RPG] Táblázatfejléc" style:family="paragraph" style:parent-style-name="_5b_RPG_5d__20_Táblázattartalom_20_1">
      <loext:graphic-properties draw:fill="none" draw:fill-color="#99ccff"/>
      <style:paragraph-properties fo:background-color="transparent" style:vertical-align="middle">
        <style:tab-stops/>
      </style:paragraph-properties>
      <style:text-properties fo:font-weight="bold"/>
    </style:style>
    <style:style style:name="_5b_RPG_5d__20_Adatlap" style:display-name="[RPG] Adatlap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</style:style>
    <style:style style:name="_5b_RPG_5d__20_Nem_5f_kell" style:display-name="[RPG] Nem_kell" style:family="paragraph" style:parent-style-name="_5b_RPG_5d__20_Táblázattartalom_20_1">
      <loext:graphic-properties draw:fill="none" draw:fill-color="#99ccff"/>
      <style:paragraph-properties fo:background-color="transparent"/>
      <style:text-properties fo:color="#b3b3b3" loext:opacity="100%"/>
    </style:style>
    <style:style style:name="_5b_RPG_5d__20_OK" style:display-name="[RPG] OK" style:family="paragraph" style:parent-style-name="_5b_RPG_5d__20_Táblázattartalom_20_1">
      <loext:graphic-properties draw:fill="solid" draw:fill-color="#3deb3d" draw:opacity="100%"/>
      <style:paragraph-properties fo:background-color="#3deb3d"/>
    </style:style>
    <style:style style:name="_5b_RPG_5d__20_Táblázat_20_-_20_Fortély_20_hatás" style:display-name="[RPG] Táblázat - Fortély hatás" style:family="paragraph" style:parent-style-name="_5b_RPG_5d__20_Táblázattartalom_20_1" style:master-page-name="">
      <loext:graphic-properties draw:fill="none" draw:fill-color="#99ccff"/>
      <style:paragraph-properties fo:text-align="start" style:justify-single-word="false" style:page-number="auto" fo:background-color="transparent" style:shadow="none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Footnote_20_Symbol" style:display-name="Footnote Symbol" style:family="text"/>
    <style:style style:name="Page_20_Number" style:display-name="Page Number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Bitstream Vera Sans Mono" fo:font-family="'Bitstream Vera Sans Mono'" style:font-family-generic="modern" style:font-pitch="fixed" style:font-name-asian="Cumberland" style:font-family-asian="Cumberland, 'Courier New', 'Luxi Mono', Courier, 'Lucida Sans Typewriter', 'Lucida Typewriter', Monaco, Monospaced" style:font-family-generic-asian="modern" style:font-pitch-asian="fixed" style:font-name-complex="Cumberland" style:font-family-complex="Cumberland, 'Courier New', 'Luxi Mono', Courier, 'Lucida Sans Typewriter', 'Lucida Typewriter', Monaco, Monospaced" style:font-family-generic-complex="modern" style:font-pitch-complex="fixed"/>
    </style:style>
    <style:style style:name="Definition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_5b_RPG_5d__20_Tulajdonság_5f_megadás" style:display-name="[RPG] Tulajdonság_megadás" style:family="text">
      <style:text-properties fo:font-size="8pt" fo:font-style="italic" fo:background-color="transparent"/>
    </style:style>
    <style:style style:name="_5b_RPG_5d__20_Szürkített" style:display-name="[RPG] Szürkített" style:family="text">
      <style:text-properties fo:color="#b3b3b3" loext:opacity="100%" fo:background-color="transparent"/>
    </style:style>
    <style:style style:name="_5b_RPG_5d__20_Áthúzott" style:display-name="[RPG] Áthúzott" style:family="text">
      <style:text-properties style:text-line-through-style="solid" style:text-line-through-type="single" style:text-line-through-width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RTF_5f_Num_20_2_20_1" style:display-name="RTF_Num 2 1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2_20_2" style:display-name="RTF_Num 2 2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2_20_3" style:display-name="RTF_Num 2 3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2_20_4" style:display-name="RTF_Num 2 4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2_20_5" style:display-name="RTF_Num 2 5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2_20_6" style:display-name="RTF_Num 2 6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2_20_7" style:display-name="RTF_Num 2 7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2_20_8" style:display-name="RTF_Num 2 8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2_20_9" style:display-name="RTF_Num 2 9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2_20_10" style:display-name="RTF_Num 2 10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text:style-name="Strong_20_Emphasis" loext:num-list-format="%1%." style:num-suffix="." style:num-format="1">
        <style:list-level-properties text:min-label-distance="0.0398in"/>
      </text:outline-level-style>
      <text:outline-level-style text:level="2" loext:num-list-format="%1%.%2%." style:num-suffix="." style:num-format="1" text:display-levels="2">
        <style:list-level-properties text:min-label-distance="0.0591in"/>
      </text:outline-level-style>
      <text:outline-level-style text:level="3" loext:num-list-format="%1%.%2%.%3% " style:num-suffix=" " style:num-format="1" text:display-levels="3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min-label-distance="0.0398in"/>
      </text:outline-level-style>
      <text:outline-level-style text:level="6" loext:num-list-format="%1%.%2%.%3%.%4%.%5%.%6%. " style:num-suffix=". " style:num-format="1" text:display-levels="6">
        <style:list-level-properties/>
      </text:outline-level-style>
      <text:outline-level-style text:level="7" loext:num-list-format="%1%.%2%.%3%.%4%.%5%.%6%.%7%. " style:num-suffix=". " style:num-format="1" text:display-levels="7">
        <style:list-level-properties/>
      </text:outline-level-style>
      <text:outline-level-style text:level="8" loext:num-list-format="%1%.%2%.%3%.%4%.%5%.%6%.%7%.%8%. " style:num-suffix=". " style:num-format="1" text:display-levels="8">
        <style:list-level-properties/>
      </text:outline-level-style>
      <text:outline-level-style text:level="9" loext:num-list-format="%1%.%2%.%3%.%4%.%5%.%6%.%7%.%8%.%9%. " style:num-suffix=". " style:num-format="1" text:display-levels="9">
        <style:list-level-properties/>
      </text:outline-level-style>
      <text:outline-level-style text:level="10" loext:num-list-format="%1%.%2%.%3%.%4%.%5%.%6%.%7%.%8%.%9%.%10%. " style:num-suffix=". " style:num-format="1" text:display-levels="10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●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●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●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●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●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●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●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●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●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Bullet_20_Symbols" loext:num-list-format="%1%" text:bullet-char="•">
        <style:list-level-properties text:space-before="0.1579in" text:min-label-width="0.157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3154in" text:min-label-width="0.157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4732in" text:min-label-width="0.157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6307in" text:min-label-width="0.157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7882in" text:min-label-width="0.157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9461in" text:min-label-width="0.157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1035in" text:min-label-width="0.157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1.2614in" text:min-label-width="0.157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1.4189in" text:min-label-width="0.157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1.5764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" style:num-format="">
        <style:list-level-properties text:min-label-width="0.1965in"/>
      </text:list-level-style-number>
      <text:list-level-style-number text:level="2" text:style-name="Numbering_20_Symbols" loext:num-list-format=" %1%.%2%. " style:num-prefix=" " style:num-suffix=". " style:num-format="1" text:display-levels="2">
        <style:list-level-properties text:space-before="0.0091in" text:min-label-width="0.1965in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1543in" text:min-label-width="0.1965in"/>
      </text:list-level-style-number>
      <text:list-level-style-number text:level="4" text:style-name="Numbering_20_Symbols" loext:num-list-format="%4%" style:num-format="">
        <style:list-level-properties text:space-before="0.1224in" text:min-label-width="0.1965in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0.7874in" text:min-label-width="0.1965in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0.9846in" text:min-label-width="0.1965in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1.1815in" text:min-label-width="0.1965in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1.3787in" text:min-label-width="0.1965in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1.5752in" text:min-label-width="0.1965in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●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●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●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●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●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●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●">
        <style:list-level-properties text:space-before="1.5654in" text:min-label-width="0.1555in"/>
        <style:text-properties style:font-name="StarSymbol"/>
      </text:list-level-style-bullet>
    </text:list-style>
    <text:list-style style:name="RTF_5f_Num_20_2" style:display-name="RTF_Num 2">
      <text:list-level-style-bullet text:level="1" text:style-name="RTF_5f_Num_20_2_20_1" loext:num-list-format="%1%" text:bullet-char="•">
        <style:list-level-properties text:min-label-width="0.0547in"/>
        <style:text-properties style:font-name="StarSymbol1"/>
      </text:list-level-style-bullet>
      <text:list-level-style-bullet text:level="2" text:style-name="RTF_5f_Num_20_2_20_2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2_20_3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2_20_4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RTF_5f_Num_20_2_20_5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2_20_6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2_20_7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2_20_8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RTF_5f_Num_20_2_20_9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2_20_10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Nimbus Sans L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3209in" fo:margin-bottom="0.2984in" fo:margin-left="0.7874in" fo:margin-right="0.6693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style:dynamic-spacing="fals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/>
    </style:page-layout>
    <style:page-layout style:name="Mpm3">
      <style:page-layout-properties fo:page-width="8.2673in" fo:page-height="11.6925in" style:num-format="1" style:print-orientation="portrait" fo:margin-top="0.7874in" fo:margin-bottom="0.7929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svg:height="0.1984in" fo:margin-left="0in" fo:margin-right="0in" fo:margin-top="0.1965in"/>
      </style:footer-style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99ccf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KM100</text:p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Index" style:page-layout-name="Mpm3" draw:style-name="Mdp2">
      <style:header>
        <text:p text:style-name="Header"/>
      </style:header>
      <style:footer>
        <text:p text:style-name="MP2"><text:page-number style:num-format="I" text:select-page="current"/></text:p>
      </style:footer>
    </style:master-page>
    <style:master-page style:name="Endnote" style:page-layout-name="Mpm4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title>km100 szabályrendszer</dc:title>
    <dc:subject>karakteralkotás táblázatok</dc:subject>
    <dc:date>2023-11-17T12:59:57.265000000</dc:date>
    <meta:editing-cycles>17</meta:editing-cycles>
    <meta:editing-duration>PT3H45M7S</meta:editing-duration>
    <meta:document-statistic meta:table-count="34" meta:image-count="0" meta:object-count="0" meta:page-count="25" meta:paragraph-count="1455" meta:word-count="7938" meta:character-count="53892" meta:non-whitespace-character-count="47337"/>
    <meta:user-defined meta:name="Info 1"/>
    <meta:user-defined meta:name="Info 2"/>
    <meta:user-defined meta:name="Info 3"/>
    <meta:user-defined meta:name="Info 4"/>
  </office:meta>
</office:document-meta>
</file>